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8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n</text:p>
          </table:table-cell>
          <table:table-cell office:value-type="string">
            <text:p>team</text:p>
          </table:table-cell>
          <table:table-cell office:value-type="string">
            <text:p>team_id</text:p>
          </table:table-cell>
          <table:table-cell table:number-columns-repeated="4"/>
        </table:table-row>
        <table:table-row table:style-name="ro1">
          <table:table-cell office:value-type="string">
            <text:p>Abilene Christian</text:p>
          </table:table-cell>
          <table:table-cell office:value-type="float" office:value="243">
            <text:p>243</text:p>
          </table:table-cell>
          <table:table-cell office:value-type="string">
            <text:p>Abilene Christian</text:p>
          </table:table-cell>
          <table:table-cell office:value-type="float" office:value="2000">
            <text:p>2000</text:p>
          </table:table-cell>
          <table:table-cell table:formula="of:=&quot;team1_id == &quot; &amp;[.D2]&amp;&quot; ~ &quot; &amp; &quot;&quot;&quot;&quot; &amp; [.A2] &amp; &quot;&quot;&quot;&quot;" office:value-type="string" office:string-value="team1_id == 2000 ~ &quot;Abilene Christian&quot;">
            <text:p>team1_id == 2000 ~ "Abilene Christian"</text:p>
          </table:table-cell>
          <table:table-cell table:number-columns-repeated="2"/>
          <table:table-cell table:formula="of:=&quot;team2_id == &quot; &amp;[.D2]&amp;&quot; ~ &quot; &amp; &quot;&quot;&quot;&quot; &amp; [.A2] &amp; &quot;&quot;&quot;&quot;" office:value-type="string" office:string-value="team2_id == 2000 ~ &quot;Abilene Christian&quot;">
            <text:p>team2_id == 2000 ~ "Abilene Christian"</text:p>
          </table:table-cell>
        </table:table-row>
        <table:table-row table:style-name="ro1">
          <table:table-cell office:value-type="string">
            <text:p>Air Force</text:p>
          </table:table-cell>
          <table:table-cell office:value-type="float" office:value="436">
            <text:p>436</text:p>
          </table:table-cell>
          <table:table-cell office:value-type="string">
            <text:p>Air Force</text:p>
          </table:table-cell>
          <table:table-cell office:value-type="float" office:value="2005">
            <text:p>2005</text:p>
          </table:table-cell>
          <table:table-cell table:formula="of:=&quot;team1_id == &quot; &amp;[.D3]&amp;&quot; ~ &quot; &amp; &quot;&quot;&quot;&quot; &amp; [.A3] &amp; &quot;&quot;&quot;&quot;" office:value-type="string" office:string-value="team1_id == 2005 ~ &quot;Air Force&quot;">
            <text:p>team1_id == 2005 ~ "Air Force"</text:p>
          </table:table-cell>
          <table:table-cell table:number-columns-repeated="2"/>
          <table:table-cell table:formula="of:=&quot;team2_id == &quot; &amp;[.D3]&amp;&quot; ~ &quot; &amp; &quot;&quot;&quot;&quot; &amp; [.A3] &amp; &quot;&quot;&quot;&quot;" office:value-type="string" office:string-value="team2_id == 2005 ~ &quot;Air Force&quot;">
            <text:p>team2_id == 2005 ~ "Air Force"</text:p>
          </table:table-cell>
        </table:table-row>
        <table:table-row table:style-name="ro1">
          <table:table-cell office:value-type="string">
            <text:p>Akron</text:p>
          </table:table-cell>
          <table:table-cell office:value-type="float" office:value="485">
            <text:p>485</text:p>
          </table:table-cell>
          <table:table-cell office:value-type="string">
            <text:p>Akron</text:p>
          </table:table-cell>
          <table:table-cell office:value-type="float" office:value="2006">
            <text:p>2006</text:p>
          </table:table-cell>
          <table:table-cell table:formula="of:=&quot;team1_id == &quot; &amp;[.D4]&amp;&quot; ~ &quot; &amp; &quot;&quot;&quot;&quot; &amp; [.A4] &amp; &quot;&quot;&quot;&quot;" office:value-type="string" office:string-value="team1_id == 2006 ~ &quot;Akron&quot;">
            <text:p>team1_id == 2006 ~ "Akron"</text:p>
          </table:table-cell>
          <table:table-cell table:number-columns-repeated="2"/>
          <table:table-cell table:formula="of:=&quot;team2_id == &quot; &amp;[.D4]&amp;&quot; ~ &quot; &amp; &quot;&quot;&quot;&quot; &amp; [.A4] &amp; &quot;&quot;&quot;&quot;" office:value-type="string" office:string-value="team2_id == 2006 ~ &quot;Akron&quot;">
            <text:p>team2_id == 2006 ~ "Akron"</text:p>
          </table:table-cell>
        </table:table-row>
        <table:table-row table:style-name="ro1">
          <table:table-cell office:value-type="string">
            <text:p>Alabama</text:p>
          </table:table-cell>
          <table:table-cell office:value-type="float" office:value="498">
            <text:p>498</text:p>
          </table:table-cell>
          <table:table-cell office:value-type="string">
            <text:p>Alabama</text:p>
          </table:table-cell>
          <table:table-cell office:value-type="float" office:value="333">
            <text:p>333</text:p>
          </table:table-cell>
          <table:table-cell table:formula="of:=&quot;team1_id == &quot; &amp;[.D5]&amp;&quot; ~ &quot; &amp; &quot;&quot;&quot;&quot; &amp; [.A5] &amp; &quot;&quot;&quot;&quot;" office:value-type="string" office:string-value="team1_id == 333 ~ &quot;Alabama&quot;">
            <text:p>team1_id == 333 ~ "Alabama"</text:p>
          </table:table-cell>
          <table:table-cell table:number-columns-repeated="2"/>
          <table:table-cell table:formula="of:=&quot;team2_id == &quot; &amp;[.D5]&amp;&quot; ~ &quot; &amp; &quot;&quot;&quot;&quot; &amp; [.A5] &amp; &quot;&quot;&quot;&quot;" office:value-type="string" office:string-value="team2_id == 333 ~ &quot;Alabama&quot;">
            <text:p>team2_id == 333 ~ "Alabama"</text:p>
          </table:table-cell>
        </table:table-row>
        <table:table-row table:style-name="ro1">
          <table:table-cell office:value-type="string">
            <text:p>Alabama A&amp;M</text:p>
          </table:table-cell>
          <table:table-cell office:value-type="float" office:value="403">
            <text:p>403</text:p>
          </table:table-cell>
          <table:table-cell office:value-type="string">
            <text:p>Alabama A&amp;M</text:p>
          </table:table-cell>
          <table:table-cell office:value-type="float" office:value="2010">
            <text:p>2010</text:p>
          </table:table-cell>
          <table:table-cell table:formula="of:=&quot;team1_id == &quot; &amp;[.D6]&amp;&quot; ~ &quot; &amp; &quot;&quot;&quot;&quot; &amp; [.A6] &amp; &quot;&quot;&quot;&quot;" office:value-type="string" office:string-value="team1_id == 2010 ~ &quot;Alabama A&amp;M&quot;">
            <text:p>team1_id == 2010 ~ "Alabama A&amp;M"</text:p>
          </table:table-cell>
          <table:table-cell table:number-columns-repeated="2"/>
          <table:table-cell table:formula="of:=&quot;team2_id == &quot; &amp;[.D6]&amp;&quot; ~ &quot; &amp; &quot;&quot;&quot;&quot; &amp; [.A6] &amp; &quot;&quot;&quot;&quot;" office:value-type="string" office:string-value="team2_id == 2010 ~ &quot;Alabama A&amp;M&quot;">
            <text:p>team2_id == 2010 ~ "Alabama A&amp;M"</text:p>
          </table:table-cell>
        </table:table-row>
        <table:table-row table:style-name="ro1">
          <table:table-cell office:value-type="string">
            <text:p>Alabama St.</text:p>
          </table:table-cell>
          <table:table-cell office:value-type="float" office:value="434">
            <text:p>434</text:p>
          </table:table-cell>
          <table:table-cell office:value-type="string">
            <text:p>Alabama State</text:p>
          </table:table-cell>
          <table:table-cell office:value-type="float" office:value="2011">
            <text:p>2011</text:p>
          </table:table-cell>
          <table:table-cell table:formula="of:=&quot;team1_id == &quot; &amp;[.D7]&amp;&quot; ~ &quot; &amp; &quot;&quot;&quot;&quot; &amp; [.A7] &amp; &quot;&quot;&quot;&quot;" office:value-type="string" office:string-value="team1_id == 2011 ~ &quot;Alabama St.&quot;">
            <text:p>team1_id == 2011 ~ "Alabama St."</text:p>
          </table:table-cell>
          <table:table-cell table:number-columns-repeated="2"/>
          <table:table-cell table:formula="of:=&quot;team2_id == &quot; &amp;[.D7]&amp;&quot; ~ &quot; &amp; &quot;&quot;&quot;&quot; &amp; [.A7] &amp; &quot;&quot;&quot;&quot;" office:value-type="string" office:string-value="team2_id == 2011 ~ &quot;Alabama St.&quot;">
            <text:p>team2_id == 2011 ~ "Alabama St."</text:p>
          </table:table-cell>
        </table:table-row>
        <table:table-row table:style-name="ro1">
          <table:table-cell office:value-type="string">
            <text:p>Albany</text:p>
          </table:table-cell>
          <table:table-cell office:value-type="float" office:value="467">
            <text:p>467</text:p>
          </table:table-cell>
          <table:table-cell office:value-type="string">
            <text:p>Albany</text:p>
          </table:table-cell>
          <table:table-cell office:value-type="float" office:value="399">
            <text:p>399</text:p>
          </table:table-cell>
          <table:table-cell table:formula="of:=&quot;team1_id == &quot; &amp;[.D8]&amp;&quot; ~ &quot; &amp; &quot;&quot;&quot;&quot; &amp; [.A8] &amp; &quot;&quot;&quot;&quot;" office:value-type="string" office:string-value="team1_id == 399 ~ &quot;Albany&quot;">
            <text:p>team1_id == 399 ~ "Albany"</text:p>
          </table:table-cell>
          <table:table-cell table:number-columns-repeated="2"/>
          <table:table-cell table:formula="of:=&quot;team2_id == &quot; &amp;[.D8]&amp;&quot; ~ &quot; &amp; &quot;&quot;&quot;&quot; &amp; [.A8] &amp; &quot;&quot;&quot;&quot;" office:value-type="string" office:string-value="team2_id == 399 ~ &quot;Albany&quot;">
            <text:p>team2_id == 399 ~ "Albany"</text:p>
          </table:table-cell>
        </table:table-row>
        <table:table-row table:style-name="ro2">
          <table:table-cell office:value-type="string">
            <text:p>Alcorn St.</text:p>
          </table:table-cell>
          <table:table-cell office:value-type="float" office:value="424">
            <text:p>424</text:p>
          </table:table-cell>
          <table:table-cell office:value-type="string">
            <text:p>Alcorn State</text:p>
          </table:table-cell>
          <table:table-cell office:value-type="float" office:value="2016">
            <text:p>2016</text:p>
          </table:table-cell>
          <table:table-cell table:formula="of:=&quot;team1_id == &quot; &amp;[.D9]&amp;&quot; ~ &quot; &amp; &quot;&quot;&quot;&quot; &amp; [.A9] &amp; &quot;&quot;&quot;&quot;" office:value-type="string" office:string-value="team1_id == 2016 ~ &quot;Alcorn St.&quot;">
            <text:p>team1_id == 2016 ~ "Alcorn St."</text:p>
          </table:table-cell>
          <table:table-cell table:number-columns-repeated="2"/>
          <table:table-cell table:formula="of:=&quot;team2_id == &quot; &amp;[.D9]&amp;&quot; ~ &quot; &amp; &quot;&quot;&quot;&quot; &amp; [.A9] &amp; &quot;&quot;&quot;&quot;" office:value-type="string" office:string-value="team2_id == 2016 ~ &quot;Alcorn St.&quot;">
            <text:p>team2_id == 2016 ~ "Alcorn St."</text:p>
          </table:table-cell>
        </table:table-row>
        <table:table-row table:style-name="ro1">
          <table:table-cell office:value-type="string">
            <text:p>American</text:p>
          </table:table-cell>
          <table:table-cell office:value-type="float" office:value="448">
            <text:p>448</text:p>
          </table:table-cell>
          <table:table-cell office:value-type="string">
            <text:p>American University</text:p>
          </table:table-cell>
          <table:table-cell office:value-type="float" office:value="44">
            <text:p>44</text:p>
          </table:table-cell>
          <table:table-cell table:formula="of:=&quot;team1_id == &quot; &amp;[.D10]&amp;&quot; ~ &quot; &amp; &quot;&quot;&quot;&quot; &amp; [.A10] &amp; &quot;&quot;&quot;&quot;" office:value-type="string" office:string-value="team1_id == 44 ~ &quot;American&quot;">
            <text:p>team1_id == 44 ~ "American"</text:p>
          </table:table-cell>
          <table:table-cell table:number-columns-repeated="2"/>
          <table:table-cell table:formula="of:=&quot;team2_id == &quot; &amp;[.D10]&amp;&quot; ~ &quot; &amp; &quot;&quot;&quot;&quot; &amp; [.A10] &amp; &quot;&quot;&quot;&quot;" office:value-type="string" office:string-value="team2_id == 44 ~ &quot;American&quot;">
            <text:p>team2_id == 44 ~ "American"</text:p>
          </table:table-cell>
        </table:table-row>
        <table:table-row table:style-name="ro1">
          <table:table-cell office:value-type="string">
            <text:p>Appalachian St.</text:p>
          </table:table-cell>
          <table:table-cell office:value-type="float" office:value="442">
            <text:p>442</text:p>
          </table:table-cell>
          <table:table-cell office:value-type="string">
            <text:p>Appalachian State</text:p>
          </table:table-cell>
          <table:table-cell office:value-type="float" office:value="2026">
            <text:p>2026</text:p>
          </table:table-cell>
          <table:table-cell table:formula="of:=&quot;team1_id == &quot; &amp;[.D11]&amp;&quot; ~ &quot; &amp; &quot;&quot;&quot;&quot; &amp; [.A11] &amp; &quot;&quot;&quot;&quot;" office:value-type="string" office:string-value="team1_id == 2026 ~ &quot;Appalachian St.&quot;">
            <text:p>team1_id == 2026 ~ "Appalachian St."</text:p>
          </table:table-cell>
          <table:table-cell table:number-columns-repeated="2"/>
          <table:table-cell table:formula="of:=&quot;team2_id == &quot; &amp;[.D11]&amp;&quot; ~ &quot; &amp; &quot;&quot;&quot;&quot; &amp; [.A11] &amp; &quot;&quot;&quot;&quot;" office:value-type="string" office:string-value="team2_id == 2026 ~ &quot;Appalachian St.&quot;">
            <text:p>team2_id == 2026 ~ "Appalachian St."</text:p>
          </table:table-cell>
        </table:table-row>
        <table:table-row table:style-name="ro1">
          <table:table-cell office:value-type="string">
            <text:p>Arizona</text:p>
          </table:table-cell>
          <table:table-cell office:value-type="float" office:value="516">
            <text:p>516</text:p>
          </table:table-cell>
          <table:table-cell office:value-type="string">
            <text:p>Arizona</text:p>
          </table:table-cell>
          <table:table-cell office:value-type="float" office:value="12">
            <text:p>12</text:p>
          </table:table-cell>
          <table:table-cell table:formula="of:=&quot;team1_id == &quot; &amp;[.D12]&amp;&quot; ~ &quot; &amp; &quot;&quot;&quot;&quot; &amp; [.A12] &amp; &quot;&quot;&quot;&quot;" office:value-type="string" office:string-value="team1_id == 12 ~ &quot;Arizona&quot;">
            <text:p>team1_id == 12 ~ "Arizona"</text:p>
          </table:table-cell>
          <table:table-cell table:number-columns-repeated="2"/>
          <table:table-cell table:formula="of:=&quot;team2_id == &quot; &amp;[.D12]&amp;&quot; ~ &quot; &amp; &quot;&quot;&quot;&quot; &amp; [.A12] &amp; &quot;&quot;&quot;&quot;" office:value-type="string" office:string-value="team2_id == 12 ~ &quot;Arizona&quot;">
            <text:p>team2_id == 12 ~ "Arizona"</text:p>
          </table:table-cell>
        </table:table-row>
        <table:table-row table:style-name="ro1">
          <table:table-cell office:value-type="string">
            <text:p>Arizona St.</text:p>
          </table:table-cell>
          <table:table-cell office:value-type="float" office:value="484">
            <text:p>484</text:p>
          </table:table-cell>
          <table:table-cell office:value-type="string">
            <text:p>Arizona State</text:p>
          </table:table-cell>
          <table:table-cell office:value-type="float" office:value="9">
            <text:p>9</text:p>
          </table:table-cell>
          <table:table-cell table:formula="of:=&quot;team1_id == &quot; &amp;[.D13]&amp;&quot; ~ &quot; &amp; &quot;&quot;&quot;&quot; &amp; [.A13] &amp; &quot;&quot;&quot;&quot;" office:value-type="string" office:string-value="team1_id == 9 ~ &quot;Arizona St.&quot;">
            <text:p>team1_id == 9 ~ "Arizona St."</text:p>
          </table:table-cell>
          <table:table-cell table:number-columns-repeated="2"/>
          <table:table-cell table:formula="of:=&quot;team2_id == &quot; &amp;[.D13]&amp;&quot; ~ &quot; &amp; &quot;&quot;&quot;&quot; &amp; [.A13] &amp; &quot;&quot;&quot;&quot;" office:value-type="string" office:string-value="team2_id == 9 ~ &quot;Arizona St.&quot;">
            <text:p>team2_id == 9 ~ "Arizona St."</text:p>
          </table:table-cell>
        </table:table-row>
        <table:table-row table:style-name="ro1">
          <table:table-cell office:value-type="string">
            <text:p>Arkansas</text:p>
          </table:table-cell>
          <table:table-cell office:value-type="float" office:value="500">
            <text:p>500</text:p>
          </table:table-cell>
          <table:table-cell office:value-type="string">
            <text:p>Arkansas</text:p>
          </table:table-cell>
          <table:table-cell office:value-type="float" office:value="8">
            <text:p>8</text:p>
          </table:table-cell>
          <table:table-cell table:formula="of:=&quot;team1_id == &quot; &amp;[.D14]&amp;&quot; ~ &quot; &amp; &quot;&quot;&quot;&quot; &amp; [.A14] &amp; &quot;&quot;&quot;&quot;" office:value-type="string" office:string-value="team1_id == 8 ~ &quot;Arkansas&quot;">
            <text:p>team1_id == 8 ~ "Arkansas"</text:p>
          </table:table-cell>
          <table:table-cell table:number-columns-repeated="2"/>
          <table:table-cell table:formula="of:=&quot;team2_id == &quot; &amp;[.D14]&amp;&quot; ~ &quot; &amp; &quot;&quot;&quot;&quot; &amp; [.A14] &amp; &quot;&quot;&quot;&quot;" office:value-type="string" office:string-value="team2_id == 8 ~ &quot;Arkansas&quot;">
            <text:p>team2_id == 8 ~ "Arkansas"</text:p>
          </table:table-cell>
        </table:table-row>
        <table:table-row table:style-name="ro1">
          <table:table-cell office:value-type="string">
            <text:p>Arkansas Little Rock</text:p>
          </table:table-cell>
          <table:table-cell office:value-type="float" office:value="247">
            <text:p>247</text:p>
          </table:table-cell>
          <table:table-cell office:value-type="string">
            <text:p>Little Rock</text:p>
          </table:table-cell>
          <table:table-cell office:value-type="float" office:value="2031">
            <text:p>2031</text:p>
          </table:table-cell>
          <table:table-cell table:formula="of:=&quot;team1_id == &quot; &amp;[.D15]&amp;&quot; ~ &quot; &amp; &quot;&quot;&quot;&quot; &amp; [.A15] &amp; &quot;&quot;&quot;&quot;" office:value-type="string" office:string-value="team1_id == 2031 ~ &quot;Arkansas Little Rock&quot;">
            <text:p>team1_id == 2031 ~ "Arkansas Little Rock"</text:p>
          </table:table-cell>
          <table:table-cell table:number-columns-repeated="2"/>
          <table:table-cell table:formula="of:=&quot;team2_id == &quot; &amp;[.D15]&amp;&quot; ~ &quot; &amp; &quot;&quot;&quot;&quot; &amp; [.A15] &amp; &quot;&quot;&quot;&quot;" office:value-type="string" office:string-value="team2_id == 2031 ~ &quot;Arkansas Little Rock&quot;">
            <text:p>team2_id == 2031 ~ "Arkansas Little Rock"</text:p>
          </table:table-cell>
        </table:table-row>
        <table:table-row table:style-name="ro1">
          <table:table-cell office:value-type="string">
            <text:p>Arkansas Pine Bluff</text:p>
          </table:table-cell>
          <table:table-cell office:value-type="float" office:value="460">
            <text:p>460</text:p>
          </table:table-cell>
          <table:table-cell office:value-type="string">
            <text:p>Arkansas-Pine Bluff</text:p>
          </table:table-cell>
          <table:table-cell office:value-type="float" office:value="2029">
            <text:p>2029</text:p>
          </table:table-cell>
          <table:table-cell table:formula="of:=&quot;team1_id == &quot; &amp;[.D16]&amp;&quot; ~ &quot; &amp; &quot;&quot;&quot;&quot; &amp; [.A16] &amp; &quot;&quot;&quot;&quot;" office:value-type="string" office:string-value="team1_id == 2029 ~ &quot;Arkansas Pine Bluff&quot;">
            <text:p>team1_id == 2029 ~ "Arkansas Pine Bluff"</text:p>
          </table:table-cell>
          <table:table-cell table:number-columns-repeated="2"/>
          <table:table-cell table:formula="of:=&quot;team2_id == &quot; &amp;[.D16]&amp;&quot; ~ &quot; &amp; &quot;&quot;&quot;&quot; &amp; [.A16] &amp; &quot;&quot;&quot;&quot;" office:value-type="string" office:string-value="team2_id == 2029 ~ &quot;Arkansas Pine Bluff&quot;">
            <text:p>team2_id == 2029 ~ "Arkansas Pine Bluff"</text:p>
          </table:table-cell>
        </table:table-row>
        <table:table-row table:style-name="ro1">
          <table:table-cell office:value-type="string">
            <text:p>Arkansas St.</text:p>
          </table:table-cell>
          <table:table-cell office:value-type="float" office:value="433">
            <text:p>433</text:p>
          </table:table-cell>
          <table:table-cell office:value-type="string">
            <text:p>Arkansas State</text:p>
          </table:table-cell>
          <table:table-cell office:value-type="float" office:value="2032">
            <text:p>2032</text:p>
          </table:table-cell>
          <table:table-cell table:formula="of:=&quot;team1_id == &quot; &amp;[.D17]&amp;&quot; ~ &quot; &amp; &quot;&quot;&quot;&quot; &amp; [.A17] &amp; &quot;&quot;&quot;&quot;" office:value-type="string" office:string-value="team1_id == 2032 ~ &quot;Arkansas St.&quot;">
            <text:p>team1_id == 2032 ~ "Arkansas St."</text:p>
          </table:table-cell>
          <table:table-cell table:number-columns-repeated="2"/>
          <table:table-cell table:formula="of:=&quot;team2_id == &quot; &amp;[.D17]&amp;&quot; ~ &quot; &amp; &quot;&quot;&quot;&quot; &amp; [.A17] &amp; &quot;&quot;&quot;&quot;" office:value-type="string" office:string-value="team2_id == 2032 ~ &quot;Arkansas St.&quot;">
            <text:p>team2_id == 2032 ~ "Arkansas St."</text:p>
          </table:table-cell>
        </table:table-row>
        <table:table-row table:style-name="ro1">
          <table:table-cell office:value-type="string">
            <text:p>Army</text:p>
          </table:table-cell>
          <table:table-cell office:value-type="float" office:value="437">
            <text:p>437</text:p>
          </table:table-cell>
          <table:table-cell office:value-type="string">
            <text:p>Army</text:p>
          </table:table-cell>
          <table:table-cell office:value-type="float" office:value="349">
            <text:p>349</text:p>
          </table:table-cell>
          <table:table-cell table:formula="of:=&quot;team1_id == &quot; &amp;[.D18]&amp;&quot; ~ &quot; &amp; &quot;&quot;&quot;&quot; &amp; [.A18] &amp; &quot;&quot;&quot;&quot;" office:value-type="string" office:string-value="team1_id == 349 ~ &quot;Army&quot;">
            <text:p>team1_id == 349 ~ "Army"</text:p>
          </table:table-cell>
          <table:table-cell table:number-columns-repeated="2"/>
          <table:table-cell table:formula="of:=&quot;team2_id == &quot; &amp;[.D18]&amp;&quot; ~ &quot; &amp; &quot;&quot;&quot;&quot; &amp; [.A18] &amp; &quot;&quot;&quot;&quot;" office:value-type="string" office:string-value="team2_id == 349 ~ &quot;Army&quot;">
            <text:p>team2_id == 349 ~ "Army"</text:p>
          </table:table-cell>
        </table:table-row>
        <table:table-row table:style-name="ro1">
          <table:table-cell office:value-type="string">
            <text:p>Auburn</text:p>
          </table:table-cell>
          <table:table-cell office:value-type="float" office:value="481">
            <text:p>481</text:p>
          </table:table-cell>
          <table:table-cell office:value-type="string">
            <text:p>Auburn</text:p>
          </table:table-cell>
          <table:table-cell office:value-type="float" office:value="2">
            <text:p>2</text:p>
          </table:table-cell>
          <table:table-cell table:formula="of:=&quot;team1_id == &quot; &amp;[.D19]&amp;&quot; ~ &quot; &amp; &quot;&quot;&quot;&quot; &amp; [.A19] &amp; &quot;&quot;&quot;&quot;" office:value-type="string" office:string-value="team1_id == 2 ~ &quot;Auburn&quot;">
            <text:p>team1_id == 2 ~ "Auburn"</text:p>
          </table:table-cell>
          <table:table-cell table:number-columns-repeated="2"/>
          <table:table-cell table:formula="of:=&quot;team2_id == &quot; &amp;[.D19]&amp;&quot; ~ &quot; &amp; &quot;&quot;&quot;&quot; &amp; [.A19] &amp; &quot;&quot;&quot;&quot;" office:value-type="string" office:string-value="team2_id == 2 ~ &quot;Auburn&quot;">
            <text:p>team2_id == 2 ~ "Auburn"</text:p>
          </table:table-cell>
        </table:table-row>
        <table:table-row table:style-name="ro2">
          <table:table-cell office:value-type="string">
            <text:p>Austin Peay</text:p>
          </table:table-cell>
          <table:table-cell office:value-type="float" office:value="451">
            <text:p>451</text:p>
          </table:table-cell>
          <table:table-cell office:value-type="string">
            <text:p>Austin Peay</text:p>
          </table:table-cell>
          <table:table-cell office:value-type="float" office:value="2046">
            <text:p>2046</text:p>
          </table:table-cell>
          <table:table-cell table:formula="of:=&quot;team1_id == &quot; &amp;[.D20]&amp;&quot; ~ &quot; &amp; &quot;&quot;&quot;&quot; &amp; [.A20] &amp; &quot;&quot;&quot;&quot;" office:value-type="string" office:string-value="team1_id == 2046 ~ &quot;Austin Peay&quot;">
            <text:p>team1_id == 2046 ~ "Austin Peay"</text:p>
          </table:table-cell>
          <table:table-cell table:number-columns-repeated="2"/>
          <table:table-cell table:formula="of:=&quot;team2_id == &quot; &amp;[.D20]&amp;&quot; ~ &quot; &amp; &quot;&quot;&quot;&quot; &amp; [.A20] &amp; &quot;&quot;&quot;&quot;" office:value-type="string" office:string-value="team2_id == 2046 ~ &quot;Austin Peay&quot;">
            <text:p>team2_id == 2046 ~ "Austin Peay"</text:p>
          </table:table-cell>
        </table:table-row>
        <table:table-row table:style-name="ro1">
          <table:table-cell office:value-type="string">
            <text:p>Ball St.</text:p>
          </table:table-cell>
          <table:table-cell office:value-type="float" office:value="447">
            <text:p>447</text:p>
          </table:table-cell>
          <table:table-cell office:value-type="string">
            <text:p>Ball State</text:p>
          </table:table-cell>
          <table:table-cell office:value-type="float" office:value="2050">
            <text:p>2050</text:p>
          </table:table-cell>
          <table:table-cell table:formula="of:=&quot;team1_id == &quot; &amp;[.D21]&amp;&quot; ~ &quot; &amp; &quot;&quot;&quot;&quot; &amp; [.A21] &amp; &quot;&quot;&quot;&quot;" office:value-type="string" office:string-value="team1_id == 2050 ~ &quot;Ball St.&quot;">
            <text:p>team1_id == 2050 ~ "Ball St."</text:p>
          </table:table-cell>
          <table:table-cell table:number-columns-repeated="2"/>
          <table:table-cell table:formula="of:=&quot;team2_id == &quot; &amp;[.D21]&amp;&quot; ~ &quot; &amp; &quot;&quot;&quot;&quot; &amp; [.A21] &amp; &quot;&quot;&quot;&quot;" office:value-type="string" office:string-value="team2_id == 2050 ~ &quot;Ball St.&quot;">
            <text:p>team2_id == 2050 ~ "Ball St."</text:p>
          </table:table-cell>
        </table:table-row>
        <table:table-row table:style-name="ro1">
          <table:table-cell office:value-type="string">
            <text:p>Baylor</text:p>
          </table:table-cell>
          <table:table-cell office:value-type="float" office:value="504">
            <text:p>504</text:p>
          </table:table-cell>
          <table:table-cell office:value-type="string">
            <text:p>Baylor</text:p>
          </table:table-cell>
          <table:table-cell office:value-type="float" office:value="239">
            <text:p>239</text:p>
          </table:table-cell>
          <table:table-cell table:formula="of:=&quot;team1_id == &quot; &amp;[.D22]&amp;&quot; ~ &quot; &amp; &quot;&quot;&quot;&quot; &amp; [.A22] &amp; &quot;&quot;&quot;&quot;" office:value-type="string" office:string-value="team1_id == 239 ~ &quot;Baylor&quot;">
            <text:p>team1_id == 239 ~ "Baylor"</text:p>
          </table:table-cell>
          <table:table-cell table:number-columns-repeated="2"/>
          <table:table-cell table:formula="of:=&quot;team2_id == &quot; &amp;[.D22]&amp;&quot; ~ &quot; &amp; &quot;&quot;&quot;&quot; &amp; [.A22] &amp; &quot;&quot;&quot;&quot;" office:value-type="string" office:string-value="team2_id == 239 ~ &quot;Baylor&quot;">
            <text:p>team2_id == 239 ~ "Baylor"</text:p>
          </table:table-cell>
        </table:table-row>
        <table:table-row table:style-name="ro2">
          <table:table-cell office:value-type="string">
            <text:p>Bellarmine</text:p>
          </table:table-cell>
          <table:table-cell office:value-type="float" office:value="49">
            <text:p>49</text:p>
          </table:table-cell>
          <table:table-cell office:value-type="string">
            <text:p>Bellarmine</text:p>
          </table:table-cell>
          <table:table-cell office:value-type="float" office:value="91">
            <text:p>91</text:p>
          </table:table-cell>
          <table:table-cell table:formula="of:=&quot;team1_id == &quot; &amp;[.D23]&amp;&quot; ~ &quot; &amp; &quot;&quot;&quot;&quot; &amp; [.A23] &amp; &quot;&quot;&quot;&quot;" office:value-type="string" office:string-value="team1_id == 91 ~ &quot;Bellarmine&quot;">
            <text:p>team1_id == 91 ~ "Bellarmine"</text:p>
          </table:table-cell>
          <table:table-cell table:number-columns-repeated="2"/>
          <table:table-cell table:formula="of:=&quot;team2_id == &quot; &amp;[.D23]&amp;&quot; ~ &quot; &amp; &quot;&quot;&quot;&quot; &amp; [.A23] &amp; &quot;&quot;&quot;&quot;" office:value-type="string" office:string-value="team2_id == 91 ~ &quot;Bellarmine&quot;">
            <text:p>team2_id == 91 ~ "Bellarmine"</text:p>
          </table:table-cell>
        </table:table-row>
        <table:table-row table:style-name="ro1">
          <table:table-cell office:value-type="string">
            <text:p>Belmont</text:p>
          </table:table-cell>
          <table:table-cell office:value-type="float" office:value="482">
            <text:p>482</text:p>
          </table:table-cell>
          <table:table-cell office:value-type="string">
            <text:p>Belmont</text:p>
          </table:table-cell>
          <table:table-cell office:value-type="float" office:value="2057">
            <text:p>2057</text:p>
          </table:table-cell>
          <table:table-cell table:formula="of:=&quot;team1_id == &quot; &amp;[.D24]&amp;&quot; ~ &quot; &amp; &quot;&quot;&quot;&quot; &amp; [.A24] &amp; &quot;&quot;&quot;&quot;" office:value-type="string" office:string-value="team1_id == 2057 ~ &quot;Belmont&quot;">
            <text:p>team1_id == 2057 ~ "Belmont"</text:p>
          </table:table-cell>
          <table:table-cell table:number-columns-repeated="2"/>
          <table:table-cell table:formula="of:=&quot;team2_id == &quot; &amp;[.D24]&amp;&quot; ~ &quot; &amp; &quot;&quot;&quot;&quot; &amp; [.A24] &amp; &quot;&quot;&quot;&quot;" office:value-type="string" office:string-value="team2_id == 2057 ~ &quot;Belmont&quot;">
            <text:p>team2_id == 2057 ~ "Belmont"</text:p>
          </table:table-cell>
        </table:table-row>
        <table:table-row table:style-name="ro2">
          <table:table-cell office:value-type="string">
            <text:p>Bethune Cookman</text:p>
          </table:table-cell>
          <table:table-cell office:value-type="float" office:value="419">
            <text:p>419</text:p>
          </table:table-cell>
          <table:table-cell office:value-type="string">
            <text:p>Bethune-Cookman</text:p>
          </table:table-cell>
          <table:table-cell office:value-type="float" office:value="2065">
            <text:p>2065</text:p>
          </table:table-cell>
          <table:table-cell table:formula="of:=&quot;team1_id == &quot; &amp;[.D25]&amp;&quot; ~ &quot; &amp; &quot;&quot;&quot;&quot; &amp; [.A25] &amp; &quot;&quot;&quot;&quot;" office:value-type="string" office:string-value="team1_id == 2065 ~ &quot;Bethune Cookman&quot;">
            <text:p>team1_id == 2065 ~ "Bethune Cookman"</text:p>
          </table:table-cell>
          <table:table-cell table:number-columns-repeated="2"/>
          <table:table-cell table:formula="of:=&quot;team2_id == &quot; &amp;[.D25]&amp;&quot; ~ &quot; &amp; &quot;&quot;&quot;&quot; &amp; [.A25] &amp; &quot;&quot;&quot;&quot;" office:value-type="string" office:string-value="team2_id == 2065 ~ &quot;Bethune Cookman&quot;">
            <text:p>team2_id == 2065 ~ "Bethune Cookman"</text:p>
          </table:table-cell>
        </table:table-row>
        <table:table-row table:style-name="ro1">
          <table:table-cell office:value-type="string">
            <text:p>Binghamton</text:p>
          </table:table-cell>
          <table:table-cell office:value-type="float" office:value="432">
            <text:p>432</text:p>
          </table:table-cell>
          <table:table-cell office:value-type="string">
            <text:p>Binghamton</text:p>
          </table:table-cell>
          <table:table-cell office:value-type="float" office:value="2066">
            <text:p>2066</text:p>
          </table:table-cell>
          <table:table-cell table:formula="of:=&quot;team1_id == &quot; &amp;[.D26]&amp;&quot; ~ &quot; &amp; &quot;&quot;&quot;&quot; &amp; [.A26] &amp; &quot;&quot;&quot;&quot;" office:value-type="string" office:string-value="team1_id == 2066 ~ &quot;Binghamton&quot;">
            <text:p>team1_id == 2066 ~ "Binghamton"</text:p>
          </table:table-cell>
          <table:table-cell table:number-columns-repeated="2"/>
          <table:table-cell table:formula="of:=&quot;team2_id == &quot; &amp;[.D26]&amp;&quot; ~ &quot; &amp; &quot;&quot;&quot;&quot; &amp; [.A26] &amp; &quot;&quot;&quot;&quot;" office:value-type="string" office:string-value="team2_id == 2066 ~ &quot;Binghamton&quot;">
            <text:p>team2_id == 2066 ~ "Binghamton"</text:p>
          </table:table-cell>
        </table:table-row>
        <table:table-row table:style-name="ro1">
          <table:table-cell office:value-type="string">
            <text:p>Boise St.</text:p>
          </table:table-cell>
          <table:table-cell office:value-type="float" office:value="467">
            <text:p>467</text:p>
          </table:table-cell>
          <table:table-cell office:value-type="string">
            <text:p>Boise State</text:p>
          </table:table-cell>
          <table:table-cell office:value-type="float" office:value="68">
            <text:p>68</text:p>
          </table:table-cell>
          <table:table-cell table:formula="of:=&quot;team1_id == &quot; &amp;[.D27]&amp;&quot; ~ &quot; &amp; &quot;&quot;&quot;&quot; &amp; [.A27] &amp; &quot;&quot;&quot;&quot;" office:value-type="string" office:string-value="team1_id == 68 ~ &quot;Boise St.&quot;">
            <text:p>team1_id == 68 ~ "Boise St."</text:p>
          </table:table-cell>
          <table:table-cell table:number-columns-repeated="2"/>
          <table:table-cell table:formula="of:=&quot;team2_id == &quot; &amp;[.D27]&amp;&quot; ~ &quot; &amp; &quot;&quot;&quot;&quot; &amp; [.A27] &amp; &quot;&quot;&quot;&quot;" office:value-type="string" office:string-value="team2_id == 68 ~ &quot;Boise St.&quot;">
            <text:p>team2_id == 68 ~ "Boise St."</text:p>
          </table:table-cell>
        </table:table-row>
        <table:table-row table:style-name="ro1">
          <table:table-cell office:value-type="string">
            <text:p>Boston College</text:p>
          </table:table-cell>
          <table:table-cell office:value-type="float" office:value="472">
            <text:p>472</text:p>
          </table:table-cell>
          <table:table-cell office:value-type="string">
            <text:p>Boston College</text:p>
          </table:table-cell>
          <table:table-cell office:value-type="float" office:value="103">
            <text:p>103</text:p>
          </table:table-cell>
          <table:table-cell table:formula="of:=&quot;team1_id == &quot; &amp;[.D28]&amp;&quot; ~ &quot; &amp; &quot;&quot;&quot;&quot; &amp; [.A28] &amp; &quot;&quot;&quot;&quot;" office:value-type="string" office:string-value="team1_id == 103 ~ &quot;Boston College&quot;">
            <text:p>team1_id == 103 ~ "Boston College"</text:p>
          </table:table-cell>
          <table:table-cell table:number-columns-repeated="2"/>
          <table:table-cell table:formula="of:=&quot;team2_id == &quot; &amp;[.D28]&amp;&quot; ~ &quot; &amp; &quot;&quot;&quot;&quot; &amp; [.A28] &amp; &quot;&quot;&quot;&quot;" office:value-type="string" office:string-value="team2_id == 103 ~ &quot;Boston College&quot;">
            <text:p>team2_id == 103 ~ "Boston College"</text:p>
          </table:table-cell>
        </table:table-row>
        <table:table-row table:style-name="ro1">
          <table:table-cell office:value-type="string">
            <text:p>Boston University</text:p>
          </table:table-cell>
          <table:table-cell office:value-type="float" office:value="468">
            <text:p>468</text:p>
          </table:table-cell>
          <table:table-cell office:value-type="string">
            <text:p>Boston University</text:p>
          </table:table-cell>
          <table:table-cell office:value-type="float" office:value="104">
            <text:p>104</text:p>
          </table:table-cell>
          <table:table-cell table:formula="of:=&quot;team1_id == &quot; &amp;[.D29]&amp;&quot; ~ &quot; &amp; &quot;&quot;&quot;&quot; &amp; [.A29] &amp; &quot;&quot;&quot;&quot;" office:value-type="string" office:string-value="team1_id == 104 ~ &quot;Boston University&quot;">
            <text:p>team1_id == 104 ~ "Boston University"</text:p>
          </table:table-cell>
          <table:table-cell table:number-columns-repeated="2"/>
          <table:table-cell table:formula="of:=&quot;team2_id == &quot; &amp;[.D29]&amp;&quot; ~ &quot; &amp; &quot;&quot;&quot;&quot; &amp; [.A29] &amp; &quot;&quot;&quot;&quot;" office:value-type="string" office:string-value="team2_id == 104 ~ &quot;Boston University&quot;">
            <text:p>team2_id == 104 ~ "Boston University"</text:p>
          </table:table-cell>
        </table:table-row>
        <table:table-row table:style-name="ro1">
          <table:table-cell office:value-type="string">
            <text:p>Bowling Green</text:p>
          </table:table-cell>
          <table:table-cell office:value-type="float" office:value="454">
            <text:p>454</text:p>
          </table:table-cell>
          <table:table-cell office:value-type="string">
            <text:p>Bowling Green</text:p>
          </table:table-cell>
          <table:table-cell office:value-type="float" office:value="189">
            <text:p>189</text:p>
          </table:table-cell>
          <table:table-cell table:formula="of:=&quot;team1_id == &quot; &amp;[.D30]&amp;&quot; ~ &quot; &amp; &quot;&quot;&quot;&quot; &amp; [.A30] &amp; &quot;&quot;&quot;&quot;" office:value-type="string" office:string-value="team1_id == 189 ~ &quot;Bowling Green&quot;">
            <text:p>team1_id == 189 ~ "Bowling Green"</text:p>
          </table:table-cell>
          <table:table-cell table:number-columns-repeated="2"/>
          <table:table-cell table:formula="of:=&quot;team2_id == &quot; &amp;[.D30]&amp;&quot; ~ &quot; &amp; &quot;&quot;&quot;&quot; &amp; [.A30] &amp; &quot;&quot;&quot;&quot;" office:value-type="string" office:string-value="team2_id == 189 ~ &quot;Bowling Green&quot;">
            <text:p>team2_id == 189 ~ "Bowling Green"</text:p>
          </table:table-cell>
        </table:table-row>
        <table:table-row table:style-name="ro1">
          <table:table-cell office:value-type="string">
            <text:p>Bradley</text:p>
          </table:table-cell>
          <table:table-cell office:value-type="float" office:value="485">
            <text:p>485</text:p>
          </table:table-cell>
          <table:table-cell office:value-type="string">
            <text:p>Bradley</text:p>
          </table:table-cell>
          <table:table-cell office:value-type="float" office:value="71">
            <text:p>71</text:p>
          </table:table-cell>
          <table:table-cell table:formula="of:=&quot;team1_id == &quot; &amp;[.D31]&amp;&quot; ~ &quot; &amp; &quot;&quot;&quot;&quot; &amp; [.A31] &amp; &quot;&quot;&quot;&quot;" office:value-type="string" office:string-value="team1_id == 71 ~ &quot;Bradley&quot;">
            <text:p>team1_id == 71 ~ "Bradley"</text:p>
          </table:table-cell>
          <table:table-cell table:number-columns-repeated="2"/>
          <table:table-cell table:formula="of:=&quot;team2_id == &quot; &amp;[.D31]&amp;&quot; ~ &quot; &amp; &quot;&quot;&quot;&quot; &amp; [.A31] &amp; &quot;&quot;&quot;&quot;" office:value-type="string" office:string-value="team2_id == 71 ~ &quot;Bradley&quot;">
            <text:p>team2_id == 71 ~ "Bradley"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float" office:value="391">
            <text:p>391</text:p>
          </table:table-cell>
          <table:table-cell office:value-type="string">
            <text:p>Brown</text:p>
          </table:table-cell>
          <table:table-cell office:value-type="float" office:value="225">
            <text:p>225</text:p>
          </table:table-cell>
          <table:table-cell table:formula="of:=&quot;team1_id == &quot; &amp;[.D32]&amp;&quot; ~ &quot; &amp; &quot;&quot;&quot;&quot; &amp; [.A32] &amp; &quot;&quot;&quot;&quot;" office:value-type="string" office:string-value="team1_id == 225 ~ &quot;Brown&quot;">
            <text:p>team1_id == 225 ~ "Brown"</text:p>
          </table:table-cell>
          <table:table-cell table:number-columns-repeated="2"/>
          <table:table-cell table:formula="of:=&quot;team2_id == &quot; &amp;[.D32]&amp;&quot; ~ &quot; &amp; &quot;&quot;&quot;&quot; &amp; [.A32] &amp; &quot;&quot;&quot;&quot;" office:value-type="string" office:string-value="team2_id == 225 ~ &quot;Brown&quot;">
            <text:p>team2_id == 225 ~ "Brown"</text:p>
          </table:table-cell>
        </table:table-row>
        <table:table-row table:style-name="ro1">
          <table:table-cell office:value-type="string">
            <text:p>Bryant</text:p>
          </table:table-cell>
          <table:table-cell office:value-type="float" office:value="416">
            <text:p>416</text:p>
          </table:table-cell>
          <table:table-cell office:value-type="string">
            <text:p>Bryant</text:p>
          </table:table-cell>
          <table:table-cell office:value-type="float" office:value="2803">
            <text:p>2803</text:p>
          </table:table-cell>
          <table:table-cell table:formula="of:=&quot;team1_id == &quot; &amp;[.D33]&amp;&quot; ~ &quot; &amp; &quot;&quot;&quot;&quot; &amp; [.A33] &amp; &quot;&quot;&quot;&quot;" office:value-type="string" office:string-value="team1_id == 2803 ~ &quot;Bryant&quot;">
            <text:p>team1_id == 2803 ~ "Bryant"</text:p>
          </table:table-cell>
          <table:table-cell table:number-columns-repeated="2"/>
          <table:table-cell table:formula="of:=&quot;team2_id == &quot; &amp;[.D33]&amp;&quot; ~ &quot; &amp; &quot;&quot;&quot;&quot; &amp; [.A33] &amp; &quot;&quot;&quot;&quot;" office:value-type="string" office:string-value="team2_id == 2803 ~ &quot;Bryant&quot;">
            <text:p>team2_id == 2803 ~ "Bryant"</text:p>
          </table:table-cell>
        </table:table-row>
        <table:table-row table:style-name="ro2">
          <table:table-cell office:value-type="string">
            <text:p>Bucknell</text:p>
          </table:table-cell>
          <table:table-cell office:value-type="float" office:value="466">
            <text:p>466</text:p>
          </table:table-cell>
          <table:table-cell office:value-type="string">
            <text:p>Bucknell</text:p>
          </table:table-cell>
          <table:table-cell office:value-type="float" office:value="2083">
            <text:p>2083</text:p>
          </table:table-cell>
          <table:table-cell table:formula="of:=&quot;team1_id == &quot; &amp;[.D34]&amp;&quot; ~ &quot; &amp; &quot;&quot;&quot;&quot; &amp; [.A34] &amp; &quot;&quot;&quot;&quot;" office:value-type="string" office:string-value="team1_id == 2083 ~ &quot;Bucknell&quot;">
            <text:p>team1_id == 2083 ~ "Bucknell"</text:p>
          </table:table-cell>
          <table:table-cell table:number-columns-repeated="2"/>
          <table:table-cell table:formula="of:=&quot;team2_id == &quot; &amp;[.D34]&amp;&quot; ~ &quot; &amp; &quot;&quot;&quot;&quot; &amp; [.A34] &amp; &quot;&quot;&quot;&quot;" office:value-type="string" office:string-value="team2_id == 2083 ~ &quot;Bucknell&quot;">
            <text:p>team2_id == 2083 ~ "Bucknell"</text:p>
          </table:table-cell>
        </table:table-row>
        <table:table-row table:style-name="ro1">
          <table:table-cell office:value-type="string">
            <text:p>Buffalo</text:p>
          </table:table-cell>
          <table:table-cell office:value-type="float" office:value="464">
            <text:p>464</text:p>
          </table:table-cell>
          <table:table-cell office:value-type="string">
            <text:p>Buffalo</text:p>
          </table:table-cell>
          <table:table-cell office:value-type="float" office:value="2084">
            <text:p>2084</text:p>
          </table:table-cell>
          <table:table-cell table:formula="of:=&quot;team1_id == &quot; &amp;[.D35]&amp;&quot; ~ &quot; &amp; &quot;&quot;&quot;&quot; &amp; [.A35] &amp; &quot;&quot;&quot;&quot;" office:value-type="string" office:string-value="team1_id == 2084 ~ &quot;Buffalo&quot;">
            <text:p>team1_id == 2084 ~ "Buffalo"</text:p>
          </table:table-cell>
          <table:table-cell table:number-columns-repeated="2"/>
          <table:table-cell table:formula="of:=&quot;team2_id == &quot; &amp;[.D35]&amp;&quot; ~ &quot; &amp; &quot;&quot;&quot;&quot; &amp; [.A35] &amp; &quot;&quot;&quot;&quot;" office:value-type="string" office:string-value="team2_id == 2084 ~ &quot;Buffalo&quot;">
            <text:p>team2_id == 2084 ~ "Buffalo"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float" office:value="497">
            <text:p>497</text:p>
          </table:table-cell>
          <table:table-cell office:value-type="string">
            <text:p>Butler</text:p>
          </table:table-cell>
          <table:table-cell office:value-type="float" office:value="2086">
            <text:p>2086</text:p>
          </table:table-cell>
          <table:table-cell table:formula="of:=&quot;team1_id == &quot; &amp;[.D36]&amp;&quot; ~ &quot; &amp; &quot;&quot;&quot;&quot; &amp; [.A36] &amp; &quot;&quot;&quot;&quot;" office:value-type="string" office:string-value="team1_id == 2086 ~ &quot;Butler&quot;">
            <text:p>team1_id == 2086 ~ "Butler"</text:p>
          </table:table-cell>
          <table:table-cell table:number-columns-repeated="2"/>
          <table:table-cell table:formula="of:=&quot;team2_id == &quot; &amp;[.D36]&amp;&quot; ~ &quot; &amp; &quot;&quot;&quot;&quot; &amp; [.A36] &amp; &quot;&quot;&quot;&quot;" office:value-type="string" office:string-value="team2_id == 2086 ~ &quot;Butler&quot;">
            <text:p>team2_id == 2086 ~ "Butler"</text:p>
          </table:table-cell>
        </table:table-row>
        <table:table-row table:style-name="ro1">
          <table:table-cell office:value-type="string">
            <text:p>BYU</text:p>
          </table:table-cell>
          <table:table-cell office:value-type="float" office:value="499">
            <text:p>499</text:p>
          </table:table-cell>
          <table:table-cell office:value-type="string">
            <text:p>BYU</text:p>
          </table:table-cell>
          <table:table-cell office:value-type="float" office:value="252">
            <text:p>252</text:p>
          </table:table-cell>
          <table:table-cell table:formula="of:=&quot;team1_id == &quot; &amp;[.D37]&amp;&quot; ~ &quot; &amp; &quot;&quot;&quot;&quot; &amp; [.A37] &amp; &quot;&quot;&quot;&quot;" office:value-type="string" office:string-value="team1_id == 252 ~ &quot;BYU&quot;">
            <text:p>team1_id == 252 ~ "BYU"</text:p>
          </table:table-cell>
          <table:table-cell table:number-columns-repeated="2"/>
          <table:table-cell table:formula="of:=&quot;team2_id == &quot; &amp;[.D37]&amp;&quot; ~ &quot; &amp; &quot;&quot;&quot;&quot; &amp; [.A37] &amp; &quot;&quot;&quot;&quot;" office:value-type="string" office:string-value="team2_id == 252 ~ &quot;BYU&quot;">
            <text:p>team2_id == 252 ~ "BYU"</text:p>
          </table:table-cell>
        </table:table-row>
        <table:table-row table:style-name="ro1">
          <table:table-cell office:value-type="string">
            <text:p>Cal Baptist</text:p>
          </table:table-cell>
          <table:table-cell office:value-type="float" office:value="104">
            <text:p>104</text:p>
          </table:table-cell>
          <table:table-cell office:value-type="string">
            <text:p>California Baptist</text:p>
          </table:table-cell>
          <table:table-cell office:value-type="float" office:value="2856">
            <text:p>2856</text:p>
          </table:table-cell>
          <table:table-cell table:formula="of:=&quot;team1_id == &quot; &amp;[.D38]&amp;&quot; ~ &quot; &amp; &quot;&quot;&quot;&quot; &amp; [.A38] &amp; &quot;&quot;&quot;&quot;" office:value-type="string" office:string-value="team1_id == 2856 ~ &quot;Cal Baptist&quot;">
            <text:p>team1_id == 2856 ~ "Cal Baptist"</text:p>
          </table:table-cell>
          <table:table-cell table:number-columns-repeated="2"/>
          <table:table-cell table:formula="of:=&quot;team2_id == &quot; &amp;[.D38]&amp;&quot; ~ &quot; &amp; &quot;&quot;&quot;&quot; &amp; [.A38] &amp; &quot;&quot;&quot;&quot;" office:value-type="string" office:string-value="team2_id == 2856 ~ &quot;Cal Baptist&quot;">
            <text:p>team2_id == 2856 ~ "Cal Baptist"</text:p>
          </table:table-cell>
        </table:table-row>
        <table:table-row table:style-name="ro1">
          <table:table-cell office:value-type="string">
            <text:p>Cal Poly</text:p>
          </table:table-cell>
          <table:table-cell office:value-type="float" office:value="426">
            <text:p>426</text:p>
          </table:table-cell>
          <table:table-cell office:value-type="string">
            <text:p>Cal Poly</text:p>
          </table:table-cell>
          <table:table-cell office:value-type="float" office:value="13">
            <text:p>13</text:p>
          </table:table-cell>
          <table:table-cell table:formula="of:=&quot;team1_id == &quot; &amp;[.D39]&amp;&quot; ~ &quot; &amp; &quot;&quot;&quot;&quot; &amp; [.A39] &amp; &quot;&quot;&quot;&quot;" office:value-type="string" office:string-value="team1_id == 13 ~ &quot;Cal Poly&quot;">
            <text:p>team1_id == 13 ~ "Cal Poly"</text:p>
          </table:table-cell>
          <table:table-cell table:number-columns-repeated="2"/>
          <table:table-cell table:formula="of:=&quot;team2_id == &quot; &amp;[.D39]&amp;&quot; ~ &quot; &amp; &quot;&quot;&quot;&quot; &amp; [.A39] &amp; &quot;&quot;&quot;&quot;" office:value-type="string" office:string-value="team2_id == 13 ~ &quot;Cal Poly&quot;">
            <text:p>team2_id == 13 ~ "Cal Poly"</text:p>
          </table:table-cell>
        </table:table-row>
        <table:table-row table:style-name="ro1">
          <table:table-cell office:value-type="string">
            <text:p>Cal St. Bakersfield</text:p>
          </table:table-cell>
          <table:table-cell office:value-type="float" office:value="427">
            <text:p>427</text:p>
          </table:table-cell>
          <table:table-cell office:value-type="string">
            <text:p>Cal State Bakersfield</text:p>
          </table:table-cell>
          <table:table-cell office:value-type="float" office:value="2934">
            <text:p>2934</text:p>
          </table:table-cell>
          <table:table-cell table:formula="of:=&quot;team1_id == &quot; &amp;[.D40]&amp;&quot; ~ &quot; &amp; &quot;&quot;&quot;&quot; &amp; [.A40] &amp; &quot;&quot;&quot;&quot;" office:value-type="string" office:string-value="team1_id == 2934 ~ &quot;Cal St. Bakersfield&quot;">
            <text:p>team1_id == 2934 ~ "Cal St. Bakersfield"</text:p>
          </table:table-cell>
          <table:table-cell table:number-columns-repeated="2"/>
          <table:table-cell table:formula="of:=&quot;team2_id == &quot; &amp;[.D40]&amp;&quot; ~ &quot; &amp; &quot;&quot;&quot;&quot; &amp; [.A40] &amp; &quot;&quot;&quot;&quot;" office:value-type="string" office:string-value="team2_id == 2934 ~ &quot;Cal St. Bakersfield&quot;">
            <text:p>team2_id == 2934 ~ "Cal St. Bakersfield"</text:p>
          </table:table-cell>
        </table:table-row>
        <table:table-row table:style-name="ro1">
          <table:table-cell office:value-type="string">
            <text:p>Cal St. Fullerton</text:p>
          </table:table-cell>
          <table:table-cell office:value-type="float" office:value="435">
            <text:p>435</text:p>
          </table:table-cell>
          <table:table-cell office:value-type="string">
            <text:p>Cal State Fullerton</text:p>
          </table:table-cell>
          <table:table-cell office:value-type="float" office:value="2239">
            <text:p>2239</text:p>
          </table:table-cell>
          <table:table-cell table:formula="of:=&quot;team1_id == &quot; &amp;[.D41]&amp;&quot; ~ &quot; &amp; &quot;&quot;&quot;&quot; &amp; [.A41] &amp; &quot;&quot;&quot;&quot;" office:value-type="string" office:string-value="team1_id == 2239 ~ &quot;Cal St. Fullerton&quot;">
            <text:p>team1_id == 2239 ~ "Cal St. Fullerton"</text:p>
          </table:table-cell>
          <table:table-cell table:number-columns-repeated="2"/>
          <table:table-cell table:formula="of:=&quot;team2_id == &quot; &amp;[.D41]&amp;&quot; ~ &quot; &amp; &quot;&quot;&quot;&quot; &amp; [.A41] &amp; &quot;&quot;&quot;&quot;" office:value-type="string" office:string-value="team2_id == 2239 ~ &quot;Cal St. Fullerton&quot;">
            <text:p>team2_id == 2239 ~ "Cal St. Fullerton"</text:p>
          </table:table-cell>
        </table:table-row>
        <table:table-row table:style-name="ro2">
          <table:table-cell office:value-type="string">
            <text:p>Cal St. Northridge</text:p>
          </table:table-cell>
          <table:table-cell office:value-type="float" office:value="436">
            <text:p>436</text:p>
          </table:table-cell>
          <table:table-cell office:value-type="string">
            <text:p>Cal State Northridge</text:p>
          </table:table-cell>
          <table:table-cell office:value-type="float" office:value="2463">
            <text:p>2463</text:p>
          </table:table-cell>
          <table:table-cell table:formula="of:=&quot;team1_id == &quot; &amp;[.D42]&amp;&quot; ~ &quot; &amp; &quot;&quot;&quot;&quot; &amp; [.A42] &amp; &quot;&quot;&quot;&quot;" office:value-type="string" office:string-value="team1_id == 2463 ~ &quot;Cal St. Northridge&quot;">
            <text:p>team1_id == 2463 ~ "Cal St. Northridge"</text:p>
          </table:table-cell>
          <table:table-cell table:number-columns-repeated="2"/>
          <table:table-cell table:formula="of:=&quot;team2_id == &quot; &amp;[.D42]&amp;&quot; ~ &quot; &amp; &quot;&quot;&quot;&quot; &amp; [.A42] &amp; &quot;&quot;&quot;&quot;" office:value-type="string" office:string-value="team2_id == 2463 ~ &quot;Cal St. Northridge&quot;">
            <text:p>team2_id == 2463 ~ "Cal St. Northridge"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float" office:value="491">
            <text:p>491</text:p>
          </table:table-cell>
          <table:table-cell office:value-type="string">
            <text:p>California</text:p>
          </table:table-cell>
          <table:table-cell office:value-type="float" office:value="25">
            <text:p>25</text:p>
          </table:table-cell>
          <table:table-cell table:formula="of:=&quot;team1_id == &quot; &amp;[.D43]&amp;&quot; ~ &quot; &amp; &quot;&quot;&quot;&quot; &amp; [.A43] &amp; &quot;&quot;&quot;&quot;" office:value-type="string" office:string-value="team1_id == 25 ~ &quot;California&quot;">
            <text:p>team1_id == 25 ~ "California"</text:p>
          </table:table-cell>
          <table:table-cell table:number-columns-repeated="2"/>
          <table:table-cell table:formula="of:=&quot;team2_id == &quot; &amp;[.D43]&amp;&quot; ~ &quot; &amp; &quot;&quot;&quot;&quot; &amp; [.A43] &amp; &quot;&quot;&quot;&quot;" office:value-type="string" office:string-value="team2_id == 25 ~ &quot;California&quot;">
            <text:p>team2_id == 25 ~ "California"</text:p>
          </table:table-cell>
        </table:table-row>
        <table:table-row table:style-name="ro1">
          <table:table-cell office:value-type="string">
            <text:p>Campbell</text:p>
          </table:table-cell>
          <table:table-cell office:value-type="float" office:value="435">
            <text:p>435</text:p>
          </table:table-cell>
          <table:table-cell office:value-type="string">
            <text:p>Campbell</text:p>
          </table:table-cell>
          <table:table-cell office:value-type="float" office:value="2097">
            <text:p>2097</text:p>
          </table:table-cell>
          <table:table-cell table:formula="of:=&quot;team1_id == &quot; &amp;[.D44]&amp;&quot; ~ &quot; &amp; &quot;&quot;&quot;&quot; &amp; [.A44] &amp; &quot;&quot;&quot;&quot;" office:value-type="string" office:string-value="team1_id == 2097 ~ &quot;Campbell&quot;">
            <text:p>team1_id == 2097 ~ "Campbell"</text:p>
          </table:table-cell>
          <table:table-cell table:number-columns-repeated="2"/>
          <table:table-cell table:formula="of:=&quot;team2_id == &quot; &amp;[.D44]&amp;&quot; ~ &quot; &amp; &quot;&quot;&quot;&quot; &amp; [.A44] &amp; &quot;&quot;&quot;&quot;" office:value-type="string" office:string-value="team2_id == 2097 ~ &quot;Campbell&quot;">
            <text:p>team2_id == 2097 ~ "Campbell"</text:p>
          </table:table-cell>
        </table:table-row>
        <table:table-row table:style-name="ro2">
          <table:table-cell office:value-type="string">
            <text:p>Canisius</text:p>
          </table:table-cell>
          <table:table-cell office:value-type="float" office:value="461">
            <text:p>461</text:p>
          </table:table-cell>
          <table:table-cell office:value-type="string">
            <text:p>Canisius</text:p>
          </table:table-cell>
          <table:table-cell office:value-type="float" office:value="2099">
            <text:p>2099</text:p>
          </table:table-cell>
          <table:table-cell table:formula="of:=&quot;team1_id == &quot; &amp;[.D45]&amp;&quot; ~ &quot; &amp; &quot;&quot;&quot;&quot; &amp; [.A45] &amp; &quot;&quot;&quot;&quot;" office:value-type="string" office:string-value="team1_id == 2099 ~ &quot;Canisius&quot;">
            <text:p>team1_id == 2099 ~ "Canisius"</text:p>
          </table:table-cell>
          <table:table-cell table:number-columns-repeated="2"/>
          <table:table-cell table:formula="of:=&quot;team2_id == &quot; &amp;[.D45]&amp;&quot; ~ &quot; &amp; &quot;&quot;&quot;&quot; &amp; [.A45] &amp; &quot;&quot;&quot;&quot;" office:value-type="string" office:string-value="team2_id == 2099 ~ &quot;Canisius&quot;">
            <text:p>team2_id == 2099 ~ "Canisius"</text:p>
          </table:table-cell>
        </table:table-row>
        <table:table-row table:style-name="ro1">
          <table:table-cell office:value-type="string">
            <text:p>Centenary</text:p>
          </table:table-cell>
          <table:table-cell office:value-type="float" office:value="114">
            <text:p>114</text:p>
          </table:table-cell>
          <table:table-cell office:value-type="string">
            <text:p>Centenary Louisiana</text:p>
          </table:table-cell>
          <table:table-cell office:value-type="float" office:value="2113">
            <text:p>2113</text:p>
          </table:table-cell>
          <table:table-cell table:formula="of:=&quot;team1_id == &quot; &amp;[.D46]&amp;&quot; ~ &quot; &amp; &quot;&quot;&quot;&quot; &amp; [.A46] &amp; &quot;&quot;&quot;&quot;" office:value-type="string" office:string-value="team1_id == 2113 ~ &quot;Centenary&quot;">
            <text:p>team1_id == 2113 ~ "Centenary"</text:p>
          </table:table-cell>
          <table:table-cell table:number-columns-repeated="2"/>
          <table:table-cell table:formula="of:=&quot;team2_id == &quot; &amp;[.D46]&amp;&quot; ~ &quot; &amp; &quot;&quot;&quot;&quot; &amp; [.A46] &amp; &quot;&quot;&quot;&quot;" office:value-type="string" office:string-value="team2_id == 2113 ~ &quot;Centenary&quot;">
            <text:p>team2_id == 2113 ~ "Centenary"</text:p>
          </table:table-cell>
        </table:table-row>
        <table:table-row table:style-name="ro1">
          <table:table-cell office:value-type="string">
            <text:p>Central Arkansas</text:p>
          </table:table-cell>
          <table:table-cell office:value-type="float" office:value="419">
            <text:p>419</text:p>
          </table:table-cell>
          <table:table-cell office:value-type="string">
            <text:p>Central Arkansas</text:p>
          </table:table-cell>
          <table:table-cell office:value-type="float" office:value="2110">
            <text:p>2110</text:p>
          </table:table-cell>
          <table:table-cell table:formula="of:=&quot;team1_id == &quot; &amp;[.D47]&amp;&quot; ~ &quot; &amp; &quot;&quot;&quot;&quot; &amp; [.A47] &amp; &quot;&quot;&quot;&quot;" office:value-type="string" office:string-value="team1_id == 2110 ~ &quot;Central Arkansas&quot;">
            <text:p>team1_id == 2110 ~ "Central Arkansas"</text:p>
          </table:table-cell>
          <table:table-cell table:number-columns-repeated="2"/>
          <table:table-cell table:formula="of:=&quot;team2_id == &quot; &amp;[.D47]&amp;&quot; ~ &quot; &amp; &quot;&quot;&quot;&quot; &amp; [.A47] &amp; &quot;&quot;&quot;&quot;" office:value-type="string" office:string-value="team2_id == 2110 ~ &quot;Central Arkansas&quot;">
            <text:p>team2_id == 2110 ~ "Central Arkansas"</text:p>
          </table:table-cell>
        </table:table-row>
        <table:table-row table:style-name="ro1">
          <table:table-cell office:value-type="string">
            <text:p>Central Connecticut</text:p>
          </table:table-cell>
          <table:table-cell office:value-type="float" office:value="441">
            <text:p>441</text:p>
          </table:table-cell>
          <table:table-cell office:value-type="string">
            <text:p>Central Connecticut</text:p>
          </table:table-cell>
          <table:table-cell office:value-type="float" office:value="2115">
            <text:p>2115</text:p>
          </table:table-cell>
          <table:table-cell table:formula="of:=&quot;team1_id == &quot; &amp;[.D48]&amp;&quot; ~ &quot; &amp; &quot;&quot;&quot;&quot; &amp; [.A48] &amp; &quot;&quot;&quot;&quot;" office:value-type="string" office:string-value="team1_id == 2115 ~ &quot;Central Connecticut&quot;">
            <text:p>team1_id == 2115 ~ "Central Connecticut"</text:p>
          </table:table-cell>
          <table:table-cell table:number-columns-repeated="2"/>
          <table:table-cell table:formula="of:=&quot;team2_id == &quot; &amp;[.D48]&amp;&quot; ~ &quot; &amp; &quot;&quot;&quot;&quot; &amp; [.A48] &amp; &quot;&quot;&quot;&quot;" office:value-type="string" office:string-value="team2_id == 2115 ~ &quot;Central Connecticut&quot;">
            <text:p>team2_id == 2115 ~ "Central Connecticut"</text:p>
          </table:table-cell>
        </table:table-row>
        <table:table-row table:style-name="ro1">
          <table:table-cell office:value-type="string">
            <text:p>Central Michigan</text:p>
          </table:table-cell>
          <table:table-cell office:value-type="float" office:value="442">
            <text:p>442</text:p>
          </table:table-cell>
          <table:table-cell office:value-type="string">
            <text:p>Central Michigan</text:p>
          </table:table-cell>
          <table:table-cell office:value-type="float" office:value="2117">
            <text:p>2117</text:p>
          </table:table-cell>
          <table:table-cell table:formula="of:=&quot;team1_id == &quot; &amp;[.D49]&amp;&quot; ~ &quot; &amp; &quot;&quot;&quot;&quot; &amp; [.A49] &amp; &quot;&quot;&quot;&quot;" office:value-type="string" office:string-value="team1_id == 2117 ~ &quot;Central Michigan&quot;">
            <text:p>team1_id == 2117 ~ "Central Michigan"</text:p>
          </table:table-cell>
          <table:table-cell table:number-columns-repeated="2"/>
          <table:table-cell table:formula="of:=&quot;team2_id == &quot; &amp;[.D49]&amp;&quot; ~ &quot; &amp; &quot;&quot;&quot;&quot; &amp; [.A49] &amp; &quot;&quot;&quot;&quot;" office:value-type="string" office:string-value="team2_id == 2117 ~ &quot;Central Michigan&quot;">
            <text:p>team2_id == 2117 ~ "Central Michigan"</text:p>
          </table:table-cell>
        </table:table-row>
        <table:table-row table:style-name="ro1">
          <table:table-cell office:value-type="string">
            <text:p>Charleston Southern</text:p>
          </table:table-cell>
          <table:table-cell office:value-type="float" office:value="409">
            <text:p>409</text:p>
          </table:table-cell>
          <table:table-cell office:value-type="string">
            <text:p>Charleston Southern</text:p>
          </table:table-cell>
          <table:table-cell office:value-type="float" office:value="2127">
            <text:p>2127</text:p>
          </table:table-cell>
          <table:table-cell table:formula="of:=&quot;team1_id == &quot; &amp;[.D50]&amp;&quot; ~ &quot; &amp; &quot;&quot;&quot;&quot; &amp; [.A50] &amp; &quot;&quot;&quot;&quot;" office:value-type="string" office:string-value="team1_id == 2127 ~ &quot;Charleston Southern&quot;">
            <text:p>team1_id == 2127 ~ "Charleston Southern"</text:p>
          </table:table-cell>
          <table:table-cell table:number-columns-repeated="2"/>
          <table:table-cell table:formula="of:=&quot;team2_id == &quot; &amp;[.D50]&amp;&quot; ~ &quot; &amp; &quot;&quot;&quot;&quot; &amp; [.A50] &amp; &quot;&quot;&quot;&quot;" office:value-type="string" office:string-value="team2_id == 2127 ~ &quot;Charleston Southern&quot;">
            <text:p>team2_id == 2127 ~ "Charleston Southern"</text:p>
          </table:table-cell>
        </table:table-row>
        <table:table-row table:style-name="ro1">
          <table:table-cell office:value-type="string">
            <text:p>Charlotte</text:p>
          </table:table-cell>
          <table:table-cell office:value-type="float" office:value="455">
            <text:p>455</text:p>
          </table:table-cell>
          <table:table-cell office:value-type="string">
            <text:p>Charlotte</text:p>
          </table:table-cell>
          <table:table-cell office:value-type="float" office:value="2429">
            <text:p>2429</text:p>
          </table:table-cell>
          <table:table-cell table:formula="of:=&quot;team1_id == &quot; &amp;[.D51]&amp;&quot; ~ &quot; &amp; &quot;&quot;&quot;&quot; &amp; [.A51] &amp; &quot;&quot;&quot;&quot;" office:value-type="string" office:string-value="team1_id == 2429 ~ &quot;Charlotte&quot;">
            <text:p>team1_id == 2429 ~ "Charlotte"</text:p>
          </table:table-cell>
          <table:table-cell table:number-columns-repeated="2"/>
          <table:table-cell table:formula="of:=&quot;team2_id == &quot; &amp;[.D51]&amp;&quot; ~ &quot; &amp; &quot;&quot;&quot;&quot; &amp; [.A51] &amp; &quot;&quot;&quot;&quot;" office:value-type="string" office:string-value="team2_id == 2429 ~ &quot;Charlotte&quot;">
            <text:p>team2_id == 2429 ~ "Charlotte"</text:p>
          </table:table-cell>
        </table:table-row>
        <table:table-row table:style-name="ro1">
          <table:table-cell office:value-type="string">
            <text:p>Chattanooga</text:p>
          </table:table-cell>
          <table:table-cell office:value-type="float" office:value="452">
            <text:p>452</text:p>
          </table:table-cell>
          <table:table-cell office:value-type="string">
            <text:p>Chattanooga</text:p>
          </table:table-cell>
          <table:table-cell office:value-type="float" office:value="236">
            <text:p>236</text:p>
          </table:table-cell>
          <table:table-cell table:formula="of:=&quot;team1_id == &quot; &amp;[.D52]&amp;&quot; ~ &quot; &amp; &quot;&quot;&quot;&quot; &amp; [.A52] &amp; &quot;&quot;&quot;&quot;" office:value-type="string" office:string-value="team1_id == 236 ~ &quot;Chattanooga&quot;">
            <text:p>team1_id == 236 ~ "Chattanooga"</text:p>
          </table:table-cell>
          <table:table-cell table:number-columns-repeated="2"/>
          <table:table-cell table:formula="of:=&quot;team2_id == &quot; &amp;[.D52]&amp;&quot; ~ &quot; &amp; &quot;&quot;&quot;&quot; &amp; [.A52] &amp; &quot;&quot;&quot;&quot;" office:value-type="string" office:string-value="team2_id == 236 ~ &quot;Chattanooga&quot;">
            <text:p>team2_id == 236 ~ "Chattanooga"</text:p>
          </table:table-cell>
        </table:table-row>
        <table:table-row table:style-name="ro1">
          <table:table-cell office:value-type="string">
            <text:p>Chicago St.</text:p>
          </table:table-cell>
          <table:table-cell office:value-type="float" office:value="413">
            <text:p>413</text:p>
          </table:table-cell>
          <table:table-cell office:value-type="string">
            <text:p>Chicago State</text:p>
          </table:table-cell>
          <table:table-cell office:value-type="float" office:value="2130">
            <text:p>2130</text:p>
          </table:table-cell>
          <table:table-cell table:formula="of:=&quot;team1_id == &quot; &amp;[.D53]&amp;&quot; ~ &quot; &amp; &quot;&quot;&quot;&quot; &amp; [.A53] &amp; &quot;&quot;&quot;&quot;" office:value-type="string" office:string-value="team1_id == 2130 ~ &quot;Chicago St.&quot;">
            <text:p>team1_id == 2130 ~ "Chicago St."</text:p>
          </table:table-cell>
          <table:table-cell table:number-columns-repeated="2"/>
          <table:table-cell table:formula="of:=&quot;team2_id == &quot; &amp;[.D53]&amp;&quot; ~ &quot; &amp; &quot;&quot;&quot;&quot; &amp; [.A53] &amp; &quot;&quot;&quot;&quot;" office:value-type="string" office:string-value="team2_id == 2130 ~ &quot;Chicago St.&quot;">
            <text:p>team2_id == 2130 ~ "Chicago St."</text:p>
          </table:table-cell>
        </table:table-row>
        <table:table-row table:style-name="ro1">
          <table:table-cell office:value-type="string">
            <text:p>Cincinnati</text:p>
          </table:table-cell>
          <table:table-cell office:value-type="float" office:value="497">
            <text:p>497</text:p>
          </table:table-cell>
          <table:table-cell office:value-type="string">
            <text:p>Cincinnati</text:p>
          </table:table-cell>
          <table:table-cell office:value-type="float" office:value="2132">
            <text:p>2132</text:p>
          </table:table-cell>
          <table:table-cell table:formula="of:=&quot;team1_id == &quot; &amp;[.D54]&amp;&quot; ~ &quot; &amp; &quot;&quot;&quot;&quot; &amp; [.A54] &amp; &quot;&quot;&quot;&quot;" office:value-type="string" office:string-value="team1_id == 2132 ~ &quot;Cincinnati&quot;">
            <text:p>team1_id == 2132 ~ "Cincinnati"</text:p>
          </table:table-cell>
          <table:table-cell table:number-columns-repeated="2"/>
          <table:table-cell table:formula="of:=&quot;team2_id == &quot; &amp;[.D54]&amp;&quot; ~ &quot; &amp; &quot;&quot;&quot;&quot; &amp; [.A54] &amp; &quot;&quot;&quot;&quot;" office:value-type="string" office:string-value="team2_id == 2132 ~ &quot;Cincinnati&quot;">
            <text:p>team2_id == 2132 ~ "Cincinnati"</text:p>
          </table:table-cell>
        </table:table-row>
        <table:table-row table:style-name="ro1">
          <table:table-cell office:value-type="string">
            <text:p>Clemson</text:p>
          </table:table-cell>
          <table:table-cell office:value-type="float" office:value="481">
            <text:p>481</text:p>
          </table:table-cell>
          <table:table-cell office:value-type="string">
            <text:p>Clemson</text:p>
          </table:table-cell>
          <table:table-cell office:value-type="float" office:value="228">
            <text:p>228</text:p>
          </table:table-cell>
          <table:table-cell table:formula="of:=&quot;team1_id == &quot; &amp;[.D55]&amp;&quot; ~ &quot; &amp; &quot;&quot;&quot;&quot; &amp; [.A55] &amp; &quot;&quot;&quot;&quot;" office:value-type="string" office:string-value="team1_id == 228 ~ &quot;Clemson&quot;">
            <text:p>team1_id == 228 ~ "Clemson"</text:p>
          </table:table-cell>
          <table:table-cell table:number-columns-repeated="2"/>
          <table:table-cell table:formula="of:=&quot;team2_id == &quot; &amp;[.D55]&amp;&quot; ~ &quot; &amp; &quot;&quot;&quot;&quot; &amp; [.A55] &amp; &quot;&quot;&quot;&quot;" office:value-type="string" office:string-value="team2_id == 228 ~ &quot;Clemson&quot;">
            <text:p>team2_id == 228 ~ "Clemson"</text:p>
          </table:table-cell>
        </table:table-row>
        <table:table-row table:style-name="ro1">
          <table:table-cell office:value-type="string">
            <text:p>Cleveland St.</text:p>
          </table:table-cell>
          <table:table-cell office:value-type="float" office:value="465">
            <text:p>465</text:p>
          </table:table-cell>
          <table:table-cell office:value-type="string">
            <text:p>Cleveland State</text:p>
          </table:table-cell>
          <table:table-cell office:value-type="float" office:value="325">
            <text:p>325</text:p>
          </table:table-cell>
          <table:table-cell table:formula="of:=&quot;team1_id == &quot; &amp;[.D56]&amp;&quot; ~ &quot; &amp; &quot;&quot;&quot;&quot; &amp; [.A56] &amp; &quot;&quot;&quot;&quot;" office:value-type="string" office:string-value="team1_id == 325 ~ &quot;Cleveland St.&quot;">
            <text:p>team1_id == 325 ~ "Cleveland St."</text:p>
          </table:table-cell>
          <table:table-cell table:number-columns-repeated="2"/>
          <table:table-cell table:formula="of:=&quot;team2_id == &quot; &amp;[.D56]&amp;&quot; ~ &quot; &amp; &quot;&quot;&quot;&quot; &amp; [.A56] &amp; &quot;&quot;&quot;&quot;" office:value-type="string" office:string-value="team2_id == 325 ~ &quot;Cleveland St.&quot;">
            <text:p>team2_id == 325 ~ "Cleveland St."</text:p>
          </table:table-cell>
        </table:table-row>
        <table:table-row table:style-name="ro1">
          <table:table-cell office:value-type="string">
            <text:p>Coastal Carolina</text:p>
          </table:table-cell>
          <table:table-cell office:value-type="float" office:value="437">
            <text:p>437</text:p>
          </table:table-cell>
          <table:table-cell office:value-type="string">
            <text:p>Coastal Carolina</text:p>
          </table:table-cell>
          <table:table-cell office:value-type="float" office:value="324">
            <text:p>324</text:p>
          </table:table-cell>
          <table:table-cell table:formula="of:=&quot;team1_id == &quot; &amp;[.D57]&amp;&quot; ~ &quot; &amp; &quot;&quot;&quot;&quot; &amp; [.A57] &amp; &quot;&quot;&quot;&quot;" office:value-type="string" office:string-value="team1_id == 324 ~ &quot;Coastal Carolina&quot;">
            <text:p>team1_id == 324 ~ "Coastal Carolina"</text:p>
          </table:table-cell>
          <table:table-cell table:number-columns-repeated="2"/>
          <table:table-cell table:formula="of:=&quot;team2_id == &quot; &amp;[.D57]&amp;&quot; ~ &quot; &amp; &quot;&quot;&quot;&quot; &amp; [.A57] &amp; &quot;&quot;&quot;&quot;" office:value-type="string" office:string-value="team2_id == 324 ~ &quot;Coastal Carolina&quot;">
            <text:p>team2_id == 324 ~ "Coastal Carolina"</text:p>
          </table:table-cell>
        </table:table-row>
        <table:table-row table:style-name="ro1">
          <table:table-cell office:value-type="string">
            <text:p>Colgate</text:p>
          </table:table-cell>
          <table:table-cell office:value-type="float" office:value="454">
            <text:p>454</text:p>
          </table:table-cell>
          <table:table-cell office:value-type="string">
            <text:p>Colgate</text:p>
          </table:table-cell>
          <table:table-cell office:value-type="float" office:value="2142">
            <text:p>2142</text:p>
          </table:table-cell>
          <table:table-cell table:formula="of:=&quot;team1_id == &quot; &amp;[.D58]&amp;&quot; ~ &quot; &amp; &quot;&quot;&quot;&quot; &amp; [.A58] &amp; &quot;&quot;&quot;&quot;" office:value-type="string" office:string-value="team1_id == 2142 ~ &quot;Colgate&quot;">
            <text:p>team1_id == 2142 ~ "Colgate"</text:p>
          </table:table-cell>
          <table:table-cell table:number-columns-repeated="2"/>
          <table:table-cell table:formula="of:=&quot;team2_id == &quot; &amp;[.D58]&amp;&quot; ~ &quot; &amp; &quot;&quot;&quot;&quot; &amp; [.A58] &amp; &quot;&quot;&quot;&quot;" office:value-type="string" office:string-value="team2_id == 2142 ~ &quot;Colgate&quot;">
            <text:p>team2_id == 2142 ~ "Colgate"</text:p>
          </table:table-cell>
        </table:table-row>
        <table:table-row table:style-name="ro1">
          <table:table-cell office:value-type="string">
            <text:p>College of Charleston</text:p>
          </table:table-cell>
          <table:table-cell office:value-type="float" office:value="476">
            <text:p>476</text:p>
          </table:table-cell>
          <table:table-cell office:value-type="string">
            <text:p>Charleston</text:p>
          </table:table-cell>
          <table:table-cell office:value-type="float" office:value="232">
            <text:p>232</text:p>
          </table:table-cell>
          <table:table-cell table:formula="of:=&quot;team1_id == &quot; &amp;[.D59]&amp;&quot; ~ &quot; &amp; &quot;&quot;&quot;&quot; &amp; [.A59] &amp; &quot;&quot;&quot;&quot;" office:value-type="string" office:string-value="team1_id == 232 ~ &quot;College of Charleston&quot;">
            <text:p>team1_id == 232 ~ "College of Charleston"</text:p>
          </table:table-cell>
          <table:table-cell table:number-columns-repeated="2"/>
          <table:table-cell table:formula="of:=&quot;team2_id == &quot; &amp;[.D59]&amp;&quot; ~ &quot; &amp; &quot;&quot;&quot;&quot; &amp; [.A59] &amp; &quot;&quot;&quot;&quot;" office:value-type="string" office:string-value="team2_id == 232 ~ &quot;College of Charleston&quot;">
            <text:p>team2_id == 232 ~ "College of Charleston"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float" office:value="494">
            <text:p>494</text:p>
          </table:table-cell>
          <table:table-cell office:value-type="string">
            <text:p>Colorado</text:p>
          </table:table-cell>
          <table:table-cell office:value-type="float" office:value="38">
            <text:p>38</text:p>
          </table:table-cell>
          <table:table-cell table:formula="of:=&quot;team1_id == &quot; &amp;[.D60]&amp;&quot; ~ &quot; &amp; &quot;&quot;&quot;&quot; &amp; [.A60] &amp; &quot;&quot;&quot;&quot;" office:value-type="string" office:string-value="team1_id == 38 ~ &quot;Colorado&quot;">
            <text:p>team1_id == 38 ~ "Colorado"</text:p>
          </table:table-cell>
          <table:table-cell table:number-columns-repeated="2"/>
          <table:table-cell table:formula="of:=&quot;team2_id == &quot; &amp;[.D60]&amp;&quot; ~ &quot; &amp; &quot;&quot;&quot;&quot; &amp; [.A60] &amp; &quot;&quot;&quot;&quot;" office:value-type="string" office:string-value="team2_id == 38 ~ &quot;Colorado&quot;">
            <text:p>team2_id == 38 ~ "Colorado"</text:p>
          </table:table-cell>
        </table:table-row>
        <table:table-row table:style-name="ro1">
          <table:table-cell office:value-type="string">
            <text:p>Colorado St.</text:p>
          </table:table-cell>
          <table:table-cell office:value-type="float" office:value="465">
            <text:p>465</text:p>
          </table:table-cell>
          <table:table-cell office:value-type="string">
            <text:p>Colorado State</text:p>
          </table:table-cell>
          <table:table-cell office:value-type="float" office:value="36">
            <text:p>36</text:p>
          </table:table-cell>
          <table:table-cell table:formula="of:=&quot;team1_id == &quot; &amp;[.D61]&amp;&quot; ~ &quot; &amp; &quot;&quot;&quot;&quot; &amp; [.A61] &amp; &quot;&quot;&quot;&quot;" office:value-type="string" office:string-value="team1_id == 36 ~ &quot;Colorado St.&quot;">
            <text:p>team1_id == 36 ~ "Colorado St."</text:p>
          </table:table-cell>
          <table:table-cell table:number-columns-repeated="2"/>
          <table:table-cell table:formula="of:=&quot;team2_id == &quot; &amp;[.D61]&amp;&quot; ~ &quot; &amp; &quot;&quot;&quot;&quot; &amp; [.A61] &amp; &quot;&quot;&quot;&quot;" office:value-type="string" office:string-value="team2_id == 36 ~ &quot;Colorado St.&quot;">
            <text:p>team2_id == 36 ~ "Colorado St."</text:p>
          </table:table-cell>
        </table:table-row>
        <table:table-row table:style-name="ro1">
          <table:table-cell office:value-type="string">
            <text:p>Columbia</text:p>
          </table:table-cell>
          <table:table-cell office:value-type="float" office:value="390">
            <text:p>390</text:p>
          </table:table-cell>
          <table:table-cell office:value-type="string">
            <text:p>Columbia</text:p>
          </table:table-cell>
          <table:table-cell office:value-type="float" office:value="171">
            <text:p>171</text:p>
          </table:table-cell>
          <table:table-cell table:formula="of:=&quot;team1_id == &quot; &amp;[.D62]&amp;&quot; ~ &quot; &amp; &quot;&quot;&quot;&quot; &amp; [.A62] &amp; &quot;&quot;&quot;&quot;" office:value-type="string" office:string-value="team1_id == 171 ~ &quot;Columbia&quot;">
            <text:p>team1_id == 171 ~ "Columbia"</text:p>
          </table:table-cell>
          <table:table-cell table:number-columns-repeated="2"/>
          <table:table-cell table:formula="of:=&quot;team2_id == &quot; &amp;[.D62]&amp;&quot; ~ &quot; &amp; &quot;&quot;&quot;&quot; &amp; [.A62] &amp; &quot;&quot;&quot;&quot;" office:value-type="string" office:string-value="team2_id == 171 ~ &quot;Columbia&quot;">
            <text:p>team2_id == 171 ~ "Columbia"</text:p>
          </table:table-cell>
        </table:table-row>
        <table:table-row table:style-name="ro2">
          <table:table-cell office:value-type="string">
            <text:p>Connecticut</text:p>
          </table:table-cell>
          <table:table-cell office:value-type="float" office:value="503">
            <text:p>503</text:p>
          </table:table-cell>
          <table:table-cell office:value-type="string">
            <text:p>UConn</text:p>
          </table:table-cell>
          <table:table-cell office:value-type="float" office:value="41">
            <text:p>41</text:p>
          </table:table-cell>
          <table:table-cell table:formula="of:=&quot;team1_id == &quot; &amp;[.D63]&amp;&quot; ~ &quot; &amp; &quot;&quot;&quot;&quot; &amp; [.A63] &amp; &quot;&quot;&quot;&quot;" office:value-type="string" office:string-value="team1_id == 41 ~ &quot;Connecticut&quot;">
            <text:p>team1_id == 41 ~ "Connecticut"</text:p>
          </table:table-cell>
          <table:table-cell table:number-columns-repeated="2"/>
          <table:table-cell table:formula="of:=&quot;team2_id == &quot; &amp;[.D63]&amp;&quot; ~ &quot; &amp; &quot;&quot;&quot;&quot; &amp; [.A63] &amp; &quot;&quot;&quot;&quot;" office:value-type="string" office:string-value="team2_id == 41 ~ &quot;Connecticut&quot;">
            <text:p>team2_id == 41 ~ "Connecticut"</text:p>
          </table:table-cell>
        </table:table-row>
        <table:table-row table:style-name="ro2">
          <table:table-cell office:value-type="string">
            <text:p>Coppin St.</text:p>
          </table:table-cell>
          <table:table-cell office:value-type="float" office:value="448">
            <text:p>448</text:p>
          </table:table-cell>
          <table:table-cell office:value-type="string">
            <text:p>Coppin State</text:p>
          </table:table-cell>
          <table:table-cell office:value-type="float" office:value="2154">
            <text:p>2154</text:p>
          </table:table-cell>
          <table:table-cell table:formula="of:=&quot;team1_id == &quot; &amp;[.D64]&amp;&quot; ~ &quot; &amp; &quot;&quot;&quot;&quot; &amp; [.A64] &amp; &quot;&quot;&quot;&quot;" office:value-type="string" office:string-value="team1_id == 2154 ~ &quot;Coppin St.&quot;">
            <text:p>team1_id == 2154 ~ "Coppin St."</text:p>
          </table:table-cell>
          <table:table-cell table:number-columns-repeated="2"/>
          <table:table-cell table:formula="of:=&quot;team2_id == &quot; &amp;[.D64]&amp;&quot; ~ &quot; &amp; &quot;&quot;&quot;&quot; &amp; [.A64] &amp; &quot;&quot;&quot;&quot;" office:value-type="string" office:string-value="team2_id == 2154 ~ &quot;Coppin St.&quot;">
            <text:p>team2_id == 2154 ~ "Coppin St."</text:p>
          </table:table-cell>
        </table:table-row>
        <table:table-row table:style-name="ro1">
          <table:table-cell office:value-type="string">
            <text:p>Cornell</text:p>
          </table:table-cell>
          <table:table-cell office:value-type="float" office:value="389">
            <text:p>389</text:p>
          </table:table-cell>
          <table:table-cell office:value-type="string">
            <text:p>Cornell</text:p>
          </table:table-cell>
          <table:table-cell office:value-type="float" office:value="172">
            <text:p>172</text:p>
          </table:table-cell>
          <table:table-cell table:formula="of:=&quot;team1_id == &quot; &amp;[.D65]&amp;&quot; ~ &quot; &amp; &quot;&quot;&quot;&quot; &amp; [.A65] &amp; &quot;&quot;&quot;&quot;" office:value-type="string" office:string-value="team1_id == 172 ~ &quot;Cornell&quot;">
            <text:p>team1_id == 172 ~ "Cornell"</text:p>
          </table:table-cell>
          <table:table-cell table:number-columns-repeated="2"/>
          <table:table-cell table:formula="of:=&quot;team2_id == &quot; &amp;[.D65]&amp;&quot; ~ &quot; &amp; &quot;&quot;&quot;&quot; &amp; [.A65] &amp; &quot;&quot;&quot;&quot;" office:value-type="string" office:string-value="team2_id == 172 ~ &quot;Cornell&quot;">
            <text:p>team2_id == 172 ~ "Cornell"</text:p>
          </table:table-cell>
        </table:table-row>
        <table:table-row table:style-name="ro1">
          <table:table-cell office:value-type="string">
            <text:p>Creighton</text:p>
          </table:table-cell>
          <table:table-cell office:value-type="float" office:value="510">
            <text:p>510</text:p>
          </table:table-cell>
          <table:table-cell office:value-type="string">
            <text:p>Creighton</text:p>
          </table:table-cell>
          <table:table-cell office:value-type="float" office:value="156">
            <text:p>156</text:p>
          </table:table-cell>
          <table:table-cell table:formula="of:=&quot;team1_id == &quot; &amp;[.D66]&amp;&quot; ~ &quot; &amp; &quot;&quot;&quot;&quot; &amp; [.A66] &amp; &quot;&quot;&quot;&quot;" office:value-type="string" office:string-value="team1_id == 156 ~ &quot;Creighton&quot;">
            <text:p>team1_id == 156 ~ "Creighton"</text:p>
          </table:table-cell>
          <table:table-cell table:number-columns-repeated="2"/>
          <table:table-cell table:formula="of:=&quot;team2_id == &quot; &amp;[.D66]&amp;&quot; ~ &quot; &amp; &quot;&quot;&quot;&quot; &amp; [.A66] &amp; &quot;&quot;&quot;&quot;" office:value-type="string" office:string-value="team2_id == 156 ~ &quot;Creighton&quot;">
            <text:p>team2_id == 156 ~ "Creighton"</text:p>
          </table:table-cell>
        </table:table-row>
        <table:table-row table:style-name="ro1">
          <table:table-cell office:value-type="string">
            <text:p>Dartmouth</text:p>
          </table:table-cell>
          <table:table-cell office:value-type="float" office:value="379">
            <text:p>379</text:p>
          </table:table-cell>
          <table:table-cell office:value-type="string">
            <text:p>Dartmouth</text:p>
          </table:table-cell>
          <table:table-cell office:value-type="float" office:value="159">
            <text:p>159</text:p>
          </table:table-cell>
          <table:table-cell table:formula="of:=&quot;team1_id == &quot; &amp;[.D67]&amp;&quot; ~ &quot; &amp; &quot;&quot;&quot;&quot; &amp; [.A67] &amp; &quot;&quot;&quot;&quot;" office:value-type="string" office:string-value="team1_id == 159 ~ &quot;Dartmouth&quot;">
            <text:p>team1_id == 159 ~ "Dartmouth"</text:p>
          </table:table-cell>
          <table:table-cell table:number-columns-repeated="2"/>
          <table:table-cell table:formula="of:=&quot;team2_id == &quot; &amp;[.D67]&amp;&quot; ~ &quot; &amp; &quot;&quot;&quot;&quot; &amp; [.A67] &amp; &quot;&quot;&quot;&quot;" office:value-type="string" office:string-value="team2_id == 159 ~ &quot;Dartmouth&quot;">
            <text:p>team2_id == 159 ~ "Dartmouth"</text:p>
          </table:table-cell>
        </table:table-row>
        <table:table-row table:style-name="ro1">
          <table:table-cell office:value-type="string">
            <text:p>Davidson</text:p>
          </table:table-cell>
          <table:table-cell office:value-type="float" office:value="472">
            <text:p>472</text:p>
          </table:table-cell>
          <table:table-cell office:value-type="string">
            <text:p>Davidson</text:p>
          </table:table-cell>
          <table:table-cell office:value-type="float" office:value="2166">
            <text:p>2166</text:p>
          </table:table-cell>
          <table:table-cell table:formula="of:=&quot;team1_id == &quot; &amp;[.D68]&amp;&quot; ~ &quot; &amp; &quot;&quot;&quot;&quot; &amp; [.A68] &amp; &quot;&quot;&quot;&quot;" office:value-type="string" office:string-value="team1_id == 2166 ~ &quot;Davidson&quot;">
            <text:p>team1_id == 2166 ~ "Davidson"</text:p>
          </table:table-cell>
          <table:table-cell table:number-columns-repeated="2"/>
          <table:table-cell table:formula="of:=&quot;team2_id == &quot; &amp;[.D68]&amp;&quot; ~ &quot; &amp; &quot;&quot;&quot;&quot; &amp; [.A68] &amp; &quot;&quot;&quot;&quot;" office:value-type="string" office:string-value="team2_id == 2166 ~ &quot;Davidson&quot;">
            <text:p>team2_id == 2166 ~ "Davidson"</text:p>
          </table:table-cell>
        </table:table-row>
        <table:table-row table:style-name="ro1">
          <table:table-cell office:value-type="string">
            <text:p>Dayton</text:p>
          </table:table-cell>
          <table:table-cell office:value-type="float" office:value="497">
            <text:p>497</text:p>
          </table:table-cell>
          <table:table-cell office:value-type="string">
            <text:p>Dayton</text:p>
          </table:table-cell>
          <table:table-cell office:value-type="float" office:value="2168">
            <text:p>2168</text:p>
          </table:table-cell>
          <table:table-cell table:formula="of:=&quot;team1_id == &quot; &amp;[.D69]&amp;&quot; ~ &quot; &amp; &quot;&quot;&quot;&quot; &amp; [.A69] &amp; &quot;&quot;&quot;&quot;" office:value-type="string" office:string-value="team1_id == 2168 ~ &quot;Dayton&quot;">
            <text:p>team1_id == 2168 ~ "Dayton"</text:p>
          </table:table-cell>
          <table:table-cell table:number-columns-repeated="2"/>
          <table:table-cell table:formula="of:=&quot;team2_id == &quot; &amp;[.D69]&amp;&quot; ~ &quot; &amp; &quot;&quot;&quot;&quot; &amp; [.A69] &amp; &quot;&quot;&quot;&quot;" office:value-type="string" office:string-value="team2_id == 2168 ~ &quot;Dayton&quot;">
            <text:p>team2_id == 2168 ~ "Dayton"</text:p>
          </table:table-cell>
        </table:table-row>
        <table:table-row table:style-name="ro1">
          <table:table-cell office:value-type="string">
            <text:p>Delaware</text:p>
          </table:table-cell>
          <table:table-cell office:value-type="float" office:value="458">
            <text:p>458</text:p>
          </table:table-cell>
          <table:table-cell office:value-type="string">
            <text:p>Delaware</text:p>
          </table:table-cell>
          <table:table-cell office:value-type="float" office:value="48">
            <text:p>48</text:p>
          </table:table-cell>
          <table:table-cell table:formula="of:=&quot;team1_id == &quot; &amp;[.D70]&amp;&quot; ~ &quot; &amp; &quot;&quot;&quot;&quot; &amp; [.A70] &amp; &quot;&quot;&quot;&quot;" office:value-type="string" office:string-value="team1_id == 48 ~ &quot;Delaware&quot;">
            <text:p>team1_id == 48 ~ "Delaware"</text:p>
          </table:table-cell>
          <table:table-cell table:number-columns-repeated="2"/>
          <table:table-cell table:formula="of:=&quot;team2_id == &quot; &amp;[.D70]&amp;&quot; ~ &quot; &amp; &quot;&quot;&quot;&quot; &amp; [.A70] &amp; &quot;&quot;&quot;&quot;" office:value-type="string" office:string-value="team2_id == 48 ~ &quot;Delaware&quot;">
            <text:p>team2_id == 48 ~ "Delaware"</text:p>
          </table:table-cell>
        </table:table-row>
        <table:table-row table:style-name="ro1">
          <table:table-cell office:value-type="string">
            <text:p>Delaware St.</text:p>
          </table:table-cell>
          <table:table-cell office:value-type="float" office:value="423">
            <text:p>423</text:p>
          </table:table-cell>
          <table:table-cell office:value-type="string">
            <text:p>Delaware State</text:p>
          </table:table-cell>
          <table:table-cell office:value-type="float" office:value="2169">
            <text:p>2169</text:p>
          </table:table-cell>
          <table:table-cell table:formula="of:=&quot;team1_id == &quot; &amp;[.D71]&amp;&quot; ~ &quot; &amp; &quot;&quot;&quot;&quot; &amp; [.A71] &amp; &quot;&quot;&quot;&quot;" office:value-type="string" office:string-value="team1_id == 2169 ~ &quot;Delaware St.&quot;">
            <text:p>team1_id == 2169 ~ "Delaware St."</text:p>
          </table:table-cell>
          <table:table-cell table:number-columns-repeated="2"/>
          <table:table-cell table:formula="of:=&quot;team2_id == &quot; &amp;[.D71]&amp;&quot; ~ &quot; &amp; &quot;&quot;&quot;&quot; &amp; [.A71] &amp; &quot;&quot;&quot;&quot;" office:value-type="string" office:string-value="team2_id == 2169 ~ &quot;Delaware St.&quot;">
            <text:p>team2_id == 2169 ~ "Delaware St."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float" office:value="443">
            <text:p>443</text:p>
          </table:table-cell>
          <table:table-cell office:value-type="string">
            <text:p>Denver</text:p>
          </table:table-cell>
          <table:table-cell office:value-type="float" office:value="2172">
            <text:p>2172</text:p>
          </table:table-cell>
          <table:table-cell table:formula="of:=&quot;team1_id == &quot; &amp;[.D72]&amp;&quot; ~ &quot; &amp; &quot;&quot;&quot;&quot; &amp; [.A72] &amp; &quot;&quot;&quot;&quot;" office:value-type="string" office:string-value="team1_id == 2172 ~ &quot;Denver&quot;">
            <text:p>team1_id == 2172 ~ "Denver"</text:p>
          </table:table-cell>
          <table:table-cell table:number-columns-repeated="2"/>
          <table:table-cell table:formula="of:=&quot;team2_id == &quot; &amp;[.D72]&amp;&quot; ~ &quot; &amp; &quot;&quot;&quot;&quot; &amp; [.A72] &amp; &quot;&quot;&quot;&quot;" office:value-type="string" office:string-value="team2_id == 2172 ~ &quot;Denver&quot;">
            <text:p>team2_id == 2172 ~ "Denver"</text:p>
          </table:table-cell>
        </table:table-row>
        <table:table-row table:style-name="ro2">
          <table:table-cell office:value-type="string">
            <text:p>DePaul</text:p>
          </table:table-cell>
          <table:table-cell office:value-type="float" office:value="464">
            <text:p>464</text:p>
          </table:table-cell>
          <table:table-cell office:value-type="string">
            <text:p>DePaul</text:p>
          </table:table-cell>
          <table:table-cell office:value-type="float" office:value="305">
            <text:p>305</text:p>
          </table:table-cell>
          <table:table-cell table:formula="of:=&quot;team1_id == &quot; &amp;[.D73]&amp;&quot; ~ &quot; &amp; &quot;&quot;&quot;&quot; &amp; [.A73] &amp; &quot;&quot;&quot;&quot;" office:value-type="string" office:string-value="team1_id == 305 ~ &quot;DePaul&quot;">
            <text:p>team1_id == 305 ~ "DePaul"</text:p>
          </table:table-cell>
          <table:table-cell table:number-columns-repeated="2"/>
          <table:table-cell table:formula="of:=&quot;team2_id == &quot; &amp;[.D73]&amp;&quot; ~ &quot; &amp; &quot;&quot;&quot;&quot; &amp; [.A73] &amp; &quot;&quot;&quot;&quot;" office:value-type="string" office:string-value="team2_id == 305 ~ &quot;DePaul&quot;">
            <text:p>team2_id == 305 ~ "DePaul"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float" office:value="451">
            <text:p>451</text:p>
          </table:table-cell>
          <table:table-cell office:value-type="string">
            <text:p>Detroit Mercy</text:p>
          </table:table-cell>
          <table:table-cell office:value-type="float" office:value="2174">
            <text:p>2174</text:p>
          </table:table-cell>
          <table:table-cell table:formula="of:=&quot;team1_id == &quot; &amp;[.D74]&amp;&quot; ~ &quot; &amp; &quot;&quot;&quot;&quot; &amp; [.A74] &amp; &quot;&quot;&quot;&quot;" office:value-type="string" office:string-value="team1_id == 2174 ~ &quot;Detroit&quot;">
            <text:p>team1_id == 2174 ~ "Detroit"</text:p>
          </table:table-cell>
          <table:table-cell table:number-columns-repeated="2"/>
          <table:table-cell table:formula="of:=&quot;team2_id == &quot; &amp;[.D74]&amp;&quot; ~ &quot; &amp; &quot;&quot;&quot;&quot; &amp; [.A74] &amp; &quot;&quot;&quot;&quot;" office:value-type="string" office:string-value="team2_id == 2174 ~ &quot;Detroit&quot;">
            <text:p>team2_id == 2174 ~ "Detroit"</text:p>
          </table:table-cell>
        </table:table-row>
        <table:table-row table:style-name="ro1">
          <table:table-cell office:value-type="string">
            <text:p>Dixie St.</text:p>
          </table:table-cell>
          <table:table-cell office:value-type="float" office:value="46">
            <text:p>46</text:p>
          </table:table-cell>
          <table:table-cell office:value-type="string">
            <text:p>Utah Tech</text:p>
          </table:table-cell>
          <table:table-cell office:value-type="float" office:value="3101">
            <text:p>3101</text:p>
          </table:table-cell>
          <table:table-cell table:formula="of:=&quot;team1_id == &quot; &amp;[.D75]&amp;&quot; ~ &quot; &amp; &quot;&quot;&quot;&quot; &amp; [.A75] &amp; &quot;&quot;&quot;&quot;" office:value-type="string" office:string-value="team1_id == 3101 ~ &quot;Dixie St.&quot;">
            <text:p>team1_id == 3101 ~ "Dixie St."</text:p>
          </table:table-cell>
          <table:table-cell table:number-columns-repeated="2"/>
          <table:table-cell table:formula="of:=&quot;team2_id == &quot; &amp;[.D75]&amp;&quot; ~ &quot; &amp; &quot;&quot;&quot;&quot; &amp; [.A75] &amp; &quot;&quot;&quot;&quot;" office:value-type="string" office:string-value="team2_id == 3101 ~ &quot;Dixie St.&quot;">
            <text:p>team2_id == 3101 ~ "Dixie St."</text:p>
          </table:table-cell>
        </table:table-row>
        <table:table-row table:style-name="ro1">
          <table:table-cell office:value-type="string">
            <text:p>Drake</text:p>
          </table:table-cell>
          <table:table-cell office:value-type="float" office:value="470">
            <text:p>470</text:p>
          </table:table-cell>
          <table:table-cell office:value-type="string">
            <text:p>Drake</text:p>
          </table:table-cell>
          <table:table-cell office:value-type="float" office:value="2181">
            <text:p>2181</text:p>
          </table:table-cell>
          <table:table-cell table:formula="of:=&quot;team1_id == &quot; &amp;[.D76]&amp;&quot; ~ &quot; &amp; &quot;&quot;&quot;&quot; &amp; [.A76] &amp; &quot;&quot;&quot;&quot;" office:value-type="string" office:string-value="team1_id == 2181 ~ &quot;Drake&quot;">
            <text:p>team1_id == 2181 ~ "Drake"</text:p>
          </table:table-cell>
          <table:table-cell table:number-columns-repeated="2"/>
          <table:table-cell table:formula="of:=&quot;team2_id == &quot; &amp;[.D76]&amp;&quot; ~ &quot; &amp; &quot;&quot;&quot;&quot; &amp; [.A76] &amp; &quot;&quot;&quot;&quot;" office:value-type="string" office:string-value="team2_id == 2181 ~ &quot;Drake&quot;">
            <text:p>team2_id == 2181 ~ "Drake"</text:p>
          </table:table-cell>
        </table:table-row>
        <table:table-row table:style-name="ro2">
          <table:table-cell office:value-type="string">
            <text:p>Drexel</text:p>
          </table:table-cell>
          <table:table-cell office:value-type="float" office:value="453">
            <text:p>453</text:p>
          </table:table-cell>
          <table:table-cell office:value-type="string">
            <text:p>Drexel</text:p>
          </table:table-cell>
          <table:table-cell office:value-type="float" office:value="2182">
            <text:p>2182</text:p>
          </table:table-cell>
          <table:table-cell table:formula="of:=&quot;team1_id == &quot; &amp;[.D77]&amp;&quot; ~ &quot; &amp; &quot;&quot;&quot;&quot; &amp; [.A77] &amp; &quot;&quot;&quot;&quot;" office:value-type="string" office:string-value="team1_id == 2182 ~ &quot;Drexel&quot;">
            <text:p>team1_id == 2182 ~ "Drexel"</text:p>
          </table:table-cell>
          <table:table-cell table:number-columns-repeated="2"/>
          <table:table-cell table:formula="of:=&quot;team2_id == &quot; &amp;[.D77]&amp;&quot; ~ &quot; &amp; &quot;&quot;&quot;&quot; &amp; [.A77] &amp; &quot;&quot;&quot;&quot;" office:value-type="string" office:string-value="team2_id == 2182 ~ &quot;Drexel&quot;">
            <text:p>team2_id == 2182 ~ "Drexel"</text:p>
          </table:table-cell>
        </table:table-row>
        <table:table-row table:style-name="ro1">
          <table:table-cell office:value-type="string">
            <text:p>Duke</text:p>
          </table:table-cell>
          <table:table-cell office:value-type="float" office:value="534">
            <text:p>534</text:p>
          </table:table-cell>
          <table:table-cell office:value-type="string">
            <text:p>Duke</text:p>
          </table:table-cell>
          <table:table-cell office:value-type="float" office:value="150">
            <text:p>150</text:p>
          </table:table-cell>
          <table:table-cell table:formula="of:=&quot;team1_id == &quot; &amp;[.D78]&amp;&quot; ~ &quot; &amp; &quot;&quot;&quot;&quot; &amp; [.A78] &amp; &quot;&quot;&quot;&quot;" office:value-type="string" office:string-value="team1_id == 150 ~ &quot;Duke&quot;">
            <text:p>team1_id == 150 ~ "Duke"</text:p>
          </table:table-cell>
          <table:table-cell table:number-columns-repeated="2"/>
          <table:table-cell table:formula="of:=&quot;team2_id == &quot; &amp;[.D78]&amp;&quot; ~ &quot; &amp; &quot;&quot;&quot;&quot; &amp; [.A78] &amp; &quot;&quot;&quot;&quot;" office:value-type="string" office:string-value="team2_id == 150 ~ &quot;Duke&quot;">
            <text:p>team2_id == 150 ~ "Duke"</text:p>
          </table:table-cell>
        </table:table-row>
        <table:table-row table:style-name="ro2">
          <table:table-cell office:value-type="string">
            <text:p>Duquesne</text:p>
          </table:table-cell>
          <table:table-cell office:value-type="float" office:value="453">
            <text:p>453</text:p>
          </table:table-cell>
          <table:table-cell office:value-type="string">
            <text:p>Duquesne</text:p>
          </table:table-cell>
          <table:table-cell office:value-type="float" office:value="2184">
            <text:p>2184</text:p>
          </table:table-cell>
          <table:table-cell table:formula="of:=&quot;team1_id == &quot; &amp;[.D79]&amp;&quot; ~ &quot; &amp; &quot;&quot;&quot;&quot; &amp; [.A79] &amp; &quot;&quot;&quot;&quot;" office:value-type="string" office:string-value="team1_id == 2184 ~ &quot;Duquesne&quot;">
            <text:p>team1_id == 2184 ~ "Duquesne"</text:p>
          </table:table-cell>
          <table:table-cell table:number-columns-repeated="2"/>
          <table:table-cell table:formula="of:=&quot;team2_id == &quot; &amp;[.D79]&amp;&quot; ~ &quot; &amp; &quot;&quot;&quot;&quot; &amp; [.A79] &amp; &quot;&quot;&quot;&quot;" office:value-type="string" office:string-value="team2_id == 2184 ~ &quot;Duquesne&quot;">
            <text:p>team2_id == 2184 ~ "Duquesne"</text:p>
          </table:table-cell>
        </table:table-row>
        <table:table-row table:style-name="ro1">
          <table:table-cell office:value-type="string">
            <text:p>East Carolina</text:p>
          </table:table-cell>
          <table:table-cell office:value-type="float" office:value="436">
            <text:p>436</text:p>
          </table:table-cell>
          <table:table-cell office:value-type="string">
            <text:p>East Carolina</text:p>
          </table:table-cell>
          <table:table-cell office:value-type="float" office:value="151">
            <text:p>151</text:p>
          </table:table-cell>
          <table:table-cell table:formula="of:=&quot;team1_id == &quot; &amp;[.D80]&amp;&quot; ~ &quot; &amp; &quot;&quot;&quot;&quot; &amp; [.A80] &amp; &quot;&quot;&quot;&quot;" office:value-type="string" office:string-value="team1_id == 151 ~ &quot;East Carolina&quot;">
            <text:p>team1_id == 151 ~ "East Carolina"</text:p>
          </table:table-cell>
          <table:table-cell table:number-columns-repeated="2"/>
          <table:table-cell table:formula="of:=&quot;team2_id == &quot; &amp;[.D80]&amp;&quot; ~ &quot; &amp; &quot;&quot;&quot;&quot; &amp; [.A80] &amp; &quot;&quot;&quot;&quot;" office:value-type="string" office:string-value="team2_id == 151 ~ &quot;East Carolina&quot;">
            <text:p>team2_id == 151 ~ "East Carolina"</text:p>
          </table:table-cell>
        </table:table-row>
        <table:table-row table:style-name="ro1">
          <table:table-cell office:value-type="string">
            <text:p>East Tennessee St.</text:p>
          </table:table-cell>
          <table:table-cell office:value-type="float" office:value="471">
            <text:p>471</text:p>
          </table:table-cell>
          <table:table-cell office:value-type="string">
            <text:p>East Tennessee State</text:p>
          </table:table-cell>
          <table:table-cell office:value-type="float" office:value="2193">
            <text:p>2193</text:p>
          </table:table-cell>
          <table:table-cell table:formula="of:=&quot;team1_id == &quot; &amp;[.D81]&amp;&quot; ~ &quot; &amp; &quot;&quot;&quot;&quot; &amp; [.A81] &amp; &quot;&quot;&quot;&quot;" office:value-type="string" office:string-value="team1_id == 2193 ~ &quot;East Tennessee St.&quot;">
            <text:p>team1_id == 2193 ~ "East Tennessee St."</text:p>
          </table:table-cell>
          <table:table-cell table:number-columns-repeated="2"/>
          <table:table-cell table:formula="of:=&quot;team2_id == &quot; &amp;[.D81]&amp;&quot; ~ &quot; &amp; &quot;&quot;&quot;&quot; &amp; [.A81] &amp; &quot;&quot;&quot;&quot;" office:value-type="string" office:string-value="team2_id == 2193 ~ &quot;East Tennessee St.&quot;">
            <text:p>team2_id == 2193 ~ "East Tennessee St."</text:p>
          </table:table-cell>
        </table:table-row>
        <table:table-row table:style-name="ro1">
          <table:table-cell office:value-type="string">
            <text:p>Eastern Illinois</text:p>
          </table:table-cell>
          <table:table-cell office:value-type="float" office:value="429">
            <text:p>429</text:p>
          </table:table-cell>
          <table:table-cell office:value-type="string">
            <text:p>Eastern Illinois</text:p>
          </table:table-cell>
          <table:table-cell office:value-type="float" office:value="2197">
            <text:p>2197</text:p>
          </table:table-cell>
          <table:table-cell table:formula="of:=&quot;team1_id == &quot; &amp;[.D82]&amp;&quot; ~ &quot; &amp; &quot;&quot;&quot;&quot; &amp; [.A82] &amp; &quot;&quot;&quot;&quot;" office:value-type="string" office:string-value="team1_id == 2197 ~ &quot;Eastern Illinois&quot;">
            <text:p>team1_id == 2197 ~ "Eastern Illinois"</text:p>
          </table:table-cell>
          <table:table-cell table:number-columns-repeated="2"/>
          <table:table-cell table:formula="of:=&quot;team2_id == &quot; &amp;[.D82]&amp;&quot; ~ &quot; &amp; &quot;&quot;&quot;&quot; &amp; [.A82] &amp; &quot;&quot;&quot;&quot;" office:value-type="string" office:string-value="team2_id == 2197 ~ &quot;Eastern Illinois&quot;">
            <text:p>team2_id == 2197 ~ "Eastern Illinois"</text:p>
          </table:table-cell>
        </table:table-row>
        <table:table-row table:style-name="ro1">
          <table:table-cell office:value-type="string">
            <text:p>Eastern Kentucky</text:p>
          </table:table-cell>
          <table:table-cell office:value-type="float" office:value="444">
            <text:p>444</text:p>
          </table:table-cell>
          <table:table-cell office:value-type="string">
            <text:p>Eastern Kentucky</text:p>
          </table:table-cell>
          <table:table-cell office:value-type="float" office:value="2198">
            <text:p>2198</text:p>
          </table:table-cell>
          <table:table-cell table:formula="of:=&quot;team1_id == &quot; &amp;[.D83]&amp;&quot; ~ &quot; &amp; &quot;&quot;&quot;&quot; &amp; [.A83] &amp; &quot;&quot;&quot;&quot;" office:value-type="string" office:string-value="team1_id == 2198 ~ &quot;Eastern Kentucky&quot;">
            <text:p>team1_id == 2198 ~ "Eastern Kentucky"</text:p>
          </table:table-cell>
          <table:table-cell table:number-columns-repeated="2"/>
          <table:table-cell table:formula="of:=&quot;team2_id == &quot; &amp;[.D83]&amp;&quot; ~ &quot; &amp; &quot;&quot;&quot;&quot; &amp; [.A83] &amp; &quot;&quot;&quot;&quot;" office:value-type="string" office:string-value="team2_id == 2198 ~ &quot;Eastern Kentucky&quot;">
            <text:p>team2_id == 2198 ~ "Eastern Kentucky"</text:p>
          </table:table-cell>
        </table:table-row>
        <table:table-row table:style-name="ro1">
          <table:table-cell office:value-type="string">
            <text:p>Eastern Michigan</text:p>
          </table:table-cell>
          <table:table-cell office:value-type="float" office:value="436">
            <text:p>436</text:p>
          </table:table-cell>
          <table:table-cell office:value-type="string">
            <text:p>Eastern Michigan</text:p>
          </table:table-cell>
          <table:table-cell office:value-type="float" office:value="2199">
            <text:p>2199</text:p>
          </table:table-cell>
          <table:table-cell table:formula="of:=&quot;team1_id == &quot; &amp;[.D84]&amp;&quot; ~ &quot; &amp; &quot;&quot;&quot;&quot; &amp; [.A84] &amp; &quot;&quot;&quot;&quot;" office:value-type="string" office:string-value="team1_id == 2199 ~ &quot;Eastern Michigan&quot;">
            <text:p>team1_id == 2199 ~ "Eastern Michigan"</text:p>
          </table:table-cell>
          <table:table-cell table:number-columns-repeated="2"/>
          <table:table-cell table:formula="of:=&quot;team2_id == &quot; &amp;[.D84]&amp;&quot; ~ &quot; &amp; &quot;&quot;&quot;&quot; &amp; [.A84] &amp; &quot;&quot;&quot;&quot;" office:value-type="string" office:string-value="team2_id == 2199 ~ &quot;Eastern Michigan&quot;">
            <text:p>team2_id == 2199 ~ "Eastern Michigan"</text:p>
          </table:table-cell>
        </table:table-row>
        <table:table-row table:style-name="ro1">
          <table:table-cell office:value-type="string">
            <text:p>Eastern Washington</text:p>
          </table:table-cell>
          <table:table-cell office:value-type="float" office:value="448">
            <text:p>448</text:p>
          </table:table-cell>
          <table:table-cell office:value-type="string">
            <text:p>Eastern Washington</text:p>
          </table:table-cell>
          <table:table-cell office:value-type="float" office:value="331">
            <text:p>331</text:p>
          </table:table-cell>
          <table:table-cell table:formula="of:=&quot;team1_id == &quot; &amp;[.D85]&amp;&quot; ~ &quot; &amp; &quot;&quot;&quot;&quot; &amp; [.A85] &amp; &quot;&quot;&quot;&quot;" office:value-type="string" office:string-value="team1_id == 331 ~ &quot;Eastern Washington&quot;">
            <text:p>team1_id == 331 ~ "Eastern Washington"</text:p>
          </table:table-cell>
          <table:table-cell table:number-columns-repeated="2"/>
          <table:table-cell table:formula="of:=&quot;team2_id == &quot; &amp;[.D85]&amp;&quot; ~ &quot; &amp; &quot;&quot;&quot;&quot; &amp; [.A85] &amp; &quot;&quot;&quot;&quot;" office:value-type="string" office:string-value="team2_id == 331 ~ &quot;Eastern Washington&quot;">
            <text:p>team2_id == 331 ~ "Eastern Washington"</text:p>
          </table:table-cell>
        </table:table-row>
        <table:table-row table:style-name="ro2">
          <table:table-cell office:value-type="string">
            <text:p>Elon</text:p>
          </table:table-cell>
          <table:table-cell office:value-type="float" office:value="438">
            <text:p>438</text:p>
          </table:table-cell>
          <table:table-cell office:value-type="string">
            <text:p>Elon</text:p>
          </table:table-cell>
          <table:table-cell office:value-type="float" office:value="2210">
            <text:p>2210</text:p>
          </table:table-cell>
          <table:table-cell table:formula="of:=&quot;team1_id == &quot; &amp;[.D86]&amp;&quot; ~ &quot; &amp; &quot;&quot;&quot;&quot; &amp; [.A86] &amp; &quot;&quot;&quot;&quot;" office:value-type="string" office:string-value="team1_id == 2210 ~ &quot;Elon&quot;">
            <text:p>team1_id == 2210 ~ "Elon"</text:p>
          </table:table-cell>
          <table:table-cell table:number-columns-repeated="2"/>
          <table:table-cell table:formula="of:=&quot;team2_id == &quot; &amp;[.D86]&amp;&quot; ~ &quot; &amp; &quot;&quot;&quot;&quot; &amp; [.A86] &amp; &quot;&quot;&quot;&quot;" office:value-type="string" office:string-value="team2_id == 2210 ~ &quot;Elon&quot;">
            <text:p>team2_id == 2210 ~ "Elon"</text:p>
          </table:table-cell>
        </table:table-row>
        <table:table-row table:style-name="ro1">
          <table:table-cell office:value-type="string">
            <text:p>Evansville</text:p>
          </table:table-cell>
          <table:table-cell office:value-type="float" office:value="460">
            <text:p>460</text:p>
          </table:table-cell>
          <table:table-cell office:value-type="string">
            <text:p>Evansville</text:p>
          </table:table-cell>
          <table:table-cell office:value-type="float" office:value="339">
            <text:p>339</text:p>
          </table:table-cell>
          <table:table-cell table:formula="of:=&quot;team1_id == &quot; &amp;[.D87]&amp;&quot; ~ &quot; &amp; &quot;&quot;&quot;&quot; &amp; [.A87] &amp; &quot;&quot;&quot;&quot;" office:value-type="string" office:string-value="team1_id == 339 ~ &quot;Evansville&quot;">
            <text:p>team1_id == 339 ~ "Evansville"</text:p>
          </table:table-cell>
          <table:table-cell table:number-columns-repeated="2"/>
          <table:table-cell table:formula="of:=&quot;team2_id == &quot; &amp;[.D87]&amp;&quot; ~ &quot; &amp; &quot;&quot;&quot;&quot; &amp; [.A87] &amp; &quot;&quot;&quot;&quot;" office:value-type="string" office:string-value="team2_id == 339 ~ &quot;Evansville&quot;">
            <text:p>team2_id == 339 ~ "Evansville"</text:p>
          </table:table-cell>
        </table:table-row>
        <table:table-row table:style-name="ro1">
          <table:table-cell office:value-type="string">
            <text:p>Fairfield</text:p>
          </table:table-cell>
          <table:table-cell office:value-type="float" office:value="482">
            <text:p>482</text:p>
          </table:table-cell>
          <table:table-cell office:value-type="string">
            <text:p>Fairfield</text:p>
          </table:table-cell>
          <table:table-cell office:value-type="float" office:value="2217">
            <text:p>2217</text:p>
          </table:table-cell>
          <table:table-cell table:formula="of:=&quot;team1_id == &quot; &amp;[.D88]&amp;&quot; ~ &quot; &amp; &quot;&quot;&quot;&quot; &amp; [.A88] &amp; &quot;&quot;&quot;&quot;" office:value-type="string" office:string-value="team1_id == 2217 ~ &quot;Fairfield&quot;">
            <text:p>team1_id == 2217 ~ "Fairfield"</text:p>
          </table:table-cell>
          <table:table-cell table:number-columns-repeated="2"/>
          <table:table-cell table:formula="of:=&quot;team2_id == &quot; &amp;[.D88]&amp;&quot; ~ &quot; &amp; &quot;&quot;&quot;&quot; &amp; [.A88] &amp; &quot;&quot;&quot;&quot;" office:value-type="string" office:string-value="team2_id == 2217 ~ &quot;Fairfield&quot;">
            <text:p>team2_id == 2217 ~ "Fairfield"</text:p>
          </table:table-cell>
        </table:table-row>
        <table:table-row table:style-name="ro2">
          <table:table-cell office:value-type="string">
            <text:p>Fairleigh Dickinson</text:p>
          </table:table-cell>
          <table:table-cell office:value-type="float" office:value="438">
            <text:p>438</text:p>
          </table:table-cell>
          <table:table-cell office:value-type="string">
            <text:p>Fairleigh Dickinson</text:p>
          </table:table-cell>
          <table:table-cell office:value-type="float" office:value="161">
            <text:p>161</text:p>
          </table:table-cell>
          <table:table-cell table:formula="of:=&quot;team1_id == &quot; &amp;[.D89]&amp;&quot; ~ &quot; &amp; &quot;&quot;&quot;&quot; &amp; [.A89] &amp; &quot;&quot;&quot;&quot;" office:value-type="string" office:string-value="team1_id == 161 ~ &quot;Fairleigh Dickinson&quot;">
            <text:p>team1_id == 161 ~ "Fairleigh Dickinson"</text:p>
          </table:table-cell>
          <table:table-cell table:number-columns-repeated="2"/>
          <table:table-cell table:formula="of:=&quot;team2_id == &quot; &amp;[.D89]&amp;&quot; ~ &quot; &amp; &quot;&quot;&quot;&quot; &amp; [.A89] &amp; &quot;&quot;&quot;&quot;" office:value-type="string" office:string-value="team2_id == 161 ~ &quot;Fairleigh Dickinson&quot;">
            <text:p>team2_id == 161 ~ "Fairleigh Dickinson"</text:p>
          </table:table-cell>
        </table:table-row>
        <table:table-row table:style-name="ro1">
          <table:table-cell office:value-type="string">
            <text:p>FIU</text:p>
          </table:table-cell>
          <table:table-cell office:value-type="float" office:value="436">
            <text:p>436</text:p>
          </table:table-cell>
          <table:table-cell office:value-type="string">
            <text:p>Florida International</text:p>
          </table:table-cell>
          <table:table-cell office:value-type="float" office:value="2229">
            <text:p>2229</text:p>
          </table:table-cell>
          <table:table-cell table:formula="of:=&quot;team1_id == &quot; &amp;[.D90]&amp;&quot; ~ &quot; &amp; &quot;&quot;&quot;&quot; &amp; [.A90] &amp; &quot;&quot;&quot;&quot;" office:value-type="string" office:string-value="team1_id == 2229 ~ &quot;FIU&quot;">
            <text:p>team1_id == 2229 ~ "FIU"</text:p>
          </table:table-cell>
          <table:table-cell table:number-columns-repeated="2"/>
          <table:table-cell table:formula="of:=&quot;team2_id == &quot; &amp;[.D90]&amp;&quot; ~ &quot; &amp; &quot;&quot;&quot;&quot; &amp; [.A90] &amp; &quot;&quot;&quot;&quot;" office:value-type="string" office:string-value="team2_id == 2229 ~ &quot;FIU&quot;">
            <text:p>team2_id == 2229 ~ "FIU"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float" office:value="521">
            <text:p>521</text:p>
          </table:table-cell>
          <table:table-cell office:value-type="string">
            <text:p>Florida</text:p>
          </table:table-cell>
          <table:table-cell office:value-type="float" office:value="57">
            <text:p>57</text:p>
          </table:table-cell>
          <table:table-cell table:formula="of:=&quot;team1_id == &quot; &amp;[.D91]&amp;&quot; ~ &quot; &amp; &quot;&quot;&quot;&quot; &amp; [.A91] &amp; &quot;&quot;&quot;&quot;" office:value-type="string" office:string-value="team1_id == 57 ~ &quot;Florida&quot;">
            <text:p>team1_id == 57 ~ "Florida"</text:p>
          </table:table-cell>
          <table:table-cell table:number-columns-repeated="2"/>
          <table:table-cell table:formula="of:=&quot;team2_id == &quot; &amp;[.D91]&amp;&quot; ~ &quot; &amp; &quot;&quot;&quot;&quot; &amp; [.A91] &amp; &quot;&quot;&quot;&quot;" office:value-type="string" office:string-value="team2_id == 57 ~ &quot;Florida&quot;">
            <text:p>team2_id == 57 ~ "Florida"</text:p>
          </table:table-cell>
        </table:table-row>
        <table:table-row table:style-name="ro1">
          <table:table-cell office:value-type="string">
            <text:p>Florida A&amp;M</text:p>
          </table:table-cell>
          <table:table-cell office:value-type="float" office:value="430">
            <text:p>430</text:p>
          </table:table-cell>
          <table:table-cell office:value-type="string">
            <text:p>Florida A&amp;M</text:p>
          </table:table-cell>
          <table:table-cell office:value-type="float" office:value="50">
            <text:p>50</text:p>
          </table:table-cell>
          <table:table-cell table:formula="of:=&quot;team1_id == &quot; &amp;[.D92]&amp;&quot; ~ &quot; &amp; &quot;&quot;&quot;&quot; &amp; [.A92] &amp; &quot;&quot;&quot;&quot;" office:value-type="string" office:string-value="team1_id == 50 ~ &quot;Florida A&amp;M&quot;">
            <text:p>team1_id == 50 ~ "Florida A&amp;M"</text:p>
          </table:table-cell>
          <table:table-cell table:number-columns-repeated="2"/>
          <table:table-cell table:formula="of:=&quot;team2_id == &quot; &amp;[.D92]&amp;&quot; ~ &quot; &amp; &quot;&quot;&quot;&quot; &amp; [.A92] &amp; &quot;&quot;&quot;&quot;" office:value-type="string" office:string-value="team2_id == 50 ~ &quot;Florida A&amp;M&quot;">
            <text:p>team2_id == 50 ~ "Florida A&amp;M"</text:p>
          </table:table-cell>
        </table:table-row>
        <table:table-row table:style-name="ro1">
          <table:table-cell office:value-type="string">
            <text:p>Florida Atlantic</text:p>
          </table:table-cell>
          <table:table-cell office:value-type="float" office:value="436">
            <text:p>436</text:p>
          </table:table-cell>
          <table:table-cell office:value-type="string">
            <text:p>Florida Atlantic</text:p>
          </table:table-cell>
          <table:table-cell office:value-type="float" office:value="2226">
            <text:p>2226</text:p>
          </table:table-cell>
          <table:table-cell table:formula="of:=&quot;team1_id == &quot; &amp;[.D93]&amp;&quot; ~ &quot; &amp; &quot;&quot;&quot;&quot; &amp; [.A93] &amp; &quot;&quot;&quot;&quot;" office:value-type="string" office:string-value="team1_id == 2226 ~ &quot;Florida Atlantic&quot;">
            <text:p>team1_id == 2226 ~ "Florida Atlantic"</text:p>
          </table:table-cell>
          <table:table-cell table:number-columns-repeated="2"/>
          <table:table-cell table:formula="of:=&quot;team2_id == &quot; &amp;[.D93]&amp;&quot; ~ &quot; &amp; &quot;&quot;&quot;&quot; &amp; [.A93] &amp; &quot;&quot;&quot;&quot;" office:value-type="string" office:string-value="team2_id == 2226 ~ &quot;Florida Atlantic&quot;">
            <text:p>team2_id == 2226 ~ "Florida Atlantic"</text:p>
          </table:table-cell>
        </table:table-row>
        <table:table-row table:style-name="ro1">
          <table:table-cell office:value-type="string">
            <text:p>Florida Gulf Coast</text:p>
          </table:table-cell>
          <table:table-cell office:value-type="float" office:value="450">
            <text:p>450</text:p>
          </table:table-cell>
          <table:table-cell office:value-type="string">
            <text:p>Florida Gulf Coast</text:p>
          </table:table-cell>
          <table:table-cell office:value-type="float" office:value="526">
            <text:p>526</text:p>
          </table:table-cell>
          <table:table-cell table:formula="of:=&quot;team1_id == &quot; &amp;[.D94]&amp;&quot; ~ &quot; &amp; &quot;&quot;&quot;&quot; &amp; [.A94] &amp; &quot;&quot;&quot;&quot;" office:value-type="string" office:string-value="team1_id == 526 ~ &quot;Florida Gulf Coast&quot;">
            <text:p>team1_id == 526 ~ "Florida Gulf Coast"</text:p>
          </table:table-cell>
          <table:table-cell table:number-columns-repeated="2"/>
          <table:table-cell table:formula="of:=&quot;team2_id == &quot; &amp;[.D94]&amp;&quot; ~ &quot; &amp; &quot;&quot;&quot;&quot; &amp; [.A94] &amp; &quot;&quot;&quot;&quot;" office:value-type="string" office:string-value="team2_id == 526 ~ &quot;Florida Gulf Coast&quot;">
            <text:p>team2_id == 526 ~ "Florida Gulf Coast"</text:p>
          </table:table-cell>
        </table:table-row>
        <table:table-row table:style-name="ro1">
          <table:table-cell office:value-type="string">
            <text:p>Florida St.</text:p>
          </table:table-cell>
          <table:table-cell office:value-type="float" office:value="501">
            <text:p>501</text:p>
          </table:table-cell>
          <table:table-cell office:value-type="string">
            <text:p>Florida State</text:p>
          </table:table-cell>
          <table:table-cell office:value-type="float" office:value="52">
            <text:p>52</text:p>
          </table:table-cell>
          <table:table-cell table:formula="of:=&quot;team1_id == &quot; &amp;[.D95]&amp;&quot; ~ &quot; &amp; &quot;&quot;&quot;&quot; &amp; [.A95] &amp; &quot;&quot;&quot;&quot;" office:value-type="string" office:string-value="team1_id == 52 ~ &quot;Florida St.&quot;">
            <text:p>team1_id == 52 ~ "Florida St."</text:p>
          </table:table-cell>
          <table:table-cell table:number-columns-repeated="2"/>
          <table:table-cell table:formula="of:=&quot;team2_id == &quot; &amp;[.D95]&amp;&quot; ~ &quot; &amp; &quot;&quot;&quot;&quot; &amp; [.A95] &amp; &quot;&quot;&quot;&quot;" office:value-type="string" office:string-value="team2_id == 52 ~ &quot;Florida St.&quot;">
            <text:p>team2_id == 52 ~ "Florida St."</text:p>
          </table:table-cell>
        </table:table-row>
        <table:table-row table:style-name="ro2">
          <table:table-cell office:value-type="string">
            <text:p>Fordham</text:p>
          </table:table-cell>
          <table:table-cell office:value-type="float" office:value="431">
            <text:p>431</text:p>
          </table:table-cell>
          <table:table-cell office:value-type="string">
            <text:p>Fordham</text:p>
          </table:table-cell>
          <table:table-cell office:value-type="float" office:value="2230">
            <text:p>2230</text:p>
          </table:table-cell>
          <table:table-cell table:formula="of:=&quot;team1_id == &quot; &amp;[.D96]&amp;&quot; ~ &quot; &amp; &quot;&quot;&quot;&quot; &amp; [.A96] &amp; &quot;&quot;&quot;&quot;" office:value-type="string" office:string-value="team1_id == 2230 ~ &quot;Fordham&quot;">
            <text:p>team1_id == 2230 ~ "Fordham"</text:p>
          </table:table-cell>
          <table:table-cell table:number-columns-repeated="2"/>
          <table:table-cell table:formula="of:=&quot;team2_id == &quot; &amp;[.D96]&amp;&quot; ~ &quot; &amp; &quot;&quot;&quot;&quot; &amp; [.A96] &amp; &quot;&quot;&quot;&quot;" office:value-type="string" office:string-value="team2_id == 2230 ~ &quot;Fordham&quot;">
            <text:p>team2_id == 2230 ~ "Fordham"</text:p>
          </table:table-cell>
        </table:table-row>
        <table:table-row table:style-name="ro1">
          <table:table-cell office:value-type="string">
            <text:p>Fort Wayne</text:p>
          </table:table-cell>
          <table:table-cell office:value-type="float" office:value="173">
            <text:p>173</text:p>
          </table:table-cell>
          <table:table-cell office:value-type="string">
            <text:p>Purdue Fort Wayne</text:p>
          </table:table-cell>
          <table:table-cell office:value-type="float" office:value="2870">
            <text:p>2870</text:p>
          </table:table-cell>
          <table:table-cell table:formula="of:=&quot;team1_id == &quot; &amp;[.D97]&amp;&quot; ~ &quot; &amp; &quot;&quot;&quot;&quot; &amp; [.A97] &amp; &quot;&quot;&quot;&quot;" office:value-type="string" office:string-value="team1_id == 2870 ~ &quot;Fort Wayne&quot;">
            <text:p>team1_id == 2870 ~ "Fort Wayne"</text:p>
          </table:table-cell>
          <table:table-cell table:number-columns-repeated="2"/>
          <table:table-cell table:formula="of:=&quot;team2_id == &quot; &amp;[.D97]&amp;&quot; ~ &quot; &amp; &quot;&quot;&quot;&quot; &amp; [.A97] &amp; &quot;&quot;&quot;&quot;" office:value-type="string" office:string-value="team2_id == 2870 ~ &quot;Fort Wayne&quot;">
            <text:p>team2_id == 2870 ~ "Fort Wayne"</text:p>
          </table:table-cell>
        </table:table-row>
        <table:table-row table:style-name="ro1">
          <table:table-cell office:value-type="string">
            <text:p>Fresno St.</text:p>
          </table:table-cell>
          <table:table-cell office:value-type="float" office:value="463">
            <text:p>463</text:p>
          </table:table-cell>
          <table:table-cell office:value-type="string">
            <text:p>Fresno State</text:p>
          </table:table-cell>
          <table:table-cell office:value-type="float" office:value="278">
            <text:p>278</text:p>
          </table:table-cell>
          <table:table-cell table:formula="of:=&quot;team1_id == &quot; &amp;[.D98]&amp;&quot; ~ &quot; &amp; &quot;&quot;&quot;&quot; &amp; [.A98] &amp; &quot;&quot;&quot;&quot;" office:value-type="string" office:string-value="team1_id == 278 ~ &quot;Fresno St.&quot;">
            <text:p>team1_id == 278 ~ "Fresno St."</text:p>
          </table:table-cell>
          <table:table-cell table:number-columns-repeated="2"/>
          <table:table-cell table:formula="of:=&quot;team2_id == &quot; &amp;[.D98]&amp;&quot; ~ &quot; &amp; &quot;&quot;&quot;&quot; &amp; [.A98] &amp; &quot;&quot;&quot;&quot;" office:value-type="string" office:string-value="team2_id == 278 ~ &quot;Fresno St.&quot;">
            <text:p>team2_id == 278 ~ "Fresno St."</text:p>
          </table:table-cell>
        </table:table-row>
        <table:table-row table:style-name="ro1">
          <table:table-cell office:value-type="string">
            <text:p>Furman</text:p>
          </table:table-cell>
          <table:table-cell office:value-type="float" office:value="444">
            <text:p>444</text:p>
          </table:table-cell>
          <table:table-cell office:value-type="string">
            <text:p>Furman</text:p>
          </table:table-cell>
          <table:table-cell office:value-type="float" office:value="231">
            <text:p>231</text:p>
          </table:table-cell>
          <table:table-cell table:formula="of:=&quot;team1_id == &quot; &amp;[.D99]&amp;&quot; ~ &quot; &amp; &quot;&quot;&quot;&quot; &amp; [.A99] &amp; &quot;&quot;&quot;&quot;" office:value-type="string" office:string-value="team1_id == 231 ~ &quot;Furman&quot;">
            <text:p>team1_id == 231 ~ "Furman"</text:p>
          </table:table-cell>
          <table:table-cell table:number-columns-repeated="2"/>
          <table:table-cell table:formula="of:=&quot;team2_id == &quot; &amp;[.D99]&amp;&quot; ~ &quot; &amp; &quot;&quot;&quot;&quot; &amp; [.A99] &amp; &quot;&quot;&quot;&quot;" office:value-type="string" office:string-value="team2_id == 231 ~ &quot;Furman&quot;">
            <text:p>team2_id == 231 ~ "Furman"</text:p>
          </table:table-cell>
        </table:table-row>
        <table:table-row table:style-name="ro1">
          <table:table-cell office:value-type="string">
            <text:p>Gardner Webb</text:p>
          </table:table-cell>
          <table:table-cell office:value-type="float" office:value="441">
            <text:p>441</text:p>
          </table:table-cell>
          <table:table-cell office:value-type="string">
            <text:p>Gardner-Webb</text:p>
          </table:table-cell>
          <table:table-cell office:value-type="float" office:value="2241">
            <text:p>2241</text:p>
          </table:table-cell>
          <table:table-cell table:formula="of:=&quot;team1_id == &quot; &amp;[.D100]&amp;&quot; ~ &quot; &amp; &quot;&quot;&quot;&quot; &amp; [.A100] &amp; &quot;&quot;&quot;&quot;" office:value-type="string" office:string-value="team1_id == 2241 ~ &quot;Gardner Webb&quot;">
            <text:p>team1_id == 2241 ~ "Gardner Webb"</text:p>
          </table:table-cell>
          <table:table-cell table:number-columns-repeated="2"/>
          <table:table-cell table:formula="of:=&quot;team2_id == &quot; &amp;[.D100]&amp;&quot; ~ &quot; &amp; &quot;&quot;&quot;&quot; &amp; [.A100] &amp; &quot;&quot;&quot;&quot;" office:value-type="string" office:string-value="team2_id == 2241 ~ &quot;Gardner Webb&quot;">
            <text:p>team2_id == 2241 ~ "Gardner Webb"</text:p>
          </table:table-cell>
        </table:table-row>
        <table:table-row table:style-name="ro1">
          <table:table-cell office:value-type="string">
            <text:p>George Mason</text:p>
          </table:table-cell>
          <table:table-cell office:value-type="float" office:value="479">
            <text:p>479</text:p>
          </table:table-cell>
          <table:table-cell office:value-type="string">
            <text:p>George Mason</text:p>
          </table:table-cell>
          <table:table-cell office:value-type="float" office:value="2244">
            <text:p>2244</text:p>
          </table:table-cell>
          <table:table-cell table:formula="of:=&quot;team1_id == &quot; &amp;[.D101]&amp;&quot; ~ &quot; &amp; &quot;&quot;&quot;&quot; &amp; [.A101] &amp; &quot;&quot;&quot;&quot;" office:value-type="string" office:string-value="team1_id == 2244 ~ &quot;George Mason&quot;">
            <text:p>team1_id == 2244 ~ "George Mason"</text:p>
          </table:table-cell>
          <table:table-cell table:number-columns-repeated="2"/>
          <table:table-cell table:formula="of:=&quot;team2_id == &quot; &amp;[.D101]&amp;&quot; ~ &quot; &amp; &quot;&quot;&quot;&quot; &amp; [.A101] &amp; &quot;&quot;&quot;&quot;" office:value-type="string" office:string-value="team2_id == 2244 ~ &quot;George Mason&quot;">
            <text:p>team2_id == 2244 ~ "George Mason"</text:p>
          </table:table-cell>
        </table:table-row>
        <table:table-row table:style-name="ro1">
          <table:table-cell office:value-type="string">
            <text:p>George Washington</text:p>
          </table:table-cell>
          <table:table-cell office:value-type="float" office:value="463">
            <text:p>463</text:p>
          </table:table-cell>
          <table:table-cell office:value-type="string">
            <text:p>George Washington</text:p>
          </table:table-cell>
          <table:table-cell office:value-type="float" office:value="45">
            <text:p>45</text:p>
          </table:table-cell>
          <table:table-cell table:formula="of:=&quot;team1_id == &quot; &amp;[.D102]&amp;&quot; ~ &quot; &amp; &quot;&quot;&quot;&quot; &amp; [.A102] &amp; &quot;&quot;&quot;&quot;" office:value-type="string" office:string-value="team1_id == 45 ~ &quot;George Washington&quot;">
            <text:p>team1_id == 45 ~ "George Washington"</text:p>
          </table:table-cell>
          <table:table-cell table:number-columns-repeated="2"/>
          <table:table-cell table:formula="of:=&quot;team2_id == &quot; &amp;[.D102]&amp;&quot; ~ &quot; &amp; &quot;&quot;&quot;&quot; &amp; [.A102] &amp; &quot;&quot;&quot;&quot;" office:value-type="string" office:string-value="team2_id == 45 ~ &quot;George Washington&quot;">
            <text:p>team2_id == 45 ~ "George Washington"</text:p>
          </table:table-cell>
        </table:table-row>
        <table:table-row table:style-name="ro1">
          <table:table-cell office:value-type="string">
            <text:p>Georgetown</text:p>
          </table:table-cell>
          <table:table-cell office:value-type="float" office:value="478">
            <text:p>478</text:p>
          </table:table-cell>
          <table:table-cell office:value-type="string">
            <text:p>Georgetown</text:p>
          </table:table-cell>
          <table:table-cell office:value-type="float" office:value="46">
            <text:p>46</text:p>
          </table:table-cell>
          <table:table-cell table:formula="of:=&quot;team1_id == &quot; &amp;[.D103]&amp;&quot; ~ &quot; &amp; &quot;&quot;&quot;&quot; &amp; [.A103] &amp; &quot;&quot;&quot;&quot;" office:value-type="string" office:string-value="team1_id == 46 ~ &quot;Georgetown&quot;">
            <text:p>team1_id == 46 ~ "Georgetown"</text:p>
          </table:table-cell>
          <table:table-cell table:number-columns-repeated="2"/>
          <table:table-cell table:formula="of:=&quot;team2_id == &quot; &amp;[.D103]&amp;&quot; ~ &quot; &amp; &quot;&quot;&quot;&quot; &amp; [.A103] &amp; &quot;&quot;&quot;&quot;" office:value-type="string" office:string-value="team2_id == 46 ~ &quot;Georgetown&quot;">
            <text:p>team2_id == 46 ~ "Georgetown"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float" office:value="480">
            <text:p>480</text:p>
          </table:table-cell>
          <table:table-cell office:value-type="string">
            <text:p>Georgia</text:p>
          </table:table-cell>
          <table:table-cell office:value-type="float" office:value="61">
            <text:p>61</text:p>
          </table:table-cell>
          <table:table-cell table:formula="of:=&quot;team1_id == &quot; &amp;[.D104]&amp;&quot; ~ &quot; &amp; &quot;&quot;&quot;&quot; &amp; [.A104] &amp; &quot;&quot;&quot;&quot;" office:value-type="string" office:string-value="team1_id == 61 ~ &quot;Georgia&quot;">
            <text:p>team1_id == 61 ~ "Georgia"</text:p>
          </table:table-cell>
          <table:table-cell table:number-columns-repeated="2"/>
          <table:table-cell table:formula="of:=&quot;team2_id == &quot; &amp;[.D104]&amp;&quot; ~ &quot; &amp; &quot;&quot;&quot;&quot; &amp; [.A104] &amp; &quot;&quot;&quot;&quot;" office:value-type="string" office:string-value="team2_id == 61 ~ &quot;Georgia&quot;">
            <text:p>team2_id == 61 ~ "Georgia"</text:p>
          </table:table-cell>
        </table:table-row>
        <table:table-row table:style-name="ro1">
          <table:table-cell office:value-type="string">
            <text:p>Georgia Southern</text:p>
          </table:table-cell>
          <table:table-cell office:value-type="float" office:value="437">
            <text:p>437</text:p>
          </table:table-cell>
          <table:table-cell office:value-type="string">
            <text:p>Georgia Southern</text:p>
          </table:table-cell>
          <table:table-cell office:value-type="float" office:value="290">
            <text:p>290</text:p>
          </table:table-cell>
          <table:table-cell table:formula="of:=&quot;team1_id == &quot; &amp;[.D105]&amp;&quot; ~ &quot; &amp; &quot;&quot;&quot;&quot; &amp; [.A105] &amp; &quot;&quot;&quot;&quot;" office:value-type="string" office:string-value="team1_id == 290 ~ &quot;Georgia Southern&quot;">
            <text:p>team1_id == 290 ~ "Georgia Southern"</text:p>
          </table:table-cell>
          <table:table-cell table:number-columns-repeated="2"/>
          <table:table-cell table:formula="of:=&quot;team2_id == &quot; &amp;[.D105]&amp;&quot; ~ &quot; &amp; &quot;&quot;&quot;&quot; &amp; [.A105] &amp; &quot;&quot;&quot;&quot;" office:value-type="string" office:string-value="team2_id == 290 ~ &quot;Georgia Southern&quot;">
            <text:p>team2_id == 290 ~ "Georgia Southern"</text:p>
          </table:table-cell>
        </table:table-row>
        <table:table-row table:style-name="ro1">
          <table:table-cell office:value-type="string">
            <text:p>Georgia St.</text:p>
          </table:table-cell>
          <table:table-cell office:value-type="float" office:value="452">
            <text:p>452</text:p>
          </table:table-cell>
          <table:table-cell office:value-type="string">
            <text:p>Georgia State</text:p>
          </table:table-cell>
          <table:table-cell office:value-type="float" office:value="2247">
            <text:p>2247</text:p>
          </table:table-cell>
          <table:table-cell table:formula="of:=&quot;team1_id == &quot; &amp;[.D106]&amp;&quot; ~ &quot; &amp; &quot;&quot;&quot;&quot; &amp; [.A106] &amp; &quot;&quot;&quot;&quot;" office:value-type="string" office:string-value="team1_id == 2247 ~ &quot;Georgia St.&quot;">
            <text:p>team1_id == 2247 ~ "Georgia St."</text:p>
          </table:table-cell>
          <table:table-cell table:number-columns-repeated="2"/>
          <table:table-cell table:formula="of:=&quot;team2_id == &quot; &amp;[.D106]&amp;&quot; ~ &quot; &amp; &quot;&quot;&quot;&quot; &amp; [.A106] &amp; &quot;&quot;&quot;&quot;" office:value-type="string" office:string-value="team2_id == 2247 ~ &quot;Georgia St.&quot;">
            <text:p>team2_id == 2247 ~ "Georgia St."</text:p>
          </table:table-cell>
        </table:table-row>
        <table:table-row table:style-name="ro1">
          <table:table-cell office:value-type="string">
            <text:p>Georgia Tech</text:p>
          </table:table-cell>
          <table:table-cell office:value-type="float" office:value="478">
            <text:p>478</text:p>
          </table:table-cell>
          <table:table-cell office:value-type="string">
            <text:p>Georgia Tech</text:p>
          </table:table-cell>
          <table:table-cell office:value-type="float" office:value="59">
            <text:p>59</text:p>
          </table:table-cell>
          <table:table-cell table:formula="of:=&quot;team1_id == &quot; &amp;[.D107]&amp;&quot; ~ &quot; &amp; &quot;&quot;&quot;&quot; &amp; [.A107] &amp; &quot;&quot;&quot;&quot;" office:value-type="string" office:string-value="team1_id == 59 ~ &quot;Georgia Tech&quot;">
            <text:p>team1_id == 59 ~ "Georgia Tech"</text:p>
          </table:table-cell>
          <table:table-cell table:number-columns-repeated="2"/>
          <table:table-cell table:formula="of:=&quot;team2_id == &quot; &amp;[.D107]&amp;&quot; ~ &quot; &amp; &quot;&quot;&quot;&quot; &amp; [.A107] &amp; &quot;&quot;&quot;&quot;" office:value-type="string" office:string-value="team2_id == 59 ~ &quot;Georgia Tech&quot;">
            <text:p>team2_id == 59 ~ "Georgia Tech"</text:p>
          </table:table-cell>
        </table:table-row>
        <table:table-row table:style-name="ro2">
          <table:table-cell office:value-type="string">
            <text:p>Gonzaga</text:p>
          </table:table-cell>
          <table:table-cell office:value-type="float" office:value="517">
            <text:p>517</text:p>
          </table:table-cell>
          <table:table-cell office:value-type="string">
            <text:p>Gonzaga</text:p>
          </table:table-cell>
          <table:table-cell office:value-type="float" office:value="2250">
            <text:p>2250</text:p>
          </table:table-cell>
          <table:table-cell table:formula="of:=&quot;team1_id == &quot; &amp;[.D108]&amp;&quot; ~ &quot; &amp; &quot;&quot;&quot;&quot; &amp; [.A108] &amp; &quot;&quot;&quot;&quot;" office:value-type="string" office:string-value="team1_id == 2250 ~ &quot;Gonzaga&quot;">
            <text:p>team1_id == 2250 ~ "Gonzaga"</text:p>
          </table:table-cell>
          <table:table-cell table:number-columns-repeated="2"/>
          <table:table-cell table:formula="of:=&quot;team2_id == &quot; &amp;[.D108]&amp;&quot; ~ &quot; &amp; &quot;&quot;&quot;&quot; &amp; [.A108] &amp; &quot;&quot;&quot;&quot;" office:value-type="string" office:string-value="team2_id == 2250 ~ &quot;Gonzaga&quot;">
            <text:p>team2_id == 2250 ~ "Gonzaga"</text:p>
          </table:table-cell>
        </table:table-row>
        <table:table-row table:style-name="ro2">
          <table:table-cell office:value-type="string">
            <text:p>Grambling St.</text:p>
          </table:table-cell>
          <table:table-cell office:value-type="float" office:value="422">
            <text:p>422</text:p>
          </table:table-cell>
          <table:table-cell office:value-type="string">
            <text:p>Grambling</text:p>
          </table:table-cell>
          <table:table-cell office:value-type="float" office:value="2755">
            <text:p>2755</text:p>
          </table:table-cell>
          <table:table-cell table:formula="of:=&quot;team1_id == &quot; &amp;[.D109]&amp;&quot; ~ &quot; &amp; &quot;&quot;&quot;&quot; &amp; [.A109] &amp; &quot;&quot;&quot;&quot;" office:value-type="string" office:string-value="team1_id == 2755 ~ &quot;Grambling St.&quot;">
            <text:p>team1_id == 2755 ~ "Grambling St."</text:p>
          </table:table-cell>
          <table:table-cell table:number-columns-repeated="2"/>
          <table:table-cell table:formula="of:=&quot;team2_id == &quot; &amp;[.D109]&amp;&quot; ~ &quot; &amp; &quot;&quot;&quot;&quot; &amp; [.A109] &amp; &quot;&quot;&quot;&quot;" office:value-type="string" office:string-value="team2_id == 2755 ~ &quot;Grambling St.&quot;">
            <text:p>team2_id == 2755 ~ "Grambling St."</text:p>
          </table:table-cell>
        </table:table-row>
        <table:table-row table:style-name="ro1">
          <table:table-cell office:value-type="string">
            <text:p>Grand Canyon</text:p>
          </table:table-cell>
          <table:table-cell office:value-type="float" office:value="263">
            <text:p>263</text:p>
          </table:table-cell>
          <table:table-cell office:value-type="string">
            <text:p>Grand Canyon</text:p>
          </table:table-cell>
          <table:table-cell office:value-type="float" office:value="2253">
            <text:p>2253</text:p>
          </table:table-cell>
          <table:table-cell table:formula="of:=&quot;team1_id == &quot; &amp;[.D110]&amp;&quot; ~ &quot; &amp; &quot;&quot;&quot;&quot; &amp; [.A110] &amp; &quot;&quot;&quot;&quot;" office:value-type="string" office:string-value="team1_id == 2253 ~ &quot;Grand Canyon&quot;">
            <text:p>team1_id == 2253 ~ "Grand Canyon"</text:p>
          </table:table-cell>
          <table:table-cell table:number-columns-repeated="2"/>
          <table:table-cell table:formula="of:=&quot;team2_id == &quot; &amp;[.D110]&amp;&quot; ~ &quot; &amp; &quot;&quot;&quot;&quot; &amp; [.A110] &amp; &quot;&quot;&quot;&quot;" office:value-type="string" office:string-value="team2_id == 2253 ~ &quot;Grand Canyon&quot;">
            <text:p>team2_id == 2253 ~ "Grand Canyon"</text:p>
          </table:table-cell>
        </table:table-row>
        <table:table-row table:style-name="ro1">
          <table:table-cell office:value-type="string">
            <text:p>Green Bay</text:p>
          </table:table-cell>
          <table:table-cell office:value-type="float" office:value="460">
            <text:p>460</text:p>
          </table:table-cell>
          <table:table-cell office:value-type="string">
            <text:p>Green Bay</text:p>
          </table:table-cell>
          <table:table-cell office:value-type="float" office:value="2739">
            <text:p>2739</text:p>
          </table:table-cell>
          <table:table-cell table:formula="of:=&quot;team1_id == &quot; &amp;[.D111]&amp;&quot; ~ &quot; &amp; &quot;&quot;&quot;&quot; &amp; [.A111] &amp; &quot;&quot;&quot;&quot;" office:value-type="string" office:string-value="team1_id == 2739 ~ &quot;Green Bay&quot;">
            <text:p>team1_id == 2739 ~ "Green Bay"</text:p>
          </table:table-cell>
          <table:table-cell table:number-columns-repeated="2"/>
          <table:table-cell table:formula="of:=&quot;team2_id == &quot; &amp;[.D111]&amp;&quot; ~ &quot; &amp; &quot;&quot;&quot;&quot; &amp; [.A111] &amp; &quot;&quot;&quot;&quot;" office:value-type="string" office:string-value="team2_id == 2739 ~ &quot;Green Bay&quot;">
            <text:p>team2_id == 2739 ~ "Green Bay"</text:p>
          </table:table-cell>
        </table:table-row>
        <table:table-row table:style-name="ro1">
          <table:table-cell office:value-type="string">
            <text:p>Hampton</text:p>
          </table:table-cell>
          <table:table-cell office:value-type="float" office:value="460">
            <text:p>460</text:p>
          </table:table-cell>
          <table:table-cell office:value-type="string">
            <text:p>Hampton</text:p>
          </table:table-cell>
          <table:table-cell office:value-type="float" office:value="2261">
            <text:p>2261</text:p>
          </table:table-cell>
          <table:table-cell table:formula="of:=&quot;team1_id == &quot; &amp;[.D112]&amp;&quot; ~ &quot; &amp; &quot;&quot;&quot;&quot; &amp; [.A112] &amp; &quot;&quot;&quot;&quot;" office:value-type="string" office:string-value="team1_id == 2261 ~ &quot;Hampton&quot;">
            <text:p>team1_id == 2261 ~ "Hampton"</text:p>
          </table:table-cell>
          <table:table-cell table:number-columns-repeated="2"/>
          <table:table-cell table:formula="of:=&quot;team2_id == &quot; &amp;[.D112]&amp;&quot; ~ &quot; &amp; &quot;&quot;&quot;&quot; &amp; [.A112] &amp; &quot;&quot;&quot;&quot;" office:value-type="string" office:string-value="team2_id == 2261 ~ &quot;Hampton&quot;">
            <text:p>team2_id == 2261 ~ "Hampton"</text:p>
          </table:table-cell>
        </table:table-row>
        <table:table-row table:style-name="ro1">
          <table:table-cell office:value-type="string">
            <text:p>Hartford</text:p>
          </table:table-cell>
          <table:table-cell office:value-type="float" office:value="467">
            <text:p>467</text:p>
          </table:table-cell>
          <table:table-cell office:value-type="string">
            <text:p>Hartford</text:p>
          </table:table-cell>
          <table:table-cell office:value-type="float" office:value="42">
            <text:p>42</text:p>
          </table:table-cell>
          <table:table-cell table:formula="of:=&quot;team1_id == &quot; &amp;[.D113]&amp;&quot; ~ &quot; &amp; &quot;&quot;&quot;&quot; &amp; [.A113] &amp; &quot;&quot;&quot;&quot;" office:value-type="string" office:string-value="team1_id == 42 ~ &quot;Hartford&quot;">
            <text:p>team1_id == 42 ~ "Hartford"</text:p>
          </table:table-cell>
          <table:table-cell table:number-columns-repeated="2"/>
          <table:table-cell table:formula="of:=&quot;team2_id == &quot; &amp;[.D113]&amp;&quot; ~ &quot; &amp; &quot;&quot;&quot;&quot; &amp; [.A113] &amp; &quot;&quot;&quot;&quot;" office:value-type="string" office:string-value="team2_id == 42 ~ &quot;Hartford&quot;">
            <text:p>team2_id == 42 ~ "Hartford"</text:p>
          </table:table-cell>
        </table:table-row>
        <table:table-row table:style-name="ro1">
          <table:table-cell office:value-type="string">
            <text:p>Harvard</text:p>
          </table:table-cell>
          <table:table-cell office:value-type="float" office:value="396">
            <text:p>396</text:p>
          </table:table-cell>
          <table:table-cell office:value-type="string">
            <text:p>Harvard</text:p>
          </table:table-cell>
          <table:table-cell office:value-type="float" office:value="108">
            <text:p>108</text:p>
          </table:table-cell>
          <table:table-cell table:formula="of:=&quot;team1_id == &quot; &amp;[.D114]&amp;&quot; ~ &quot; &amp; &quot;&quot;&quot;&quot; &amp; [.A114] &amp; &quot;&quot;&quot;&quot;" office:value-type="string" office:string-value="team1_id == 108 ~ &quot;Harvard&quot;">
            <text:p>team1_id == 108 ~ "Harvard"</text:p>
          </table:table-cell>
          <table:table-cell table:number-columns-repeated="2"/>
          <table:table-cell table:formula="of:=&quot;team2_id == &quot; &amp;[.D114]&amp;&quot; ~ &quot; &amp; &quot;&quot;&quot;&quot; &amp; [.A114] &amp; &quot;&quot;&quot;&quot;" office:value-type="string" office:string-value="team2_id == 108 ~ &quot;Harvard&quot;">
            <text:p>team2_id == 108 ~ "Harvard"</text:p>
          </table:table-cell>
        </table:table-row>
        <table:table-row table:style-name="ro2">
          <table:table-cell office:value-type="string">
            <text:p>Hawaii</text:p>
          </table:table-cell>
          <table:table-cell office:value-type="float" office:value="430">
            <text:p>430</text:p>
          </table:table-cell>
          <table:table-cell office:value-type="string">
            <text:p>Hawai'i</text:p>
          </table:table-cell>
          <table:table-cell office:value-type="float" office:value="62">
            <text:p>62</text:p>
          </table:table-cell>
          <table:table-cell table:formula="of:=&quot;team1_id == &quot; &amp;[.D115]&amp;&quot; ~ &quot; &amp; &quot;&quot;&quot;&quot; &amp; [.A115] &amp; &quot;&quot;&quot;&quot;" office:value-type="string" office:string-value="team1_id == 62 ~ &quot;Hawaii&quot;">
            <text:p>team1_id == 62 ~ "Hawaii"</text:p>
          </table:table-cell>
          <table:table-cell table:number-columns-repeated="2"/>
          <table:table-cell table:formula="of:=&quot;team2_id == &quot; &amp;[.D115]&amp;&quot; ~ &quot; &amp; &quot;&quot;&quot;&quot; &amp; [.A115] &amp; &quot;&quot;&quot;&quot;" office:value-type="string" office:string-value="team2_id == 62 ~ &quot;Hawaii&quot;">
            <text:p>team2_id == 62 ~ "Hawaii"</text:p>
          </table:table-cell>
        </table:table-row>
        <table:table-row table:style-name="ro1">
          <table:table-cell office:value-type="string">
            <text:p>High Point</text:p>
          </table:table-cell>
          <table:table-cell office:value-type="float" office:value="424">
            <text:p>424</text:p>
          </table:table-cell>
          <table:table-cell office:value-type="string">
            <text:p>High Point</text:p>
          </table:table-cell>
          <table:table-cell office:value-type="float" office:value="2272">
            <text:p>2272</text:p>
          </table:table-cell>
          <table:table-cell table:formula="of:=&quot;team1_id == &quot; &amp;[.D116]&amp;&quot; ~ &quot; &amp; &quot;&quot;&quot;&quot; &amp; [.A116] &amp; &quot;&quot;&quot;&quot;" office:value-type="string" office:string-value="team1_id == 2272 ~ &quot;High Point&quot;">
            <text:p>team1_id == 2272 ~ "High Point"</text:p>
          </table:table-cell>
          <table:table-cell table:number-columns-repeated="2"/>
          <table:table-cell table:formula="of:=&quot;team2_id == &quot; &amp;[.D116]&amp;&quot; ~ &quot; &amp; &quot;&quot;&quot;&quot; &amp; [.A116] &amp; &quot;&quot;&quot;&quot;" office:value-type="string" office:string-value="team2_id == 2272 ~ &quot;High Point&quot;">
            <text:p>team2_id == 2272 ~ "High Point"</text:p>
          </table:table-cell>
        </table:table-row>
        <table:table-row table:style-name="ro2">
          <table:table-cell office:value-type="string">
            <text:p>Hofstra</text:p>
          </table:table-cell>
          <table:table-cell office:value-type="float" office:value="470">
            <text:p>470</text:p>
          </table:table-cell>
          <table:table-cell office:value-type="string">
            <text:p>Hofstra</text:p>
          </table:table-cell>
          <table:table-cell office:value-type="float" office:value="2275">
            <text:p>2275</text:p>
          </table:table-cell>
          <table:table-cell table:formula="of:=&quot;team1_id == &quot; &amp;[.D117]&amp;&quot; ~ &quot; &amp; &quot;&quot;&quot;&quot; &amp; [.A117] &amp; &quot;&quot;&quot;&quot;" office:value-type="string" office:string-value="team1_id == 2275 ~ &quot;Hofstra&quot;">
            <text:p>team1_id == 2275 ~ "Hofstra"</text:p>
          </table:table-cell>
          <table:table-cell table:number-columns-repeated="2"/>
          <table:table-cell table:formula="of:=&quot;team2_id == &quot; &amp;[.D117]&amp;&quot; ~ &quot; &amp; &quot;&quot;&quot;&quot; &amp; [.A117] &amp; &quot;&quot;&quot;&quot;" office:value-type="string" office:string-value="team2_id == 2275 ~ &quot;Hofstra&quot;">
            <text:p>team2_id == 2275 ~ "Hofstra"</text:p>
          </table:table-cell>
        </table:table-row>
        <table:table-row table:style-name="ro1">
          <table:table-cell office:value-type="string">
            <text:p>Holy Cross</text:p>
          </table:table-cell>
          <table:table-cell office:value-type="float" office:value="452">
            <text:p>452</text:p>
          </table:table-cell>
          <table:table-cell office:value-type="string">
            <text:p>Holy Cross</text:p>
          </table:table-cell>
          <table:table-cell office:value-type="float" office:value="107">
            <text:p>107</text:p>
          </table:table-cell>
          <table:table-cell table:formula="of:=&quot;team1_id == &quot; &amp;[.D118]&amp;&quot; ~ &quot; &amp; &quot;&quot;&quot;&quot; &amp; [.A118] &amp; &quot;&quot;&quot;&quot;" office:value-type="string" office:string-value="team1_id == 107 ~ &quot;Holy Cross&quot;">
            <text:p>team1_id == 107 ~ "Holy Cross"</text:p>
          </table:table-cell>
          <table:table-cell table:number-columns-repeated="2"/>
          <table:table-cell table:formula="of:=&quot;team2_id == &quot; &amp;[.D118]&amp;&quot; ~ &quot; &amp; &quot;&quot;&quot;&quot; &amp; [.A118] &amp; &quot;&quot;&quot;&quot;" office:value-type="string" office:string-value="team2_id == 107 ~ &quot;Holy Cross&quot;">
            <text:p>team2_id == 107 ~ "Holy Cross"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float" office:value="491">
            <text:p>491</text:p>
          </table:table-cell>
          <table:table-cell office:value-type="string">
            <text:p>Houston</text:p>
          </table:table-cell>
          <table:table-cell office:value-type="float" office:value="248">
            <text:p>248</text:p>
          </table:table-cell>
          <table:table-cell table:formula="of:=&quot;team1_id == &quot; &amp;[.D119]&amp;&quot; ~ &quot; &amp; &quot;&quot;&quot;&quot; &amp; [.A119] &amp; &quot;&quot;&quot;&quot;" office:value-type="string" office:string-value="team1_id == 248 ~ &quot;Houston&quot;">
            <text:p>team1_id == 248 ~ "Houston"</text:p>
          </table:table-cell>
          <table:table-cell table:number-columns-repeated="2"/>
          <table:table-cell table:formula="of:=&quot;team2_id == &quot; &amp;[.D119]&amp;&quot; ~ &quot; &amp; &quot;&quot;&quot;&quot; &amp; [.A119] &amp; &quot;&quot;&quot;&quot;" office:value-type="string" office:string-value="team2_id == 248 ~ &quot;Houston&quot;">
            <text:p>team2_id == 248 ~ "Houston"</text:p>
          </table:table-cell>
        </table:table-row>
        <table:table-row table:style-name="ro1">
          <table:table-cell office:value-type="string">
            <text:p>Houston Baptist</text:p>
          </table:table-cell>
          <table:table-cell office:value-type="float" office:value="389">
            <text:p>389</text:p>
          </table:table-cell>
          <table:table-cell office:value-type="string">
            <text:p>Houston Christian</text:p>
          </table:table-cell>
          <table:table-cell office:value-type="float" office:value="2277">
            <text:p>2277</text:p>
          </table:table-cell>
          <table:table-cell table:formula="of:=&quot;team1_id == &quot; &amp;[.D120]&amp;&quot; ~ &quot; &amp; &quot;&quot;&quot;&quot; &amp; [.A120] &amp; &quot;&quot;&quot;&quot;" office:value-type="string" office:string-value="team1_id == 2277 ~ &quot;Houston Baptist&quot;">
            <text:p>team1_id == 2277 ~ "Houston Baptist"</text:p>
          </table:table-cell>
          <table:table-cell table:number-columns-repeated="2"/>
          <table:table-cell table:formula="of:=&quot;team2_id == &quot; &amp;[.D120]&amp;&quot; ~ &quot; &amp; &quot;&quot;&quot;&quot; &amp; [.A120] &amp; &quot;&quot;&quot;&quot;" office:value-type="string" office:string-value="team2_id == 2277 ~ &quot;Houston Baptist&quot;">
            <text:p>team2_id == 2277 ~ "Houston Baptist"</text:p>
          </table:table-cell>
        </table:table-row>
        <table:table-row table:style-name="ro1">
          <table:table-cell office:value-type="string">
            <text:p>Howard</text:p>
          </table:table-cell>
          <table:table-cell office:value-type="float" office:value="428">
            <text:p>428</text:p>
          </table:table-cell>
          <table:table-cell office:value-type="string">
            <text:p>Howard</text:p>
          </table:table-cell>
          <table:table-cell office:value-type="float" office:value="47">
            <text:p>47</text:p>
          </table:table-cell>
          <table:table-cell table:formula="of:=&quot;team1_id == &quot; &amp;[.D121]&amp;&quot; ~ &quot; &amp; &quot;&quot;&quot;&quot; &amp; [.A121] &amp; &quot;&quot;&quot;&quot;" office:value-type="string" office:string-value="team1_id == 47 ~ &quot;Howard&quot;">
            <text:p>team1_id == 47 ~ "Howard"</text:p>
          </table:table-cell>
          <table:table-cell table:number-columns-repeated="2"/>
          <table:table-cell table:formula="of:=&quot;team2_id == &quot; &amp;[.D121]&amp;&quot; ~ &quot; &amp; &quot;&quot;&quot;&quot; &amp; [.A121] &amp; &quot;&quot;&quot;&quot;" office:value-type="string" office:string-value="team2_id == 47 ~ &quot;Howard&quot;">
            <text:p>team2_id == 47 ~ "Howard"</text:p>
          </table:table-cell>
        </table:table-row>
        <table:table-row table:style-name="ro1">
          <table:table-cell office:value-type="string">
            <text:p>Idaho</text:p>
          </table:table-cell>
          <table:table-cell office:value-type="float" office:value="443">
            <text:p>443</text:p>
          </table:table-cell>
          <table:table-cell office:value-type="string">
            <text:p>Idaho</text:p>
          </table:table-cell>
          <table:table-cell office:value-type="float" office:value="70">
            <text:p>70</text:p>
          </table:table-cell>
          <table:table-cell table:formula="of:=&quot;team1_id == &quot; &amp;[.D122]&amp;&quot; ~ &quot; &amp; &quot;&quot;&quot;&quot; &amp; [.A122] &amp; &quot;&quot;&quot;&quot;" office:value-type="string" office:string-value="team1_id == 70 ~ &quot;Idaho&quot;">
            <text:p>team1_id == 70 ~ "Idaho"</text:p>
          </table:table-cell>
          <table:table-cell table:number-columns-repeated="2"/>
          <table:table-cell table:formula="of:=&quot;team2_id == &quot; &amp;[.D122]&amp;&quot; ~ &quot; &amp; &quot;&quot;&quot;&quot; &amp; [.A122] &amp; &quot;&quot;&quot;&quot;" office:value-type="string" office:string-value="team2_id == 70 ~ &quot;Idaho&quot;">
            <text:p>team2_id == 70 ~ "Idaho"</text:p>
          </table:table-cell>
        </table:table-row>
        <table:table-row table:style-name="ro1">
          <table:table-cell office:value-type="string">
            <text:p>Idaho St.</text:p>
          </table:table-cell>
          <table:table-cell office:value-type="float" office:value="417">
            <text:p>417</text:p>
          </table:table-cell>
          <table:table-cell office:value-type="string">
            <text:p>Idaho State</text:p>
          </table:table-cell>
          <table:table-cell office:value-type="float" office:value="304">
            <text:p>304</text:p>
          </table:table-cell>
          <table:table-cell table:formula="of:=&quot;team1_id == &quot; &amp;[.D123]&amp;&quot; ~ &quot; &amp; &quot;&quot;&quot;&quot; &amp; [.A123] &amp; &quot;&quot;&quot;&quot;" office:value-type="string" office:string-value="team1_id == 304 ~ &quot;Idaho St.&quot;">
            <text:p>team1_id == 304 ~ "Idaho St."</text:p>
          </table:table-cell>
          <table:table-cell table:number-columns-repeated="2"/>
          <table:table-cell table:formula="of:=&quot;team2_id == &quot; &amp;[.D123]&amp;&quot; ~ &quot; &amp; &quot;&quot;&quot;&quot; &amp; [.A123] &amp; &quot;&quot;&quot;&quot;" office:value-type="string" office:string-value="team2_id == 304 ~ &quot;Idaho St.&quot;">
            <text:p>team2_id == 304 ~ "Idaho St."</text:p>
          </table:table-cell>
        </table:table-row>
        <table:table-row table:style-name="ro1">
          <table:table-cell office:value-type="string">
            <text:p>Illinois</text:p>
          </table:table-cell>
          <table:table-cell office:value-type="float" office:value="499">
            <text:p>499</text:p>
          </table:table-cell>
          <table:table-cell office:value-type="string">
            <text:p>Illinois</text:p>
          </table:table-cell>
          <table:table-cell office:value-type="float" office:value="356">
            <text:p>356</text:p>
          </table:table-cell>
          <table:table-cell table:formula="of:=&quot;team1_id == &quot; &amp;[.D124]&amp;&quot; ~ &quot; &amp; &quot;&quot;&quot;&quot; &amp; [.A124] &amp; &quot;&quot;&quot;&quot;" office:value-type="string" office:string-value="team1_id == 356 ~ &quot;Illinois&quot;">
            <text:p>team1_id == 356 ~ "Illinois"</text:p>
          </table:table-cell>
          <table:table-cell table:number-columns-repeated="2"/>
          <table:table-cell table:formula="of:=&quot;team2_id == &quot; &amp;[.D124]&amp;&quot; ~ &quot; &amp; &quot;&quot;&quot;&quot; &amp; [.A124] &amp; &quot;&quot;&quot;&quot;" office:value-type="string" office:string-value="team2_id == 356 ~ &quot;Illinois&quot;">
            <text:p>team2_id == 356 ~ "Illinois"</text:p>
          </table:table-cell>
        </table:table-row>
        <table:table-row table:style-name="ro1">
          <table:table-cell office:value-type="string">
            <text:p>Illinois Chicago</text:p>
          </table:table-cell>
          <table:table-cell office:value-type="float" office:value="454">
            <text:p>454</text:p>
          </table:table-cell>
          <table:table-cell office:value-type="string">
            <text:p>UIC</text:p>
          </table:table-cell>
          <table:table-cell office:value-type="float" office:value="82">
            <text:p>82</text:p>
          </table:table-cell>
          <table:table-cell table:formula="of:=&quot;team1_id == &quot; &amp;[.D125]&amp;&quot; ~ &quot; &amp; &quot;&quot;&quot;&quot; &amp; [.A125] &amp; &quot;&quot;&quot;&quot;" office:value-type="string" office:string-value="team1_id == 82 ~ &quot;Illinois Chicago&quot;">
            <text:p>team1_id == 82 ~ "Illinois Chicago"</text:p>
          </table:table-cell>
          <table:table-cell table:number-columns-repeated="2"/>
          <table:table-cell table:formula="of:=&quot;team2_id == &quot; &amp;[.D125]&amp;&quot; ~ &quot; &amp; &quot;&quot;&quot;&quot; &amp; [.A125] &amp; &quot;&quot;&quot;&quot;" office:value-type="string" office:string-value="team2_id == 82 ~ &quot;Illinois Chicago&quot;">
            <text:p>team2_id == 82 ~ "Illinois Chicago"</text:p>
          </table:table-cell>
        </table:table-row>
        <table:table-row table:style-name="ro1">
          <table:table-cell office:value-type="string">
            <text:p>Illinois St.</text:p>
          </table:table-cell>
          <table:table-cell office:value-type="float" office:value="481">
            <text:p>481</text:p>
          </table:table-cell>
          <table:table-cell office:value-type="string">
            <text:p>Illinois State</text:p>
          </table:table-cell>
          <table:table-cell office:value-type="float" office:value="2287">
            <text:p>2287</text:p>
          </table:table-cell>
          <table:table-cell table:formula="of:=&quot;team1_id == &quot; &amp;[.D126]&amp;&quot; ~ &quot; &amp; &quot;&quot;&quot;&quot; &amp; [.A126] &amp; &quot;&quot;&quot;&quot;" office:value-type="string" office:string-value="team1_id == 2287 ~ &quot;Illinois St.&quot;">
            <text:p>team1_id == 2287 ~ "Illinois St."</text:p>
          </table:table-cell>
          <table:table-cell table:number-columns-repeated="2"/>
          <table:table-cell table:formula="of:=&quot;team2_id == &quot; &amp;[.D126]&amp;&quot; ~ &quot; &amp; &quot;&quot;&quot;&quot; &amp; [.A126] &amp; &quot;&quot;&quot;&quot;" office:value-type="string" office:string-value="team2_id == 2287 ~ &quot;Illinois St.&quot;">
            <text:p>team2_id == 2287 ~ "Illinois St."</text:p>
          </table:table-cell>
        </table:table-row>
        <table:table-row table:style-name="ro1">
          <table:table-cell office:value-type="string">
            <text:p>Incarnate Word</text:p>
          </table:table-cell>
          <table:table-cell office:value-type="float" office:value="217">
            <text:p>217</text:p>
          </table:table-cell>
          <table:table-cell office:value-type="string">
            <text:p>Incarnate Word</text:p>
          </table:table-cell>
          <table:table-cell office:value-type="float" office:value="2916">
            <text:p>2916</text:p>
          </table:table-cell>
          <table:table-cell table:formula="of:=&quot;team1_id == &quot; &amp;[.D127]&amp;&quot; ~ &quot; &amp; &quot;&quot;&quot;&quot; &amp; [.A127] &amp; &quot;&quot;&quot;&quot;" office:value-type="string" office:string-value="team1_id == 2916 ~ &quot;Incarnate Word&quot;">
            <text:p>team1_id == 2916 ~ "Incarnate Word"</text:p>
          </table:table-cell>
          <table:table-cell table:number-columns-repeated="2"/>
          <table:table-cell table:formula="of:=&quot;team2_id == &quot; &amp;[.D127]&amp;&quot; ~ &quot; &amp; &quot;&quot;&quot;&quot; &amp; [.A127] &amp; &quot;&quot;&quot;&quot;" office:value-type="string" office:string-value="team2_id == 2916 ~ &quot;Incarnate Word&quot;">
            <text:p>team2_id == 2916 ~ "Incarnate Word"</text:p>
          </table:table-cell>
        </table:table-row>
        <table:table-row table:style-name="ro1">
          <table:table-cell office:value-type="string">
            <text:p>Indiana</text:p>
          </table:table-cell>
          <table:table-cell office:value-type="float" office:value="493">
            <text:p>493</text:p>
          </table:table-cell>
          <table:table-cell office:value-type="string">
            <text:p>Indiana</text:p>
          </table:table-cell>
          <table:table-cell office:value-type="float" office:value="84">
            <text:p>84</text:p>
          </table:table-cell>
          <table:table-cell table:formula="of:=&quot;team1_id == &quot; &amp;[.D128]&amp;&quot; ~ &quot; &amp; &quot;&quot;&quot;&quot; &amp; [.A128] &amp; &quot;&quot;&quot;&quot;" office:value-type="string" office:string-value="team1_id == 84 ~ &quot;Indiana&quot;">
            <text:p>team1_id == 84 ~ "Indiana"</text:p>
          </table:table-cell>
          <table:table-cell table:number-columns-repeated="2"/>
          <table:table-cell table:formula="of:=&quot;team2_id == &quot; &amp;[.D128]&amp;&quot; ~ &quot; &amp; &quot;&quot;&quot;&quot; &amp; [.A128] &amp; &quot;&quot;&quot;&quot;" office:value-type="string" office:string-value="team2_id == 84 ~ &quot;Indiana&quot;">
            <text:p>team2_id == 84 ~ "Indiana"</text:p>
          </table:table-cell>
        </table:table-row>
        <table:table-row table:style-name="ro1">
          <table:table-cell office:value-type="string">
            <text:p>Indiana St.</text:p>
          </table:table-cell>
          <table:table-cell office:value-type="float" office:value="450">
            <text:p>450</text:p>
          </table:table-cell>
          <table:table-cell office:value-type="string">
            <text:p>Indiana State</text:p>
          </table:table-cell>
          <table:table-cell office:value-type="float" office:value="282">
            <text:p>282</text:p>
          </table:table-cell>
          <table:table-cell table:formula="of:=&quot;team1_id == &quot; &amp;[.D129]&amp;&quot; ~ &quot; &amp; &quot;&quot;&quot;&quot; &amp; [.A129] &amp; &quot;&quot;&quot;&quot;" office:value-type="string" office:string-value="team1_id == 282 ~ &quot;Indiana St.&quot;">
            <text:p>team1_id == 282 ~ "Indiana St."</text:p>
          </table:table-cell>
          <table:table-cell table:number-columns-repeated="2"/>
          <table:table-cell table:formula="of:=&quot;team2_id == &quot; &amp;[.D129]&amp;&quot; ~ &quot; &amp; &quot;&quot;&quot;&quot; &amp; [.A129] &amp; &quot;&quot;&quot;&quot;" office:value-type="string" office:string-value="team2_id == 282 ~ &quot;Indiana St.&quot;">
            <text:p>team2_id == 282 ~ "Indiana St."</text:p>
          </table:table-cell>
        </table:table-row>
        <table:table-row table:style-name="ro2">
          <table:table-cell office:value-type="string">
            <text:p>Iona</text:p>
          </table:table-cell>
          <table:table-cell office:value-type="float" office:value="480">
            <text:p>480</text:p>
          </table:table-cell>
          <table:table-cell office:value-type="string">
            <text:p>Iona</text:p>
          </table:table-cell>
          <table:table-cell office:value-type="float" office:value="314">
            <text:p>314</text:p>
          </table:table-cell>
          <table:table-cell table:formula="of:=&quot;team1_id == &quot; &amp;[.D130]&amp;&quot; ~ &quot; &amp; &quot;&quot;&quot;&quot; &amp; [.A130] &amp; &quot;&quot;&quot;&quot;" office:value-type="string" office:string-value="team1_id == 314 ~ &quot;Iona&quot;">
            <text:p>team1_id == 314 ~ "Iona"</text:p>
          </table:table-cell>
          <table:table-cell table:number-columns-repeated="2"/>
          <table:table-cell table:formula="of:=&quot;team2_id == &quot; &amp;[.D130]&amp;&quot; ~ &quot; &amp; &quot;&quot;&quot;&quot; &amp; [.A130] &amp; &quot;&quot;&quot;&quot;" office:value-type="string" office:string-value="team2_id == 314 ~ &quot;Iona&quot;">
            <text:p>team2_id == 314 ~ "Iona"</text:p>
          </table:table-cell>
        </table:table-row>
        <table:table-row table:style-name="ro1">
          <table:table-cell office:value-type="string">
            <text:p>Iowa</text:p>
          </table:table-cell>
          <table:table-cell office:value-type="float" office:value="499">
            <text:p>499</text:p>
          </table:table-cell>
          <table:table-cell office:value-type="string">
            <text:p>Iowa</text:p>
          </table:table-cell>
          <table:table-cell office:value-type="float" office:value="2294">
            <text:p>2294</text:p>
          </table:table-cell>
          <table:table-cell table:formula="of:=&quot;team1_id == &quot; &amp;[.D131]&amp;&quot; ~ &quot; &amp; &quot;&quot;&quot;&quot; &amp; [.A131] &amp; &quot;&quot;&quot;&quot;" office:value-type="string" office:string-value="team1_id == 2294 ~ &quot;Iowa&quot;">
            <text:p>team1_id == 2294 ~ "Iowa"</text:p>
          </table:table-cell>
          <table:table-cell table:number-columns-repeated="2"/>
          <table:table-cell table:formula="of:=&quot;team2_id == &quot; &amp;[.D131]&amp;&quot; ~ &quot; &amp; &quot;&quot;&quot;&quot; &amp; [.A131] &amp; &quot;&quot;&quot;&quot;" office:value-type="string" office:string-value="team2_id == 2294 ~ &quot;Iowa&quot;">
            <text:p>team2_id == 2294 ~ "Iowa"</text:p>
          </table:table-cell>
        </table:table-row>
        <table:table-row table:style-name="ro1">
          <table:table-cell office:value-type="string">
            <text:p>Iowa St.</text:p>
          </table:table-cell>
          <table:table-cell office:value-type="float" office:value="492">
            <text:p>492</text:p>
          </table:table-cell>
          <table:table-cell office:value-type="string">
            <text:p>Iowa State</text:p>
          </table:table-cell>
          <table:table-cell office:value-type="float" office:value="66">
            <text:p>66</text:p>
          </table:table-cell>
          <table:table-cell table:formula="of:=&quot;team1_id == &quot; &amp;[.D132]&amp;&quot; ~ &quot; &amp; &quot;&quot;&quot;&quot; &amp; [.A132] &amp; &quot;&quot;&quot;&quot;" office:value-type="string" office:string-value="team1_id == 66 ~ &quot;Iowa St.&quot;">
            <text:p>team1_id == 66 ~ "Iowa St."</text:p>
          </table:table-cell>
          <table:table-cell table:number-columns-repeated="2"/>
          <table:table-cell table:formula="of:=&quot;team2_id == &quot; &amp;[.D132]&amp;&quot; ~ &quot; &amp; &quot;&quot;&quot;&quot; &amp; [.A132] &amp; &quot;&quot;&quot;&quot;" office:value-type="string" office:string-value="team2_id == 66 ~ &quot;Iowa St.&quot;">
            <text:p>team2_id == 66 ~ "Iowa St."</text:p>
          </table:table-cell>
        </table:table-row>
        <table:table-row table:style-name="ro1">
          <table:table-cell office:value-type="string">
            <text:p>IUPUI</text:p>
          </table:table-cell>
          <table:table-cell office:value-type="float" office:value="434">
            <text:p>434</text:p>
          </table:table-cell>
          <table:table-cell office:value-type="string">
            <text:p>IUPUI</text:p>
          </table:table-cell>
          <table:table-cell office:value-type="float" office:value="85">
            <text:p>85</text:p>
          </table:table-cell>
          <table:table-cell table:formula="of:=&quot;team1_id == &quot; &amp;[.D133]&amp;&quot; ~ &quot; &amp; &quot;&quot;&quot;&quot; &amp; [.A133] &amp; &quot;&quot;&quot;&quot;" office:value-type="string" office:string-value="team1_id == 85 ~ &quot;IUPUI&quot;">
            <text:p>team1_id == 85 ~ "IUPUI"</text:p>
          </table:table-cell>
          <table:table-cell table:number-columns-repeated="2"/>
          <table:table-cell table:formula="of:=&quot;team2_id == &quot; &amp;[.D133]&amp;&quot; ~ &quot; &amp; &quot;&quot;&quot;&quot; &amp; [.A133] &amp; &quot;&quot;&quot;&quot;" office:value-type="string" office:string-value="team2_id == 85 ~ &quot;IUPUI&quot;">
            <text:p>team2_id == 85 ~ "IUPUI"</text:p>
          </table:table-cell>
        </table:table-row>
        <table:table-row table:style-name="ro1">
          <table:table-cell office:value-type="string">
            <text:p>Jackson St.</text:p>
          </table:table-cell>
          <table:table-cell office:value-type="float" office:value="451">
            <text:p>451</text:p>
          </table:table-cell>
          <table:table-cell office:value-type="string">
            <text:p>Jackson State</text:p>
          </table:table-cell>
          <table:table-cell office:value-type="float" office:value="2296">
            <text:p>2296</text:p>
          </table:table-cell>
          <table:table-cell table:formula="of:=&quot;team1_id == &quot; &amp;[.D134]&amp;&quot; ~ &quot; &amp; &quot;&quot;&quot;&quot; &amp; [.A134] &amp; &quot;&quot;&quot;&quot;" office:value-type="string" office:string-value="team1_id == 2296 ~ &quot;Jackson St.&quot;">
            <text:p>team1_id == 2296 ~ "Jackson St."</text:p>
          </table:table-cell>
          <table:table-cell table:number-columns-repeated="2"/>
          <table:table-cell table:formula="of:=&quot;team2_id == &quot; &amp;[.D134]&amp;&quot; ~ &quot; &amp; &quot;&quot;&quot;&quot; &amp; [.A134] &amp; &quot;&quot;&quot;&quot;" office:value-type="string" office:string-value="team2_id == 2296 ~ &quot;Jackson St.&quot;">
            <text:p>team2_id == 2296 ~ "Jackson St."</text:p>
          </table:table-cell>
        </table:table-row>
        <table:table-row table:style-name="ro1">
          <table:table-cell office:value-type="string">
            <text:p>Jacksonville</text:p>
          </table:table-cell>
          <table:table-cell office:value-type="float" office:value="438">
            <text:p>438</text:p>
          </table:table-cell>
          <table:table-cell office:value-type="string">
            <text:p>Jacksonville</text:p>
          </table:table-cell>
          <table:table-cell office:value-type="float" office:value="294">
            <text:p>294</text:p>
          </table:table-cell>
          <table:table-cell table:formula="of:=&quot;team1_id == &quot; &amp;[.D135]&amp;&quot; ~ &quot; &amp; &quot;&quot;&quot;&quot; &amp; [.A135] &amp; &quot;&quot;&quot;&quot;" office:value-type="string" office:string-value="team1_id == 294 ~ &quot;Jacksonville&quot;">
            <text:p>team1_id == 294 ~ "Jacksonville"</text:p>
          </table:table-cell>
          <table:table-cell table:number-columns-repeated="2"/>
          <table:table-cell table:formula="of:=&quot;team2_id == &quot; &amp;[.D135]&amp;&quot; ~ &quot; &amp; &quot;&quot;&quot;&quot; &amp; [.A135] &amp; &quot;&quot;&quot;&quot;" office:value-type="string" office:string-value="team2_id == 294 ~ &quot;Jacksonville&quot;">
            <text:p>team2_id == 294 ~ "Jacksonville"</text:p>
          </table:table-cell>
        </table:table-row>
        <table:table-row table:style-name="ro1">
          <table:table-cell office:value-type="string">
            <text:p>Jacksonville St.</text:p>
          </table:table-cell>
          <table:table-cell office:value-type="float" office:value="437">
            <text:p>437</text:p>
          </table:table-cell>
          <table:table-cell office:value-type="string">
            <text:p>Jacksonville State</text:p>
          </table:table-cell>
          <table:table-cell office:value-type="float" office:value="55">
            <text:p>55</text:p>
          </table:table-cell>
          <table:table-cell table:formula="of:=&quot;team1_id == &quot; &amp;[.D136]&amp;&quot; ~ &quot; &amp; &quot;&quot;&quot;&quot; &amp; [.A136] &amp; &quot;&quot;&quot;&quot;" office:value-type="string" office:string-value="team1_id == 55 ~ &quot;Jacksonville St.&quot;">
            <text:p>team1_id == 55 ~ "Jacksonville St."</text:p>
          </table:table-cell>
          <table:table-cell table:number-columns-repeated="2"/>
          <table:table-cell table:formula="of:=&quot;team2_id == &quot; &amp;[.D136]&amp;&quot; ~ &quot; &amp; &quot;&quot;&quot;&quot; &amp; [.A136] &amp; &quot;&quot;&quot;&quot;" office:value-type="string" office:string-value="team2_id == 55 ~ &quot;Jacksonville St.&quot;">
            <text:p>team2_id == 55 ~ "Jacksonville St."</text:p>
          </table:table-cell>
        </table:table-row>
        <table:table-row table:style-name="ro1">
          <table:table-cell office:value-type="string">
            <text:p>James Madison</text:p>
          </table:table-cell>
          <table:table-cell office:value-type="float" office:value="461">
            <text:p>461</text:p>
          </table:table-cell>
          <table:table-cell office:value-type="string">
            <text:p>James Madison</text:p>
          </table:table-cell>
          <table:table-cell office:value-type="float" office:value="256">
            <text:p>256</text:p>
          </table:table-cell>
          <table:table-cell table:formula="of:=&quot;team1_id == &quot; &amp;[.D137]&amp;&quot; ~ &quot; &amp; &quot;&quot;&quot;&quot; &amp; [.A137] &amp; &quot;&quot;&quot;&quot;" office:value-type="string" office:string-value="team1_id == 256 ~ &quot;James Madison&quot;">
            <text:p>team1_id == 256 ~ "James Madison"</text:p>
          </table:table-cell>
          <table:table-cell table:number-columns-repeated="2"/>
          <table:table-cell table:formula="of:=&quot;team2_id == &quot; &amp;[.D137]&amp;&quot; ~ &quot; &amp; &quot;&quot;&quot;&quot; &amp; [.A137] &amp; &quot;&quot;&quot;&quot;" office:value-type="string" office:string-value="team2_id == 256 ~ &quot;James Madison&quot;">
            <text:p>team2_id == 256 ~ "James Madison"</text:p>
          </table:table-cell>
        </table:table-row>
        <table:table-row table:style-name="ro1">
          <table:table-cell office:value-type="string">
            <text:p>Kansas</text:p>
          </table:table-cell>
          <table:table-cell office:value-type="float" office:value="542">
            <text:p>542</text:p>
          </table:table-cell>
          <table:table-cell office:value-type="string">
            <text:p>Kansas</text:p>
          </table:table-cell>
          <table:table-cell office:value-type="float" office:value="2305">
            <text:p>2305</text:p>
          </table:table-cell>
          <table:table-cell table:formula="of:=&quot;team1_id == &quot; &amp;[.D138]&amp;&quot; ~ &quot; &amp; &quot;&quot;&quot;&quot; &amp; [.A138] &amp; &quot;&quot;&quot;&quot;" office:value-type="string" office:string-value="team1_id == 2305 ~ &quot;Kansas&quot;">
            <text:p>team1_id == 2305 ~ "Kansas"</text:p>
          </table:table-cell>
          <table:table-cell table:number-columns-repeated="2"/>
          <table:table-cell table:formula="of:=&quot;team2_id == &quot; &amp;[.D138]&amp;&quot; ~ &quot; &amp; &quot;&quot;&quot;&quot; &amp; [.A138] &amp; &quot;&quot;&quot;&quot;" office:value-type="string" office:string-value="team2_id == 2305 ~ &quot;Kansas&quot;">
            <text:p>team2_id == 2305 ~ "Kansas"</text:p>
          </table:table-cell>
        </table:table-row>
        <table:table-row table:style-name="ro1">
          <table:table-cell office:value-type="string">
            <text:p>Kansas St.</text:p>
          </table:table-cell>
          <table:table-cell office:value-type="float" office:value="496">
            <text:p>496</text:p>
          </table:table-cell>
          <table:table-cell office:value-type="string">
            <text:p>Kansas State</text:p>
          </table:table-cell>
          <table:table-cell office:value-type="float" office:value="2306">
            <text:p>2306</text:p>
          </table:table-cell>
          <table:table-cell table:formula="of:=&quot;team1_id == &quot; &amp;[.D139]&amp;&quot; ~ &quot; &amp; &quot;&quot;&quot;&quot; &amp; [.A139] &amp; &quot;&quot;&quot;&quot;" office:value-type="string" office:string-value="team1_id == 2306 ~ &quot;Kansas St.&quot;">
            <text:p>team1_id == 2306 ~ "Kansas St."</text:p>
          </table:table-cell>
          <table:table-cell table:number-columns-repeated="2"/>
          <table:table-cell table:formula="of:=&quot;team2_id == &quot; &amp;[.D139]&amp;&quot; ~ &quot; &amp; &quot;&quot;&quot;&quot; &amp; [.A139] &amp; &quot;&quot;&quot;&quot;" office:value-type="string" office:string-value="team2_id == 2306 ~ &quot;Kansas St.&quot;">
            <text:p>team2_id == 2306 ~ "Kansas St."</text:p>
          </table:table-cell>
        </table:table-row>
        <table:table-row table:style-name="ro2">
          <table:table-cell office:value-type="string">
            <text:p>Kennesaw St.</text:p>
          </table:table-cell>
          <table:table-cell office:value-type="float" office:value="431">
            <text:p>431</text:p>
          </table:table-cell>
          <table:table-cell office:value-type="string">
            <text:p>Kennesaw State</text:p>
          </table:table-cell>
          <table:table-cell office:value-type="float" office:value="338">
            <text:p>338</text:p>
          </table:table-cell>
          <table:table-cell table:formula="of:=&quot;team1_id == &quot; &amp;[.D140]&amp;&quot; ~ &quot; &amp; &quot;&quot;&quot;&quot; &amp; [.A140] &amp; &quot;&quot;&quot;&quot;" office:value-type="string" office:string-value="team1_id == 338 ~ &quot;Kennesaw St.&quot;">
            <text:p>team1_id == 338 ~ "Kennesaw St."</text:p>
          </table:table-cell>
          <table:table-cell table:number-columns-repeated="2"/>
          <table:table-cell table:formula="of:=&quot;team2_id == &quot; &amp;[.D140]&amp;&quot; ~ &quot; &amp; &quot;&quot;&quot;&quot; &amp; [.A140] &amp; &quot;&quot;&quot;&quot;" office:value-type="string" office:string-value="team2_id == 338 ~ &quot;Kennesaw St.&quot;">
            <text:p>team2_id == 338 ~ "Kennesaw St."</text:p>
          </table:table-cell>
        </table:table-row>
        <table:table-row table:style-name="ro1">
          <table:table-cell office:value-type="string">
            <text:p>Kent St.</text:p>
          </table:table-cell>
          <table:table-cell office:value-type="float" office:value="480">
            <text:p>480</text:p>
          </table:table-cell>
          <table:table-cell office:value-type="string">
            <text:p>Kent State</text:p>
          </table:table-cell>
          <table:table-cell office:value-type="float" office:value="2309">
            <text:p>2309</text:p>
          </table:table-cell>
          <table:table-cell table:formula="of:=&quot;team1_id == &quot; &amp;[.D141]&amp;&quot; ~ &quot; &amp; &quot;&quot;&quot;&quot; &amp; [.A141] &amp; &quot;&quot;&quot;&quot;" office:value-type="string" office:string-value="team1_id == 2309 ~ &quot;Kent St.&quot;">
            <text:p>team1_id == 2309 ~ "Kent St."</text:p>
          </table:table-cell>
          <table:table-cell table:number-columns-repeated="2"/>
          <table:table-cell table:formula="of:=&quot;team2_id == &quot; &amp;[.D141]&amp;&quot; ~ &quot; &amp; &quot;&quot;&quot;&quot; &amp; [.A141] &amp; &quot;&quot;&quot;&quot;" office:value-type="string" office:string-value="team2_id == 2309 ~ &quot;Kent St.&quot;">
            <text:p>team2_id == 2309 ~ "Kent St."</text:p>
          </table:table-cell>
        </table:table-row>
        <table:table-row table:style-name="ro1">
          <table:table-cell office:value-type="string">
            <text:p>Kentucky</text:p>
          </table:table-cell>
          <table:table-cell office:value-type="float" office:value="533">
            <text:p>533</text:p>
          </table:table-cell>
          <table:table-cell office:value-type="string">
            <text:p>Kentucky</text:p>
          </table:table-cell>
          <table:table-cell office:value-type="float" office:value="96">
            <text:p>96</text:p>
          </table:table-cell>
          <table:table-cell table:formula="of:=&quot;team1_id == &quot; &amp;[.D142]&amp;&quot; ~ &quot; &amp; &quot;&quot;&quot;&quot; &amp; [.A142] &amp; &quot;&quot;&quot;&quot;" office:value-type="string" office:string-value="team1_id == 96 ~ &quot;Kentucky&quot;">
            <text:p>team1_id == 96 ~ "Kentucky"</text:p>
          </table:table-cell>
          <table:table-cell table:number-columns-repeated="2"/>
          <table:table-cell table:formula="of:=&quot;team2_id == &quot; &amp;[.D142]&amp;&quot; ~ &quot; &amp; &quot;&quot;&quot;&quot; &amp; [.A142] &amp; &quot;&quot;&quot;&quot;" office:value-type="string" office:string-value="team2_id == 96 ~ &quot;Kentucky&quot;">
            <text:p>team2_id == 96 ~ "Kentucky"</text:p>
          </table:table-cell>
        </table:table-row>
        <table:table-row table:style-name="ro2">
          <table:table-cell office:value-type="string">
            <text:p>La Salle</text:p>
          </table:table-cell>
          <table:table-cell office:value-type="float" office:value="464">
            <text:p>464</text:p>
          </table:table-cell>
          <table:table-cell office:value-type="string">
            <text:p>La Salle</text:p>
          </table:table-cell>
          <table:table-cell office:value-type="float" office:value="2325">
            <text:p>2325</text:p>
          </table:table-cell>
          <table:table-cell table:formula="of:=&quot;team1_id == &quot; &amp;[.D143]&amp;&quot; ~ &quot; &amp; &quot;&quot;&quot;&quot; &amp; [.A143] &amp; &quot;&quot;&quot;&quot;" office:value-type="string" office:string-value="team1_id == 2325 ~ &quot;La Salle&quot;">
            <text:p>team1_id == 2325 ~ "La Salle"</text:p>
          </table:table-cell>
          <table:table-cell table:number-columns-repeated="2"/>
          <table:table-cell table:formula="of:=&quot;team2_id == &quot; &amp;[.D143]&amp;&quot; ~ &quot; &amp; &quot;&quot;&quot;&quot; &amp; [.A143] &amp; &quot;&quot;&quot;&quot;" office:value-type="string" office:string-value="team2_id == 2325 ~ &quot;La Salle&quot;">
            <text:p>team2_id == 2325 ~ "La Salle"</text:p>
          </table:table-cell>
        </table:table-row>
        <table:table-row table:style-name="ro1">
          <table:table-cell office:value-type="string">
            <text:p>Lafayette</text:p>
          </table:table-cell>
          <table:table-cell office:value-type="float" office:value="441">
            <text:p>441</text:p>
          </table:table-cell>
          <table:table-cell office:value-type="string">
            <text:p>Lafayette</text:p>
          </table:table-cell>
          <table:table-cell office:value-type="float" office:value="322">
            <text:p>322</text:p>
          </table:table-cell>
          <table:table-cell table:formula="of:=&quot;team1_id == &quot; &amp;[.D144]&amp;&quot; ~ &quot; &amp; &quot;&quot;&quot;&quot; &amp; [.A144] &amp; &quot;&quot;&quot;&quot;" office:value-type="string" office:string-value="team1_id == 322 ~ &quot;Lafayette&quot;">
            <text:p>team1_id == 322 ~ "Lafayette"</text:p>
          </table:table-cell>
          <table:table-cell table:number-columns-repeated="2"/>
          <table:table-cell table:formula="of:=&quot;team2_id == &quot; &amp;[.D144]&amp;&quot; ~ &quot; &amp; &quot;&quot;&quot;&quot; &amp; [.A144] &amp; &quot;&quot;&quot;&quot;" office:value-type="string" office:string-value="team2_id == 322 ~ &quot;Lafayette&quot;">
            <text:p>team2_id == 322 ~ "Lafayette"</text:p>
          </table:table-cell>
        </table:table-row>
        <table:table-row table:style-name="ro1">
          <table:table-cell office:value-type="string">
            <text:p>Lamar</text:p>
          </table:table-cell>
          <table:table-cell office:value-type="float" office:value="424">
            <text:p>424</text:p>
          </table:table-cell>
          <table:table-cell office:value-type="string">
            <text:p>Lamar</text:p>
          </table:table-cell>
          <table:table-cell office:value-type="float" office:value="2320">
            <text:p>2320</text:p>
          </table:table-cell>
          <table:table-cell table:formula="of:=&quot;team1_id == &quot; &amp;[.D145]&amp;&quot; ~ &quot; &amp; &quot;&quot;&quot;&quot; &amp; [.A145] &amp; &quot;&quot;&quot;&quot;" office:value-type="string" office:string-value="team1_id == 2320 ~ &quot;Lamar&quot;">
            <text:p>team1_id == 2320 ~ "Lamar"</text:p>
          </table:table-cell>
          <table:table-cell table:number-columns-repeated="2"/>
          <table:table-cell table:formula="of:=&quot;team2_id == &quot; &amp;[.D145]&amp;&quot; ~ &quot; &amp; &quot;&quot;&quot;&quot; &amp; [.A145] &amp; &quot;&quot;&quot;&quot;" office:value-type="string" office:string-value="team2_id == 2320 ~ &quot;Lamar&quot;">
            <text:p>team2_id == 2320 ~ "Lamar"</text:p>
          </table:table-cell>
        </table:table-row>
        <table:table-row table:style-name="ro2">
          <table:table-cell office:value-type="string">
            <text:p>Lehigh</text:p>
          </table:table-cell>
          <table:table-cell office:value-type="float" office:value="445">
            <text:p>445</text:p>
          </table:table-cell>
          <table:table-cell office:value-type="string">
            <text:p>Lehigh</text:p>
          </table:table-cell>
          <table:table-cell office:value-type="float" office:value="2329">
            <text:p>2329</text:p>
          </table:table-cell>
          <table:table-cell table:formula="of:=&quot;team1_id == &quot; &amp;[.D146]&amp;&quot; ~ &quot; &amp; &quot;&quot;&quot;&quot; &amp; [.A146] &amp; &quot;&quot;&quot;&quot;" office:value-type="string" office:string-value="team1_id == 2329 ~ &quot;Lehigh&quot;">
            <text:p>team1_id == 2329 ~ "Lehigh"</text:p>
          </table:table-cell>
          <table:table-cell table:number-columns-repeated="2"/>
          <table:table-cell table:formula="of:=&quot;team2_id == &quot; &amp;[.D146]&amp;&quot; ~ &quot; &amp; &quot;&quot;&quot;&quot; &amp; [.A146] &amp; &quot;&quot;&quot;&quot;" office:value-type="string" office:string-value="team2_id == 2329 ~ &quot;Lehigh&quot;">
            <text:p>team2_id == 2329 ~ "Lehigh"</text:p>
          </table:table-cell>
        </table:table-row>
        <table:table-row table:style-name="ro1">
          <table:table-cell office:value-type="string">
            <text:p>Liberty</text:p>
          </table:table-cell>
          <table:table-cell office:value-type="float" office:value="451">
            <text:p>451</text:p>
          </table:table-cell>
          <table:table-cell office:value-type="string">
            <text:p>Liberty</text:p>
          </table:table-cell>
          <table:table-cell office:value-type="float" office:value="2335">
            <text:p>2335</text:p>
          </table:table-cell>
          <table:table-cell table:formula="of:=&quot;team1_id == &quot; &amp;[.D147]&amp;&quot; ~ &quot; &amp; &quot;&quot;&quot;&quot; &amp; [.A147] &amp; &quot;&quot;&quot;&quot;" office:value-type="string" office:string-value="team1_id == 2335 ~ &quot;Liberty&quot;">
            <text:p>team1_id == 2335 ~ "Liberty"</text:p>
          </table:table-cell>
          <table:table-cell table:number-columns-repeated="2"/>
          <table:table-cell table:formula="of:=&quot;team2_id == &quot; &amp;[.D147]&amp;&quot; ~ &quot; &amp; &quot;&quot;&quot;&quot; &amp; [.A147] &amp; &quot;&quot;&quot;&quot;" office:value-type="string" office:string-value="team2_id == 2335 ~ &quot;Liberty&quot;">
            <text:p>team2_id == 2335 ~ "Liberty"</text:p>
          </table:table-cell>
        </table:table-row>
        <table:table-row table:style-name="ro1">
          <table:table-cell office:value-type="string">
            <text:p>Lipscomb</text:p>
          </table:table-cell>
          <table:table-cell office:value-type="float" office:value="443">
            <text:p>443</text:p>
          </table:table-cell>
          <table:table-cell office:value-type="string">
            <text:p>Lipscomb</text:p>
          </table:table-cell>
          <table:table-cell office:value-type="float" office:value="288">
            <text:p>288</text:p>
          </table:table-cell>
          <table:table-cell table:formula="of:=&quot;team1_id == &quot; &amp;[.D148]&amp;&quot; ~ &quot; &amp; &quot;&quot;&quot;&quot; &amp; [.A148] &amp; &quot;&quot;&quot;&quot;" office:value-type="string" office:string-value="team1_id == 288 ~ &quot;Lipscomb&quot;">
            <text:p>team1_id == 288 ~ "Lipscomb"</text:p>
          </table:table-cell>
          <table:table-cell table:number-columns-repeated="2"/>
          <table:table-cell table:formula="of:=&quot;team2_id == &quot; &amp;[.D148]&amp;&quot; ~ &quot; &amp; &quot;&quot;&quot;&quot; &amp; [.A148] &amp; &quot;&quot;&quot;&quot;" office:value-type="string" office:string-value="team2_id == 288 ~ &quot;Lipscomb&quot;">
            <text:p>team2_id == 288 ~ "Lipscomb"</text:p>
          </table:table-cell>
        </table:table-row>
        <table:table-row table:style-name="ro1">
          <table:table-cell office:value-type="string">
            <text:p>Little Rock</text:p>
          </table:table-cell>
          <table:table-cell office:value-type="float" office:value="198">
            <text:p>198</text:p>
          </table:table-cell>
          <table:table-cell office:value-type="string">
            <text:p>Little Rock</text:p>
          </table:table-cell>
          <table:table-cell office:value-type="float" office:value="2031">
            <text:p>2031</text:p>
          </table:table-cell>
          <table:table-cell table:formula="of:=&quot;team1_id == &quot; &amp;[.D149]&amp;&quot; ~ &quot; &amp; &quot;&quot;&quot;&quot; &amp; [.A149] &amp; &quot;&quot;&quot;&quot;" office:value-type="string" office:string-value="team1_id == 2031 ~ &quot;Little Rock&quot;">
            <text:p>team1_id == 2031 ~ "Little Rock"</text:p>
          </table:table-cell>
          <table:table-cell table:number-columns-repeated="2"/>
          <table:table-cell table:formula="of:=&quot;team2_id == &quot; &amp;[.D149]&amp;&quot; ~ &quot; &amp; &quot;&quot;&quot;&quot; &amp; [.A149] &amp; &quot;&quot;&quot;&quot;" office:value-type="string" office:string-value="team2_id == 2031 ~ &quot;Little Rock&quot;">
            <text:p>team2_id == 2031 ~ "Little Rock"</text:p>
          </table:table-cell>
        </table:table-row>
        <table:table-row table:style-name="ro1">
          <table:table-cell office:value-type="string">
            <text:p>LIU Brooklyn</text:p>
          </table:table-cell>
          <table:table-cell office:value-type="float" office:value="457">
            <text:p>457</text:p>
          </table:table-cell>
          <table:table-cell office:value-type="string">
            <text:p>Long Island University</text:p>
          </table:table-cell>
          <table:table-cell office:value-type="float" office:value="112358">
            <text:p>112358</text:p>
          </table:table-cell>
          <table:table-cell table:formula="of:=&quot;team1_id == &quot; &amp;[.D150]&amp;&quot; ~ &quot; &amp; &quot;&quot;&quot;&quot; &amp; [.A150] &amp; &quot;&quot;&quot;&quot;" office:value-type="string" office:string-value="team1_id == 112358 ~ &quot;LIU Brooklyn&quot;">
            <text:p>team1_id == 112358 ~ "LIU Brooklyn"</text:p>
          </table:table-cell>
          <table:table-cell table:number-columns-repeated="2"/>
          <table:table-cell table:formula="of:=&quot;team2_id == &quot; &amp;[.D150]&amp;&quot; ~ &quot; &amp; &quot;&quot;&quot;&quot; &amp; [.A150] &amp; &quot;&quot;&quot;&quot;" office:value-type="string" office:string-value="team2_id == 112358 ~ &quot;LIU Brooklyn&quot;">
            <text:p>team2_id == 112358 ~ "LIU Brooklyn"</text:p>
          </table:table-cell>
        </table:table-row>
        <table:table-row table:style-name="ro1">
          <table:table-cell office:value-type="string">
            <text:p>Long Beach St.</text:p>
          </table:table-cell>
          <table:table-cell office:value-type="float" office:value="455">
            <text:p>455</text:p>
          </table:table-cell>
          <table:table-cell office:value-type="string">
            <text:p>Long Beach State</text:p>
          </table:table-cell>
          <table:table-cell office:value-type="float" office:value="299">
            <text:p>299</text:p>
          </table:table-cell>
          <table:table-cell table:formula="of:=&quot;team1_id == &quot; &amp;[.D151]&amp;&quot; ~ &quot; &amp; &quot;&quot;&quot;&quot; &amp; [.A151] &amp; &quot;&quot;&quot;&quot;" office:value-type="string" office:string-value="team1_id == 299 ~ &quot;Long Beach St.&quot;">
            <text:p>team1_id == 299 ~ "Long Beach St."</text:p>
          </table:table-cell>
          <table:table-cell table:number-columns-repeated="2"/>
          <table:table-cell table:formula="of:=&quot;team2_id == &quot; &amp;[.D151]&amp;&quot; ~ &quot; &amp; &quot;&quot;&quot;&quot; &amp; [.A151] &amp; &quot;&quot;&quot;&quot;" office:value-type="string" office:string-value="team2_id == 299 ~ &quot;Long Beach St.&quot;">
            <text:p>team2_id == 299 ~ "Long Beach St."</text:p>
          </table:table-cell>
        </table:table-row>
        <table:table-row table:style-name="ro2">
          <table:table-cell office:value-type="string">
            <text:p>Longwood</text:p>
          </table:table-cell>
          <table:table-cell office:value-type="float" office:value="433">
            <text:p>433</text:p>
          </table:table-cell>
          <table:table-cell office:value-type="string">
            <text:p>Longwood</text:p>
          </table:table-cell>
          <table:table-cell office:value-type="float" office:value="2344">
            <text:p>2344</text:p>
          </table:table-cell>
          <table:table-cell table:formula="of:=&quot;team1_id == &quot; &amp;[.D152]&amp;&quot; ~ &quot; &amp; &quot;&quot;&quot;&quot; &amp; [.A152] &amp; &quot;&quot;&quot;&quot;" office:value-type="string" office:string-value="team1_id == 2344 ~ &quot;Longwood&quot;">
            <text:p>team1_id == 2344 ~ "Longwood"</text:p>
          </table:table-cell>
          <table:table-cell table:number-columns-repeated="2"/>
          <table:table-cell table:formula="of:=&quot;team2_id == &quot; &amp;[.D152]&amp;&quot; ~ &quot; &amp; &quot;&quot;&quot;&quot; &amp; [.A152] &amp; &quot;&quot;&quot;&quot;" office:value-type="string" office:string-value="team2_id == 2344 ~ &quot;Longwood&quot;">
            <text:p>team2_id == 2344 ~ "Longwood"</text:p>
          </table:table-cell>
        </table:table-row>
        <table:table-row table:style-name="ro1">
          <table:table-cell office:value-type="string">
            <text:p>Louisiana Lafayette</text:p>
          </table:table-cell>
          <table:table-cell office:value-type="float" office:value="451">
            <text:p>451</text:p>
          </table:table-cell>
          <table:table-cell office:value-type="string">
            <text:p>Lafayette</text:p>
          </table:table-cell>
          <table:table-cell office:value-type="float" office:value="322">
            <text:p>322</text:p>
          </table:table-cell>
          <table:table-cell table:formula="of:=&quot;team1_id == &quot; &amp;[.D153]&amp;&quot; ~ &quot; &amp; &quot;&quot;&quot;&quot; &amp; [.A153] &amp; &quot;&quot;&quot;&quot;" office:value-type="string" office:string-value="team1_id == 322 ~ &quot;Louisiana Lafayette&quot;">
            <text:p>team1_id == 322 ~ "Louisiana Lafayette"</text:p>
          </table:table-cell>
          <table:table-cell table:number-columns-repeated="2"/>
          <table:table-cell table:formula="of:=&quot;team2_id == &quot; &amp;[.D153]&amp;&quot; ~ &quot; &amp; &quot;&quot;&quot;&quot; &amp; [.A153] &amp; &quot;&quot;&quot;&quot;" office:value-type="string" office:string-value="team2_id == 322 ~ &quot;Louisiana Lafayette&quot;">
            <text:p>team2_id == 322 ~ "Louisiana Lafayette"</text:p>
          </table:table-cell>
        </table:table-row>
        <table:table-row table:style-name="ro1">
          <table:table-cell office:value-type="string">
            <text:p>Louisiana Monroe</text:p>
          </table:table-cell>
          <table:table-cell office:value-type="float" office:value="437">
            <text:p>437</text:p>
          </table:table-cell>
          <table:table-cell office:value-type="string">
            <text:p>UL Monroe</text:p>
          </table:table-cell>
          <table:table-cell office:value-type="float" office:value="2433">
            <text:p>2433</text:p>
          </table:table-cell>
          <table:table-cell table:formula="of:=&quot;team1_id == &quot; &amp;[.D154]&amp;&quot; ~ &quot; &amp; &quot;&quot;&quot;&quot; &amp; [.A154] &amp; &quot;&quot;&quot;&quot;" office:value-type="string" office:string-value="team1_id == 2433 ~ &quot;Louisiana Monroe&quot;">
            <text:p>team1_id == 2433 ~ "Louisiana Monroe"</text:p>
          </table:table-cell>
          <table:table-cell table:number-columns-repeated="2"/>
          <table:table-cell table:formula="of:=&quot;team2_id == &quot; &amp;[.D154]&amp;&quot; ~ &quot; &amp; &quot;&quot;&quot;&quot; &amp; [.A154] &amp; &quot;&quot;&quot;&quot;" office:value-type="string" office:string-value="team2_id == 2433 ~ &quot;Louisiana Monroe&quot;">
            <text:p>team2_id == 2433 ~ "Louisiana Monroe"</text:p>
          </table:table-cell>
        </table:table-row>
        <table:table-row table:style-name="ro1">
          <table:table-cell office:value-type="string">
            <text:p>Louisiana Tech</text:p>
          </table:table-cell>
          <table:table-cell office:value-type="float" office:value="476">
            <text:p>476</text:p>
          </table:table-cell>
          <table:table-cell office:value-type="string">
            <text:p>Louisiana Tech</text:p>
          </table:table-cell>
          <table:table-cell office:value-type="float" office:value="2348">
            <text:p>2348</text:p>
          </table:table-cell>
          <table:table-cell table:formula="of:=&quot;team1_id == &quot; &amp;[.D155]&amp;&quot; ~ &quot; &amp; &quot;&quot;&quot;&quot; &amp; [.A155] &amp; &quot;&quot;&quot;&quot;" office:value-type="string" office:string-value="team1_id == 2348 ~ &quot;Louisiana Tech&quot;">
            <text:p>team1_id == 2348 ~ "Louisiana Tech"</text:p>
          </table:table-cell>
          <table:table-cell table:number-columns-repeated="2"/>
          <table:table-cell table:formula="of:=&quot;team2_id == &quot; &amp;[.D155]&amp;&quot; ~ &quot; &amp; &quot;&quot;&quot;&quot; &amp; [.A155] &amp; &quot;&quot;&quot;&quot;" office:value-type="string" office:string-value="team2_id == 2348 ~ &quot;Louisiana Tech&quot;">
            <text:p>team2_id == 2348 ~ "Louisiana Tech"</text:p>
          </table:table-cell>
        </table:table-row>
        <table:table-row table:style-name="ro1">
          <table:table-cell office:value-type="string">
            <text:p>Louisville</text:p>
          </table:table-cell>
          <table:table-cell office:value-type="float" office:value="512">
            <text:p>512</text:p>
          </table:table-cell>
          <table:table-cell office:value-type="string">
            <text:p>Louisville</text:p>
          </table:table-cell>
          <table:table-cell office:value-type="float" office:value="97">
            <text:p>97</text:p>
          </table:table-cell>
          <table:table-cell table:formula="of:=&quot;team1_id == &quot; &amp;[.D156]&amp;&quot; ~ &quot; &amp; &quot;&quot;&quot;&quot; &amp; [.A156] &amp; &quot;&quot;&quot;&quot;" office:value-type="string" office:string-value="team1_id == 97 ~ &quot;Louisville&quot;">
            <text:p>team1_id == 97 ~ "Louisville"</text:p>
          </table:table-cell>
          <table:table-cell table:number-columns-repeated="2"/>
          <table:table-cell table:formula="of:=&quot;team2_id == &quot; &amp;[.D156]&amp;&quot; ~ &quot; &amp; &quot;&quot;&quot;&quot; &amp; [.A156] &amp; &quot;&quot;&quot;&quot;" office:value-type="string" office:string-value="team2_id == 97 ~ &quot;Louisville&quot;">
            <text:p>team2_id == 97 ~ "Louisville"</text:p>
          </table:table-cell>
        </table:table-row>
        <table:table-row table:style-name="ro1">
          <table:table-cell office:value-type="string">
            <text:p>Loyola Chicago</text:p>
          </table:table-cell>
          <table:table-cell office:value-type="float" office:value="467">
            <text:p>467</text:p>
          </table:table-cell>
          <table:table-cell office:value-type="string">
            <text:p>Loyola Chicago</text:p>
          </table:table-cell>
          <table:table-cell office:value-type="float" office:value="2350">
            <text:p>2350</text:p>
          </table:table-cell>
          <table:table-cell table:formula="of:=&quot;team1_id == &quot; &amp;[.D157]&amp;&quot; ~ &quot; &amp; &quot;&quot;&quot;&quot; &amp; [.A157] &amp; &quot;&quot;&quot;&quot;" office:value-type="string" office:string-value="team1_id == 2350 ~ &quot;Loyola Chicago&quot;">
            <text:p>team1_id == 2350 ~ "Loyola Chicago"</text:p>
          </table:table-cell>
          <table:table-cell table:number-columns-repeated="2"/>
          <table:table-cell table:formula="of:=&quot;team2_id == &quot; &amp;[.D157]&amp;&quot; ~ &quot; &amp; &quot;&quot;&quot;&quot; &amp; [.A157] &amp; &quot;&quot;&quot;&quot;" office:value-type="string" office:string-value="team2_id == 2350 ~ &quot;Loyola Chicago&quot;">
            <text:p>team2_id == 2350 ~ "Loyola Chicago"</text:p>
          </table:table-cell>
        </table:table-row>
        <table:table-row table:style-name="ro2">
          <table:table-cell office:value-type="string">
            <text:p>Loyola Marymount</text:p>
          </table:table-cell>
          <table:table-cell office:value-type="float" office:value="451">
            <text:p>451</text:p>
          </table:table-cell>
          <table:table-cell office:value-type="string">
            <text:p>Loyola Marymount</text:p>
          </table:table-cell>
          <table:table-cell office:value-type="float" office:value="2351">
            <text:p>2351</text:p>
          </table:table-cell>
          <table:table-cell table:formula="of:=&quot;team1_id == &quot; &amp;[.D158]&amp;&quot; ~ &quot; &amp; &quot;&quot;&quot;&quot; &amp; [.A158] &amp; &quot;&quot;&quot;&quot;" office:value-type="string" office:string-value="team1_id == 2351 ~ &quot;Loyola Marymount&quot;">
            <text:p>team1_id == 2351 ~ "Loyola Marymount"</text:p>
          </table:table-cell>
          <table:table-cell table:number-columns-repeated="2"/>
          <table:table-cell table:formula="of:=&quot;team2_id == &quot; &amp;[.D158]&amp;&quot; ~ &quot; &amp; &quot;&quot;&quot;&quot; &amp; [.A158] &amp; &quot;&quot;&quot;&quot;" office:value-type="string" office:string-value="team2_id == 2351 ~ &quot;Loyola Marymount&quot;">
            <text:p>team2_id == 2351 ~ "Loyola Marymount"</text:p>
          </table:table-cell>
        </table:table-row>
        <table:table-row table:style-name="ro1">
          <table:table-cell office:value-type="string">
            <text:p>Loyola MD</text:p>
          </table:table-cell>
          <table:table-cell office:value-type="float" office:value="451">
            <text:p>451</text:p>
          </table:table-cell>
          <table:table-cell office:value-type="string">
            <text:p>Loyola Maryland</text:p>
          </table:table-cell>
          <table:table-cell office:value-type="float" office:value="2352">
            <text:p>2352</text:p>
          </table:table-cell>
          <table:table-cell table:formula="of:=&quot;team1_id == &quot; &amp;[.D159]&amp;&quot; ~ &quot; &amp; &quot;&quot;&quot;&quot; &amp; [.A159] &amp; &quot;&quot;&quot;&quot;" office:value-type="string" office:string-value="team1_id == 2352 ~ &quot;Loyola MD&quot;">
            <text:p>team1_id == 2352 ~ "Loyola MD"</text:p>
          </table:table-cell>
          <table:table-cell table:number-columns-repeated="2"/>
          <table:table-cell table:formula="of:=&quot;team2_id == &quot; &amp;[.D159]&amp;&quot; ~ &quot; &amp; &quot;&quot;&quot;&quot; &amp; [.A159] &amp; &quot;&quot;&quot;&quot;" office:value-type="string" office:string-value="team2_id == 2352 ~ &quot;Loyola MD&quot;">
            <text:p>team2_id == 2352 ~ "Loyola MD"</text:p>
          </table:table-cell>
        </table:table-row>
        <table:table-row table:style-name="ro1">
          <table:table-cell office:value-type="string">
            <text:p>LSU</text:p>
          </table:table-cell>
          <table:table-cell office:value-type="float" office:value="485">
            <text:p>485</text:p>
          </table:table-cell>
          <table:table-cell office:value-type="string">
            <text:p>LSU</text:p>
          </table:table-cell>
          <table:table-cell office:value-type="float" office:value="99">
            <text:p>99</text:p>
          </table:table-cell>
          <table:table-cell table:formula="of:=&quot;team1_id == &quot; &amp;[.D160]&amp;&quot; ~ &quot; &amp; &quot;&quot;&quot;&quot; &amp; [.A160] &amp; &quot;&quot;&quot;&quot;" office:value-type="string" office:string-value="team1_id == 99 ~ &quot;LSU&quot;">
            <text:p>team1_id == 99 ~ "LSU"</text:p>
          </table:table-cell>
          <table:table-cell table:number-columns-repeated="2"/>
          <table:table-cell table:formula="of:=&quot;team2_id == &quot; &amp;[.D160]&amp;&quot; ~ &quot; &amp; &quot;&quot;&quot;&quot; &amp; [.A160] &amp; &quot;&quot;&quot;&quot;" office:value-type="string" office:string-value="team2_id == 99 ~ &quot;LSU&quot;">
            <text:p>team2_id == 99 ~ "LSU"</text:p>
          </table:table-cell>
        </table:table-row>
        <table:table-row table:style-name="ro1">
          <table:table-cell office:value-type="string">
            <text:p>Maine</text:p>
          </table:table-cell>
          <table:table-cell office:value-type="float" office:value="418">
            <text:p>418</text:p>
          </table:table-cell>
          <table:table-cell office:value-type="string">
            <text:p>Maine</text:p>
          </table:table-cell>
          <table:table-cell office:value-type="float" office:value="311">
            <text:p>311</text:p>
          </table:table-cell>
          <table:table-cell table:formula="of:=&quot;team1_id == &quot; &amp;[.D161]&amp;&quot; ~ &quot; &amp; &quot;&quot;&quot;&quot; &amp; [.A161] &amp; &quot;&quot;&quot;&quot;" office:value-type="string" office:string-value="team1_id == 311 ~ &quot;Maine&quot;">
            <text:p>team1_id == 311 ~ "Maine"</text:p>
          </table:table-cell>
          <table:table-cell table:number-columns-repeated="2"/>
          <table:table-cell table:formula="of:=&quot;team2_id == &quot; &amp;[.D161]&amp;&quot; ~ &quot; &amp; &quot;&quot;&quot;&quot; &amp; [.A161] &amp; &quot;&quot;&quot;&quot;" office:value-type="string" office:string-value="team2_id == 311 ~ &quot;Maine&quot;">
            <text:p>team2_id == 311 ~ "Maine"</text:p>
          </table:table-cell>
        </table:table-row>
        <table:table-row table:style-name="ro1">
          <table:table-cell office:value-type="string">
            <text:p>Manhattan</text:p>
          </table:table-cell>
          <table:table-cell office:value-type="float" office:value="460">
            <text:p>460</text:p>
          </table:table-cell>
          <table:table-cell office:value-type="string">
            <text:p>Manhattan</text:p>
          </table:table-cell>
          <table:table-cell office:value-type="float" office:value="2363">
            <text:p>2363</text:p>
          </table:table-cell>
          <table:table-cell table:formula="of:=&quot;team1_id == &quot; &amp;[.D162]&amp;&quot; ~ &quot; &amp; &quot;&quot;&quot;&quot; &amp; [.A162] &amp; &quot;&quot;&quot;&quot;" office:value-type="string" office:string-value="team1_id == 2363 ~ &quot;Manhattan&quot;">
            <text:p>team1_id == 2363 ~ "Manhattan"</text:p>
          </table:table-cell>
          <table:table-cell table:number-columns-repeated="2"/>
          <table:table-cell table:formula="of:=&quot;team2_id == &quot; &amp;[.D162]&amp;&quot; ~ &quot; &amp; &quot;&quot;&quot;&quot; &amp; [.A162] &amp; &quot;&quot;&quot;&quot;" office:value-type="string" office:string-value="team2_id == 2363 ~ &quot;Manhattan&quot;">
            <text:p>team2_id == 2363 ~ "Manhattan"</text:p>
          </table:table-cell>
        </table:table-row>
        <table:table-row table:style-name="ro2">
          <table:table-cell office:value-type="string">
            <text:p>Marist</text:p>
          </table:table-cell>
          <table:table-cell office:value-type="float" office:value="458">
            <text:p>458</text:p>
          </table:table-cell>
          <table:table-cell office:value-type="string">
            <text:p>Marist</text:p>
          </table:table-cell>
          <table:table-cell office:value-type="float" office:value="2368">
            <text:p>2368</text:p>
          </table:table-cell>
          <table:table-cell table:formula="of:=&quot;team1_id == &quot; &amp;[.D163]&amp;&quot; ~ &quot; &amp; &quot;&quot;&quot;&quot; &amp; [.A163] &amp; &quot;&quot;&quot;&quot;" office:value-type="string" office:string-value="team1_id == 2368 ~ &quot;Marist&quot;">
            <text:p>team1_id == 2368 ~ "Marist"</text:p>
          </table:table-cell>
          <table:table-cell table:number-columns-repeated="2"/>
          <table:table-cell table:formula="of:=&quot;team2_id == &quot; &amp;[.D163]&amp;&quot; ~ &quot; &amp; &quot;&quot;&quot;&quot; &amp; [.A163] &amp; &quot;&quot;&quot;&quot;" office:value-type="string" office:string-value="team2_id == 2368 ~ &quot;Marist&quot;">
            <text:p>team2_id == 2368 ~ "Marist"</text:p>
          </table:table-cell>
        </table:table-row>
        <table:table-row table:style-name="ro1">
          <table:table-cell office:value-type="string">
            <text:p>Marquette</text:p>
          </table:table-cell>
          <table:table-cell office:value-type="float" office:value="496">
            <text:p>496</text:p>
          </table:table-cell>
          <table:table-cell office:value-type="string">
            <text:p>Marquette</text:p>
          </table:table-cell>
          <table:table-cell office:value-type="float" office:value="269">
            <text:p>269</text:p>
          </table:table-cell>
          <table:table-cell table:formula="of:=&quot;team1_id == &quot; &amp;[.D164]&amp;&quot; ~ &quot; &amp; &quot;&quot;&quot;&quot; &amp; [.A164] &amp; &quot;&quot;&quot;&quot;" office:value-type="string" office:string-value="team1_id == 269 ~ &quot;Marquette&quot;">
            <text:p>team1_id == 269 ~ "Marquette"</text:p>
          </table:table-cell>
          <table:table-cell table:number-columns-repeated="2"/>
          <table:table-cell table:formula="of:=&quot;team2_id == &quot; &amp;[.D164]&amp;&quot; ~ &quot; &amp; &quot;&quot;&quot;&quot; &amp; [.A164] &amp; &quot;&quot;&quot;&quot;" office:value-type="string" office:string-value="team2_id == 269 ~ &quot;Marquette&quot;">
            <text:p>team2_id == 269 ~ "Marquette"</text:p>
          </table:table-cell>
        </table:table-row>
        <table:table-row table:style-name="ro1">
          <table:table-cell office:value-type="string">
            <text:p>Marshall</text:p>
          </table:table-cell>
          <table:table-cell office:value-type="float" office:value="469">
            <text:p>469</text:p>
          </table:table-cell>
          <table:table-cell office:value-type="string">
            <text:p>Marshall</text:p>
          </table:table-cell>
          <table:table-cell office:value-type="float" office:value="276">
            <text:p>276</text:p>
          </table:table-cell>
          <table:table-cell table:formula="of:=&quot;team1_id == &quot; &amp;[.D165]&amp;&quot; ~ &quot; &amp; &quot;&quot;&quot;&quot; &amp; [.A165] &amp; &quot;&quot;&quot;&quot;" office:value-type="string" office:string-value="team1_id == 276 ~ &quot;Marshall&quot;">
            <text:p>team1_id == 276 ~ "Marshall"</text:p>
          </table:table-cell>
          <table:table-cell table:number-columns-repeated="2"/>
          <table:table-cell table:formula="of:=&quot;team2_id == &quot; &amp;[.D165]&amp;&quot; ~ &quot; &amp; &quot;&quot;&quot;&quot; &amp; [.A165] &amp; &quot;&quot;&quot;&quot;" office:value-type="string" office:string-value="team2_id == 276 ~ &quot;Marshall&quot;">
            <text:p>team2_id == 276 ~ "Marshall"</text:p>
          </table:table-cell>
        </table:table-row>
        <table:table-row table:style-name="ro1">
          <table:table-cell office:value-type="string">
            <text:p>Maryland</text:p>
          </table:table-cell>
          <table:table-cell office:value-type="float" office:value="496">
            <text:p>496</text:p>
          </table:table-cell>
          <table:table-cell office:value-type="string">
            <text:p>Maryland</text:p>
          </table:table-cell>
          <table:table-cell office:value-type="float" office:value="120">
            <text:p>120</text:p>
          </table:table-cell>
          <table:table-cell table:formula="of:=&quot;team1_id == &quot; &amp;[.D166]&amp;&quot; ~ &quot; &amp; &quot;&quot;&quot;&quot; &amp; [.A166] &amp; &quot;&quot;&quot;&quot;" office:value-type="string" office:string-value="team1_id == 120 ~ &quot;Maryland&quot;">
            <text:p>team1_id == 120 ~ "Maryland"</text:p>
          </table:table-cell>
          <table:table-cell table:number-columns-repeated="2"/>
          <table:table-cell table:formula="of:=&quot;team2_id == &quot; &amp;[.D166]&amp;&quot; ~ &quot; &amp; &quot;&quot;&quot;&quot; &amp; [.A166] &amp; &quot;&quot;&quot;&quot;" office:value-type="string" office:string-value="team2_id == 120 ~ &quot;Maryland&quot;">
            <text:p>team2_id == 120 ~ "Maryland"</text:p>
          </table:table-cell>
        </table:table-row>
        <table:table-row table:style-name="ro1">
          <table:table-cell office:value-type="string">
            <text:p>Maryland Eastern Shore</text:p>
          </table:table-cell>
          <table:table-cell office:value-type="float" office:value="419">
            <text:p>419</text:p>
          </table:table-cell>
          <table:table-cell office:value-type="string">
            <text:p>Maryland-Eastern Shore</text:p>
          </table:table-cell>
          <table:table-cell office:value-type="float" office:value="2379">
            <text:p>2379</text:p>
          </table:table-cell>
          <table:table-cell table:formula="of:=&quot;team1_id == &quot; &amp;[.D167]&amp;&quot; ~ &quot; &amp; &quot;&quot;&quot;&quot; &amp; [.A167] &amp; &quot;&quot;&quot;&quot;" office:value-type="string" office:string-value="team1_id == 2379 ~ &quot;Maryland Eastern Shore&quot;">
            <text:p>team1_id == 2379 ~ "Maryland Eastern Shore"</text:p>
          </table:table-cell>
          <table:table-cell table:number-columns-repeated="2"/>
          <table:table-cell table:formula="of:=&quot;team2_id == &quot; &amp;[.D167]&amp;&quot; ~ &quot; &amp; &quot;&quot;&quot;&quot; &amp; [.A167] &amp; &quot;&quot;&quot;&quot;" office:value-type="string" office:string-value="team2_id == 2379 ~ &quot;Maryland Eastern Shore&quot;">
            <text:p>team2_id == 2379 ~ "Maryland Eastern Shore"</text:p>
          </table:table-cell>
        </table:table-row>
        <table:table-row table:style-name="ro2">
          <table:table-cell office:value-type="string">
            <text:p>Massachusetts</text:p>
          </table:table-cell>
          <table:table-cell office:value-type="float" office:value="468">
            <text:p>468</text:p>
          </table:table-cell>
          <table:table-cell office:value-type="string">
            <text:p>UMass</text:p>
          </table:table-cell>
          <table:table-cell office:value-type="float" office:value="113">
            <text:p>113</text:p>
          </table:table-cell>
          <table:table-cell table:formula="of:=&quot;team1_id == &quot; &amp;[.D168]&amp;&quot; ~ &quot; &amp; &quot;&quot;&quot;&quot; &amp; [.A168] &amp; &quot;&quot;&quot;&quot;" office:value-type="string" office:string-value="team1_id == 113 ~ &quot;Massachusetts&quot;">
            <text:p>team1_id == 113 ~ "Massachusetts"</text:p>
          </table:table-cell>
          <table:table-cell table:number-columns-repeated="2"/>
          <table:table-cell table:formula="of:=&quot;team2_id == &quot; &amp;[.D168]&amp;&quot; ~ &quot; &amp; &quot;&quot;&quot;&quot; &amp; [.A168] &amp; &quot;&quot;&quot;&quot;" office:value-type="string" office:string-value="team2_id == 113 ~ &quot;Massachusetts&quot;">
            <text:p>team2_id == 113 ~ "Massachusetts"</text:p>
          </table:table-cell>
        </table:table-row>
        <table:table-row table:style-name="ro2">
          <table:table-cell office:value-type="string">
            <text:p>McNeese St.</text:p>
          </table:table-cell>
          <table:table-cell office:value-type="float" office:value="402">
            <text:p>402</text:p>
          </table:table-cell>
          <table:table-cell office:value-type="string">
            <text:p>McNeese</text:p>
          </table:table-cell>
          <table:table-cell office:value-type="float" office:value="2377">
            <text:p>2377</text:p>
          </table:table-cell>
          <table:table-cell table:formula="of:=&quot;team1_id == &quot; &amp;[.D169]&amp;&quot; ~ &quot; &amp; &quot;&quot;&quot;&quot; &amp; [.A169] &amp; &quot;&quot;&quot;&quot;" office:value-type="string" office:string-value="team1_id == 2377 ~ &quot;McNeese St.&quot;">
            <text:p>team1_id == 2377 ~ "McNeese St."</text:p>
          </table:table-cell>
          <table:table-cell table:number-columns-repeated="2"/>
          <table:table-cell table:formula="of:=&quot;team2_id == &quot; &amp;[.D169]&amp;&quot; ~ &quot; &amp; &quot;&quot;&quot;&quot; &amp; [.A169] &amp; &quot;&quot;&quot;&quot;" office:value-type="string" office:string-value="team2_id == 2377 ~ &quot;McNeese St.&quot;">
            <text:p>team2_id == 2377 ~ "McNeese St."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510">
            <text:p>510</text:p>
          </table:table-cell>
          <table:table-cell office:value-type="string">
            <text:p>Memphis</text:p>
          </table:table-cell>
          <table:table-cell office:value-type="float" office:value="235">
            <text:p>235</text:p>
          </table:table-cell>
          <table:table-cell table:formula="of:=&quot;team1_id == &quot; &amp;[.D170]&amp;&quot; ~ &quot; &amp; &quot;&quot;&quot;&quot; &amp; [.A170] &amp; &quot;&quot;&quot;&quot;" office:value-type="string" office:string-value="team1_id == 235 ~ &quot;Memphis&quot;">
            <text:p>team1_id == 235 ~ "Memphis"</text:p>
          </table:table-cell>
          <table:table-cell table:number-columns-repeated="2"/>
          <table:table-cell table:formula="of:=&quot;team2_id == &quot; &amp;[.D170]&amp;&quot; ~ &quot; &amp; &quot;&quot;&quot;&quot; &amp; [.A170] &amp; &quot;&quot;&quot;&quot;" office:value-type="string" office:string-value="team2_id == 235 ~ &quot;Memphis&quot;">
            <text:p>team2_id == 235 ~ "Memphis"</text:p>
          </table:table-cell>
        </table:table-row>
        <table:table-row table:style-name="ro1">
          <table:table-cell office:value-type="string">
            <text:p>Mercer</text:p>
          </table:table-cell>
          <table:table-cell office:value-type="float" office:value="470">
            <text:p>470</text:p>
          </table:table-cell>
          <table:table-cell office:value-type="string">
            <text:p>Mercer</text:p>
          </table:table-cell>
          <table:table-cell office:value-type="float" office:value="2382">
            <text:p>2382</text:p>
          </table:table-cell>
          <table:table-cell table:formula="of:=&quot;team1_id == &quot; &amp;[.D171]&amp;&quot; ~ &quot; &amp; &quot;&quot;&quot;&quot; &amp; [.A171] &amp; &quot;&quot;&quot;&quot;" office:value-type="string" office:string-value="team1_id == 2382 ~ &quot;Mercer&quot;">
            <text:p>team1_id == 2382 ~ "Mercer"</text:p>
          </table:table-cell>
          <table:table-cell table:number-columns-repeated="2"/>
          <table:table-cell table:formula="of:=&quot;team2_id == &quot; &amp;[.D171]&amp;&quot; ~ &quot; &amp; &quot;&quot;&quot;&quot; &amp; [.A171] &amp; &quot;&quot;&quot;&quot;" office:value-type="string" office:string-value="team2_id == 2382 ~ &quot;Mercer&quot;">
            <text:p>team2_id == 2382 ~ "Mercer"</text:p>
          </table:table-cell>
        </table:table-row>
        <table:table-row table:style-name="ro1">
          <table:table-cell office:value-type="string">
            <text:p>Merrimack</text:p>
          </table:table-cell>
          <table:table-cell office:value-type="float" office:value="77">
            <text:p>77</text:p>
          </table:table-cell>
          <table:table-cell office:value-type="string">
            <text:p>Merrimack</text:p>
          </table:table-cell>
          <table:table-cell office:value-type="float" office:value="2771">
            <text:p>2771</text:p>
          </table:table-cell>
          <table:table-cell table:formula="of:=&quot;team1_id == &quot; &amp;[.D172]&amp;&quot; ~ &quot; &amp; &quot;&quot;&quot;&quot; &amp; [.A172] &amp; &quot;&quot;&quot;&quot;" office:value-type="string" office:string-value="team1_id == 2771 ~ &quot;Merrimack&quot;">
            <text:p>team1_id == 2771 ~ "Merrimack"</text:p>
          </table:table-cell>
          <table:table-cell table:number-columns-repeated="2"/>
          <table:table-cell table:formula="of:=&quot;team2_id == &quot; &amp;[.D172]&amp;&quot; ~ &quot; &amp; &quot;&quot;&quot;&quot; &amp; [.A172] &amp; &quot;&quot;&quot;&quot;" office:value-type="string" office:string-value="team2_id == 2771 ~ &quot;Merrimack&quot;">
            <text:p>team2_id == 2771 ~ "Merrimack"</text:p>
          </table:table-cell>
        </table:table-row>
        <table:table-row table:style-name="ro1">
          <table:table-cell office:value-type="string">
            <text:p>Miami FL</text:p>
          </table:table-cell>
          <table:table-cell office:value-type="float" office:value="499">
            <text:p>499</text:p>
          </table:table-cell>
          <table:table-cell office:value-type="string">
            <text:p>Miami</text:p>
          </table:table-cell>
          <table:table-cell office:value-type="float" office:value="2390">
            <text:p>2390</text:p>
          </table:table-cell>
          <table:table-cell table:formula="of:=&quot;team1_id == &quot; &amp;[.D173]&amp;&quot; ~ &quot; &amp; &quot;&quot;&quot;&quot; &amp; [.A173] &amp; &quot;&quot;&quot;&quot;" office:value-type="string" office:string-value="team1_id == 2390 ~ &quot;Miami FL&quot;">
            <text:p>team1_id == 2390 ~ "Miami FL"</text:p>
          </table:table-cell>
          <table:table-cell table:number-columns-repeated="2"/>
          <table:table-cell table:formula="of:=&quot;team2_id == &quot; &amp;[.D173]&amp;&quot; ~ &quot; &amp; &quot;&quot;&quot;&quot; &amp; [.A173] &amp; &quot;&quot;&quot;&quot;" office:value-type="string" office:string-value="team2_id == 2390 ~ &quot;Miami FL&quot;">
            <text:p>team2_id == 2390 ~ "Miami FL"</text:p>
          </table:table-cell>
        </table:table-row>
        <table:table-row table:style-name="ro1">
          <table:table-cell office:value-type="string">
            <text:p>Miami OH</text:p>
          </table:table-cell>
          <table:table-cell office:value-type="float" office:value="452">
            <text:p>452</text:p>
          </table:table-cell>
          <table:table-cell office:value-type="string">
            <text:p>Miami (OH)</text:p>
          </table:table-cell>
          <table:table-cell office:value-type="float" office:value="193">
            <text:p>193</text:p>
          </table:table-cell>
          <table:table-cell table:formula="of:=&quot;team1_id == &quot; &amp;[.D174]&amp;&quot; ~ &quot; &amp; &quot;&quot;&quot;&quot; &amp; [.A174] &amp; &quot;&quot;&quot;&quot;" office:value-type="string" office:string-value="team1_id == 193 ~ &quot;Miami OH&quot;">
            <text:p>team1_id == 193 ~ "Miami OH"</text:p>
          </table:table-cell>
          <table:table-cell table:number-columns-repeated="2"/>
          <table:table-cell table:formula="of:=&quot;team2_id == &quot; &amp;[.D174]&amp;&quot; ~ &quot; &amp; &quot;&quot;&quot;&quot; &amp; [.A174] &amp; &quot;&quot;&quot;&quot;" office:value-type="string" office:string-value="team2_id == 193 ~ &quot;Miami OH&quot;">
            <text:p>team2_id == 193 ~ "Miami OH"</text:p>
          </table:table-cell>
        </table:table-row>
        <table:table-row table:style-name="ro1">
          <table:table-cell office:value-type="string">
            <text:p>Michigan</text:p>
          </table:table-cell>
          <table:table-cell office:value-type="float" office:value="513">
            <text:p>513</text:p>
          </table:table-cell>
          <table:table-cell office:value-type="string">
            <text:p>Michigan</text:p>
          </table:table-cell>
          <table:table-cell office:value-type="float" office:value="130">
            <text:p>130</text:p>
          </table:table-cell>
          <table:table-cell table:formula="of:=&quot;team1_id == &quot; &amp;[.D175]&amp;&quot; ~ &quot; &amp; &quot;&quot;&quot;&quot; &amp; [.A175] &amp; &quot;&quot;&quot;&quot;" office:value-type="string" office:string-value="team1_id == 130 ~ &quot;Michigan&quot;">
            <text:p>team1_id == 130 ~ "Michigan"</text:p>
          </table:table-cell>
          <table:table-cell table:number-columns-repeated="2"/>
          <table:table-cell table:formula="of:=&quot;team2_id == &quot; &amp;[.D175]&amp;&quot; ~ &quot; &amp; &quot;&quot;&quot;&quot; &amp; [.A175] &amp; &quot;&quot;&quot;&quot;" office:value-type="string" office:string-value="team2_id == 130 ~ &quot;Michigan&quot;">
            <text:p>team2_id == 130 ~ "Michigan"</text:p>
          </table:table-cell>
        </table:table-row>
        <table:table-row table:style-name="ro1">
          <table:table-cell office:value-type="string">
            <text:p>Michigan St.</text:p>
          </table:table-cell>
          <table:table-cell office:value-type="float" office:value="531">
            <text:p>531</text:p>
          </table:table-cell>
          <table:table-cell office:value-type="string">
            <text:p>Michigan State</text:p>
          </table:table-cell>
          <table:table-cell office:value-type="float" office:value="127">
            <text:p>127</text:p>
          </table:table-cell>
          <table:table-cell table:formula="of:=&quot;team1_id == &quot; &amp;[.D176]&amp;&quot; ~ &quot; &amp; &quot;&quot;&quot;&quot; &amp; [.A176] &amp; &quot;&quot;&quot;&quot;" office:value-type="string" office:string-value="team1_id == 127 ~ &quot;Michigan St.&quot;">
            <text:p>team1_id == 127 ~ "Michigan St."</text:p>
          </table:table-cell>
          <table:table-cell table:number-columns-repeated="2"/>
          <table:table-cell table:formula="of:=&quot;team2_id == &quot; &amp;[.D176]&amp;&quot; ~ &quot; &amp; &quot;&quot;&quot;&quot; &amp; [.A176] &amp; &quot;&quot;&quot;&quot;" office:value-type="string" office:string-value="team2_id == 127 ~ &quot;Michigan St.&quot;">
            <text:p>team2_id == 127 ~ "Michigan St."</text:p>
          </table:table-cell>
        </table:table-row>
        <table:table-row table:style-name="ro1">
          <table:table-cell office:value-type="string">
            <text:p>Middle Tennessee</text:p>
          </table:table-cell>
          <table:table-cell office:value-type="float" office:value="472">
            <text:p>472</text:p>
          </table:table-cell>
          <table:table-cell office:value-type="string">
            <text:p>Middle Tennessee</text:p>
          </table:table-cell>
          <table:table-cell office:value-type="float" office:value="2393">
            <text:p>2393</text:p>
          </table:table-cell>
          <table:table-cell table:formula="of:=&quot;team1_id == &quot; &amp;[.D177]&amp;&quot; ~ &quot; &amp; &quot;&quot;&quot;&quot; &amp; [.A177] &amp; &quot;&quot;&quot;&quot;" office:value-type="string" office:string-value="team1_id == 2393 ~ &quot;Middle Tennessee&quot;">
            <text:p>team1_id == 2393 ~ "Middle Tennessee"</text:p>
          </table:table-cell>
          <table:table-cell table:number-columns-repeated="2"/>
          <table:table-cell table:formula="of:=&quot;team2_id == &quot; &amp;[.D177]&amp;&quot; ~ &quot; &amp; &quot;&quot;&quot;&quot; &amp; [.A177] &amp; &quot;&quot;&quot;&quot;" office:value-type="string" office:string-value="team2_id == 2393 ~ &quot;Middle Tennessee&quot;">
            <text:p>team2_id == 2393 ~ "Middle Tennessee"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float" office:value="457">
            <text:p>457</text:p>
          </table:table-cell>
          <table:table-cell office:value-type="string">
            <text:p>Milwaukee</text:p>
          </table:table-cell>
          <table:table-cell office:value-type="float" office:value="270">
            <text:p>270</text:p>
          </table:table-cell>
          <table:table-cell table:formula="of:=&quot;team1_id == &quot; &amp;[.D178]&amp;&quot; ~ &quot; &amp; &quot;&quot;&quot;&quot; &amp; [.A178] &amp; &quot;&quot;&quot;&quot;" office:value-type="string" office:string-value="team1_id == 270 ~ &quot;Milwaukee&quot;">
            <text:p>team1_id == 270 ~ "Milwaukee"</text:p>
          </table:table-cell>
          <table:table-cell table:number-columns-repeated="2"/>
          <table:table-cell table:formula="of:=&quot;team2_id == &quot; &amp;[.D178]&amp;&quot; ~ &quot; &amp; &quot;&quot;&quot;&quot; &amp; [.A178] &amp; &quot;&quot;&quot;&quot;" office:value-type="string" office:string-value="team2_id == 270 ~ &quot;Milwaukee&quot;">
            <text:p>team2_id == 270 ~ "Milwaukee"</text:p>
          </table:table-cell>
        </table:table-row>
        <table:table-row table:style-name="ro1">
          <table:table-cell office:value-type="string">
            <text:p>Minnesota</text:p>
          </table:table-cell>
          <table:table-cell office:value-type="float" office:value="496">
            <text:p>496</text:p>
          </table:table-cell>
          <table:table-cell office:value-type="string">
            <text:p>Minnesota</text:p>
          </table:table-cell>
          <table:table-cell office:value-type="float" office:value="135">
            <text:p>135</text:p>
          </table:table-cell>
          <table:table-cell table:formula="of:=&quot;team1_id == &quot; &amp;[.D179]&amp;&quot; ~ &quot; &amp; &quot;&quot;&quot;&quot; &amp; [.A179] &amp; &quot;&quot;&quot;&quot;" office:value-type="string" office:string-value="team1_id == 135 ~ &quot;Minnesota&quot;">
            <text:p>team1_id == 135 ~ "Minnesota"</text:p>
          </table:table-cell>
          <table:table-cell table:number-columns-repeated="2"/>
          <table:table-cell table:formula="of:=&quot;team2_id == &quot; &amp;[.D179]&amp;&quot; ~ &quot; &amp; &quot;&quot;&quot;&quot; &amp; [.A179] &amp; &quot;&quot;&quot;&quot;" office:value-type="string" office:string-value="team2_id == 135 ~ &quot;Minnesota&quot;">
            <text:p>team2_id == 135 ~ "Minnesota"</text:p>
          </table:table-cell>
        </table:table-row>
        <table:table-row table:style-name="ro1">
          <table:table-cell office:value-type="string">
            <text:p>Mississippi</text:p>
          </table:table-cell>
          <table:table-cell office:value-type="float" office:value="497">
            <text:p>497</text:p>
          </table:table-cell>
          <table:table-cell office:value-type="string">
            <text:p>Ole Miss</text:p>
          </table:table-cell>
          <table:table-cell office:value-type="float" office:value="145">
            <text:p>145</text:p>
          </table:table-cell>
          <table:table-cell table:formula="of:=&quot;team1_id == &quot; &amp;[.D180]&amp;&quot; ~ &quot; &amp; &quot;&quot;&quot;&quot; &amp; [.A180] &amp; &quot;&quot;&quot;&quot;" office:value-type="string" office:string-value="team1_id == 145 ~ &quot;Mississippi&quot;">
            <text:p>team1_id == 145 ~ "Mississippi"</text:p>
          </table:table-cell>
          <table:table-cell table:number-columns-repeated="2"/>
          <table:table-cell table:formula="of:=&quot;team2_id == &quot; &amp;[.D180]&amp;&quot; ~ &quot; &amp; &quot;&quot;&quot;&quot; &amp; [.A180] &amp; &quot;&quot;&quot;&quot;" office:value-type="string" office:string-value="team2_id == 145 ~ &quot;Mississippi&quot;">
            <text:p>team2_id == 145 ~ "Mississippi"</text:p>
          </table:table-cell>
        </table:table-row>
        <table:table-row table:style-name="ro1">
          <table:table-cell office:value-type="string">
            <text:p>Mississippi St.</text:p>
          </table:table-cell>
          <table:table-cell office:value-type="float" office:value="496">
            <text:p>496</text:p>
          </table:table-cell>
          <table:table-cell office:value-type="string">
            <text:p>Mississippi State</text:p>
          </table:table-cell>
          <table:table-cell office:value-type="float" office:value="344">
            <text:p>344</text:p>
          </table:table-cell>
          <table:table-cell table:formula="of:=&quot;team1_id == &quot; &amp;[.D181]&amp;&quot; ~ &quot; &amp; &quot;&quot;&quot;&quot; &amp; [.A181] &amp; &quot;&quot;&quot;&quot;" office:value-type="string" office:string-value="team1_id == 344 ~ &quot;Mississippi St.&quot;">
            <text:p>team1_id == 344 ~ "Mississippi St."</text:p>
          </table:table-cell>
          <table:table-cell table:number-columns-repeated="2"/>
          <table:table-cell table:formula="of:=&quot;team2_id == &quot; &amp;[.D181]&amp;&quot; ~ &quot; &amp; &quot;&quot;&quot;&quot; &amp; [.A181] &amp; &quot;&quot;&quot;&quot;" office:value-type="string" office:string-value="team2_id == 344 ~ &quot;Mississippi St.&quot;">
            <text:p>team2_id == 344 ~ "Mississippi St."</text:p>
          </table:table-cell>
        </table:table-row>
        <table:table-row table:style-name="ro1">
          <table:table-cell office:value-type="string">
            <text:p>Mississippi Valley St.</text:p>
          </table:table-cell>
          <table:table-cell office:value-type="float" office:value="460">
            <text:p>460</text:p>
          </table:table-cell>
          <table:table-cell office:value-type="string">
            <text:p>Mississippi Valley State</text:p>
          </table:table-cell>
          <table:table-cell office:value-type="float" office:value="2400">
            <text:p>2400</text:p>
          </table:table-cell>
          <table:table-cell table:formula="of:=&quot;team1_id == &quot; &amp;[.D182]&amp;&quot; ~ &quot; &amp; &quot;&quot;&quot;&quot; &amp; [.A182] &amp; &quot;&quot;&quot;&quot;" office:value-type="string" office:string-value="team1_id == 2400 ~ &quot;Mississippi Valley St.&quot;">
            <text:p>team1_id == 2400 ~ "Mississippi Valley St."</text:p>
          </table:table-cell>
          <table:table-cell table:number-columns-repeated="2"/>
          <table:table-cell table:formula="of:=&quot;team2_id == &quot; &amp;[.D182]&amp;&quot; ~ &quot; &amp; &quot;&quot;&quot;&quot; &amp; [.A182] &amp; &quot;&quot;&quot;&quot;" office:value-type="string" office:string-value="team2_id == 2400 ~ &quot;Mississippi Valley St.&quot;">
            <text:p>team2_id == 2400 ~ "Mississippi Valley St."</text:p>
          </table:table-cell>
        </table:table-row>
        <table:table-row table:style-name="ro1">
          <table:table-cell office:value-type="string">
            <text:p>Missouri</text:p>
          </table:table-cell>
          <table:table-cell office:value-type="float" office:value="488">
            <text:p>488</text:p>
          </table:table-cell>
          <table:table-cell office:value-type="string">
            <text:p>Missouri</text:p>
          </table:table-cell>
          <table:table-cell office:value-type="float" office:value="142">
            <text:p>142</text:p>
          </table:table-cell>
          <table:table-cell table:formula="of:=&quot;team1_id == &quot; &amp;[.D183]&amp;&quot; ~ &quot; &amp; &quot;&quot;&quot;&quot; &amp; [.A183] &amp; &quot;&quot;&quot;&quot;" office:value-type="string" office:string-value="team1_id == 142 ~ &quot;Missouri&quot;">
            <text:p>team1_id == 142 ~ "Missouri"</text:p>
          </table:table-cell>
          <table:table-cell table:number-columns-repeated="2"/>
          <table:table-cell table:formula="of:=&quot;team2_id == &quot; &amp;[.D183]&amp;&quot; ~ &quot; &amp; &quot;&quot;&quot;&quot; &amp; [.A183] &amp; &quot;&quot;&quot;&quot;" office:value-type="string" office:string-value="team2_id == 142 ~ &quot;Missouri&quot;">
            <text:p>team2_id == 142 ~ "Missouri"</text:p>
          </table:table-cell>
        </table:table-row>
        <table:table-row table:style-name="ro1">
          <table:table-cell office:value-type="string">
            <text:p>Missouri St.</text:p>
          </table:table-cell>
          <table:table-cell office:value-type="float" office:value="471">
            <text:p>471</text:p>
          </table:table-cell>
          <table:table-cell office:value-type="string">
            <text:p>Missouri State</text:p>
          </table:table-cell>
          <table:table-cell office:value-type="float" office:value="2623">
            <text:p>2623</text:p>
          </table:table-cell>
          <table:table-cell table:formula="of:=&quot;team1_id == &quot; &amp;[.D184]&amp;&quot; ~ &quot; &amp; &quot;&quot;&quot;&quot; &amp; [.A184] &amp; &quot;&quot;&quot;&quot;" office:value-type="string" office:string-value="team1_id == 2623 ~ &quot;Missouri St.&quot;">
            <text:p>team1_id == 2623 ~ "Missouri St."</text:p>
          </table:table-cell>
          <table:table-cell table:number-columns-repeated="2"/>
          <table:table-cell table:formula="of:=&quot;team2_id == &quot; &amp;[.D184]&amp;&quot; ~ &quot; &amp; &quot;&quot;&quot;&quot; &amp; [.A184] &amp; &quot;&quot;&quot;&quot;" office:value-type="string" office:string-value="team2_id == 2623 ~ &quot;Missouri St.&quot;">
            <text:p>team2_id == 2623 ~ "Missouri St."</text:p>
          </table:table-cell>
        </table:table-row>
        <table:table-row table:style-name="ro1">
          <table:table-cell office:value-type="string">
            <text:p>Monmouth</text:p>
          </table:table-cell>
          <table:table-cell office:value-type="float" office:value="472">
            <text:p>472</text:p>
          </table:table-cell>
          <table:table-cell office:value-type="string">
            <text:p>Monmouth</text:p>
          </table:table-cell>
          <table:table-cell office:value-type="float" office:value="2405">
            <text:p>2405</text:p>
          </table:table-cell>
          <table:table-cell table:formula="of:=&quot;team1_id == &quot; &amp;[.D185]&amp;&quot; ~ &quot; &amp; &quot;&quot;&quot;&quot; &amp; [.A185] &amp; &quot;&quot;&quot;&quot;" office:value-type="string" office:string-value="team1_id == 2405 ~ &quot;Monmouth&quot;">
            <text:p>team1_id == 2405 ~ "Monmouth"</text:p>
          </table:table-cell>
          <table:table-cell table:number-columns-repeated="2"/>
          <table:table-cell table:formula="of:=&quot;team2_id == &quot; &amp;[.D185]&amp;&quot; ~ &quot; &amp; &quot;&quot;&quot;&quot; &amp; [.A185] &amp; &quot;&quot;&quot;&quot;" office:value-type="string" office:string-value="team2_id == 2405 ~ &quot;Monmouth&quot;">
            <text:p>team2_id == 2405 ~ "Monmouth"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float" office:value="442">
            <text:p>442</text:p>
          </table:table-cell>
          <table:table-cell office:value-type="string">
            <text:p>Montana</text:p>
          </table:table-cell>
          <table:table-cell office:value-type="float" office:value="149">
            <text:p>149</text:p>
          </table:table-cell>
          <table:table-cell table:formula="of:=&quot;team1_id == &quot; &amp;[.D186]&amp;&quot; ~ &quot; &amp; &quot;&quot;&quot;&quot; &amp; [.A186] &amp; &quot;&quot;&quot;&quot;" office:value-type="string" office:string-value="team1_id == 149 ~ &quot;Montana&quot;">
            <text:p>team1_id == 149 ~ "Montana"</text:p>
          </table:table-cell>
          <table:table-cell table:number-columns-repeated="2"/>
          <table:table-cell table:formula="of:=&quot;team2_id == &quot; &amp;[.D186]&amp;&quot; ~ &quot; &amp; &quot;&quot;&quot;&quot; &amp; [.A186] &amp; &quot;&quot;&quot;&quot;" office:value-type="string" office:string-value="team2_id == 149 ~ &quot;Montana&quot;">
            <text:p>team2_id == 149 ~ "Montana"</text:p>
          </table:table-cell>
        </table:table-row>
        <table:table-row table:style-name="ro1">
          <table:table-cell office:value-type="string">
            <text:p>Montana St.</text:p>
          </table:table-cell>
          <table:table-cell office:value-type="float" office:value="431">
            <text:p>431</text:p>
          </table:table-cell>
          <table:table-cell office:value-type="string">
            <text:p>Montana State</text:p>
          </table:table-cell>
          <table:table-cell office:value-type="float" office:value="147">
            <text:p>147</text:p>
          </table:table-cell>
          <table:table-cell table:formula="of:=&quot;team1_id == &quot; &amp;[.D187]&amp;&quot; ~ &quot; &amp; &quot;&quot;&quot;&quot; &amp; [.A187] &amp; &quot;&quot;&quot;&quot;" office:value-type="string" office:string-value="team1_id == 147 ~ &quot;Montana St.&quot;">
            <text:p>team1_id == 147 ~ "Montana St."</text:p>
          </table:table-cell>
          <table:table-cell table:number-columns-repeated="2"/>
          <table:table-cell table:formula="of:=&quot;team2_id == &quot; &amp;[.D187]&amp;&quot; ~ &quot; &amp; &quot;&quot;&quot;&quot; &amp; [.A187] &amp; &quot;&quot;&quot;&quot;" office:value-type="string" office:string-value="team2_id == 147 ~ &quot;Montana St.&quot;">
            <text:p>team2_id == 147 ~ "Montana St."</text:p>
          </table:table-cell>
        </table:table-row>
        <table:table-row table:style-name="ro2">
          <table:table-cell office:value-type="string">
            <text:p>Morehead St.</text:p>
          </table:table-cell>
          <table:table-cell office:value-type="float" office:value="462">
            <text:p>462</text:p>
          </table:table-cell>
          <table:table-cell office:value-type="string">
            <text:p>Morehead State</text:p>
          </table:table-cell>
          <table:table-cell office:value-type="float" office:value="2413">
            <text:p>2413</text:p>
          </table:table-cell>
          <table:table-cell table:formula="of:=&quot;team1_id == &quot; &amp;[.D188]&amp;&quot; ~ &quot; &amp; &quot;&quot;&quot;&quot; &amp; [.A188] &amp; &quot;&quot;&quot;&quot;" office:value-type="string" office:string-value="team1_id == 2413 ~ &quot;Morehead St.&quot;">
            <text:p>team1_id == 2413 ~ "Morehead St."</text:p>
          </table:table-cell>
          <table:table-cell table:number-columns-repeated="2"/>
          <table:table-cell table:formula="of:=&quot;team2_id == &quot; &amp;[.D188]&amp;&quot; ~ &quot; &amp; &quot;&quot;&quot;&quot; &amp; [.A188] &amp; &quot;&quot;&quot;&quot;" office:value-type="string" office:string-value="team2_id == 2413 ~ &quot;Morehead St.&quot;">
            <text:p>team2_id == 2413 ~ "Morehead St."</text:p>
          </table:table-cell>
        </table:table-row>
        <table:table-row table:style-name="ro1">
          <table:table-cell office:value-type="string">
            <text:p>Morgan St.</text:p>
          </table:table-cell>
          <table:table-cell office:value-type="float" office:value="445">
            <text:p>445</text:p>
          </table:table-cell>
          <table:table-cell office:value-type="string">
            <text:p>Morgan State</text:p>
          </table:table-cell>
          <table:table-cell office:value-type="float" office:value="2415">
            <text:p>2415</text:p>
          </table:table-cell>
          <table:table-cell table:formula="of:=&quot;team1_id == &quot; &amp;[.D189]&amp;&quot; ~ &quot; &amp; &quot;&quot;&quot;&quot; &amp; [.A189] &amp; &quot;&quot;&quot;&quot;" office:value-type="string" office:string-value="team1_id == 2415 ~ &quot;Morgan St.&quot;">
            <text:p>team1_id == 2415 ~ "Morgan St."</text:p>
          </table:table-cell>
          <table:table-cell table:number-columns-repeated="2"/>
          <table:table-cell table:formula="of:=&quot;team2_id == &quot; &amp;[.D189]&amp;&quot; ~ &quot; &amp; &quot;&quot;&quot;&quot; &amp; [.A189] &amp; &quot;&quot;&quot;&quot;" office:value-type="string" office:string-value="team2_id == 2415 ~ &quot;Morgan St.&quot;">
            <text:p>team2_id == 2415 ~ "Morgan St."</text:p>
          </table:table-cell>
        </table:table-row>
        <table:table-row table:style-name="ro1">
          <table:table-cell office:value-type="string">
            <text:p>Mount St. Mary's</text:p>
          </table:table-cell>
          <table:table-cell office:value-type="float" office:value="465">
            <text:p>465</text:p>
          </table:table-cell>
          <table:table-cell office:value-type="string">
            <text:p>Mount St. Mary's</text:p>
          </table:table-cell>
          <table:table-cell office:value-type="float" office:value="116">
            <text:p>116</text:p>
          </table:table-cell>
          <table:table-cell table:formula="of:=&quot;team1_id == &quot; &amp;[.D190]&amp;&quot; ~ &quot; &amp; &quot;&quot;&quot;&quot; &amp; [.A190] &amp; &quot;&quot;&quot;&quot;" office:value-type="string" office:string-value="team1_id == 116 ~ &quot;Mount St. Mary's&quot;">
            <text:p>team1_id == 116 ~ "Mount St. Mary's"</text:p>
          </table:table-cell>
          <table:table-cell table:number-columns-repeated="2"/>
          <table:table-cell table:formula="of:=&quot;team2_id == &quot; &amp;[.D190]&amp;&quot; ~ &quot; &amp; &quot;&quot;&quot;&quot; &amp; [.A190] &amp; &quot;&quot;&quot;&quot;" office:value-type="string" office:string-value="team2_id == 116 ~ &quot;Mount St. Mary's&quot;">
            <text:p>team2_id == 116 ~ "Mount St. Mary's"</text:p>
          </table:table-cell>
        </table:table-row>
        <table:table-row table:style-name="ro1">
          <table:table-cell office:value-type="string">
            <text:p>Murray St.</text:p>
          </table:table-cell>
          <table:table-cell office:value-type="float" office:value="452">
            <text:p>452</text:p>
          </table:table-cell>
          <table:table-cell office:value-type="string">
            <text:p>Murray State</text:p>
          </table:table-cell>
          <table:table-cell office:value-type="float" office:value="93">
            <text:p>93</text:p>
          </table:table-cell>
          <table:table-cell table:formula="of:=&quot;team1_id == &quot; &amp;[.D191]&amp;&quot; ~ &quot; &amp; &quot;&quot;&quot;&quot; &amp; [.A191] &amp; &quot;&quot;&quot;&quot;" office:value-type="string" office:string-value="team1_id == 93 ~ &quot;Murray St.&quot;">
            <text:p>team1_id == 93 ~ "Murray St."</text:p>
          </table:table-cell>
          <table:table-cell table:number-columns-repeated="2"/>
          <table:table-cell table:formula="of:=&quot;team2_id == &quot; &amp;[.D191]&amp;&quot; ~ &quot; &amp; &quot;&quot;&quot;&quot; &amp; [.A191] &amp; &quot;&quot;&quot;&quot;" office:value-type="string" office:string-value="team2_id == 93 ~ &quot;Murray St.&quot;">
            <text:p>team2_id == 93 ~ "Murray St."</text:p>
          </table:table-cell>
        </table:table-row>
        <table:table-row table:style-name="ro1">
          <table:table-cell office:value-type="string">
            <text:p>Navy</text:p>
          </table:table-cell>
          <table:table-cell office:value-type="float" office:value="440">
            <text:p>440</text:p>
          </table:table-cell>
          <table:table-cell office:value-type="string">
            <text:p>Navy</text:p>
          </table:table-cell>
          <table:table-cell office:value-type="float" office:value="2426">
            <text:p>2426</text:p>
          </table:table-cell>
          <table:table-cell table:formula="of:=&quot;team1_id == &quot; &amp;[.D192]&amp;&quot; ~ &quot; &amp; &quot;&quot;&quot;&quot; &amp; [.A192] &amp; &quot;&quot;&quot;&quot;" office:value-type="string" office:string-value="team1_id == 2426 ~ &quot;Navy&quot;">
            <text:p>team1_id == 2426 ~ "Navy"</text:p>
          </table:table-cell>
          <table:table-cell table:number-columns-repeated="2"/>
          <table:table-cell table:formula="of:=&quot;team2_id == &quot; &amp;[.D192]&amp;&quot; ~ &quot; &amp; &quot;&quot;&quot;&quot; &amp; [.A192] &amp; &quot;&quot;&quot;&quot;" office:value-type="string" office:string-value="team2_id == 2426 ~ &quot;Navy&quot;">
            <text:p>team2_id == 2426 ~ "Navy"</text:p>
          </table:table-cell>
        </table:table-row>
        <table:table-row table:style-name="ro1">
          <table:table-cell office:value-type="string">
            <text:p>Nebraska</text:p>
          </table:table-cell>
          <table:table-cell office:value-type="float" office:value="476">
            <text:p>476</text:p>
          </table:table-cell>
          <table:table-cell office:value-type="string">
            <text:p>Nebraska</text:p>
          </table:table-cell>
          <table:table-cell office:value-type="float" office:value="158">
            <text:p>158</text:p>
          </table:table-cell>
          <table:table-cell table:formula="of:=&quot;team1_id == &quot; &amp;[.D193]&amp;&quot; ~ &quot; &amp; &quot;&quot;&quot;&quot; &amp; [.A193] &amp; &quot;&quot;&quot;&quot;" office:value-type="string" office:string-value="team1_id == 158 ~ &quot;Nebraska&quot;">
            <text:p>team1_id == 158 ~ "Nebraska"</text:p>
          </table:table-cell>
          <table:table-cell table:number-columns-repeated="2"/>
          <table:table-cell table:formula="of:=&quot;team2_id == &quot; &amp;[.D193]&amp;&quot; ~ &quot; &amp; &quot;&quot;&quot;&quot; &amp; [.A193] &amp; &quot;&quot;&quot;&quot;" office:value-type="string" office:string-value="team2_id == 158 ~ &quot;Nebraska&quot;">
            <text:p>team2_id == 158 ~ "Nebraska"</text:p>
          </table:table-cell>
        </table:table-row>
        <table:table-row table:style-name="ro1">
          <table:table-cell office:value-type="string">
            <text:p>Nebraska Omaha</text:p>
          </table:table-cell>
          <table:table-cell office:value-type="float" office:value="308">
            <text:p>308</text:p>
          </table:table-cell>
          <table:table-cell office:value-type="string">
            <text:p>Omaha</text:p>
          </table:table-cell>
          <table:table-cell office:value-type="float" office:value="2437">
            <text:p>2437</text:p>
          </table:table-cell>
          <table:table-cell table:formula="of:=&quot;team1_id == &quot; &amp;[.D194]&amp;&quot; ~ &quot; &amp; &quot;&quot;&quot;&quot; &amp; [.A194] &amp; &quot;&quot;&quot;&quot;" office:value-type="string" office:string-value="team1_id == 2437 ~ &quot;Nebraska Omaha&quot;">
            <text:p>team1_id == 2437 ~ "Nebraska Omaha"</text:p>
          </table:table-cell>
          <table:table-cell table:number-columns-repeated="2"/>
          <table:table-cell table:formula="of:=&quot;team2_id == &quot; &amp;[.D194]&amp;&quot; ~ &quot; &amp; &quot;&quot;&quot;&quot; &amp; [.A194] &amp; &quot;&quot;&quot;&quot;" office:value-type="string" office:string-value="team2_id == 2437 ~ &quot;Nebraska Omaha&quot;">
            <text:p>team2_id == 2437 ~ "Nebraska Omaha"</text:p>
          </table:table-cell>
        </table:table-row>
        <table:table-row table:style-name="ro1">
          <table:table-cell office:value-type="string">
            <text:p>Nevada</text:p>
          </table:table-cell>
          <table:table-cell office:value-type="float" office:value="481">
            <text:p>481</text:p>
          </table:table-cell>
          <table:table-cell office:value-type="string">
            <text:p>Nevada</text:p>
          </table:table-cell>
          <table:table-cell office:value-type="float" office:value="2440">
            <text:p>2440</text:p>
          </table:table-cell>
          <table:table-cell table:formula="of:=&quot;team1_id == &quot; &amp;[.D195]&amp;&quot; ~ &quot; &amp; &quot;&quot;&quot;&quot; &amp; [.A195] &amp; &quot;&quot;&quot;&quot;" office:value-type="string" office:string-value="team1_id == 2440 ~ &quot;Nevada&quot;">
            <text:p>team1_id == 2440 ~ "Nevada"</text:p>
          </table:table-cell>
          <table:table-cell table:number-columns-repeated="2"/>
          <table:table-cell table:formula="of:=&quot;team2_id == &quot; &amp;[.D195]&amp;&quot; ~ &quot; &amp; &quot;&quot;&quot;&quot; &amp; [.A195] &amp; &quot;&quot;&quot;&quot;" office:value-type="string" office:string-value="team2_id == 2440 ~ &quot;Nevada&quot;">
            <text:p>team2_id == 2440 ~ "Nevada"</text:p>
          </table:table-cell>
        </table:table-row>
        <table:table-row table:style-name="ro1">
          <table:table-cell office:value-type="string">
            <text:p>New Hampshire</text:p>
          </table:table-cell>
          <table:table-cell office:value-type="float" office:value="418">
            <text:p>418</text:p>
          </table:table-cell>
          <table:table-cell office:value-type="string">
            <text:p>New Hampshire</text:p>
          </table:table-cell>
          <table:table-cell office:value-type="float" office:value="160">
            <text:p>160</text:p>
          </table:table-cell>
          <table:table-cell table:formula="of:=&quot;team1_id == &quot; &amp;[.D196]&amp;&quot; ~ &quot; &amp; &quot;&quot;&quot;&quot; &amp; [.A196] &amp; &quot;&quot;&quot;&quot;" office:value-type="string" office:string-value="team1_id == 160 ~ &quot;New Hampshire&quot;">
            <text:p>team1_id == 160 ~ "New Hampshire"</text:p>
          </table:table-cell>
          <table:table-cell table:number-columns-repeated="2"/>
          <table:table-cell table:formula="of:=&quot;team2_id == &quot; &amp;[.D196]&amp;&quot; ~ &quot; &amp; &quot;&quot;&quot;&quot; &amp; [.A196] &amp; &quot;&quot;&quot;&quot;" office:value-type="string" office:string-value="team2_id == 160 ~ &quot;New Hampshire&quot;">
            <text:p>team2_id == 160 ~ "New Hampshire"</text:p>
          </table:table-cell>
        </table:table-row>
        <table:table-row table:style-name="ro1">
          <table:table-cell office:value-type="string">
            <text:p>New Mexico</text:p>
          </table:table-cell>
          <table:table-cell office:value-type="float" office:value="479">
            <text:p>479</text:p>
          </table:table-cell>
          <table:table-cell office:value-type="string">
            <text:p>New Mexico</text:p>
          </table:table-cell>
          <table:table-cell office:value-type="float" office:value="167">
            <text:p>167</text:p>
          </table:table-cell>
          <table:table-cell table:formula="of:=&quot;team1_id == &quot; &amp;[.D197]&amp;&quot; ~ &quot; &amp; &quot;&quot;&quot;&quot; &amp; [.A197] &amp; &quot;&quot;&quot;&quot;" office:value-type="string" office:string-value="team1_id == 167 ~ &quot;New Mexico&quot;">
            <text:p>team1_id == 167 ~ "New Mexico"</text:p>
          </table:table-cell>
          <table:table-cell table:number-columns-repeated="2"/>
          <table:table-cell table:formula="of:=&quot;team2_id == &quot; &amp;[.D197]&amp;&quot; ~ &quot; &amp; &quot;&quot;&quot;&quot; &amp; [.A197] &amp; &quot;&quot;&quot;&quot;" office:value-type="string" office:string-value="team2_id == 167 ~ &quot;New Mexico&quot;">
            <text:p>team2_id == 167 ~ "New Mexico"</text:p>
          </table:table-cell>
        </table:table-row>
        <table:table-row table:style-name="ro1">
          <table:table-cell office:value-type="string">
            <text:p>New Mexico St.</text:p>
          </table:table-cell>
          <table:table-cell office:value-type="float" office:value="469">
            <text:p>469</text:p>
          </table:table-cell>
          <table:table-cell office:value-type="string">
            <text:p>New Mexico State</text:p>
          </table:table-cell>
          <table:table-cell office:value-type="float" office:value="166">
            <text:p>166</text:p>
          </table:table-cell>
          <table:table-cell table:formula="of:=&quot;team1_id == &quot; &amp;[.D198]&amp;&quot; ~ &quot; &amp; &quot;&quot;&quot;&quot; &amp; [.A198] &amp; &quot;&quot;&quot;&quot;" office:value-type="string" office:string-value="team1_id == 166 ~ &quot;New Mexico St.&quot;">
            <text:p>team1_id == 166 ~ "New Mexico St."</text:p>
          </table:table-cell>
          <table:table-cell table:number-columns-repeated="2"/>
          <table:table-cell table:formula="of:=&quot;team2_id == &quot; &amp;[.D198]&amp;&quot; ~ &quot; &amp; &quot;&quot;&quot;&quot; &amp; [.A198] &amp; &quot;&quot;&quot;&quot;" office:value-type="string" office:string-value="team2_id == 166 ~ &quot;New Mexico St.&quot;">
            <text:p>team2_id == 166 ~ "New Mexico St."</text:p>
          </table:table-cell>
        </table:table-row>
        <table:table-row table:style-name="ro1">
          <table:table-cell office:value-type="string">
            <text:p>New Orleans</text:p>
          </table:table-cell>
          <table:table-cell office:value-type="float" office:value="352">
            <text:p>352</text:p>
          </table:table-cell>
          <table:table-cell office:value-type="string">
            <text:p>New Orleans</text:p>
          </table:table-cell>
          <table:table-cell office:value-type="float" office:value="2443">
            <text:p>2443</text:p>
          </table:table-cell>
          <table:table-cell table:formula="of:=&quot;team1_id == &quot; &amp;[.D199]&amp;&quot; ~ &quot; &amp; &quot;&quot;&quot;&quot; &amp; [.A199] &amp; &quot;&quot;&quot;&quot;" office:value-type="string" office:string-value="team1_id == 2443 ~ &quot;New Orleans&quot;">
            <text:p>team1_id == 2443 ~ "New Orleans"</text:p>
          </table:table-cell>
          <table:table-cell table:number-columns-repeated="2"/>
          <table:table-cell table:formula="of:=&quot;team2_id == &quot; &amp;[.D199]&amp;&quot; ~ &quot; &amp; &quot;&quot;&quot;&quot; &amp; [.A199] &amp; &quot;&quot;&quot;&quot;" office:value-type="string" office:string-value="team2_id == 2443 ~ &quot;New Orleans&quot;">
            <text:p>team2_id == 2443 ~ "New Orleans"</text:p>
          </table:table-cell>
        </table:table-row>
        <table:table-row table:style-name="ro1">
          <table:table-cell office:value-type="string">
            <text:p>Niagara</text:p>
          </table:table-cell>
          <table:table-cell office:value-type="float" office:value="468">
            <text:p>468</text:p>
          </table:table-cell>
          <table:table-cell office:value-type="string">
            <text:p>Niagara</text:p>
          </table:table-cell>
          <table:table-cell office:value-type="float" office:value="315">
            <text:p>315</text:p>
          </table:table-cell>
          <table:table-cell table:formula="of:=&quot;team1_id == &quot; &amp;[.D200]&amp;&quot; ~ &quot; &amp; &quot;&quot;&quot;&quot; &amp; [.A200] &amp; &quot;&quot;&quot;&quot;" office:value-type="string" office:string-value="team1_id == 315 ~ &quot;Niagara&quot;">
            <text:p>team1_id == 315 ~ "Niagara"</text:p>
          </table:table-cell>
          <table:table-cell table:number-columns-repeated="2"/>
          <table:table-cell table:formula="of:=&quot;team2_id == &quot; &amp;[.D200]&amp;&quot; ~ &quot; &amp; &quot;&quot;&quot;&quot; &amp; [.A200] &amp; &quot;&quot;&quot;&quot;" office:value-type="string" office:string-value="team2_id == 315 ~ &quot;Niagara&quot;">
            <text:p>team2_id == 315 ~ "Niagara"</text:p>
          </table:table-cell>
        </table:table-row>
        <table:table-row table:style-name="ro2">
          <table:table-cell office:value-type="string">
            <text:p>Nicholls St.</text:p>
          </table:table-cell>
          <table:table-cell office:value-type="float" office:value="413">
            <text:p>413</text:p>
          </table:table-cell>
          <table:table-cell office:value-type="string">
            <text:p>Nicholls</text:p>
          </table:table-cell>
          <table:table-cell office:value-type="float" office:value="2447">
            <text:p>2447</text:p>
          </table:table-cell>
          <table:table-cell table:formula="of:=&quot;team1_id == &quot; &amp;[.D201]&amp;&quot; ~ &quot; &amp; &quot;&quot;&quot;&quot; &amp; [.A201] &amp; &quot;&quot;&quot;&quot;" office:value-type="string" office:string-value="team1_id == 2447 ~ &quot;Nicholls St.&quot;">
            <text:p>team1_id == 2447 ~ "Nicholls St."</text:p>
          </table:table-cell>
          <table:table-cell table:number-columns-repeated="2"/>
          <table:table-cell table:formula="of:=&quot;team2_id == &quot; &amp;[.D201]&amp;&quot; ~ &quot; &amp; &quot;&quot;&quot;&quot; &amp; [.A201] &amp; &quot;&quot;&quot;&quot;" office:value-type="string" office:string-value="team2_id == 2447 ~ &quot;Nicholls St.&quot;">
            <text:p>team2_id == 2447 ~ "Nicholls St."</text:p>
          </table:table-cell>
        </table:table-row>
        <table:table-row table:style-name="ro1">
          <table:table-cell office:value-type="string">
            <text:p>NJIT</text:p>
          </table:table-cell>
          <table:table-cell office:value-type="float" office:value="422">
            <text:p>422</text:p>
          </table:table-cell>
          <table:table-cell office:value-type="string">
            <text:p>NJIT</text:p>
          </table:table-cell>
          <table:table-cell office:value-type="float" office:value="2885">
            <text:p>2885</text:p>
          </table:table-cell>
          <table:table-cell table:formula="of:=&quot;team1_id == &quot; &amp;[.D202]&amp;&quot; ~ &quot; &amp; &quot;&quot;&quot;&quot; &amp; [.A202] &amp; &quot;&quot;&quot;&quot;" office:value-type="string" office:string-value="team1_id == 2885 ~ &quot;NJIT&quot;">
            <text:p>team1_id == 2885 ~ "NJIT"</text:p>
          </table:table-cell>
          <table:table-cell table:number-columns-repeated="2"/>
          <table:table-cell table:formula="of:=&quot;team2_id == &quot; &amp;[.D202]&amp;&quot; ~ &quot; &amp; &quot;&quot;&quot;&quot; &amp; [.A202] &amp; &quot;&quot;&quot;&quot;" office:value-type="string" office:string-value="team2_id == 2885 ~ &quot;NJIT&quot;">
            <text:p>team2_id == 2885 ~ "NJIT"</text:p>
          </table:table-cell>
        </table:table-row>
        <table:table-row table:style-name="ro1">
          <table:table-cell office:value-type="string">
            <text:p>Norfolk St.</text:p>
          </table:table-cell>
          <table:table-cell office:value-type="float" office:value="459">
            <text:p>459</text:p>
          </table:table-cell>
          <table:table-cell office:value-type="string">
            <text:p>Norfolk State</text:p>
          </table:table-cell>
          <table:table-cell office:value-type="float" office:value="2450">
            <text:p>2450</text:p>
          </table:table-cell>
          <table:table-cell table:formula="of:=&quot;team1_id == &quot; &amp;[.D203]&amp;&quot; ~ &quot; &amp; &quot;&quot;&quot;&quot; &amp; [.A203] &amp; &quot;&quot;&quot;&quot;" office:value-type="string" office:string-value="team1_id == 2450 ~ &quot;Norfolk St.&quot;">
            <text:p>team1_id == 2450 ~ "Norfolk St."</text:p>
          </table:table-cell>
          <table:table-cell table:number-columns-repeated="2"/>
          <table:table-cell table:formula="of:=&quot;team2_id == &quot; &amp;[.D203]&amp;&quot; ~ &quot; &amp; &quot;&quot;&quot;&quot; &amp; [.A203] &amp; &quot;&quot;&quot;&quot;" office:value-type="string" office:string-value="team2_id == 2450 ~ &quot;Norfolk St.&quot;">
            <text:p>team2_id == 2450 ~ "Norfolk St."</text:p>
          </table:table-cell>
        </table:table-row>
        <table:table-row table:style-name="ro1">
          <table:table-cell office:value-type="string">
            <text:p>North Alabama</text:p>
          </table:table-cell>
          <table:table-cell office:value-type="float" office:value="103">
            <text:p>103</text:p>
          </table:table-cell>
          <table:table-cell office:value-type="string">
            <text:p>North Alabama</text:p>
          </table:table-cell>
          <table:table-cell office:value-type="float" office:value="2453">
            <text:p>2453</text:p>
          </table:table-cell>
          <table:table-cell table:formula="of:=&quot;team1_id == &quot; &amp;[.D204]&amp;&quot; ~ &quot; &amp; &quot;&quot;&quot;&quot; &amp; [.A204] &amp; &quot;&quot;&quot;&quot;" office:value-type="string" office:string-value="team1_id == 2453 ~ &quot;North Alabama&quot;">
            <text:p>team1_id == 2453 ~ "North Alabama"</text:p>
          </table:table-cell>
          <table:table-cell table:number-columns-repeated="2"/>
          <table:table-cell table:formula="of:=&quot;team2_id == &quot; &amp;[.D204]&amp;&quot; ~ &quot; &amp; &quot;&quot;&quot;&quot; &amp; [.A204] &amp; &quot;&quot;&quot;&quot;" office:value-type="string" office:string-value="team2_id == 2453 ~ &quot;North Alabama&quot;">
            <text:p>team2_id == 2453 ~ "North Alabama"</text:p>
          </table:table-cell>
        </table:table-row>
        <table:table-row table:style-name="ro1">
          <table:table-cell office:value-type="string">
            <text:p>North Carolina</text:p>
          </table:table-cell>
          <table:table-cell office:value-type="float" office:value="548">
            <text:p>548</text:p>
          </table:table-cell>
          <table:table-cell office:value-type="string">
            <text:p>North Carolina</text:p>
          </table:table-cell>
          <table:table-cell office:value-type="float" office:value="153">
            <text:p>153</text:p>
          </table:table-cell>
          <table:table-cell table:formula="of:=&quot;team1_id == &quot; &amp;[.D205]&amp;&quot; ~ &quot; &amp; &quot;&quot;&quot;&quot; &amp; [.A205] &amp; &quot;&quot;&quot;&quot;" office:value-type="string" office:string-value="team1_id == 153 ~ &quot;North Carolina&quot;">
            <text:p>team1_id == 153 ~ "North Carolina"</text:p>
          </table:table-cell>
          <table:table-cell table:number-columns-repeated="2"/>
          <table:table-cell table:formula="of:=&quot;team2_id == &quot; &amp;[.D205]&amp;&quot; ~ &quot; &amp; &quot;&quot;&quot;&quot; &amp; [.A205] &amp; &quot;&quot;&quot;&quot;" office:value-type="string" office:string-value="team2_id == 153 ~ &quot;North Carolina&quot;">
            <text:p>team2_id == 153 ~ "North Carolina"</text:p>
          </table:table-cell>
        </table:table-row>
        <table:table-row table:style-name="ro1">
          <table:table-cell office:value-type="string">
            <text:p>North Carolina A&amp;T</text:p>
          </table:table-cell>
          <table:table-cell office:value-type="float" office:value="444">
            <text:p>444</text:p>
          </table:table-cell>
          <table:table-cell office:value-type="string">
            <text:p>North Carolina A&amp;T</text:p>
          </table:table-cell>
          <table:table-cell office:value-type="float" office:value="2448">
            <text:p>2448</text:p>
          </table:table-cell>
          <table:table-cell table:formula="of:=&quot;team1_id == &quot; &amp;[.D206]&amp;&quot; ~ &quot; &amp; &quot;&quot;&quot;&quot; &amp; [.A206] &amp; &quot;&quot;&quot;&quot;" office:value-type="string" office:string-value="team1_id == 2448 ~ &quot;North Carolina A&amp;T&quot;">
            <text:p>team1_id == 2448 ~ "North Carolina A&amp;T"</text:p>
          </table:table-cell>
          <table:table-cell table:number-columns-repeated="2"/>
          <table:table-cell table:formula="of:=&quot;team2_id == &quot; &amp;[.D206]&amp;&quot; ~ &quot; &amp; &quot;&quot;&quot;&quot; &amp; [.A206] &amp; &quot;&quot;&quot;&quot;" office:value-type="string" office:string-value="team2_id == 2448 ~ &quot;North Carolina A&amp;T&quot;">
            <text:p>team2_id == 2448 ~ "North Carolina A&amp;T"</text:p>
          </table:table-cell>
        </table:table-row>
        <table:table-row table:style-name="ro1">
          <table:table-cell office:value-type="string">
            <text:p>North Carolina Central</text:p>
          </table:table-cell>
          <table:table-cell office:value-type="float" office:value="415">
            <text:p>415</text:p>
          </table:table-cell>
          <table:table-cell office:value-type="string">
            <text:p>North Carolina Central</text:p>
          </table:table-cell>
          <table:table-cell office:value-type="float" office:value="2428">
            <text:p>2428</text:p>
          </table:table-cell>
          <table:table-cell table:formula="of:=&quot;team1_id == &quot; &amp;[.D207]&amp;&quot; ~ &quot; &amp; &quot;&quot;&quot;&quot; &amp; [.A207] &amp; &quot;&quot;&quot;&quot;" office:value-type="string" office:string-value="team1_id == 2428 ~ &quot;North Carolina Central&quot;">
            <text:p>team1_id == 2428 ~ "North Carolina Central"</text:p>
          </table:table-cell>
          <table:table-cell table:number-columns-repeated="2"/>
          <table:table-cell table:formula="of:=&quot;team2_id == &quot; &amp;[.D207]&amp;&quot; ~ &quot; &amp; &quot;&quot;&quot;&quot; &amp; [.A207] &amp; &quot;&quot;&quot;&quot;" office:value-type="string" office:string-value="team2_id == 2428 ~ &quot;North Carolina Central&quot;">
            <text:p>team2_id == 2428 ~ "North Carolina Central"</text:p>
          </table:table-cell>
        </table:table-row>
        <table:table-row table:style-name="ro1">
          <table:table-cell office:value-type="string">
            <text:p>North Carolina St.</text:p>
          </table:table-cell>
          <table:table-cell office:value-type="float" office:value="494">
            <text:p>494</text:p>
          </table:table-cell>
          <table:table-cell office:value-type="string">
            <text:p>NC State</text:p>
          </table:table-cell>
          <table:table-cell office:value-type="float" office:value="152">
            <text:p>152</text:p>
          </table:table-cell>
          <table:table-cell table:formula="of:=&quot;team1_id == &quot; &amp;[.D208]&amp;&quot; ~ &quot; &amp; &quot;&quot;&quot;&quot; &amp; [.A208] &amp; &quot;&quot;&quot;&quot;" office:value-type="string" office:string-value="team1_id == 152 ~ &quot;North Carolina St.&quot;">
            <text:p>team1_id == 152 ~ "North Carolina St."</text:p>
          </table:table-cell>
          <table:table-cell table:number-columns-repeated="2"/>
          <table:table-cell table:formula="of:=&quot;team2_id == &quot; &amp;[.D208]&amp;&quot; ~ &quot; &amp; &quot;&quot;&quot;&quot; &amp; [.A208] &amp; &quot;&quot;&quot;&quot;" office:value-type="string" office:string-value="team2_id == 152 ~ &quot;North Carolina St.&quot;">
            <text:p>team2_id == 152 ~ "North Carolina St."</text:p>
          </table:table-cell>
        </table:table-row>
        <table:table-row table:style-name="ro1">
          <table:table-cell office:value-type="string">
            <text:p>North Dakota</text:p>
          </table:table-cell>
          <table:table-cell office:value-type="float" office:value="377">
            <text:p>377</text:p>
          </table:table-cell>
          <table:table-cell office:value-type="string">
            <text:p>North Dakota</text:p>
          </table:table-cell>
          <table:table-cell office:value-type="float" office:value="155">
            <text:p>155</text:p>
          </table:table-cell>
          <table:table-cell table:formula="of:=&quot;team1_id == &quot; &amp;[.D209]&amp;&quot; ~ &quot; &amp; &quot;&quot;&quot;&quot; &amp; [.A209] &amp; &quot;&quot;&quot;&quot;" office:value-type="string" office:string-value="team1_id == 155 ~ &quot;North Dakota&quot;">
            <text:p>team1_id == 155 ~ "North Dakota"</text:p>
          </table:table-cell>
          <table:table-cell table:number-columns-repeated="2"/>
          <table:table-cell table:formula="of:=&quot;team2_id == &quot; &amp;[.D209]&amp;&quot; ~ &quot; &amp; &quot;&quot;&quot;&quot; &amp; [.A209] &amp; &quot;&quot;&quot;&quot;" office:value-type="string" office:string-value="team2_id == 155 ~ &quot;North Dakota&quot;">
            <text:p>team2_id == 155 ~ "North Dakota"</text:p>
          </table:table-cell>
        </table:table-row>
        <table:table-row table:style-name="ro1">
          <table:table-cell office:value-type="string">
            <text:p>North Dakota St.</text:p>
          </table:table-cell>
          <table:table-cell office:value-type="float" office:value="443">
            <text:p>443</text:p>
          </table:table-cell>
          <table:table-cell office:value-type="string">
            <text:p>North Dakota State</text:p>
          </table:table-cell>
          <table:table-cell office:value-type="float" office:value="2449">
            <text:p>2449</text:p>
          </table:table-cell>
          <table:table-cell table:formula="of:=&quot;team1_id == &quot; &amp;[.D210]&amp;&quot; ~ &quot; &amp; &quot;&quot;&quot;&quot; &amp; [.A210] &amp; &quot;&quot;&quot;&quot;" office:value-type="string" office:string-value="team1_id == 2449 ~ &quot;North Dakota St.&quot;">
            <text:p>team1_id == 2449 ~ "North Dakota St."</text:p>
          </table:table-cell>
          <table:table-cell table:number-columns-repeated="2"/>
          <table:table-cell table:formula="of:=&quot;team2_id == &quot; &amp;[.D210]&amp;&quot; ~ &quot; &amp; &quot;&quot;&quot;&quot; &amp; [.A210] &amp; &quot;&quot;&quot;&quot;" office:value-type="string" office:string-value="team2_id == 2449 ~ &quot;North Dakota St.&quot;">
            <text:p>team2_id == 2449 ~ "North Dakota St."</text:p>
          </table:table-cell>
        </table:table-row>
        <table:table-row table:style-name="ro1">
          <table:table-cell office:value-type="string">
            <text:p>North Florida</text:p>
          </table:table-cell>
          <table:table-cell office:value-type="float" office:value="446">
            <text:p>446</text:p>
          </table:table-cell>
          <table:table-cell office:value-type="string">
            <text:p>North Florida</text:p>
          </table:table-cell>
          <table:table-cell office:value-type="float" office:value="2454">
            <text:p>2454</text:p>
          </table:table-cell>
          <table:table-cell table:formula="of:=&quot;team1_id == &quot; &amp;[.D211]&amp;&quot; ~ &quot; &amp; &quot;&quot;&quot;&quot; &amp; [.A211] &amp; &quot;&quot;&quot;&quot;" office:value-type="string" office:string-value="team1_id == 2454 ~ &quot;North Florida&quot;">
            <text:p>team1_id == 2454 ~ "North Florida"</text:p>
          </table:table-cell>
          <table:table-cell table:number-columns-repeated="2"/>
          <table:table-cell table:formula="of:=&quot;team2_id == &quot; &amp;[.D211]&amp;&quot; ~ &quot; &amp; &quot;&quot;&quot;&quot; &amp; [.A211] &amp; &quot;&quot;&quot;&quot;" office:value-type="string" office:string-value="team2_id == 2454 ~ &quot;North Florida&quot;">
            <text:p>team2_id == 2454 ~ "North Florida"</text:p>
          </table:table-cell>
        </table:table-row>
        <table:table-row table:style-name="ro1">
          <table:table-cell office:value-type="string">
            <text:p>North Texas</text:p>
          </table:table-cell>
          <table:table-cell office:value-type="float" office:value="449">
            <text:p>449</text:p>
          </table:table-cell>
          <table:table-cell office:value-type="string">
            <text:p>North Texas</text:p>
          </table:table-cell>
          <table:table-cell office:value-type="float" office:value="249">
            <text:p>249</text:p>
          </table:table-cell>
          <table:table-cell table:formula="of:=&quot;team1_id == &quot; &amp;[.D212]&amp;&quot; ~ &quot; &amp; &quot;&quot;&quot;&quot; &amp; [.A212] &amp; &quot;&quot;&quot;&quot;" office:value-type="string" office:string-value="team1_id == 249 ~ &quot;North Texas&quot;">
            <text:p>team1_id == 249 ~ "North Texas"</text:p>
          </table:table-cell>
          <table:table-cell table:number-columns-repeated="2"/>
          <table:table-cell table:formula="of:=&quot;team2_id == &quot; &amp;[.D212]&amp;&quot; ~ &quot; &amp; &quot;&quot;&quot;&quot; &amp; [.A212] &amp; &quot;&quot;&quot;&quot;" office:value-type="string" office:string-value="team2_id == 249 ~ &quot;North Texas&quot;">
            <text:p>team2_id == 249 ~ "North Texas"</text:p>
          </table:table-cell>
        </table:table-row>
        <table:table-row table:style-name="ro1">
          <table:table-cell office:value-type="string">
            <text:p>Northeastern</text:p>
          </table:table-cell>
          <table:table-cell office:value-type="float" office:value="470">
            <text:p>470</text:p>
          </table:table-cell>
          <table:table-cell office:value-type="string">
            <text:p>Northeastern</text:p>
          </table:table-cell>
          <table:table-cell office:value-type="float" office:value="111">
            <text:p>111</text:p>
          </table:table-cell>
          <table:table-cell table:formula="of:=&quot;team1_id == &quot; &amp;[.D213]&amp;&quot; ~ &quot; &amp; &quot;&quot;&quot;&quot; &amp; [.A213] &amp; &quot;&quot;&quot;&quot;" office:value-type="string" office:string-value="team1_id == 111 ~ &quot;Northeastern&quot;">
            <text:p>team1_id == 111 ~ "Northeastern"</text:p>
          </table:table-cell>
          <table:table-cell table:number-columns-repeated="2"/>
          <table:table-cell table:formula="of:=&quot;team2_id == &quot; &amp;[.D213]&amp;&quot; ~ &quot; &amp; &quot;&quot;&quot;&quot; &amp; [.A213] &amp; &quot;&quot;&quot;&quot;" office:value-type="string" office:string-value="team2_id == 111 ~ &quot;Northeastern&quot;">
            <text:p>team2_id == 111 ~ "Northeastern"</text:p>
          </table:table-cell>
        </table:table-row>
        <table:table-row table:style-name="ro1">
          <table:table-cell office:value-type="string">
            <text:p>Northern Arizona</text:p>
          </table:table-cell>
          <table:table-cell office:value-type="float" office:value="438">
            <text:p>438</text:p>
          </table:table-cell>
          <table:table-cell office:value-type="string">
            <text:p>Northern Arizona</text:p>
          </table:table-cell>
          <table:table-cell office:value-type="float" office:value="2464">
            <text:p>2464</text:p>
          </table:table-cell>
          <table:table-cell table:formula="of:=&quot;team1_id == &quot; &amp;[.D214]&amp;&quot; ~ &quot; &amp; &quot;&quot;&quot;&quot; &amp; [.A214] &amp; &quot;&quot;&quot;&quot;" office:value-type="string" office:string-value="team1_id == 2464 ~ &quot;Northern Arizona&quot;">
            <text:p>team1_id == 2464 ~ "Northern Arizona"</text:p>
          </table:table-cell>
          <table:table-cell table:number-columns-repeated="2"/>
          <table:table-cell table:formula="of:=&quot;team2_id == &quot; &amp;[.D214]&amp;&quot; ~ &quot; &amp; &quot;&quot;&quot;&quot; &amp; [.A214] &amp; &quot;&quot;&quot;&quot;" office:value-type="string" office:string-value="team2_id == 2464 ~ &quot;Northern Arizona&quot;">
            <text:p>team2_id == 2464 ~ "Northern Arizona"</text:p>
          </table:table-cell>
        </table:table-row>
        <table:table-row table:style-name="ro1">
          <table:table-cell office:value-type="string">
            <text:p>Northern Colorado</text:p>
          </table:table-cell>
          <table:table-cell office:value-type="float" office:value="435">
            <text:p>435</text:p>
          </table:table-cell>
          <table:table-cell office:value-type="string">
            <text:p>Northern Colorado</text:p>
          </table:table-cell>
          <table:table-cell office:value-type="float" office:value="2458">
            <text:p>2458</text:p>
          </table:table-cell>
          <table:table-cell table:formula="of:=&quot;team1_id == &quot; &amp;[.D215]&amp;&quot; ~ &quot; &amp; &quot;&quot;&quot;&quot; &amp; [.A215] &amp; &quot;&quot;&quot;&quot;" office:value-type="string" office:string-value="team1_id == 2458 ~ &quot;Northern Colorado&quot;">
            <text:p>team1_id == 2458 ~ "Northern Colorado"</text:p>
          </table:table-cell>
          <table:table-cell table:number-columns-repeated="2"/>
          <table:table-cell table:formula="of:=&quot;team2_id == &quot; &amp;[.D215]&amp;&quot; ~ &quot; &amp; &quot;&quot;&quot;&quot; &amp; [.A215] &amp; &quot;&quot;&quot;&quot;" office:value-type="string" office:string-value="team2_id == 2458 ~ &quot;Northern Colorado&quot;">
            <text:p>team2_id == 2458 ~ "Northern Colorado"</text:p>
          </table:table-cell>
        </table:table-row>
        <table:table-row table:style-name="ro1">
          <table:table-cell office:value-type="string">
            <text:p>Northern Illinois</text:p>
          </table:table-cell>
          <table:table-cell office:value-type="float" office:value="435">
            <text:p>435</text:p>
          </table:table-cell>
          <table:table-cell office:value-type="string">
            <text:p>Northern Illinois</text:p>
          </table:table-cell>
          <table:table-cell office:value-type="float" office:value="2459">
            <text:p>2459</text:p>
          </table:table-cell>
          <table:table-cell table:formula="of:=&quot;team1_id == &quot; &amp;[.D216]&amp;&quot; ~ &quot; &amp; &quot;&quot;&quot;&quot; &amp; [.A216] &amp; &quot;&quot;&quot;&quot;" office:value-type="string" office:string-value="team1_id == 2459 ~ &quot;Northern Illinois&quot;">
            <text:p>team1_id == 2459 ~ "Northern Illinois"</text:p>
          </table:table-cell>
          <table:table-cell table:number-columns-repeated="2"/>
          <table:table-cell table:formula="of:=&quot;team2_id == &quot; &amp;[.D216]&amp;&quot; ~ &quot; &amp; &quot;&quot;&quot;&quot; &amp; [.A216] &amp; &quot;&quot;&quot;&quot;" office:value-type="string" office:string-value="team2_id == 2459 ~ &quot;Northern Illinois&quot;">
            <text:p>team2_id == 2459 ~ "Northern Illinois"</text:p>
          </table:table-cell>
        </table:table-row>
        <table:table-row table:style-name="ro1">
          <table:table-cell office:value-type="string">
            <text:p>Northern Iowa</text:p>
          </table:table-cell>
          <table:table-cell office:value-type="float" office:value="473">
            <text:p>473</text:p>
          </table:table-cell>
          <table:table-cell office:value-type="string">
            <text:p>Northern Iowa</text:p>
          </table:table-cell>
          <table:table-cell office:value-type="float" office:value="2460">
            <text:p>2460</text:p>
          </table:table-cell>
          <table:table-cell table:formula="of:=&quot;team1_id == &quot; &amp;[.D217]&amp;&quot; ~ &quot; &amp; &quot;&quot;&quot;&quot; &amp; [.A217] &amp; &quot;&quot;&quot;&quot;" office:value-type="string" office:string-value="team1_id == 2460 ~ &quot;Northern Iowa&quot;">
            <text:p>team1_id == 2460 ~ "Northern Iowa"</text:p>
          </table:table-cell>
          <table:table-cell table:number-columns-repeated="2"/>
          <table:table-cell table:formula="of:=&quot;team2_id == &quot; &amp;[.D217]&amp;&quot; ~ &quot; &amp; &quot;&quot;&quot;&quot; &amp; [.A217] &amp; &quot;&quot;&quot;&quot;" office:value-type="string" office:string-value="team2_id == 2460 ~ &quot;Northern Iowa&quot;">
            <text:p>team2_id == 2460 ~ "Northern Iowa"</text:p>
          </table:table-cell>
        </table:table-row>
        <table:table-row table:style-name="ro1">
          <table:table-cell office:value-type="string">
            <text:p>Northern Kentucky</text:p>
          </table:table-cell>
          <table:table-cell office:value-type="float" office:value="294">
            <text:p>294</text:p>
          </table:table-cell>
          <table:table-cell office:value-type="string">
            <text:p>Northern Kentucky</text:p>
          </table:table-cell>
          <table:table-cell office:value-type="float" office:value="94">
            <text:p>94</text:p>
          </table:table-cell>
          <table:table-cell table:formula="of:=&quot;team1_id == &quot; &amp;[.D218]&amp;&quot; ~ &quot; &amp; &quot;&quot;&quot;&quot; &amp; [.A218] &amp; &quot;&quot;&quot;&quot;" office:value-type="string" office:string-value="team1_id == 94 ~ &quot;Northern Kentucky&quot;">
            <text:p>team1_id == 94 ~ "Northern Kentucky"</text:p>
          </table:table-cell>
          <table:table-cell table:number-columns-repeated="2"/>
          <table:table-cell table:formula="of:=&quot;team2_id == &quot; &amp;[.D218]&amp;&quot; ~ &quot; &amp; &quot;&quot;&quot;&quot; &amp; [.A218] &amp; &quot;&quot;&quot;&quot;" office:value-type="string" office:string-value="team2_id == 94 ~ &quot;Northern Kentucky&quot;">
            <text:p>team2_id == 94 ~ "Northern Kentucky"</text:p>
          </table:table-cell>
        </table:table-row>
        <table:table-row table:style-name="ro1">
          <table:table-cell office:value-type="string">
            <text:p>Northwestern</text:p>
          </table:table-cell>
          <table:table-cell office:value-type="float" office:value="473">
            <text:p>473</text:p>
          </table:table-cell>
          <table:table-cell office:value-type="string">
            <text:p>Northwestern</text:p>
          </table:table-cell>
          <table:table-cell office:value-type="float" office:value="77">
            <text:p>77</text:p>
          </table:table-cell>
          <table:table-cell table:formula="of:=&quot;team1_id == &quot; &amp;[.D219]&amp;&quot; ~ &quot; &amp; &quot;&quot;&quot;&quot; &amp; [.A219] &amp; &quot;&quot;&quot;&quot;" office:value-type="string" office:string-value="team1_id == 77 ~ &quot;Northwestern&quot;">
            <text:p>team1_id == 77 ~ "Northwestern"</text:p>
          </table:table-cell>
          <table:table-cell table:number-columns-repeated="2"/>
          <table:table-cell table:formula="of:=&quot;team2_id == &quot; &amp;[.D219]&amp;&quot; ~ &quot; &amp; &quot;&quot;&quot;&quot; &amp; [.A219] &amp; &quot;&quot;&quot;&quot;" office:value-type="string" office:string-value="team2_id == 77 ~ &quot;Northwestern&quot;">
            <text:p>team2_id == 77 ~ "Northwestern"</text:p>
          </table:table-cell>
        </table:table-row>
        <table:table-row table:style-name="ro1">
          <table:table-cell office:value-type="string">
            <text:p>Northwestern St.</text:p>
          </table:table-cell>
          <table:table-cell office:value-type="float" office:value="411">
            <text:p>411</text:p>
          </table:table-cell>
          <table:table-cell office:value-type="string">
            <text:p>Northwestern State</text:p>
          </table:table-cell>
          <table:table-cell office:value-type="float" office:value="2466">
            <text:p>2466</text:p>
          </table:table-cell>
          <table:table-cell table:formula="of:=&quot;team1_id == &quot; &amp;[.D220]&amp;&quot; ~ &quot; &amp; &quot;&quot;&quot;&quot; &amp; [.A220] &amp; &quot;&quot;&quot;&quot;" office:value-type="string" office:string-value="team1_id == 2466 ~ &quot;Northwestern St.&quot;">
            <text:p>team1_id == 2466 ~ "Northwestern St."</text:p>
          </table:table-cell>
          <table:table-cell table:number-columns-repeated="2"/>
          <table:table-cell table:formula="of:=&quot;team2_id == &quot; &amp;[.D220]&amp;&quot; ~ &quot; &amp; &quot;&quot;&quot;&quot; &amp; [.A220] &amp; &quot;&quot;&quot;&quot;" office:value-type="string" office:string-value="team2_id == 2466 ~ &quot;Northwestern St.&quot;">
            <text:p>team2_id == 2466 ~ "Northwestern St."</text:p>
          </table:table-cell>
        </table:table-row>
        <table:table-row table:style-name="ro2">
          <table:table-cell office:value-type="string">
            <text:p>Notre Dame</text:p>
          </table:table-cell>
          <table:table-cell office:value-type="float" office:value="508">
            <text:p>508</text:p>
          </table:table-cell>
          <table:table-cell office:value-type="string">
            <text:p>Notre Dame</text:p>
          </table:table-cell>
          <table:table-cell office:value-type="float" office:value="87">
            <text:p>87</text:p>
          </table:table-cell>
          <table:table-cell table:formula="of:=&quot;team1_id == &quot; &amp;[.D221]&amp;&quot; ~ &quot; &amp; &quot;&quot;&quot;&quot; &amp; [.A221] &amp; &quot;&quot;&quot;&quot;" office:value-type="string" office:string-value="team1_id == 87 ~ &quot;Notre Dame&quot;">
            <text:p>team1_id == 87 ~ "Notre Dame"</text:p>
          </table:table-cell>
          <table:table-cell table:number-columns-repeated="2"/>
          <table:table-cell table:formula="of:=&quot;team2_id == &quot; &amp;[.D221]&amp;&quot; ~ &quot; &amp; &quot;&quot;&quot;&quot; &amp; [.A221] &amp; &quot;&quot;&quot;&quot;" office:value-type="string" office:string-value="team2_id == 87 ~ &quot;Notre Dame&quot;">
            <text:p>team2_id == 87 ~ "Notre Dame"</text:p>
          </table:table-cell>
        </table:table-row>
        <table:table-row table:style-name="ro1">
          <table:table-cell office:value-type="string">
            <text:p>Oakland</text:p>
          </table:table-cell>
          <table:table-cell office:value-type="float" office:value="481">
            <text:p>481</text:p>
          </table:table-cell>
          <table:table-cell office:value-type="string">
            <text:p>Oakland</text:p>
          </table:table-cell>
          <table:table-cell office:value-type="float" office:value="2473">
            <text:p>2473</text:p>
          </table:table-cell>
          <table:table-cell table:formula="of:=&quot;team1_id == &quot; &amp;[.D222]&amp;&quot; ~ &quot; &amp; &quot;&quot;&quot;&quot; &amp; [.A222] &amp; &quot;&quot;&quot;&quot;" office:value-type="string" office:string-value="team1_id == 2473 ~ &quot;Oakland&quot;">
            <text:p>team1_id == 2473 ~ "Oakland"</text:p>
          </table:table-cell>
          <table:table-cell table:number-columns-repeated="2"/>
          <table:table-cell table:formula="of:=&quot;team2_id == &quot; &amp;[.D222]&amp;&quot; ~ &quot; &amp; &quot;&quot;&quot;&quot; &amp; [.A222] &amp; &quot;&quot;&quot;&quot;" office:value-type="string" office:string-value="team2_id == 2473 ~ &quot;Oakland&quot;">
            <text:p>team2_id == 2473 ~ "Oakland"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float" office:value="482">
            <text:p>482</text:p>
          </table:table-cell>
          <table:table-cell office:value-type="string">
            <text:p>Ohio</text:p>
          </table:table-cell>
          <table:table-cell office:value-type="float" office:value="195">
            <text:p>195</text:p>
          </table:table-cell>
          <table:table-cell table:formula="of:=&quot;team1_id == &quot; &amp;[.D223]&amp;&quot; ~ &quot; &amp; &quot;&quot;&quot;&quot; &amp; [.A223] &amp; &quot;&quot;&quot;&quot;" office:value-type="string" office:string-value="team1_id == 195 ~ &quot;Ohio&quot;">
            <text:p>team1_id == 195 ~ "Ohio"</text:p>
          </table:table-cell>
          <table:table-cell table:number-columns-repeated="2"/>
          <table:table-cell table:formula="of:=&quot;team2_id == &quot; &amp;[.D223]&amp;&quot; ~ &quot; &amp; &quot;&quot;&quot;&quot; &amp; [.A223] &amp; &quot;&quot;&quot;&quot;" office:value-type="string" office:string-value="team2_id == 195 ~ &quot;Ohio&quot;">
            <text:p>team2_id == 195 ~ "Ohio"</text:p>
          </table:table-cell>
        </table:table-row>
        <table:table-row table:style-name="ro1">
          <table:table-cell office:value-type="string">
            <text:p>Ohio St.</text:p>
          </table:table-cell>
          <table:table-cell office:value-type="float" office:value="520">
            <text:p>520</text:p>
          </table:table-cell>
          <table:table-cell office:value-type="string">
            <text:p>Ohio State</text:p>
          </table:table-cell>
          <table:table-cell office:value-type="float" office:value="194">
            <text:p>194</text:p>
          </table:table-cell>
          <table:table-cell table:formula="of:=&quot;team1_id == &quot; &amp;[.D224]&amp;&quot; ~ &quot; &amp; &quot;&quot;&quot;&quot; &amp; [.A224] &amp; &quot;&quot;&quot;&quot;" office:value-type="string" office:string-value="team1_id == 194 ~ &quot;Ohio St.&quot;">
            <text:p>team1_id == 194 ~ "Ohio St."</text:p>
          </table:table-cell>
          <table:table-cell table:number-columns-repeated="2"/>
          <table:table-cell table:formula="of:=&quot;team2_id == &quot; &amp;[.D224]&amp;&quot; ~ &quot; &amp; &quot;&quot;&quot;&quot; &amp; [.A224] &amp; &quot;&quot;&quot;&quot;" office:value-type="string" office:string-value="team2_id == 194 ~ &quot;Ohio St.&quot;">
            <text:p>team2_id == 194 ~ "Ohio St."</text:p>
          </table:table-cell>
        </table:table-row>
        <table:table-row table:style-name="ro1">
          <table:table-cell office:value-type="string">
            <text:p>Oklahoma</text:p>
          </table:table-cell>
          <table:table-cell office:value-type="float" office:value="491">
            <text:p>491</text:p>
          </table:table-cell>
          <table:table-cell office:value-type="string">
            <text:p>Oklahoma</text:p>
          </table:table-cell>
          <table:table-cell office:value-type="float" office:value="201">
            <text:p>201</text:p>
          </table:table-cell>
          <table:table-cell table:formula="of:=&quot;team1_id == &quot; &amp;[.D225]&amp;&quot; ~ &quot; &amp; &quot;&quot;&quot;&quot; &amp; [.A225] &amp; &quot;&quot;&quot;&quot;" office:value-type="string" office:string-value="team1_id == 201 ~ &quot;Oklahoma&quot;">
            <text:p>team1_id == 201 ~ "Oklahoma"</text:p>
          </table:table-cell>
          <table:table-cell table:number-columns-repeated="2"/>
          <table:table-cell table:formula="of:=&quot;team2_id == &quot; &amp;[.D225]&amp;&quot; ~ &quot; &amp; &quot;&quot;&quot;&quot; &amp; [.A225] &amp; &quot;&quot;&quot;&quot;" office:value-type="string" office:string-value="team2_id == 201 ~ &quot;Oklahoma&quot;">
            <text:p>team2_id == 201 ~ "Oklahoma"</text:p>
          </table:table-cell>
        </table:table-row>
        <table:table-row table:style-name="ro1">
          <table:table-cell office:value-type="string">
            <text:p>Oklahoma St.</text:p>
          </table:table-cell>
          <table:table-cell office:value-type="float" office:value="488">
            <text:p>488</text:p>
          </table:table-cell>
          <table:table-cell office:value-type="string">
            <text:p>Oklahoma State</text:p>
          </table:table-cell>
          <table:table-cell office:value-type="float" office:value="197">
            <text:p>197</text:p>
          </table:table-cell>
          <table:table-cell table:formula="of:=&quot;team1_id == &quot; &amp;[.D226]&amp;&quot; ~ &quot; &amp; &quot;&quot;&quot;&quot; &amp; [.A226] &amp; &quot;&quot;&quot;&quot;" office:value-type="string" office:string-value="team1_id == 197 ~ &quot;Oklahoma St.&quot;">
            <text:p>team1_id == 197 ~ "Oklahoma St."</text:p>
          </table:table-cell>
          <table:table-cell table:number-columns-repeated="2"/>
          <table:table-cell table:formula="of:=&quot;team2_id == &quot; &amp;[.D226]&amp;&quot; ~ &quot; &amp; &quot;&quot;&quot;&quot; &amp; [.A226] &amp; &quot;&quot;&quot;&quot;" office:value-type="string" office:string-value="team2_id == 197 ~ &quot;Oklahoma St.&quot;">
            <text:p>team2_id == 197 ~ "Oklahoma St."</text:p>
          </table:table-cell>
        </table:table-row>
        <table:table-row table:style-name="ro1">
          <table:table-cell office:value-type="string">
            <text:p>Old Dominion</text:p>
          </table:table-cell>
          <table:table-cell office:value-type="float" office:value="497">
            <text:p>497</text:p>
          </table:table-cell>
          <table:table-cell office:value-type="string">
            <text:p>Old Dominion</text:p>
          </table:table-cell>
          <table:table-cell office:value-type="float" office:value="295">
            <text:p>295</text:p>
          </table:table-cell>
          <table:table-cell table:formula="of:=&quot;team1_id == &quot; &amp;[.D227]&amp;&quot; ~ &quot; &amp; &quot;&quot;&quot;&quot; &amp; [.A227] &amp; &quot;&quot;&quot;&quot;" office:value-type="string" office:string-value="team1_id == 295 ~ &quot;Old Dominion&quot;">
            <text:p>team1_id == 295 ~ "Old Dominion"</text:p>
          </table:table-cell>
          <table:table-cell table:number-columns-repeated="2"/>
          <table:table-cell table:formula="of:=&quot;team2_id == &quot; &amp;[.D227]&amp;&quot; ~ &quot; &amp; &quot;&quot;&quot;&quot; &amp; [.A227] &amp; &quot;&quot;&quot;&quot;" office:value-type="string" office:string-value="team2_id == 295 ~ &quot;Old Dominion&quot;">
            <text:p>team2_id == 295 ~ "Old Dominion"</text:p>
          </table:table-cell>
        </table:table-row>
        <table:table-row table:style-name="ro1">
          <table:table-cell office:value-type="string">
            <text:p>Oral Roberts</text:p>
          </table:table-cell>
          <table:table-cell office:value-type="float" office:value="453">
            <text:p>453</text:p>
          </table:table-cell>
          <table:table-cell office:value-type="string">
            <text:p>Oral Roberts</text:p>
          </table:table-cell>
          <table:table-cell office:value-type="float" office:value="198">
            <text:p>198</text:p>
          </table:table-cell>
          <table:table-cell table:formula="of:=&quot;team1_id == &quot; &amp;[.D228]&amp;&quot; ~ &quot; &amp; &quot;&quot;&quot;&quot; &amp; [.A228] &amp; &quot;&quot;&quot;&quot;" office:value-type="string" office:string-value="team1_id == 198 ~ &quot;Oral Roberts&quot;">
            <text:p>team1_id == 198 ~ "Oral Roberts"</text:p>
          </table:table-cell>
          <table:table-cell table:number-columns-repeated="2"/>
          <table:table-cell table:formula="of:=&quot;team2_id == &quot; &amp;[.D228]&amp;&quot; ~ &quot; &amp; &quot;&quot;&quot;&quot; &amp; [.A228] &amp; &quot;&quot;&quot;&quot;" office:value-type="string" office:string-value="team2_id == 198 ~ &quot;Oral Roberts&quot;">
            <text:p>team2_id == 198 ~ "Oral Roberts"</text:p>
          </table:table-cell>
        </table:table-row>
        <table:table-row table:style-name="ro1">
          <table:table-cell office:value-type="string">
            <text:p>Oregon</text:p>
          </table:table-cell>
          <table:table-cell office:value-type="float" office:value="515">
            <text:p>515</text:p>
          </table:table-cell>
          <table:table-cell office:value-type="string">
            <text:p>Oregon</text:p>
          </table:table-cell>
          <table:table-cell office:value-type="float" office:value="2483">
            <text:p>2483</text:p>
          </table:table-cell>
          <table:table-cell table:formula="of:=&quot;team1_id == &quot; &amp;[.D229]&amp;&quot; ~ &quot; &amp; &quot;&quot;&quot;&quot; &amp; [.A229] &amp; &quot;&quot;&quot;&quot;" office:value-type="string" office:string-value="team1_id == 2483 ~ &quot;Oregon&quot;">
            <text:p>team1_id == 2483 ~ "Oregon"</text:p>
          </table:table-cell>
          <table:table-cell table:number-columns-repeated="2"/>
          <table:table-cell table:formula="of:=&quot;team2_id == &quot; &amp;[.D229]&amp;&quot; ~ &quot; &amp; &quot;&quot;&quot;&quot; &amp; [.A229] &amp; &quot;&quot;&quot;&quot;" office:value-type="string" office:string-value="team2_id == 2483 ~ &quot;Oregon&quot;">
            <text:p>team2_id == 2483 ~ "Oregon"</text:p>
          </table:table-cell>
        </table:table-row>
        <table:table-row table:style-name="ro1">
          <table:table-cell office:value-type="string">
            <text:p>Oregon St.</text:p>
          </table:table-cell>
          <table:table-cell office:value-type="float" office:value="474">
            <text:p>474</text:p>
          </table:table-cell>
          <table:table-cell office:value-type="string">
            <text:p>Oregon State</text:p>
          </table:table-cell>
          <table:table-cell office:value-type="float" office:value="204">
            <text:p>204</text:p>
          </table:table-cell>
          <table:table-cell table:formula="of:=&quot;team1_id == &quot; &amp;[.D230]&amp;&quot; ~ &quot; &amp; &quot;&quot;&quot;&quot; &amp; [.A230] &amp; &quot;&quot;&quot;&quot;" office:value-type="string" office:string-value="team1_id == 204 ~ &quot;Oregon St.&quot;">
            <text:p>team1_id == 204 ~ "Oregon St."</text:p>
          </table:table-cell>
          <table:table-cell table:number-columns-repeated="2"/>
          <table:table-cell table:formula="of:=&quot;team2_id == &quot; &amp;[.D230]&amp;&quot; ~ &quot; &amp; &quot;&quot;&quot;&quot; &amp; [.A230] &amp; &quot;&quot;&quot;&quot;" office:value-type="string" office:string-value="team2_id == 204 ~ &quot;Oregon St.&quot;">
            <text:p>team2_id == 204 ~ "Oregon St."</text:p>
          </table:table-cell>
        </table:table-row>
        <table:table-row table:style-name="ro1">
          <table:table-cell office:value-type="string">
            <text:p>Pacific</text:p>
          </table:table-cell>
          <table:table-cell office:value-type="float" office:value="444">
            <text:p>444</text:p>
          </table:table-cell>
          <table:table-cell office:value-type="string">
            <text:p>Pacific</text:p>
          </table:table-cell>
          <table:table-cell office:value-type="float" office:value="279">
            <text:p>279</text:p>
          </table:table-cell>
          <table:table-cell table:formula="of:=&quot;team1_id == &quot; &amp;[.D231]&amp;&quot; ~ &quot; &amp; &quot;&quot;&quot;&quot; &amp; [.A231] &amp; &quot;&quot;&quot;&quot;" office:value-type="string" office:string-value="team1_id == 279 ~ &quot;Pacific&quot;">
            <text:p>team1_id == 279 ~ "Pacific"</text:p>
          </table:table-cell>
          <table:table-cell table:number-columns-repeated="2"/>
          <table:table-cell table:formula="of:=&quot;team2_id == &quot; &amp;[.D231]&amp;&quot; ~ &quot; &amp; &quot;&quot;&quot;&quot; &amp; [.A231] &amp; &quot;&quot;&quot;&quot;" office:value-type="string" office:string-value="team2_id == 279 ~ &quot;Pacific&quot;">
            <text:p>team2_id == 279 ~ "Pacific"</text:p>
          </table:table-cell>
        </table:table-row>
        <table:table-row table:style-name="ro1">
          <table:table-cell office:value-type="string">
            <text:p>Penn</text:p>
          </table:table-cell>
          <table:table-cell office:value-type="float" office:value="406">
            <text:p>406</text:p>
          </table:table-cell>
          <table:table-cell office:value-type="string">
            <text:p>Pennsylvania</text:p>
          </table:table-cell>
          <table:table-cell office:value-type="float" office:value="219">
            <text:p>219</text:p>
          </table:table-cell>
          <table:table-cell table:formula="of:=&quot;team1_id == &quot; &amp;[.D232]&amp;&quot; ~ &quot; &amp; &quot;&quot;&quot;&quot; &amp; [.A232] &amp; &quot;&quot;&quot;&quot;" office:value-type="string" office:string-value="team1_id == 219 ~ &quot;Penn&quot;">
            <text:p>team1_id == 219 ~ "Penn"</text:p>
          </table:table-cell>
          <table:table-cell table:number-columns-repeated="2"/>
          <table:table-cell table:formula="of:=&quot;team2_id == &quot; &amp;[.D232]&amp;&quot; ~ &quot; &amp; &quot;&quot;&quot;&quot; &amp; [.A232] &amp; &quot;&quot;&quot;&quot;" office:value-type="string" office:string-value="team2_id == 219 ~ &quot;Penn&quot;">
            <text:p>team2_id == 219 ~ "Penn"</text:p>
          </table:table-cell>
        </table:table-row>
        <table:table-row table:style-name="ro1">
          <table:table-cell office:value-type="string">
            <text:p>Penn St.</text:p>
          </table:table-cell>
          <table:table-cell office:value-type="float" office:value="488">
            <text:p>488</text:p>
          </table:table-cell>
          <table:table-cell office:value-type="string">
            <text:p>Penn State</text:p>
          </table:table-cell>
          <table:table-cell office:value-type="float" office:value="213">
            <text:p>213</text:p>
          </table:table-cell>
          <table:table-cell table:formula="of:=&quot;team1_id == &quot; &amp;[.D233]&amp;&quot; ~ &quot; &amp; &quot;&quot;&quot;&quot; &amp; [.A233] &amp; &quot;&quot;&quot;&quot;" office:value-type="string" office:string-value="team1_id == 213 ~ &quot;Penn St.&quot;">
            <text:p>team1_id == 213 ~ "Penn St."</text:p>
          </table:table-cell>
          <table:table-cell table:number-columns-repeated="2"/>
          <table:table-cell table:formula="of:=&quot;team2_id == &quot; &amp;[.D233]&amp;&quot; ~ &quot; &amp; &quot;&quot;&quot;&quot; &amp; [.A233] &amp; &quot;&quot;&quot;&quot;" office:value-type="string" office:string-value="team2_id == 213 ~ &quot;Penn St.&quot;">
            <text:p>team2_id == 213 ~ "Penn St."</text:p>
          </table:table-cell>
        </table:table-row>
        <table:table-row table:style-name="ro2">
          <table:table-cell office:value-type="string">
            <text:p>Pepperdine</text:p>
          </table:table-cell>
          <table:table-cell office:value-type="float" office:value="452">
            <text:p>452</text:p>
          </table:table-cell>
          <table:table-cell office:value-type="string">
            <text:p>Pepperdine</text:p>
          </table:table-cell>
          <table:table-cell office:value-type="float" office:value="2492">
            <text:p>2492</text:p>
          </table:table-cell>
          <table:table-cell table:formula="of:=&quot;team1_id == &quot; &amp;[.D234]&amp;&quot; ~ &quot; &amp; &quot;&quot;&quot;&quot; &amp; [.A234] &amp; &quot;&quot;&quot;&quot;" office:value-type="string" office:string-value="team1_id == 2492 ~ &quot;Pepperdine&quot;">
            <text:p>team1_id == 2492 ~ "Pepperdine"</text:p>
          </table:table-cell>
          <table:table-cell table:number-columns-repeated="2"/>
          <table:table-cell table:formula="of:=&quot;team2_id == &quot; &amp;[.D234]&amp;&quot; ~ &quot; &amp; &quot;&quot;&quot;&quot; &amp; [.A234] &amp; &quot;&quot;&quot;&quot;" office:value-type="string" office:string-value="team2_id == 2492 ~ &quot;Pepperdine&quot;">
            <text:p>team2_id == 2492 ~ "Pepperdine"</text:p>
          </table:table-cell>
        </table:table-row>
        <table:table-row table:style-name="ro1">
          <table:table-cell office:value-type="string">
            <text:p>Pittsburgh</text:p>
          </table:table-cell>
          <table:table-cell office:value-type="float" office:value="497">
            <text:p>497</text:p>
          </table:table-cell>
          <table:table-cell office:value-type="string">
            <text:p>Pittsburgh</text:p>
          </table:table-cell>
          <table:table-cell office:value-type="float" office:value="221">
            <text:p>221</text:p>
          </table:table-cell>
          <table:table-cell table:formula="of:=&quot;team1_id == &quot; &amp;[.D235]&amp;&quot; ~ &quot; &amp; &quot;&quot;&quot;&quot; &amp; [.A235] &amp; &quot;&quot;&quot;&quot;" office:value-type="string" office:string-value="team1_id == 221 ~ &quot;Pittsburgh&quot;">
            <text:p>team1_id == 221 ~ "Pittsburgh"</text:p>
          </table:table-cell>
          <table:table-cell table:number-columns-repeated="2"/>
          <table:table-cell table:formula="of:=&quot;team2_id == &quot; &amp;[.D235]&amp;&quot; ~ &quot; &amp; &quot;&quot;&quot;&quot; &amp; [.A235] &amp; &quot;&quot;&quot;&quot;" office:value-type="string" office:string-value="team2_id == 221 ~ &quot;Pittsburgh&quot;">
            <text:p>team2_id == 221 ~ "Pittsburgh"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float" office:value="446">
            <text:p>446</text:p>
          </table:table-cell>
          <table:table-cell office:value-type="string">
            <text:p>Portland</text:p>
          </table:table-cell>
          <table:table-cell office:value-type="float" office:value="2501">
            <text:p>2501</text:p>
          </table:table-cell>
          <table:table-cell table:formula="of:=&quot;team1_id == &quot; &amp;[.D236]&amp;&quot; ~ &quot; &amp; &quot;&quot;&quot;&quot; &amp; [.A236] &amp; &quot;&quot;&quot;&quot;" office:value-type="string" office:string-value="team1_id == 2501 ~ &quot;Portland&quot;">
            <text:p>team1_id == 2501 ~ "Portland"</text:p>
          </table:table-cell>
          <table:table-cell table:number-columns-repeated="2"/>
          <table:table-cell table:formula="of:=&quot;team2_id == &quot; &amp;[.D236]&amp;&quot; ~ &quot; &amp; &quot;&quot;&quot;&quot; &amp; [.A236] &amp; &quot;&quot;&quot;&quot;" office:value-type="string" office:string-value="team2_id == 2501 ~ &quot;Portland&quot;">
            <text:p>team2_id == 2501 ~ "Portland"</text:p>
          </table:table-cell>
        </table:table-row>
        <table:table-row table:style-name="ro1">
          <table:table-cell office:value-type="string">
            <text:p>Portland St.</text:p>
          </table:table-cell>
          <table:table-cell office:value-type="float" office:value="426">
            <text:p>426</text:p>
          </table:table-cell>
          <table:table-cell office:value-type="string">
            <text:p>Portland State</text:p>
          </table:table-cell>
          <table:table-cell office:value-type="float" office:value="2502">
            <text:p>2502</text:p>
          </table:table-cell>
          <table:table-cell table:formula="of:=&quot;team1_id == &quot; &amp;[.D237]&amp;&quot; ~ &quot; &amp; &quot;&quot;&quot;&quot; &amp; [.A237] &amp; &quot;&quot;&quot;&quot;" office:value-type="string" office:string-value="team1_id == 2502 ~ &quot;Portland St.&quot;">
            <text:p>team1_id == 2502 ~ "Portland St."</text:p>
          </table:table-cell>
          <table:table-cell table:number-columns-repeated="2"/>
          <table:table-cell table:formula="of:=&quot;team2_id == &quot; &amp;[.D237]&amp;&quot; ~ &quot; &amp; &quot;&quot;&quot;&quot; &amp; [.A237] &amp; &quot;&quot;&quot;&quot;" office:value-type="string" office:string-value="team2_id == 2502 ~ &quot;Portland St.&quot;">
            <text:p>team2_id == 2502 ~ "Portland St."</text:p>
          </table:table-cell>
        </table:table-row>
        <table:table-row table:style-name="ro1">
          <table:table-cell office:value-type="string">
            <text:p>Prairie View A&amp;M</text:p>
          </table:table-cell>
          <table:table-cell office:value-type="float" office:value="443">
            <text:p>443</text:p>
          </table:table-cell>
          <table:table-cell office:value-type="string">
            <text:p>Prairie View A&amp;M</text:p>
          </table:table-cell>
          <table:table-cell office:value-type="float" office:value="2504">
            <text:p>2504</text:p>
          </table:table-cell>
          <table:table-cell table:formula="of:=&quot;team1_id == &quot; &amp;[.D238]&amp;&quot; ~ &quot; &amp; &quot;&quot;&quot;&quot; &amp; [.A238] &amp; &quot;&quot;&quot;&quot;" office:value-type="string" office:string-value="team1_id == 2504 ~ &quot;Prairie View A&amp;M&quot;">
            <text:p>team1_id == 2504 ~ "Prairie View A&amp;M"</text:p>
          </table:table-cell>
          <table:table-cell table:number-columns-repeated="2"/>
          <table:table-cell table:formula="of:=&quot;team2_id == &quot; &amp;[.D238]&amp;&quot; ~ &quot; &amp; &quot;&quot;&quot;&quot; &amp; [.A238] &amp; &quot;&quot;&quot;&quot;" office:value-type="string" office:string-value="team2_id == 2504 ~ &quot;Prairie View A&amp;M&quot;">
            <text:p>team2_id == 2504 ~ "Prairie View A&amp;M"</text:p>
          </table:table-cell>
        </table:table-row>
        <table:table-row table:style-name="ro1">
          <table:table-cell office:value-type="string">
            <text:p>Presbyterian</text:p>
          </table:table-cell>
          <table:table-cell office:value-type="float" office:value="430">
            <text:p>430</text:p>
          </table:table-cell>
          <table:table-cell office:value-type="string">
            <text:p>Presbyterian</text:p>
          </table:table-cell>
          <table:table-cell office:value-type="float" office:value="2506">
            <text:p>2506</text:p>
          </table:table-cell>
          <table:table-cell table:formula="of:=&quot;team1_id == &quot; &amp;[.D239]&amp;&quot; ~ &quot; &amp; &quot;&quot;&quot;&quot; &amp; [.A239] &amp; &quot;&quot;&quot;&quot;" office:value-type="string" office:string-value="team1_id == 2506 ~ &quot;Presbyterian&quot;">
            <text:p>team1_id == 2506 ~ "Presbyterian"</text:p>
          </table:table-cell>
          <table:table-cell table:number-columns-repeated="2"/>
          <table:table-cell table:formula="of:=&quot;team2_id == &quot; &amp;[.D239]&amp;&quot; ~ &quot; &amp; &quot;&quot;&quot;&quot; &amp; [.A239] &amp; &quot;&quot;&quot;&quot;" office:value-type="string" office:string-value="team2_id == 2506 ~ &quot;Presbyterian&quot;">
            <text:p>team2_id == 2506 ~ "Presbyterian"</text:p>
          </table:table-cell>
        </table:table-row>
        <table:table-row table:style-name="ro1">
          <table:table-cell office:value-type="string">
            <text:p>Princeton</text:p>
          </table:table-cell>
          <table:table-cell office:value-type="float" office:value="393">
            <text:p>393</text:p>
          </table:table-cell>
          <table:table-cell office:value-type="string">
            <text:p>Princeton</text:p>
          </table:table-cell>
          <table:table-cell office:value-type="float" office:value="163">
            <text:p>163</text:p>
          </table:table-cell>
          <table:table-cell table:formula="of:=&quot;team1_id == &quot; &amp;[.D240]&amp;&quot; ~ &quot; &amp; &quot;&quot;&quot;&quot; &amp; [.A240] &amp; &quot;&quot;&quot;&quot;" office:value-type="string" office:string-value="team1_id == 163 ~ &quot;Princeton&quot;">
            <text:p>team1_id == 163 ~ "Princeton"</text:p>
          </table:table-cell>
          <table:table-cell table:number-columns-repeated="2"/>
          <table:table-cell table:formula="of:=&quot;team2_id == &quot; &amp;[.D240]&amp;&quot; ~ &quot; &amp; &quot;&quot;&quot;&quot; &amp; [.A240] &amp; &quot;&quot;&quot;&quot;" office:value-type="string" office:string-value="team2_id == 163 ~ &quot;Princeton&quot;">
            <text:p>team2_id == 163 ~ "Princeton"</text:p>
          </table:table-cell>
        </table:table-row>
        <table:table-row table:style-name="ro1">
          <table:table-cell office:value-type="string">
            <text:p>Providence</text:p>
          </table:table-cell>
          <table:table-cell office:value-type="float" office:value="489">
            <text:p>489</text:p>
          </table:table-cell>
          <table:table-cell office:value-type="string">
            <text:p>Providence</text:p>
          </table:table-cell>
          <table:table-cell office:value-type="float" office:value="2507">
            <text:p>2507</text:p>
          </table:table-cell>
          <table:table-cell table:formula="of:=&quot;team1_id == &quot; &amp;[.D241]&amp;&quot; ~ &quot; &amp; &quot;&quot;&quot;&quot; &amp; [.A241] &amp; &quot;&quot;&quot;&quot;" office:value-type="string" office:string-value="team1_id == 2507 ~ &quot;Providence&quot;">
            <text:p>team1_id == 2507 ~ "Providence"</text:p>
          </table:table-cell>
          <table:table-cell table:number-columns-repeated="2"/>
          <table:table-cell table:formula="of:=&quot;team2_id == &quot; &amp;[.D241]&amp;&quot; ~ &quot; &amp; &quot;&quot;&quot;&quot; &amp; [.A241] &amp; &quot;&quot;&quot;&quot;" office:value-type="string" office:string-value="team2_id == 2507 ~ &quot;Providence&quot;">
            <text:p>team2_id == 2507 ~ "Providence"</text:p>
          </table:table-cell>
        </table:table-row>
        <table:table-row table:style-name="ro1">
          <table:table-cell office:value-type="string">
            <text:p>Purdue</text:p>
          </table:table-cell>
          <table:table-cell office:value-type="float" office:value="513">
            <text:p>513</text:p>
          </table:table-cell>
          <table:table-cell office:value-type="string">
            <text:p>Purdue</text:p>
          </table:table-cell>
          <table:table-cell office:value-type="float" office:value="2509">
            <text:p>2509</text:p>
          </table:table-cell>
          <table:table-cell table:formula="of:=&quot;team1_id == &quot; &amp;[.D242]&amp;&quot; ~ &quot; &amp; &quot;&quot;&quot;&quot; &amp; [.A242] &amp; &quot;&quot;&quot;&quot;" office:value-type="string" office:string-value="team1_id == 2509 ~ &quot;Purdue&quot;">
            <text:p>team1_id == 2509 ~ "Purdue"</text:p>
          </table:table-cell>
          <table:table-cell table:number-columns-repeated="2"/>
          <table:table-cell table:formula="of:=&quot;team2_id == &quot; &amp;[.D242]&amp;&quot; ~ &quot; &amp; &quot;&quot;&quot;&quot; &amp; [.A242] &amp; &quot;&quot;&quot;&quot;" office:value-type="string" office:string-value="team2_id == 2509 ~ &quot;Purdue&quot;">
            <text:p>team2_id == 2509 ~ "Purdue"</text:p>
          </table:table-cell>
        </table:table-row>
        <table:table-row table:style-name="ro2">
          <table:table-cell office:value-type="string">
            <text:p>Quinnipiac</text:p>
          </table:table-cell>
          <table:table-cell office:value-type="float" office:value="458">
            <text:p>458</text:p>
          </table:table-cell>
          <table:table-cell office:value-type="string">
            <text:p>Quinnipiac</text:p>
          </table:table-cell>
          <table:table-cell office:value-type="float" office:value="2514">
            <text:p>2514</text:p>
          </table:table-cell>
          <table:table-cell table:formula="of:=&quot;team1_id == &quot; &amp;[.D243]&amp;&quot; ~ &quot; &amp; &quot;&quot;&quot;&quot; &amp; [.A243] &amp; &quot;&quot;&quot;&quot;" office:value-type="string" office:string-value="team1_id == 2514 ~ &quot;Quinnipiac&quot;">
            <text:p>team1_id == 2514 ~ "Quinnipiac"</text:p>
          </table:table-cell>
          <table:table-cell table:number-columns-repeated="2"/>
          <table:table-cell table:formula="of:=&quot;team2_id == &quot; &amp;[.D243]&amp;&quot; ~ &quot; &amp; &quot;&quot;&quot;&quot; &amp; [.A243] &amp; &quot;&quot;&quot;&quot;" office:value-type="string" office:string-value="team2_id == 2514 ~ &quot;Quinnipiac&quot;">
            <text:p>team2_id == 2514 ~ "Quinnipiac"</text:p>
          </table:table-cell>
        </table:table-row>
        <table:table-row table:style-name="ro2">
          <table:table-cell office:value-type="string">
            <text:p>Radford</text:p>
          </table:table-cell>
          <table:table-cell office:value-type="float" office:value="440">
            <text:p>440</text:p>
          </table:table-cell>
          <table:table-cell office:value-type="string">
            <text:p>Radford</text:p>
          </table:table-cell>
          <table:table-cell office:value-type="float" office:value="2515">
            <text:p>2515</text:p>
          </table:table-cell>
          <table:table-cell table:formula="of:=&quot;team1_id == &quot; &amp;[.D244]&amp;&quot; ~ &quot; &amp; &quot;&quot;&quot;&quot; &amp; [.A244] &amp; &quot;&quot;&quot;&quot;" office:value-type="string" office:string-value="team1_id == 2515 ~ &quot;Radford&quot;">
            <text:p>team1_id == 2515 ~ "Radford"</text:p>
          </table:table-cell>
          <table:table-cell table:number-columns-repeated="2"/>
          <table:table-cell table:formula="of:=&quot;team2_id == &quot; &amp;[.D244]&amp;&quot; ~ &quot; &amp; &quot;&quot;&quot;&quot; &amp; [.A244] &amp; &quot;&quot;&quot;&quot;" office:value-type="string" office:string-value="team2_id == 2515 ~ &quot;Radford&quot;">
            <text:p>team2_id == 2515 ~ "Radford"</text:p>
          </table:table-cell>
        </table:table-row>
        <table:table-row table:style-name="ro1">
          <table:table-cell office:value-type="string">
            <text:p>Rhode Island</text:p>
          </table:table-cell>
          <table:table-cell office:value-type="float" office:value="479">
            <text:p>479</text:p>
          </table:table-cell>
          <table:table-cell office:value-type="string">
            <text:p>Rhode Island</text:p>
          </table:table-cell>
          <table:table-cell office:value-type="float" office:value="227">
            <text:p>227</text:p>
          </table:table-cell>
          <table:table-cell table:formula="of:=&quot;team1_id == &quot; &amp;[.D245]&amp;&quot; ~ &quot; &amp; &quot;&quot;&quot;&quot; &amp; [.A245] &amp; &quot;&quot;&quot;&quot;" office:value-type="string" office:string-value="team1_id == 227 ~ &quot;Rhode Island&quot;">
            <text:p>team1_id == 227 ~ "Rhode Island"</text:p>
          </table:table-cell>
          <table:table-cell table:number-columns-repeated="2"/>
          <table:table-cell table:formula="of:=&quot;team2_id == &quot; &amp;[.D245]&amp;&quot; ~ &quot; &amp; &quot;&quot;&quot;&quot; &amp; [.A245] &amp; &quot;&quot;&quot;&quot;" office:value-type="string" office:string-value="team2_id == 227 ~ &quot;Rhode Island&quot;">
            <text:p>team2_id == 227 ~ "Rhode Island"</text:p>
          </table:table-cell>
        </table:table-row>
        <table:table-row table:style-name="ro1">
          <table:table-cell office:value-type="string">
            <text:p>Rice</text:p>
          </table:table-cell>
          <table:table-cell office:value-type="float" office:value="448">
            <text:p>448</text:p>
          </table:table-cell>
          <table:table-cell office:value-type="string">
            <text:p>Rice</text:p>
          </table:table-cell>
          <table:table-cell office:value-type="float" office:value="242">
            <text:p>242</text:p>
          </table:table-cell>
          <table:table-cell table:formula="of:=&quot;team1_id == &quot; &amp;[.D246]&amp;&quot; ~ &quot; &amp; &quot;&quot;&quot;&quot; &amp; [.A246] &amp; &quot;&quot;&quot;&quot;" office:value-type="string" office:string-value="team1_id == 242 ~ &quot;Rice&quot;">
            <text:p>team1_id == 242 ~ "Rice"</text:p>
          </table:table-cell>
          <table:table-cell table:number-columns-repeated="2"/>
          <table:table-cell table:formula="of:=&quot;team2_id == &quot; &amp;[.D246]&amp;&quot; ~ &quot; &amp; &quot;&quot;&quot;&quot; &amp; [.A246] &amp; &quot;&quot;&quot;&quot;" office:value-type="string" office:string-value="team2_id == 242 ~ &quot;Rice&quot;">
            <text:p>team2_id == 242 ~ "Rice"</text:p>
          </table:table-cell>
        </table:table-row>
        <table:table-row table:style-name="ro1">
          <table:table-cell office:value-type="string">
            <text:p>Richmond</text:p>
          </table:table-cell>
          <table:table-cell office:value-type="float" office:value="494">
            <text:p>494</text:p>
          </table:table-cell>
          <table:table-cell office:value-type="string">
            <text:p>Richmond</text:p>
          </table:table-cell>
          <table:table-cell office:value-type="float" office:value="257">
            <text:p>257</text:p>
          </table:table-cell>
          <table:table-cell table:formula="of:=&quot;team1_id == &quot; &amp;[.D247]&amp;&quot; ~ &quot; &amp; &quot;&quot;&quot;&quot; &amp; [.A247] &amp; &quot;&quot;&quot;&quot;" office:value-type="string" office:string-value="team1_id == 257 ~ &quot;Richmond&quot;">
            <text:p>team1_id == 257 ~ "Richmond"</text:p>
          </table:table-cell>
          <table:table-cell table:number-columns-repeated="2"/>
          <table:table-cell table:formula="of:=&quot;team2_id == &quot; &amp;[.D247]&amp;&quot; ~ &quot; &amp; &quot;&quot;&quot;&quot; &amp; [.A247] &amp; &quot;&quot;&quot;&quot;" office:value-type="string" office:string-value="team2_id == 257 ~ &quot;Richmond&quot;">
            <text:p>team2_id == 257 ~ "Richmond"</text:p>
          </table:table-cell>
        </table:table-row>
        <table:table-row table:style-name="ro1">
          <table:table-cell office:value-type="string">
            <text:p>Rider</text:p>
          </table:table-cell>
          <table:table-cell office:value-type="float" office:value="476">
            <text:p>476</text:p>
          </table:table-cell>
          <table:table-cell office:value-type="string">
            <text:p>Rider</text:p>
          </table:table-cell>
          <table:table-cell office:value-type="float" office:value="2520">
            <text:p>2520</text:p>
          </table:table-cell>
          <table:table-cell table:formula="of:=&quot;team1_id == &quot; &amp;[.D248]&amp;&quot; ~ &quot; &amp; &quot;&quot;&quot;&quot; &amp; [.A248] &amp; &quot;&quot;&quot;&quot;" office:value-type="string" office:string-value="team1_id == 2520 ~ &quot;Rider&quot;">
            <text:p>team1_id == 2520 ~ "Rider"</text:p>
          </table:table-cell>
          <table:table-cell table:number-columns-repeated="2"/>
          <table:table-cell table:formula="of:=&quot;team2_id == &quot; &amp;[.D248]&amp;&quot; ~ &quot; &amp; &quot;&quot;&quot;&quot; &amp; [.A248] &amp; &quot;&quot;&quot;&quot;" office:value-type="string" office:string-value="team2_id == 2520 ~ &quot;Rider&quot;">
            <text:p>team2_id == 2520 ~ "Rider"</text:p>
          </table:table-cell>
        </table:table-row>
        <table:table-row table:style-name="ro1">
          <table:table-cell office:value-type="string">
            <text:p>Robert Morris</text:p>
          </table:table-cell>
          <table:table-cell office:value-type="float" office:value="492">
            <text:p>492</text:p>
          </table:table-cell>
          <table:table-cell office:value-type="string">
            <text:p>Robert Morris</text:p>
          </table:table-cell>
          <table:table-cell office:value-type="float" office:value="2523">
            <text:p>2523</text:p>
          </table:table-cell>
          <table:table-cell table:formula="of:=&quot;team1_id == &quot; &amp;[.D249]&amp;&quot; ~ &quot; &amp; &quot;&quot;&quot;&quot; &amp; [.A249] &amp; &quot;&quot;&quot;&quot;" office:value-type="string" office:string-value="team1_id == 2523 ~ &quot;Robert Morris&quot;">
            <text:p>team1_id == 2523 ~ "Robert Morris"</text:p>
          </table:table-cell>
          <table:table-cell table:number-columns-repeated="2"/>
          <table:table-cell table:formula="of:=&quot;team2_id == &quot; &amp;[.D249]&amp;&quot; ~ &quot; &amp; &quot;&quot;&quot;&quot; &amp; [.A249] &amp; &quot;&quot;&quot;&quot;" office:value-type="string" office:string-value="team2_id == 2523 ~ &quot;Robert Morris&quot;">
            <text:p>team2_id == 2523 ~ "Robert Morris"</text:p>
          </table:table-cell>
        </table:table-row>
        <table:table-row table:style-name="ro1">
          <table:table-cell office:value-type="string">
            <text:p>Rutgers</text:p>
          </table:table-cell>
          <table:table-cell office:value-type="float" office:value="470">
            <text:p>470</text:p>
          </table:table-cell>
          <table:table-cell office:value-type="string">
            <text:p>Rutgers</text:p>
          </table:table-cell>
          <table:table-cell office:value-type="float" office:value="164">
            <text:p>164</text:p>
          </table:table-cell>
          <table:table-cell table:formula="of:=&quot;team1_id == &quot; &amp;[.D250]&amp;&quot; ~ &quot; &amp; &quot;&quot;&quot;&quot; &amp; [.A250] &amp; &quot;&quot;&quot;&quot;" office:value-type="string" office:string-value="team1_id == 164 ~ &quot;Rutgers&quot;">
            <text:p>team1_id == 164 ~ "Rutgers"</text:p>
          </table:table-cell>
          <table:table-cell table:number-columns-repeated="2"/>
          <table:table-cell table:formula="of:=&quot;team2_id == &quot; &amp;[.D250]&amp;&quot; ~ &quot; &amp; &quot;&quot;&quot;&quot; &amp; [.A250] &amp; &quot;&quot;&quot;&quot;" office:value-type="string" office:string-value="team2_id == 164 ~ &quot;Rutgers&quot;">
            <text:p>team2_id == 164 ~ "Rutgers"</text:p>
          </table:table-cell>
        </table:table-row>
        <table:table-row table:style-name="ro1">
          <table:table-cell office:value-type="string">
            <text:p>Sacramento St.</text:p>
          </table:table-cell>
          <table:table-cell office:value-type="float" office:value="409">
            <text:p>409</text:p>
          </table:table-cell>
          <table:table-cell office:value-type="string">
            <text:p>Sacramento State</text:p>
          </table:table-cell>
          <table:table-cell office:value-type="float" office:value="16">
            <text:p>16</text:p>
          </table:table-cell>
          <table:table-cell table:formula="of:=&quot;team1_id == &quot; &amp;[.D251]&amp;&quot; ~ &quot; &amp; &quot;&quot;&quot;&quot; &amp; [.A251] &amp; &quot;&quot;&quot;&quot;" office:value-type="string" office:string-value="team1_id == 16 ~ &quot;Sacramento St.&quot;">
            <text:p>team1_id == 16 ~ "Sacramento St."</text:p>
          </table:table-cell>
          <table:table-cell table:number-columns-repeated="2"/>
          <table:table-cell table:formula="of:=&quot;team2_id == &quot; &amp;[.D251]&amp;&quot; ~ &quot; &amp; &quot;&quot;&quot;&quot; &amp; [.A251] &amp; &quot;&quot;&quot;&quot;" office:value-type="string" office:string-value="team2_id == 16 ~ &quot;Sacramento St.&quot;">
            <text:p>team2_id == 16 ~ "Sacramento St."</text:p>
          </table:table-cell>
        </table:table-row>
        <table:table-row table:style-name="ro1">
          <table:table-cell office:value-type="string">
            <text:p>Sacred Heart</text:p>
          </table:table-cell>
          <table:table-cell office:value-type="float" office:value="446">
            <text:p>446</text:p>
          </table:table-cell>
          <table:table-cell office:value-type="string">
            <text:p>Sacred Heart</text:p>
          </table:table-cell>
          <table:table-cell office:value-type="float" office:value="2529">
            <text:p>2529</text:p>
          </table:table-cell>
          <table:table-cell table:formula="of:=&quot;team1_id == &quot; &amp;[.D252]&amp;&quot; ~ &quot; &amp; &quot;&quot;&quot;&quot; &amp; [.A252] &amp; &quot;&quot;&quot;&quot;" office:value-type="string" office:string-value="team1_id == 2529 ~ &quot;Sacred Heart&quot;">
            <text:p>team1_id == 2529 ~ "Sacred Heart"</text:p>
          </table:table-cell>
          <table:table-cell table:number-columns-repeated="2"/>
          <table:table-cell table:formula="of:=&quot;team2_id == &quot; &amp;[.D252]&amp;&quot; ~ &quot; &amp; &quot;&quot;&quot;&quot; &amp; [.A252] &amp; &quot;&quot;&quot;&quot;" office:value-type="string" office:string-value="team2_id == 2529 ~ &quot;Sacred Heart&quot;">
            <text:p>team2_id == 2529 ~ "Sacred Heart"</text:p>
          </table:table-cell>
        </table:table-row>
        <table:table-row table:style-name="ro1">
          <table:table-cell office:value-type="string">
            <text:p>Saint Joseph's</text:p>
          </table:table-cell>
          <table:table-cell office:value-type="float" office:value="475">
            <text:p>475</text:p>
          </table:table-cell>
          <table:table-cell office:value-type="string">
            <text:p>Saint Joseph's</text:p>
          </table:table-cell>
          <table:table-cell office:value-type="float" office:value="2603">
            <text:p>2603</text:p>
          </table:table-cell>
          <table:table-cell table:formula="of:=&quot;team1_id == &quot; &amp;[.D253]&amp;&quot; ~ &quot; &amp; &quot;&quot;&quot;&quot; &amp; [.A253] &amp; &quot;&quot;&quot;&quot;" office:value-type="string" office:string-value="team1_id == 2603 ~ &quot;Saint Joseph's&quot;">
            <text:p>team1_id == 2603 ~ "Saint Joseph's"</text:p>
          </table:table-cell>
          <table:table-cell table:number-columns-repeated="2"/>
          <table:table-cell table:formula="of:=&quot;team2_id == &quot; &amp;[.D253]&amp;&quot; ~ &quot; &amp; &quot;&quot;&quot;&quot; &amp; [.A253] &amp; &quot;&quot;&quot;&quot;" office:value-type="string" office:string-value="team2_id == 2603 ~ &quot;Saint Joseph's&quot;">
            <text:p>team2_id == 2603 ~ "Saint Joseph's"</text:p>
          </table:table-cell>
        </table:table-row>
        <table:table-row table:style-name="ro1">
          <table:table-cell office:value-type="string">
            <text:p>Saint Louis</text:p>
          </table:table-cell>
          <table:table-cell office:value-type="float" office:value="476">
            <text:p>476</text:p>
          </table:table-cell>
          <table:table-cell office:value-type="string">
            <text:p>Saint Louis</text:p>
          </table:table-cell>
          <table:table-cell office:value-type="float" office:value="139">
            <text:p>139</text:p>
          </table:table-cell>
          <table:table-cell table:formula="of:=&quot;team1_id == &quot; &amp;[.D254]&amp;&quot; ~ &quot; &amp; &quot;&quot;&quot;&quot; &amp; [.A254] &amp; &quot;&quot;&quot;&quot;" office:value-type="string" office:string-value="team1_id == 139 ~ &quot;Saint Louis&quot;">
            <text:p>team1_id == 139 ~ "Saint Louis"</text:p>
          </table:table-cell>
          <table:table-cell table:number-columns-repeated="2"/>
          <table:table-cell table:formula="of:=&quot;team2_id == &quot; &amp;[.D254]&amp;&quot; ~ &quot; &amp; &quot;&quot;&quot;&quot; &amp; [.A254] &amp; &quot;&quot;&quot;&quot;" office:value-type="string" office:string-value="team2_id == 139 ~ &quot;Saint Louis&quot;">
            <text:p>team2_id == 139 ~ "Saint Louis"</text:p>
          </table:table-cell>
        </table:table-row>
        <table:table-row table:style-name="ro1">
          <table:table-cell office:value-type="string">
            <text:p>Saint Mary's</text:p>
          </table:table-cell>
          <table:table-cell office:value-type="float" office:value="484">
            <text:p>484</text:p>
          </table:table-cell>
          <table:table-cell office:value-type="string">
            <text:p>Saint Mary's</text:p>
          </table:table-cell>
          <table:table-cell office:value-type="float" office:value="2608">
            <text:p>2608</text:p>
          </table:table-cell>
          <table:table-cell table:formula="of:=&quot;team1_id == &quot; &amp;[.D255]&amp;&quot; ~ &quot; &amp; &quot;&quot;&quot;&quot; &amp; [.A255] &amp; &quot;&quot;&quot;&quot;" office:value-type="string" office:string-value="team1_id == 2608 ~ &quot;Saint Mary's&quot;">
            <text:p>team1_id == 2608 ~ "Saint Mary's"</text:p>
          </table:table-cell>
          <table:table-cell table:number-columns-repeated="2"/>
          <table:table-cell table:formula="of:=&quot;team2_id == &quot; &amp;[.D255]&amp;&quot; ~ &quot; &amp; &quot;&quot;&quot;&quot; &amp; [.A255] &amp; &quot;&quot;&quot;&quot;" office:value-type="string" office:string-value="team2_id == 2608 ~ &quot;Saint Mary's&quot;">
            <text:p>team2_id == 2608 ~ "Saint Mary's"</text:p>
          </table:table-cell>
        </table:table-row>
        <table:table-row table:style-name="ro1">
          <table:table-cell office:value-type="string">
            <text:p>Saint Peter's</text:p>
          </table:table-cell>
          <table:table-cell office:value-type="float" office:value="467">
            <text:p>467</text:p>
          </table:table-cell>
          <table:table-cell office:value-type="string">
            <text:p>Saint Peter's</text:p>
          </table:table-cell>
          <table:table-cell office:value-type="float" office:value="2612">
            <text:p>2612</text:p>
          </table:table-cell>
          <table:table-cell table:formula="of:=&quot;team1_id == &quot; &amp;[.D256]&amp;&quot; ~ &quot; &amp; &quot;&quot;&quot;&quot; &amp; [.A256] &amp; &quot;&quot;&quot;&quot;" office:value-type="string" office:string-value="team1_id == 2612 ~ &quot;Saint Peter's&quot;">
            <text:p>team1_id == 2612 ~ "Saint Peter's"</text:p>
          </table:table-cell>
          <table:table-cell table:number-columns-repeated="2"/>
          <table:table-cell table:formula="of:=&quot;team2_id == &quot; &amp;[.D256]&amp;&quot; ~ &quot; &amp; &quot;&quot;&quot;&quot; &amp; [.A256] &amp; &quot;&quot;&quot;&quot;" office:value-type="string" office:string-value="team2_id == 2612 ~ &quot;Saint Peter's&quot;">
            <text:p>team2_id == 2612 ~ "Saint Peter's"</text:p>
          </table:table-cell>
        </table:table-row>
        <table:table-row table:style-name="ro1">
          <table:table-cell office:value-type="string">
            <text:p>Sam Houston St.</text:p>
          </table:table-cell>
          <table:table-cell office:value-type="float" office:value="435">
            <text:p>435</text:p>
          </table:table-cell>
          <table:table-cell office:value-type="string">
            <text:p>Sam Houston</text:p>
          </table:table-cell>
          <table:table-cell office:value-type="float" office:value="2534">
            <text:p>2534</text:p>
          </table:table-cell>
          <table:table-cell table:formula="of:=&quot;team1_id == &quot; &amp;[.D257]&amp;&quot; ~ &quot; &amp; &quot;&quot;&quot;&quot; &amp; [.A257] &amp; &quot;&quot;&quot;&quot;" office:value-type="string" office:string-value="team1_id == 2534 ~ &quot;Sam Houston St.&quot;">
            <text:p>team1_id == 2534 ~ "Sam Houston St."</text:p>
          </table:table-cell>
          <table:table-cell table:number-columns-repeated="2"/>
          <table:table-cell table:formula="of:=&quot;team2_id == &quot; &amp;[.D257]&amp;&quot; ~ &quot; &amp; &quot;&quot;&quot;&quot; &amp; [.A257] &amp; &quot;&quot;&quot;&quot;" office:value-type="string" office:string-value="team2_id == 2534 ~ &quot;Sam Houston St.&quot;">
            <text:p>team2_id == 2534 ~ "Sam Houston St."</text:p>
          </table:table-cell>
        </table:table-row>
        <table:table-row table:style-name="ro2">
          <table:table-cell office:value-type="string">
            <text:p>Samford</text:p>
          </table:table-cell>
          <table:table-cell office:value-type="float" office:value="438">
            <text:p>438</text:p>
          </table:table-cell>
          <table:table-cell office:value-type="string">
            <text:p>Samford</text:p>
          </table:table-cell>
          <table:table-cell office:value-type="float" office:value="2535">
            <text:p>2535</text:p>
          </table:table-cell>
          <table:table-cell table:formula="of:=&quot;team1_id == &quot; &amp;[.D258]&amp;&quot; ~ &quot; &amp; &quot;&quot;&quot;&quot; &amp; [.A258] &amp; &quot;&quot;&quot;&quot;" office:value-type="string" office:string-value="team1_id == 2535 ~ &quot;Samford&quot;">
            <text:p>team1_id == 2535 ~ "Samford"</text:p>
          </table:table-cell>
          <table:table-cell table:number-columns-repeated="2"/>
          <table:table-cell table:formula="of:=&quot;team2_id == &quot; &amp;[.D258]&amp;&quot; ~ &quot; &amp; &quot;&quot;&quot;&quot; &amp; [.A258] &amp; &quot;&quot;&quot;&quot;" office:value-type="string" office:string-value="team2_id == 2535 ~ &quot;Samford&quot;">
            <text:p>team2_id == 2535 ~ "Samford"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float" office:value="447">
            <text:p>447</text:p>
          </table:table-cell>
          <table:table-cell office:value-type="string">
            <text:p>San Diego</text:p>
          </table:table-cell>
          <table:table-cell office:value-type="float" office:value="301">
            <text:p>301</text:p>
          </table:table-cell>
          <table:table-cell table:formula="of:=&quot;team1_id == &quot; &amp;[.D259]&amp;&quot; ~ &quot; &amp; &quot;&quot;&quot;&quot; &amp; [.A259] &amp; &quot;&quot;&quot;&quot;" office:value-type="string" office:string-value="team1_id == 301 ~ &quot;San Diego&quot;">
            <text:p>team1_id == 301 ~ "San Diego"</text:p>
          </table:table-cell>
          <table:table-cell table:number-columns-repeated="2"/>
          <table:table-cell table:formula="of:=&quot;team2_id == &quot; &amp;[.D259]&amp;&quot; ~ &quot; &amp; &quot;&quot;&quot;&quot; &amp; [.A259] &amp; &quot;&quot;&quot;&quot;" office:value-type="string" office:string-value="team2_id == 301 ~ &quot;San Diego&quot;">
            <text:p>team2_id == 301 ~ "San Diego"</text:p>
          </table:table-cell>
        </table:table-row>
        <table:table-row table:style-name="ro1">
          <table:table-cell office:value-type="string">
            <text:p>San Diego St.</text:p>
          </table:table-cell>
          <table:table-cell office:value-type="float" office:value="489">
            <text:p>489</text:p>
          </table:table-cell>
          <table:table-cell office:value-type="string">
            <text:p>San Diego State</text:p>
          </table:table-cell>
          <table:table-cell office:value-type="float" office:value="21">
            <text:p>21</text:p>
          </table:table-cell>
          <table:table-cell table:formula="of:=&quot;team1_id == &quot; &amp;[.D260]&amp;&quot; ~ &quot; &amp; &quot;&quot;&quot;&quot; &amp; [.A260] &amp; &quot;&quot;&quot;&quot;" office:value-type="string" office:string-value="team1_id == 21 ~ &quot;San Diego St.&quot;">
            <text:p>team1_id == 21 ~ "San Diego St."</text:p>
          </table:table-cell>
          <table:table-cell table:number-columns-repeated="2"/>
          <table:table-cell table:formula="of:=&quot;team2_id == &quot; &amp;[.D260]&amp;&quot; ~ &quot; &amp; &quot;&quot;&quot;&quot; &amp; [.A260] &amp; &quot;&quot;&quot;&quot;" office:value-type="string" office:string-value="team2_id == 21 ~ &quot;San Diego St.&quot;">
            <text:p>team2_id == 21 ~ "San Diego St."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float" office:value="461">
            <text:p>461</text:p>
          </table:table-cell>
          <table:table-cell office:value-type="string">
            <text:p>San Francisco</text:p>
          </table:table-cell>
          <table:table-cell office:value-type="float" office:value="2539">
            <text:p>2539</text:p>
          </table:table-cell>
          <table:table-cell table:formula="of:=&quot;team1_id == &quot; &amp;[.D261]&amp;&quot; ~ &quot; &amp; &quot;&quot;&quot;&quot; &amp; [.A261] &amp; &quot;&quot;&quot;&quot;" office:value-type="string" office:string-value="team1_id == 2539 ~ &quot;San Francisco&quot;">
            <text:p>team1_id == 2539 ~ "San Francisco"</text:p>
          </table:table-cell>
          <table:table-cell table:number-columns-repeated="2"/>
          <table:table-cell table:formula="of:=&quot;team2_id == &quot; &amp;[.D261]&amp;&quot; ~ &quot; &amp; &quot;&quot;&quot;&quot; &amp; [.A261] &amp; &quot;&quot;&quot;&quot;" office:value-type="string" office:string-value="team2_id == 2539 ~ &quot;San Francisco&quot;">
            <text:p>team2_id == 2539 ~ "San Francisco"</text:p>
          </table:table-cell>
        </table:table-row>
        <table:table-row table:style-name="ro2">
          <table:table-cell office:value-type="string">
            <text:p>San Jose St.</text:p>
          </table:table-cell>
          <table:table-cell office:value-type="float" office:value="431">
            <text:p>431</text:p>
          </table:table-cell>
          <table:table-cell office:value-type="string">
            <text:p>San JosÃ© State</text:p>
          </table:table-cell>
          <table:table-cell office:value-type="float" office:value="23">
            <text:p>23</text:p>
          </table:table-cell>
          <table:table-cell table:formula="of:=&quot;team1_id == &quot; &amp;[.D262]&amp;&quot; ~ &quot; &amp; &quot;&quot;&quot;&quot; &amp; [.A262] &amp; &quot;&quot;&quot;&quot;" office:value-type="string" office:string-value="team1_id == 23 ~ &quot;San Jose St.&quot;">
            <text:p>team1_id == 23 ~ "San Jose St."</text:p>
          </table:table-cell>
          <table:table-cell table:number-columns-repeated="2"/>
          <table:table-cell table:formula="of:=&quot;team2_id == &quot; &amp;[.D262]&amp;&quot; ~ &quot; &amp; &quot;&quot;&quot;&quot; &amp; [.A262] &amp; &quot;&quot;&quot;&quot;" office:value-type="string" office:string-value="team2_id == 23 ~ &quot;San Jose St.&quot;">
            <text:p>team2_id == 23 ~ "San Jose St."</text:p>
          </table:table-cell>
        </table:table-row>
        <table:table-row table:style-name="ro1">
          <table:table-cell office:value-type="string">
            <text:p>Santa Clara</text:p>
          </table:table-cell>
          <table:table-cell office:value-type="float" office:value="453">
            <text:p>453</text:p>
          </table:table-cell>
          <table:table-cell office:value-type="string">
            <text:p>Santa Clara</text:p>
          </table:table-cell>
          <table:table-cell office:value-type="float" office:value="2541">
            <text:p>2541</text:p>
          </table:table-cell>
          <table:table-cell table:formula="of:=&quot;team1_id == &quot; &amp;[.D263]&amp;&quot; ~ &quot; &amp; &quot;&quot;&quot;&quot; &amp; [.A263] &amp; &quot;&quot;&quot;&quot;" office:value-type="string" office:string-value="team1_id == 2541 ~ &quot;Santa Clara&quot;">
            <text:p>team1_id == 2541 ~ "Santa Clara"</text:p>
          </table:table-cell>
          <table:table-cell table:number-columns-repeated="2"/>
          <table:table-cell table:formula="of:=&quot;team2_id == &quot; &amp;[.D263]&amp;&quot; ~ &quot; &amp; &quot;&quot;&quot;&quot; &amp; [.A263] &amp; &quot;&quot;&quot;&quot;" office:value-type="string" office:string-value="team2_id == 2541 ~ &quot;Santa Clara&quot;">
            <text:p>team2_id == 2541 ~ "Santa Clara"</text:p>
          </table:table-cell>
        </table:table-row>
        <table:table-row table:style-name="ro1">
          <table:table-cell office:value-type="string">
            <text:p>Savannah St.</text:p>
          </table:table-cell>
          <table:table-cell office:value-type="float" office:value="339">
            <text:p>339</text:p>
          </table:table-cell>
          <table:table-cell office:value-type="string">
            <text:p>Savannah State</text:p>
          </table:table-cell>
          <table:table-cell office:value-type="float" office:value="2542">
            <text:p>2542</text:p>
          </table:table-cell>
          <table:table-cell table:formula="of:=&quot;team1_id == &quot; &amp;[.D264]&amp;&quot; ~ &quot; &amp; &quot;&quot;&quot;&quot; &amp; [.A264] &amp; &quot;&quot;&quot;&quot;" office:value-type="string" office:string-value="team1_id == 2542 ~ &quot;Savannah St.&quot;">
            <text:p>team1_id == 2542 ~ "Savannah St."</text:p>
          </table:table-cell>
          <table:table-cell table:number-columns-repeated="2"/>
          <table:table-cell table:formula="of:=&quot;team2_id == &quot; &amp;[.D264]&amp;&quot; ~ &quot; &amp; &quot;&quot;&quot;&quot; &amp; [.A264] &amp; &quot;&quot;&quot;&quot;" office:value-type="string" office:string-value="team2_id == 2542 ~ &quot;Savannah St.&quot;">
            <text:p>team2_id == 2542 ~ "Savannah St."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float" office:value="371">
            <text:p>371</text:p>
          </table:table-cell>
          <table:table-cell office:value-type="string">
            <text:p>Seattle U</text:p>
          </table:table-cell>
          <table:table-cell office:value-type="float" office:value="2547">
            <text:p>2547</text:p>
          </table:table-cell>
          <table:table-cell table:formula="of:=&quot;team1_id == &quot; &amp;[.D265]&amp;&quot; ~ &quot; &amp; &quot;&quot;&quot;&quot; &amp; [.A265] &amp; &quot;&quot;&quot;&quot;" office:value-type="string" office:string-value="team1_id == 2547 ~ &quot;Seattle&quot;">
            <text:p>team1_id == 2547 ~ "Seattle"</text:p>
          </table:table-cell>
          <table:table-cell table:number-columns-repeated="2"/>
          <table:table-cell table:formula="of:=&quot;team2_id == &quot; &amp;[.D265]&amp;&quot; ~ &quot; &amp; &quot;&quot;&quot;&quot; &amp; [.A265] &amp; &quot;&quot;&quot;&quot;" office:value-type="string" office:string-value="team2_id == 2547 ~ &quot;Seattle&quot;">
            <text:p>team2_id == 2547 ~ "Seattle"</text:p>
          </table:table-cell>
        </table:table-row>
        <table:table-row table:style-name="ro1">
          <table:table-cell office:value-type="string">
            <text:p>Seton Hall</text:p>
          </table:table-cell>
          <table:table-cell office:value-type="float" office:value="481">
            <text:p>481</text:p>
          </table:table-cell>
          <table:table-cell office:value-type="string">
            <text:p>Seton Hall</text:p>
          </table:table-cell>
          <table:table-cell office:value-type="float" office:value="2550">
            <text:p>2550</text:p>
          </table:table-cell>
          <table:table-cell table:formula="of:=&quot;team1_id == &quot; &amp;[.D266]&amp;&quot; ~ &quot; &amp; &quot;&quot;&quot;&quot; &amp; [.A266] &amp; &quot;&quot;&quot;&quot;" office:value-type="string" office:string-value="team1_id == 2550 ~ &quot;Seton Hall&quot;">
            <text:p>team1_id == 2550 ~ "Seton Hall"</text:p>
          </table:table-cell>
          <table:table-cell table:number-columns-repeated="2"/>
          <table:table-cell table:formula="of:=&quot;team2_id == &quot; &amp;[.D266]&amp;&quot; ~ &quot; &amp; &quot;&quot;&quot;&quot; &amp; [.A266] &amp; &quot;&quot;&quot;&quot;" office:value-type="string" office:string-value="team2_id == 2550 ~ &quot;Seton Hall&quot;">
            <text:p>team2_id == 2550 ~ "Seton Hall"</text:p>
          </table:table-cell>
        </table:table-row>
        <table:table-row table:style-name="ro2">
          <table:table-cell office:value-type="string">
            <text:p>Siena</text:p>
          </table:table-cell>
          <table:table-cell office:value-type="float" office:value="474">
            <text:p>474</text:p>
          </table:table-cell>
          <table:table-cell office:value-type="string">
            <text:p>Siena</text:p>
          </table:table-cell>
          <table:table-cell office:value-type="float" office:value="2561">
            <text:p>2561</text:p>
          </table:table-cell>
          <table:table-cell table:formula="of:=&quot;team1_id == &quot; &amp;[.D267]&amp;&quot; ~ &quot; &amp; &quot;&quot;&quot;&quot; &amp; [.A267] &amp; &quot;&quot;&quot;&quot;" office:value-type="string" office:string-value="team1_id == 2561 ~ &quot;Siena&quot;">
            <text:p>team1_id == 2561 ~ "Siena"</text:p>
          </table:table-cell>
          <table:table-cell table:number-columns-repeated="2"/>
          <table:table-cell table:formula="of:=&quot;team2_id == &quot; &amp;[.D267]&amp;&quot; ~ &quot; &amp; &quot;&quot;&quot;&quot; &amp; [.A267] &amp; &quot;&quot;&quot;&quot;" office:value-type="string" office:string-value="team2_id == 2561 ~ &quot;Siena&quot;">
            <text:p>team2_id == 2561 ~ "Siena"</text:p>
          </table:table-cell>
        </table:table-row>
        <table:table-row table:style-name="ro2">
          <table:table-cell office:value-type="string">
            <text:p>SIU Edwardsville</text:p>
          </table:table-cell>
          <table:table-cell office:value-type="float" office:value="370">
            <text:p>370</text:p>
          </table:table-cell>
          <table:table-cell office:value-type="string">
            <text:p>SIU Edwardsville</text:p>
          </table:table-cell>
          <table:table-cell office:value-type="float" office:value="2565">
            <text:p>2565</text:p>
          </table:table-cell>
          <table:table-cell table:formula="of:=&quot;team1_id == &quot; &amp;[.D268]&amp;&quot; ~ &quot; &amp; &quot;&quot;&quot;&quot; &amp; [.A268] &amp; &quot;&quot;&quot;&quot;" office:value-type="string" office:string-value="team1_id == 2565 ~ &quot;SIU Edwardsville&quot;">
            <text:p>team1_id == 2565 ~ "SIU Edwardsville"</text:p>
          </table:table-cell>
          <table:table-cell table:number-columns-repeated="2"/>
          <table:table-cell table:formula="of:=&quot;team2_id == &quot; &amp;[.D268]&amp;&quot; ~ &quot; &amp; &quot;&quot;&quot;&quot; &amp; [.A268] &amp; &quot;&quot;&quot;&quot;" office:value-type="string" office:string-value="team2_id == 2565 ~ &quot;SIU Edwardsville&quot;">
            <text:p>team2_id == 2565 ~ "SIU Edwardsville"</text:p>
          </table:table-cell>
        </table:table-row>
        <table:table-row table:style-name="ro1">
          <table:table-cell office:value-type="string">
            <text:p>SMU</text:p>
          </table:table-cell>
          <table:table-cell office:value-type="float" office:value="459">
            <text:p>459</text:p>
          </table:table-cell>
          <table:table-cell office:value-type="string">
            <text:p>SMU</text:p>
          </table:table-cell>
          <table:table-cell office:value-type="float" office:value="2567">
            <text:p>2567</text:p>
          </table:table-cell>
          <table:table-cell table:formula="of:=&quot;team1_id == &quot; &amp;[.D269]&amp;&quot; ~ &quot; &amp; &quot;&quot;&quot;&quot; &amp; [.A269] &amp; &quot;&quot;&quot;&quot;" office:value-type="string" office:string-value="team1_id == 2567 ~ &quot;SMU&quot;">
            <text:p>team1_id == 2567 ~ "SMU"</text:p>
          </table:table-cell>
          <table:table-cell table:number-columns-repeated="2"/>
          <table:table-cell table:formula="of:=&quot;team2_id == &quot; &amp;[.D269]&amp;&quot; ~ &quot; &amp; &quot;&quot;&quot;&quot; &amp; [.A269] &amp; &quot;&quot;&quot;&quot;" office:value-type="string" office:string-value="team2_id == 2567 ~ &quot;SMU&quot;">
            <text:p>team2_id == 2567 ~ "SMU"</text:p>
          </table:table-cell>
        </table:table-row>
        <table:table-row table:style-name="ro1">
          <table:table-cell office:value-type="string">
            <text:p>South Alabama</text:p>
          </table:table-cell>
          <table:table-cell office:value-type="float" office:value="439">
            <text:p>439</text:p>
          </table:table-cell>
          <table:table-cell office:value-type="string">
            <text:p>South Alabama</text:p>
          </table:table-cell>
          <table:table-cell office:value-type="float" office:value="6">
            <text:p>6</text:p>
          </table:table-cell>
          <table:table-cell table:formula="of:=&quot;team1_id == &quot; &amp;[.D270]&amp;&quot; ~ &quot; &amp; &quot;&quot;&quot;&quot; &amp; [.A270] &amp; &quot;&quot;&quot;&quot;" office:value-type="string" office:string-value="team1_id == 6 ~ &quot;South Alabama&quot;">
            <text:p>team1_id == 6 ~ "South Alabama"</text:p>
          </table:table-cell>
          <table:table-cell table:number-columns-repeated="2"/>
          <table:table-cell table:formula="of:=&quot;team2_id == &quot; &amp;[.D270]&amp;&quot; ~ &quot; &amp; &quot;&quot;&quot;&quot; &amp; [.A270] &amp; &quot;&quot;&quot;&quot;" office:value-type="string" office:string-value="team2_id == 6 ~ &quot;South Alabama&quot;">
            <text:p>team2_id == 6 ~ "South Alabama"</text:p>
          </table:table-cell>
        </table:table-row>
        <table:table-row table:style-name="ro1">
          <table:table-cell office:value-type="string">
            <text:p>South Carolina</text:p>
          </table:table-cell>
          <table:table-cell office:value-type="float" office:value="467">
            <text:p>467</text:p>
          </table:table-cell>
          <table:table-cell office:value-type="string">
            <text:p>South Carolina</text:p>
          </table:table-cell>
          <table:table-cell office:value-type="float" office:value="2579">
            <text:p>2579</text:p>
          </table:table-cell>
          <table:table-cell table:formula="of:=&quot;team1_id == &quot; &amp;[.D271]&amp;&quot; ~ &quot; &amp; &quot;&quot;&quot;&quot; &amp; [.A271] &amp; &quot;&quot;&quot;&quot;" office:value-type="string" office:string-value="team1_id == 2579 ~ &quot;South Carolina&quot;">
            <text:p>team1_id == 2579 ~ "South Carolina"</text:p>
          </table:table-cell>
          <table:table-cell table:number-columns-repeated="2"/>
          <table:table-cell table:formula="of:=&quot;team2_id == &quot; &amp;[.D271]&amp;&quot; ~ &quot; &amp; &quot;&quot;&quot;&quot; &amp; [.A271] &amp; &quot;&quot;&quot;&quot;" office:value-type="string" office:string-value="team2_id == 2579 ~ &quot;South Carolina&quot;">
            <text:p>team2_id == 2579 ~ "South Carolina"</text:p>
          </table:table-cell>
        </table:table-row>
        <table:table-row table:style-name="ro1">
          <table:table-cell office:value-type="string">
            <text:p>South Carolina St.</text:p>
          </table:table-cell>
          <table:table-cell office:value-type="float" office:value="428">
            <text:p>428</text:p>
          </table:table-cell>
          <table:table-cell office:value-type="string">
            <text:p>South Carolina State</text:p>
          </table:table-cell>
          <table:table-cell office:value-type="float" office:value="2569">
            <text:p>2569</text:p>
          </table:table-cell>
          <table:table-cell table:formula="of:=&quot;team1_id == &quot; &amp;[.D272]&amp;&quot; ~ &quot; &amp; &quot;&quot;&quot;&quot; &amp; [.A272] &amp; &quot;&quot;&quot;&quot;" office:value-type="string" office:string-value="team1_id == 2569 ~ &quot;South Carolina St.&quot;">
            <text:p>team1_id == 2569 ~ "South Carolina St."</text:p>
          </table:table-cell>
          <table:table-cell table:number-columns-repeated="2"/>
          <table:table-cell table:formula="of:=&quot;team2_id == &quot; &amp;[.D272]&amp;&quot; ~ &quot; &amp; &quot;&quot;&quot;&quot; &amp; [.A272] &amp; &quot;&quot;&quot;&quot;" office:value-type="string" office:string-value="team2_id == 2569 ~ &quot;South Carolina St.&quot;">
            <text:p>team2_id == 2569 ~ "South Carolina St."</text:p>
          </table:table-cell>
        </table:table-row>
        <table:table-row table:style-name="ro1">
          <table:table-cell office:value-type="string">
            <text:p>South Dakota</text:p>
          </table:table-cell>
          <table:table-cell office:value-type="float" office:value="372">
            <text:p>372</text:p>
          </table:table-cell>
          <table:table-cell office:value-type="string">
            <text:p>South Dakota</text:p>
          </table:table-cell>
          <table:table-cell office:value-type="float" office:value="233">
            <text:p>233</text:p>
          </table:table-cell>
          <table:table-cell table:formula="of:=&quot;team1_id == &quot; &amp;[.D273]&amp;&quot; ~ &quot; &amp; &quot;&quot;&quot;&quot; &amp; [.A273] &amp; &quot;&quot;&quot;&quot;" office:value-type="string" office:string-value="team1_id == 233 ~ &quot;South Dakota&quot;">
            <text:p>team1_id == 233 ~ "South Dakota"</text:p>
          </table:table-cell>
          <table:table-cell table:number-columns-repeated="2"/>
          <table:table-cell table:formula="of:=&quot;team2_id == &quot; &amp;[.D273]&amp;&quot; ~ &quot; &amp; &quot;&quot;&quot;&quot; &amp; [.A273] &amp; &quot;&quot;&quot;&quot;" office:value-type="string" office:string-value="team2_id == 233 ~ &quot;South Dakota&quot;">
            <text:p>team2_id == 233 ~ "South Dakota"</text:p>
          </table:table-cell>
        </table:table-row>
        <table:table-row table:style-name="ro1">
          <table:table-cell office:value-type="string">
            <text:p>South Dakota St.</text:p>
          </table:table-cell>
          <table:table-cell office:value-type="float" office:value="454">
            <text:p>454</text:p>
          </table:table-cell>
          <table:table-cell office:value-type="string">
            <text:p>South Dakota State</text:p>
          </table:table-cell>
          <table:table-cell office:value-type="float" office:value="2571">
            <text:p>2571</text:p>
          </table:table-cell>
          <table:table-cell table:formula="of:=&quot;team1_id == &quot; &amp;[.D274]&amp;&quot; ~ &quot; &amp; &quot;&quot;&quot;&quot; &amp; [.A274] &amp; &quot;&quot;&quot;&quot;" office:value-type="string" office:string-value="team1_id == 2571 ~ &quot;South Dakota St.&quot;">
            <text:p>team1_id == 2571 ~ "South Dakota St."</text:p>
          </table:table-cell>
          <table:table-cell table:number-columns-repeated="2"/>
          <table:table-cell table:formula="of:=&quot;team2_id == &quot; &amp;[.D274]&amp;&quot; ~ &quot; &amp; &quot;&quot;&quot;&quot; &amp; [.A274] &amp; &quot;&quot;&quot;&quot;" office:value-type="string" office:string-value="team2_id == 2571 ~ &quot;South Dakota St.&quot;">
            <text:p>team2_id == 2571 ~ "South Dakota St."</text:p>
          </table:table-cell>
        </table:table-row>
        <table:table-row table:style-name="ro1">
          <table:table-cell office:value-type="string">
            <text:p>South Florida</text:p>
          </table:table-cell>
          <table:table-cell office:value-type="float" office:value="472">
            <text:p>472</text:p>
          </table:table-cell>
          <table:table-cell office:value-type="string">
            <text:p>South Florida</text:p>
          </table:table-cell>
          <table:table-cell office:value-type="float" office:value="58">
            <text:p>58</text:p>
          </table:table-cell>
          <table:table-cell table:formula="of:=&quot;team1_id == &quot; &amp;[.D275]&amp;&quot; ~ &quot; &amp; &quot;&quot;&quot;&quot; &amp; [.A275] &amp; &quot;&quot;&quot;&quot;" office:value-type="string" office:string-value="team1_id == 58 ~ &quot;South Florida&quot;">
            <text:p>team1_id == 58 ~ "South Florida"</text:p>
          </table:table-cell>
          <table:table-cell table:number-columns-repeated="2"/>
          <table:table-cell table:formula="of:=&quot;team2_id == &quot; &amp;[.D275]&amp;&quot; ~ &quot; &amp; &quot;&quot;&quot;&quot; &amp; [.A275] &amp; &quot;&quot;&quot;&quot;" office:value-type="string" office:string-value="team2_id == 58 ~ &quot;South Florida&quot;">
            <text:p>team2_id == 58 ~ "South Florida"</text:p>
          </table:table-cell>
        </table:table-row>
        <table:table-row table:style-name="ro1">
          <table:table-cell office:value-type="string">
            <text:p>Southeast Missouri St.</text:p>
          </table:table-cell>
          <table:table-cell office:value-type="float" office:value="438">
            <text:p>438</text:p>
          </table:table-cell>
          <table:table-cell office:value-type="string">
            <text:p>Southeast Missouri State</text:p>
          </table:table-cell>
          <table:table-cell office:value-type="float" office:value="2546">
            <text:p>2546</text:p>
          </table:table-cell>
          <table:table-cell table:formula="of:=&quot;team1_id == &quot; &amp;[.D276]&amp;&quot; ~ &quot; &amp; &quot;&quot;&quot;&quot; &amp; [.A276] &amp; &quot;&quot;&quot;&quot;" office:value-type="string" office:string-value="team1_id == 2546 ~ &quot;Southeast Missouri St.&quot;">
            <text:p>team1_id == 2546 ~ "Southeast Missouri St."</text:p>
          </table:table-cell>
          <table:table-cell table:number-columns-repeated="2"/>
          <table:table-cell table:formula="of:=&quot;team2_id == &quot; &amp;[.D276]&amp;&quot; ~ &quot; &amp; &quot;&quot;&quot;&quot; &amp; [.A276] &amp; &quot;&quot;&quot;&quot;" office:value-type="string" office:string-value="team2_id == 2546 ~ &quot;Southeast Missouri St.&quot;">
            <text:p>team2_id == 2546 ~ "Southeast Missouri St."</text:p>
          </table:table-cell>
        </table:table-row>
        <table:table-row table:style-name="ro1">
          <table:table-cell office:value-type="string">
            <text:p>Southeastern Louisiana</text:p>
          </table:table-cell>
          <table:table-cell office:value-type="float" office:value="426">
            <text:p>426</text:p>
          </table:table-cell>
          <table:table-cell office:value-type="string">
            <text:p>SE Louisiana</text:p>
          </table:table-cell>
          <table:table-cell office:value-type="float" office:value="2545">
            <text:p>2545</text:p>
          </table:table-cell>
          <table:table-cell table:formula="of:=&quot;team1_id == &quot; &amp;[.D277]&amp;&quot; ~ &quot; &amp; &quot;&quot;&quot;&quot; &amp; [.A277] &amp; &quot;&quot;&quot;&quot;" office:value-type="string" office:string-value="team1_id == 2545 ~ &quot;Southeastern Louisiana&quot;">
            <text:p>team1_id == 2545 ~ "Southeastern Louisiana"</text:p>
          </table:table-cell>
          <table:table-cell table:number-columns-repeated="2"/>
          <table:table-cell table:formula="of:=&quot;team2_id == &quot; &amp;[.D277]&amp;&quot; ~ &quot; &amp; &quot;&quot;&quot;&quot; &amp; [.A277] &amp; &quot;&quot;&quot;&quot;" office:value-type="string" office:string-value="team2_id == 2545 ~ &quot;Southeastern Louisiana&quot;">
            <text:p>team2_id == 2545 ~ "Southeastern Louisiana"</text:p>
          </table:table-cell>
        </table:table-row>
        <table:table-row table:style-name="ro1">
          <table:table-cell office:value-type="string">
            <text:p>Southern</text:p>
          </table:table-cell>
          <table:table-cell office:value-type="float" office:value="434">
            <text:p>434</text:p>
          </table:table-cell>
          <table:table-cell office:value-type="string">
            <text:p>Southern</text:p>
          </table:table-cell>
          <table:table-cell office:value-type="float" office:value="2582">
            <text:p>2582</text:p>
          </table:table-cell>
          <table:table-cell table:formula="of:=&quot;team1_id == &quot; &amp;[.D278]&amp;&quot; ~ &quot; &amp; &quot;&quot;&quot;&quot; &amp; [.A278] &amp; &quot;&quot;&quot;&quot;" office:value-type="string" office:string-value="team1_id == 2582 ~ &quot;Southern&quot;">
            <text:p>team1_id == 2582 ~ "Southern"</text:p>
          </table:table-cell>
          <table:table-cell table:number-columns-repeated="2"/>
          <table:table-cell table:formula="of:=&quot;team2_id == &quot; &amp;[.D278]&amp;&quot; ~ &quot; &amp; &quot;&quot;&quot;&quot; &amp; [.A278] &amp; &quot;&quot;&quot;&quot;" office:value-type="string" office:string-value="team2_id == 2582 ~ &quot;Southern&quot;">
            <text:p>team2_id == 2582 ~ "Southern"</text:p>
          </table:table-cell>
        </table:table-row>
        <table:table-row table:style-name="ro1">
          <table:table-cell office:value-type="string">
            <text:p>Southern Illinois</text:p>
          </table:table-cell>
          <table:table-cell office:value-type="float" office:value="462">
            <text:p>462</text:p>
          </table:table-cell>
          <table:table-cell office:value-type="string">
            <text:p>Southern Illinois</text:p>
          </table:table-cell>
          <table:table-cell office:value-type="float" office:value="79">
            <text:p>79</text:p>
          </table:table-cell>
          <table:table-cell table:formula="of:=&quot;team1_id == &quot; &amp;[.D279]&amp;&quot; ~ &quot; &amp; &quot;&quot;&quot;&quot; &amp; [.A279] &amp; &quot;&quot;&quot;&quot;" office:value-type="string" office:string-value="team1_id == 79 ~ &quot;Southern Illinois&quot;">
            <text:p>team1_id == 79 ~ "Southern Illinois"</text:p>
          </table:table-cell>
          <table:table-cell table:number-columns-repeated="2"/>
          <table:table-cell table:formula="of:=&quot;team2_id == &quot; &amp;[.D279]&amp;&quot; ~ &quot; &amp; &quot;&quot;&quot;&quot; &amp; [.A279] &amp; &quot;&quot;&quot;&quot;" office:value-type="string" office:string-value="team2_id == 79 ~ &quot;Southern Illinois&quot;">
            <text:p>team2_id == 79 ~ "Southern Illinois"</text:p>
          </table:table-cell>
        </table:table-row>
        <table:table-row table:style-name="ro1">
          <table:table-cell office:value-type="string">
            <text:p>Southern Miss</text:p>
          </table:table-cell>
          <table:table-cell office:value-type="float" office:value="442">
            <text:p>442</text:p>
          </table:table-cell>
          <table:table-cell office:value-type="string">
            <text:p>Southern Miss</text:p>
          </table:table-cell>
          <table:table-cell office:value-type="float" office:value="2572">
            <text:p>2572</text:p>
          </table:table-cell>
          <table:table-cell table:formula="of:=&quot;team1_id == &quot; &amp;[.D280]&amp;&quot; ~ &quot; &amp; &quot;&quot;&quot;&quot; &amp; [.A280] &amp; &quot;&quot;&quot;&quot;" office:value-type="string" office:string-value="team1_id == 2572 ~ &quot;Southern Miss&quot;">
            <text:p>team1_id == 2572 ~ "Southern Miss"</text:p>
          </table:table-cell>
          <table:table-cell table:number-columns-repeated="2"/>
          <table:table-cell table:formula="of:=&quot;team2_id == &quot; &amp;[.D280]&amp;&quot; ~ &quot; &amp; &quot;&quot;&quot;&quot; &amp; [.A280] &amp; &quot;&quot;&quot;&quot;" office:value-type="string" office:string-value="team2_id == 2572 ~ &quot;Southern Miss&quot;">
            <text:p>team2_id == 2572 ~ "Southern Miss"</text:p>
          </table:table-cell>
        </table:table-row>
        <table:table-row table:style-name="ro1">
          <table:table-cell office:value-type="string">
            <text:p>Southern Utah</text:p>
          </table:table-cell>
          <table:table-cell office:value-type="float" office:value="427">
            <text:p>427</text:p>
          </table:table-cell>
          <table:table-cell office:value-type="string">
            <text:p>Southern Utah</text:p>
          </table:table-cell>
          <table:table-cell office:value-type="float" office:value="253">
            <text:p>253</text:p>
          </table:table-cell>
          <table:table-cell table:formula="of:=&quot;team1_id == &quot; &amp;[.D281]&amp;&quot; ~ &quot; &amp; &quot;&quot;&quot;&quot; &amp; [.A281] &amp; &quot;&quot;&quot;&quot;" office:value-type="string" office:string-value="team1_id == 253 ~ &quot;Southern Utah&quot;">
            <text:p>team1_id == 253 ~ "Southern Utah"</text:p>
          </table:table-cell>
          <table:table-cell table:number-columns-repeated="2"/>
          <table:table-cell table:formula="of:=&quot;team2_id == &quot; &amp;[.D281]&amp;&quot; ~ &quot; &amp; &quot;&quot;&quot;&quot; &amp; [.A281] &amp; &quot;&quot;&quot;&quot;" office:value-type="string" office:string-value="team2_id == 253 ~ &quot;Southern Utah&quot;">
            <text:p>team2_id == 253 ~ "Southern Utah"</text:p>
          </table:table-cell>
        </table:table-row>
        <table:table-row table:style-name="ro1">
          <table:table-cell office:value-type="string">
            <text:p>St. Bonaventure</text:p>
          </table:table-cell>
          <table:table-cell office:value-type="float" office:value="461">
            <text:p>461</text:p>
          </table:table-cell>
          <table:table-cell office:value-type="string">
            <text:p>St. Bonaventure</text:p>
          </table:table-cell>
          <table:table-cell office:value-type="float" office:value="179">
            <text:p>179</text:p>
          </table:table-cell>
          <table:table-cell table:formula="of:=&quot;team1_id == &quot; &amp;[.D282]&amp;&quot; ~ &quot; &amp; &quot;&quot;&quot;&quot; &amp; [.A282] &amp; &quot;&quot;&quot;&quot;" office:value-type="string" office:string-value="team1_id == 179 ~ &quot;St. Bonaventure&quot;">
            <text:p>team1_id == 179 ~ "St. Bonaventure"</text:p>
          </table:table-cell>
          <table:table-cell table:number-columns-repeated="2"/>
          <table:table-cell table:formula="of:=&quot;team2_id == &quot; &amp;[.D282]&amp;&quot; ~ &quot; &amp; &quot;&quot;&quot;&quot; &amp; [.A282] &amp; &quot;&quot;&quot;&quot;" office:value-type="string" office:string-value="team2_id == 179 ~ &quot;St. Bonaventure&quot;">
            <text:p>team2_id == 179 ~ "St. Bonaventure"</text:p>
          </table:table-cell>
        </table:table-row>
        <table:table-row table:style-name="ro1">
          <table:table-cell office:value-type="string">
            <text:p>St. Francis NY</text:p>
          </table:table-cell>
          <table:table-cell office:value-type="float" office:value="442">
            <text:p>442</text:p>
          </table:table-cell>
          <table:table-cell office:value-type="string">
            <text:p>St. Francis Brooklyn</text:p>
          </table:table-cell>
          <table:table-cell office:value-type="float" office:value="2597">
            <text:p>2597</text:p>
          </table:table-cell>
          <table:table-cell table:formula="of:=&quot;team1_id == &quot; &amp;[.D283]&amp;&quot; ~ &quot; &amp; &quot;&quot;&quot;&quot; &amp; [.A283] &amp; &quot;&quot;&quot;&quot;" office:value-type="string" office:string-value="team1_id == 2597 ~ &quot;St. Francis NY&quot;">
            <text:p>team1_id == 2597 ~ "St. Francis NY"</text:p>
          </table:table-cell>
          <table:table-cell table:number-columns-repeated="2"/>
          <table:table-cell table:formula="of:=&quot;team2_id == &quot; &amp;[.D283]&amp;&quot; ~ &quot; &amp; &quot;&quot;&quot;&quot; &amp; [.A283] &amp; &quot;&quot;&quot;&quot;" office:value-type="string" office:string-value="team2_id == 2597 ~ &quot;St. Francis NY&quot;">
            <text:p>team2_id == 2597 ~ "St. Francis NY"</text:p>
          </table:table-cell>
        </table:table-row>
        <table:table-row table:style-name="ro1">
          <table:table-cell office:value-type="string">
            <text:p>St. Francis PA</text:p>
          </table:table-cell>
          <table:table-cell office:value-type="float" office:value="441">
            <text:p>441</text:p>
          </table:table-cell>
          <table:table-cell office:value-type="string">
            <text:p>St. Francis (PA)</text:p>
          </table:table-cell>
          <table:table-cell office:value-type="float" office:value="2598">
            <text:p>2598</text:p>
          </table:table-cell>
          <table:table-cell table:formula="of:=&quot;team1_id == &quot; &amp;[.D284]&amp;&quot; ~ &quot; &amp; &quot;&quot;&quot;&quot; &amp; [.A284] &amp; &quot;&quot;&quot;&quot;" office:value-type="string" office:string-value="team1_id == 2598 ~ &quot;St. Francis PA&quot;">
            <text:p>team1_id == 2598 ~ "St. Francis PA"</text:p>
          </table:table-cell>
          <table:table-cell table:number-columns-repeated="2"/>
          <table:table-cell table:formula="of:=&quot;team2_id == &quot; &amp;[.D284]&amp;&quot; ~ &quot; &amp; &quot;&quot;&quot;&quot; &amp; [.A284] &amp; &quot;&quot;&quot;&quot;" office:value-type="string" office:string-value="team2_id == 2598 ~ &quot;St. Francis PA&quot;">
            <text:p>team2_id == 2598 ~ "St. Francis PA"</text:p>
          </table:table-cell>
        </table:table-row>
        <table:table-row table:style-name="ro1">
          <table:table-cell office:value-type="string">
            <text:p>St. John's</text:p>
          </table:table-cell>
          <table:table-cell office:value-type="float" office:value="481">
            <text:p>481</text:p>
          </table:table-cell>
          <table:table-cell office:value-type="string">
            <text:p>St. John's</text:p>
          </table:table-cell>
          <table:table-cell office:value-type="float" office:value="2599">
            <text:p>2599</text:p>
          </table:table-cell>
          <table:table-cell table:formula="of:=&quot;team1_id == &quot; &amp;[.D285]&amp;&quot; ~ &quot; &amp; &quot;&quot;&quot;&quot; &amp; [.A285] &amp; &quot;&quot;&quot;&quot;" office:value-type="string" office:string-value="team1_id == 2599 ~ &quot;St. John's&quot;">
            <text:p>team1_id == 2599 ~ "St. John's"</text:p>
          </table:table-cell>
          <table:table-cell table:number-columns-repeated="2"/>
          <table:table-cell table:formula="of:=&quot;team2_id == &quot; &amp;[.D285]&amp;&quot; ~ &quot; &amp; &quot;&quot;&quot;&quot; &amp; [.A285] &amp; &quot;&quot;&quot;&quot;" office:value-type="string" office:string-value="team2_id == 2599 ~ &quot;St. John's&quot;">
            <text:p>team2_id == 2599 ~ "St. John's"</text:p>
          </table:table-cell>
        </table:table-row>
        <table:table-row table:style-name="ro1">
          <table:table-cell office:value-type="string">
            <text:p>St. Thomas</text:p>
          </table:table-cell>
          <table:table-cell office:value-type="float" office:value="27">
            <text:p>27</text:p>
          </table:table-cell>
          <table:table-cell office:value-type="string">
            <text:p>St. Thomas - Minnesota</text:p>
          </table:table-cell>
          <table:table-cell office:value-type="float" office:value="2900">
            <text:p>2900</text:p>
          </table:table-cell>
          <table:table-cell table:formula="of:=&quot;team1_id == &quot; &amp;[.D286]&amp;&quot; ~ &quot; &amp; &quot;&quot;&quot;&quot; &amp; [.A286] &amp; &quot;&quot;&quot;&quot;" office:value-type="string" office:string-value="team1_id == 2900 ~ &quot;St. Thomas&quot;">
            <text:p>team1_id == 2900 ~ "St. Thomas"</text:p>
          </table:table-cell>
          <table:table-cell table:number-columns-repeated="2"/>
          <table:table-cell table:formula="of:=&quot;team2_id == &quot; &amp;[.D286]&amp;&quot; ~ &quot; &amp; &quot;&quot;&quot;&quot; &amp; [.A286] &amp; &quot;&quot;&quot;&quot;" office:value-type="string" office:string-value="team2_id == 2900 ~ &quot;St. Thomas&quot;">
            <text:p>team2_id == 2900 ~ "St. Thomas"</text:p>
          </table:table-cell>
        </table:table-row>
        <table:table-row table:style-name="ro1">
          <table:table-cell office:value-type="string">
            <text:p>Stanford</text:p>
          </table:table-cell>
          <table:table-cell office:value-type="float" office:value="493">
            <text:p>493</text:p>
          </table:table-cell>
          <table:table-cell office:value-type="string">
            <text:p>Stanford</text:p>
          </table:table-cell>
          <table:table-cell office:value-type="float" office:value="24">
            <text:p>24</text:p>
          </table:table-cell>
          <table:table-cell table:formula="of:=&quot;team1_id == &quot; &amp;[.D287]&amp;&quot; ~ &quot; &amp; &quot;&quot;&quot;&quot; &amp; [.A287] &amp; &quot;&quot;&quot;&quot;" office:value-type="string" office:string-value="team1_id == 24 ~ &quot;Stanford&quot;">
            <text:p>team1_id == 24 ~ "Stanford"</text:p>
          </table:table-cell>
          <table:table-cell table:number-columns-repeated="2"/>
          <table:table-cell table:formula="of:=&quot;team2_id == &quot; &amp;[.D287]&amp;&quot; ~ &quot; &amp; &quot;&quot;&quot;&quot; &amp; [.A287] &amp; &quot;&quot;&quot;&quot;" office:value-type="string" office:string-value="team2_id == 24 ~ &quot;Stanford&quot;">
            <text:p>team2_id == 24 ~ "Stanford"</text:p>
          </table:table-cell>
        </table:table-row>
        <table:table-row table:style-name="ro1">
          <table:table-cell office:value-type="string">
            <text:p>Stephen F. Austin</text:p>
          </table:table-cell>
          <table:table-cell office:value-type="float" office:value="421">
            <text:p>421</text:p>
          </table:table-cell>
          <table:table-cell office:value-type="string">
            <text:p>Stephen F. Austin</text:p>
          </table:table-cell>
          <table:table-cell office:value-type="float" office:value="2617">
            <text:p>2617</text:p>
          </table:table-cell>
          <table:table-cell table:formula="of:=&quot;team1_id == &quot; &amp;[.D288]&amp;&quot; ~ &quot; &amp; &quot;&quot;&quot;&quot; &amp; [.A288] &amp; &quot;&quot;&quot;&quot;" office:value-type="string" office:string-value="team1_id == 2617 ~ &quot;Stephen F. Austin&quot;">
            <text:p>team1_id == 2617 ~ "Stephen F. Austin"</text:p>
          </table:table-cell>
          <table:table-cell table:number-columns-repeated="2"/>
          <table:table-cell table:formula="of:=&quot;team2_id == &quot; &amp;[.D288]&amp;&quot; ~ &quot; &amp; &quot;&quot;&quot;&quot; &amp; [.A288] &amp; &quot;&quot;&quot;&quot;" office:value-type="string" office:string-value="team2_id == 2617 ~ &quot;Stephen F. Austin&quot;">
            <text:p>team2_id == 2617 ~ "Stephen F. Austin"</text:p>
          </table:table-cell>
        </table:table-row>
        <table:table-row table:style-name="ro1">
          <table:table-cell office:value-type="string">
            <text:p>Stetson</text:p>
          </table:table-cell>
          <table:table-cell office:value-type="float" office:value="428">
            <text:p>428</text:p>
          </table:table-cell>
          <table:table-cell office:value-type="string">
            <text:p>Stetson</text:p>
          </table:table-cell>
          <table:table-cell office:value-type="float" office:value="56">
            <text:p>56</text:p>
          </table:table-cell>
          <table:table-cell table:formula="of:=&quot;team1_id == &quot; &amp;[.D289]&amp;&quot; ~ &quot; &amp; &quot;&quot;&quot;&quot; &amp; [.A289] &amp; &quot;&quot;&quot;&quot;" office:value-type="string" office:string-value="team1_id == 56 ~ &quot;Stetson&quot;">
            <text:p>team1_id == 56 ~ "Stetson"</text:p>
          </table:table-cell>
          <table:table-cell table:number-columns-repeated="2"/>
          <table:table-cell table:formula="of:=&quot;team2_id == &quot; &amp;[.D289]&amp;&quot; ~ &quot; &amp; &quot;&quot;&quot;&quot; &amp; [.A289] &amp; &quot;&quot;&quot;&quot;" office:value-type="string" office:string-value="team2_id == 56 ~ &quot;Stetson&quot;">
            <text:p>team2_id == 56 ~ "Stetson"</text:p>
          </table:table-cell>
        </table:table-row>
        <table:table-row table:style-name="ro1">
          <table:table-cell office:value-type="string">
            <text:p>Stony Brook</text:p>
          </table:table-cell>
          <table:table-cell office:value-type="float" office:value="459">
            <text:p>459</text:p>
          </table:table-cell>
          <table:table-cell office:value-type="string">
            <text:p>Stony Brook</text:p>
          </table:table-cell>
          <table:table-cell office:value-type="float" office:value="2619">
            <text:p>2619</text:p>
          </table:table-cell>
          <table:table-cell table:formula="of:=&quot;team1_id == &quot; &amp;[.D290]&amp;&quot; ~ &quot; &amp; &quot;&quot;&quot;&quot; &amp; [.A290] &amp; &quot;&quot;&quot;&quot;" office:value-type="string" office:string-value="team1_id == 2619 ~ &quot;Stony Brook&quot;">
            <text:p>team1_id == 2619 ~ "Stony Brook"</text:p>
          </table:table-cell>
          <table:table-cell table:number-columns-repeated="2"/>
          <table:table-cell table:formula="of:=&quot;team2_id == &quot; &amp;[.D290]&amp;&quot; ~ &quot; &amp; &quot;&quot;&quot;&quot; &amp; [.A290] &amp; &quot;&quot;&quot;&quot;" office:value-type="string" office:string-value="team2_id == 2619 ~ &quot;Stony Brook&quot;">
            <text:p>team2_id == 2619 ~ "Stony Brook"</text:p>
          </table:table-cell>
        </table:table-row>
        <table:table-row table:style-name="ro1">
          <table:table-cell office:value-type="string">
            <text:p>Syracuse</text:p>
          </table:table-cell>
          <table:table-cell office:value-type="float" office:value="518">
            <text:p>518</text:p>
          </table:table-cell>
          <table:table-cell office:value-type="string">
            <text:p>Syracuse</text:p>
          </table:table-cell>
          <table:table-cell office:value-type="float" office:value="183">
            <text:p>183</text:p>
          </table:table-cell>
          <table:table-cell table:formula="of:=&quot;team1_id == &quot; &amp;[.D291]&amp;&quot; ~ &quot; &amp; &quot;&quot;&quot;&quot; &amp; [.A291] &amp; &quot;&quot;&quot;&quot;" office:value-type="string" office:string-value="team1_id == 183 ~ &quot;Syracuse&quot;">
            <text:p>team1_id == 183 ~ "Syracuse"</text:p>
          </table:table-cell>
          <table:table-cell table:number-columns-repeated="2"/>
          <table:table-cell table:formula="of:=&quot;team2_id == &quot; &amp;[.D291]&amp;&quot; ~ &quot; &amp; &quot;&quot;&quot;&quot; &amp; [.A291] &amp; &quot;&quot;&quot;&quot;" office:value-type="string" office:string-value="team2_id == 183 ~ &quot;Syracuse&quot;">
            <text:p>team2_id == 183 ~ "Syracuse"</text:p>
          </table:table-cell>
        </table:table-row>
        <table:table-row table:style-name="ro2">
          <table:table-cell office:value-type="string">
            <text:p>Tarleton St.</text:p>
          </table:table-cell>
          <table:table-cell office:value-type="float" office:value="43">
            <text:p>43</text:p>
          </table:table-cell>
          <table:table-cell office:value-type="string">
            <text:p>Tarleton</text:p>
          </table:table-cell>
          <table:table-cell office:value-type="float" office:value="2627">
            <text:p>2627</text:p>
          </table:table-cell>
          <table:table-cell table:formula="of:=&quot;team1_id == &quot; &amp;[.D292]&amp;&quot; ~ &quot; &amp; &quot;&quot;&quot;&quot; &amp; [.A292] &amp; &quot;&quot;&quot;&quot;" office:value-type="string" office:string-value="team1_id == 2627 ~ &quot;Tarleton St.&quot;">
            <text:p>team1_id == 2627 ~ "Tarleton St."</text:p>
          </table:table-cell>
          <table:table-cell table:number-columns-repeated="2"/>
          <table:table-cell table:formula="of:=&quot;team2_id == &quot; &amp;[.D292]&amp;&quot; ~ &quot; &amp; &quot;&quot;&quot;&quot; &amp; [.A292] &amp; &quot;&quot;&quot;&quot;" office:value-type="string" office:string-value="team2_id == 2627 ~ &quot;Tarleton St.&quot;">
            <text:p>team2_id == 2627 ~ "Tarleton St."</text:p>
          </table:table-cell>
        </table:table-row>
        <table:table-row table:style-name="ro1">
          <table:table-cell office:value-type="string">
            <text:p>TCU</text:p>
          </table:table-cell>
          <table:table-cell office:value-type="float" office:value="480">
            <text:p>480</text:p>
          </table:table-cell>
          <table:table-cell office:value-type="string">
            <text:p>TCU</text:p>
          </table:table-cell>
          <table:table-cell office:value-type="float" office:value="2628">
            <text:p>2628</text:p>
          </table:table-cell>
          <table:table-cell table:formula="of:=&quot;team1_id == &quot; &amp;[.D293]&amp;&quot; ~ &quot; &amp; &quot;&quot;&quot;&quot; &amp; [.A293] &amp; &quot;&quot;&quot;&quot;" office:value-type="string" office:string-value="team1_id == 2628 ~ &quot;TCU&quot;">
            <text:p>team1_id == 2628 ~ "TCU"</text:p>
          </table:table-cell>
          <table:table-cell table:number-columns-repeated="2"/>
          <table:table-cell table:formula="of:=&quot;team2_id == &quot; &amp;[.D293]&amp;&quot; ~ &quot; &amp; &quot;&quot;&quot;&quot; &amp; [.A293] &amp; &quot;&quot;&quot;&quot;" office:value-type="string" office:string-value="team2_id == 2628 ~ &quot;TCU&quot;">
            <text:p>team2_id == 2628 ~ "TCU"</text:p>
          </table:table-cell>
        </table:table-row>
        <table:table-row table:style-name="ro1">
          <table:table-cell office:value-type="string">
            <text:p>Temple</text:p>
          </table:table-cell>
          <table:table-cell office:value-type="float" office:value="477">
            <text:p>477</text:p>
          </table:table-cell>
          <table:table-cell office:value-type="string">
            <text:p>Temple</text:p>
          </table:table-cell>
          <table:table-cell office:value-type="float" office:value="218">
            <text:p>218</text:p>
          </table:table-cell>
          <table:table-cell table:formula="of:=&quot;team1_id == &quot; &amp;[.D294]&amp;&quot; ~ &quot; &amp; &quot;&quot;&quot;&quot; &amp; [.A294] &amp; &quot;&quot;&quot;&quot;" office:value-type="string" office:string-value="team1_id == 218 ~ &quot;Temple&quot;">
            <text:p>team1_id == 218 ~ "Temple"</text:p>
          </table:table-cell>
          <table:table-cell table:number-columns-repeated="2"/>
          <table:table-cell table:formula="of:=&quot;team2_id == &quot; &amp;[.D294]&amp;&quot; ~ &quot; &amp; &quot;&quot;&quot;&quot; &amp; [.A294] &amp; &quot;&quot;&quot;&quot;" office:value-type="string" office:string-value="team2_id == 218 ~ &quot;Temple&quot;">
            <text:p>team2_id == 218 ~ "Temple"</text:p>
          </table:table-cell>
        </table:table-row>
        <table:table-row table:style-name="ro1">
          <table:table-cell office:value-type="string">
            <text:p>Tennessee</text:p>
          </table:table-cell>
          <table:table-cell office:value-type="float" office:value="503">
            <text:p>503</text:p>
          </table:table-cell>
          <table:table-cell office:value-type="string">
            <text:p>Tennessee</text:p>
          </table:table-cell>
          <table:table-cell office:value-type="float" office:value="2633">
            <text:p>2633</text:p>
          </table:table-cell>
          <table:table-cell table:formula="of:=&quot;team1_id == &quot; &amp;[.D295]&amp;&quot; ~ &quot; &amp; &quot;&quot;&quot;&quot; &amp; [.A295] &amp; &quot;&quot;&quot;&quot;" office:value-type="string" office:string-value="team1_id == 2633 ~ &quot;Tennessee&quot;">
            <text:p>team1_id == 2633 ~ "Tennessee"</text:p>
          </table:table-cell>
          <table:table-cell table:number-columns-repeated="2"/>
          <table:table-cell table:formula="of:=&quot;team2_id == &quot; &amp;[.D295]&amp;&quot; ~ &quot; &amp; &quot;&quot;&quot;&quot; &amp; [.A295] &amp; &quot;&quot;&quot;&quot;" office:value-type="string" office:string-value="team2_id == 2633 ~ &quot;Tennessee&quot;">
            <text:p>team2_id == 2633 ~ "Tennessee"</text:p>
          </table:table-cell>
        </table:table-row>
        <table:table-row table:style-name="ro1">
          <table:table-cell office:value-type="string">
            <text:p>Tennessee Martin</text:p>
          </table:table-cell>
          <table:table-cell office:value-type="float" office:value="439">
            <text:p>439</text:p>
          </table:table-cell>
          <table:table-cell office:value-type="string">
            <text:p>UT Martin</text:p>
          </table:table-cell>
          <table:table-cell office:value-type="float" office:value="2630">
            <text:p>2630</text:p>
          </table:table-cell>
          <table:table-cell table:formula="of:=&quot;team1_id == &quot; &amp;[.D296]&amp;&quot; ~ &quot; &amp; &quot;&quot;&quot;&quot; &amp; [.A296] &amp; &quot;&quot;&quot;&quot;" office:value-type="string" office:string-value="team1_id == 2630 ~ &quot;Tennessee Martin&quot;">
            <text:p>team1_id == 2630 ~ "Tennessee Martin"</text:p>
          </table:table-cell>
          <table:table-cell table:number-columns-repeated="2"/>
          <table:table-cell table:formula="of:=&quot;team2_id == &quot; &amp;[.D296]&amp;&quot; ~ &quot; &amp; &quot;&quot;&quot;&quot; &amp; [.A296] &amp; &quot;&quot;&quot;&quot;" office:value-type="string" office:string-value="team2_id == 2630 ~ &quot;Tennessee Martin&quot;">
            <text:p>team2_id == 2630 ~ "Tennessee Martin"</text:p>
          </table:table-cell>
        </table:table-row>
        <table:table-row table:style-name="ro1">
          <table:table-cell office:value-type="string">
            <text:p>Tennessee St.</text:p>
          </table:table-cell>
          <table:table-cell office:value-type="float" office:value="434">
            <text:p>434</text:p>
          </table:table-cell>
          <table:table-cell office:value-type="string">
            <text:p>Tennessee State</text:p>
          </table:table-cell>
          <table:table-cell office:value-type="float" office:value="2634">
            <text:p>2634</text:p>
          </table:table-cell>
          <table:table-cell table:formula="of:=&quot;team1_id == &quot; &amp;[.D297]&amp;&quot; ~ &quot; &amp; &quot;&quot;&quot;&quot; &amp; [.A297] &amp; &quot;&quot;&quot;&quot;" office:value-type="string" office:string-value="team1_id == 2634 ~ &quot;Tennessee St.&quot;">
            <text:p>team1_id == 2634 ~ "Tennessee St."</text:p>
          </table:table-cell>
          <table:table-cell table:number-columns-repeated="2"/>
          <table:table-cell table:formula="of:=&quot;team2_id == &quot; &amp;[.D297]&amp;&quot; ~ &quot; &amp; &quot;&quot;&quot;&quot; &amp; [.A297] &amp; &quot;&quot;&quot;&quot;" office:value-type="string" office:string-value="team2_id == 2634 ~ &quot;Tennessee St.&quot;">
            <text:p>team2_id == 2634 ~ "Tennessee St."</text:p>
          </table:table-cell>
        </table:table-row>
        <table:table-row table:style-name="ro1">
          <table:table-cell office:value-type="string">
            <text:p>Tennessee Tech</text:p>
          </table:table-cell>
          <table:table-cell office:value-type="float" office:value="440">
            <text:p>440</text:p>
          </table:table-cell>
          <table:table-cell office:value-type="string">
            <text:p>Tennessee Tech</text:p>
          </table:table-cell>
          <table:table-cell office:value-type="float" office:value="2635">
            <text:p>2635</text:p>
          </table:table-cell>
          <table:table-cell table:formula="of:=&quot;team1_id == &quot; &amp;[.D298]&amp;&quot; ~ &quot; &amp; &quot;&quot;&quot;&quot; &amp; [.A298] &amp; &quot;&quot;&quot;&quot;" office:value-type="string" office:string-value="team1_id == 2635 ~ &quot;Tennessee Tech&quot;">
            <text:p>team1_id == 2635 ~ "Tennessee Tech"</text:p>
          </table:table-cell>
          <table:table-cell table:number-columns-repeated="2"/>
          <table:table-cell table:formula="of:=&quot;team2_id == &quot; &amp;[.D298]&amp;&quot; ~ &quot; &amp; &quot;&quot;&quot;&quot; &amp; [.A298] &amp; &quot;&quot;&quot;&quot;" office:value-type="string" office:string-value="team2_id == 2635 ~ &quot;Tennessee Tech&quot;">
            <text:p>team2_id == 2635 ~ "Tennessee Tech"</text:p>
          </table:table-cell>
        </table:table-row>
        <table:table-row table:style-name="ro1">
          <table:table-cell office:value-type="string">
            <text:p>Texas</text:p>
          </table:table-cell>
          <table:table-cell office:value-type="float" office:value="507">
            <text:p>507</text:p>
          </table:table-cell>
          <table:table-cell office:value-type="string">
            <text:p>Texas</text:p>
          </table:table-cell>
          <table:table-cell office:value-type="float" office:value="251">
            <text:p>251</text:p>
          </table:table-cell>
          <table:table-cell table:formula="of:=&quot;team1_id == &quot; &amp;[.D299]&amp;&quot; ~ &quot; &amp; &quot;&quot;&quot;&quot; &amp; [.A299] &amp; &quot;&quot;&quot;&quot;" office:value-type="string" office:string-value="team1_id == 251 ~ &quot;Texas&quot;">
            <text:p>team1_id == 251 ~ "Texas"</text:p>
          </table:table-cell>
          <table:table-cell table:number-columns-repeated="2"/>
          <table:table-cell table:formula="of:=&quot;team2_id == &quot; &amp;[.D299]&amp;&quot; ~ &quot; &amp; &quot;&quot;&quot;&quot; &amp; [.A299] &amp; &quot;&quot;&quot;&quot;" office:value-type="string" office:string-value="team2_id == 251 ~ &quot;Texas&quot;">
            <text:p>team2_id == 251 ~ "Texas"</text:p>
          </table:table-cell>
        </table:table-row>
        <table:table-row table:style-name="ro1">
          <table:table-cell office:value-type="string">
            <text:p>Texas A&amp;M</text:p>
          </table:table-cell>
          <table:table-cell office:value-type="float" office:value="486">
            <text:p>486</text:p>
          </table:table-cell>
          <table:table-cell office:value-type="string">
            <text:p>Texas A&amp;M</text:p>
          </table:table-cell>
          <table:table-cell office:value-type="float" office:value="245">
            <text:p>245</text:p>
          </table:table-cell>
          <table:table-cell table:formula="of:=&quot;team1_id == &quot; &amp;[.D300]&amp;&quot; ~ &quot; &amp; &quot;&quot;&quot;&quot; &amp; [.A300] &amp; &quot;&quot;&quot;&quot;" office:value-type="string" office:string-value="team1_id == 245 ~ &quot;Texas A&amp;M&quot;">
            <text:p>team1_id == 245 ~ "Texas A&amp;M"</text:p>
          </table:table-cell>
          <table:table-cell table:number-columns-repeated="2"/>
          <table:table-cell table:formula="of:=&quot;team2_id == &quot; &amp;[.D300]&amp;&quot; ~ &quot; &amp; &quot;&quot;&quot;&quot; &amp; [.A300] &amp; &quot;&quot;&quot;&quot;" office:value-type="string" office:string-value="team2_id == 245 ~ &quot;Texas A&amp;M&quot;">
            <text:p>team2_id == 245 ~ "Texas A&amp;M"</text:p>
          </table:table-cell>
        </table:table-row>
        <table:table-row table:style-name="ro1">
          <table:table-cell office:value-type="string">
            <text:p>Texas A&amp;M Corpus Chris</text:p>
          </table:table-cell>
          <table:table-cell office:value-type="float" office:value="438">
            <text:p>438</text:p>
          </table:table-cell>
          <table:table-cell office:value-type="string">
            <text:p>Texas A&amp;M-Corpus Christi</text:p>
          </table:table-cell>
          <table:table-cell office:value-type="float" office:value="357">
            <text:p>357</text:p>
          </table:table-cell>
          <table:table-cell table:formula="of:=&quot;team1_id == &quot; &amp;[.D301]&amp;&quot; ~ &quot; &amp; &quot;&quot;&quot;&quot; &amp; [.A301] &amp; &quot;&quot;&quot;&quot;" office:value-type="string" office:string-value="team1_id == 357 ~ &quot;Texas A&amp;M Corpus Chris&quot;">
            <text:p>team1_id == 357 ~ "Texas A&amp;M Corpus Chris"</text:p>
          </table:table-cell>
          <table:table-cell table:number-columns-repeated="2"/>
          <table:table-cell table:formula="of:=&quot;team2_id == &quot; &amp;[.D301]&amp;&quot; ~ &quot; &amp; &quot;&quot;&quot;&quot; &amp; [.A301] &amp; &quot;&quot;&quot;&quot;" office:value-type="string" office:string-value="team2_id == 357 ~ &quot;Texas A&amp;M Corpus Chris&quot;">
            <text:p>team2_id == 357 ~ "Texas A&amp;M Corpus Chris"</text:p>
          </table:table-cell>
        </table:table-row>
        <table:table-row table:style-name="ro1">
          <table:table-cell office:value-type="string">
            <text:p>Texas Southern</text:p>
          </table:table-cell>
          <table:table-cell office:value-type="float" office:value="487">
            <text:p>487</text:p>
          </table:table-cell>
          <table:table-cell office:value-type="string">
            <text:p>Texas Southern</text:p>
          </table:table-cell>
          <table:table-cell office:value-type="float" office:value="2640">
            <text:p>2640</text:p>
          </table:table-cell>
          <table:table-cell table:formula="of:=&quot;team1_id == &quot; &amp;[.D302]&amp;&quot; ~ &quot; &amp; &quot;&quot;&quot;&quot; &amp; [.A302] &amp; &quot;&quot;&quot;&quot;" office:value-type="string" office:string-value="team1_id == 2640 ~ &quot;Texas Southern&quot;">
            <text:p>team1_id == 2640 ~ "Texas Southern"</text:p>
          </table:table-cell>
          <table:table-cell table:number-columns-repeated="2"/>
          <table:table-cell table:formula="of:=&quot;team2_id == &quot; &amp;[.D302]&amp;&quot; ~ &quot; &amp; &quot;&quot;&quot;&quot; &amp; [.A302] &amp; &quot;&quot;&quot;&quot;" office:value-type="string" office:string-value="team2_id == 2640 ~ &quot;Texas Southern&quot;">
            <text:p>team2_id == 2640 ~ "Texas Southern"</text:p>
          </table:table-cell>
        </table:table-row>
        <table:table-row table:style-name="ro1">
          <table:table-cell office:value-type="string">
            <text:p>Texas St.</text:p>
          </table:table-cell>
          <table:table-cell office:value-type="float" office:value="429">
            <text:p>429</text:p>
          </table:table-cell>
          <table:table-cell office:value-type="string">
            <text:p>Texas State</text:p>
          </table:table-cell>
          <table:table-cell office:value-type="float" office:value="326">
            <text:p>326</text:p>
          </table:table-cell>
          <table:table-cell table:formula="of:=&quot;team1_id == &quot; &amp;[.D303]&amp;&quot; ~ &quot; &amp; &quot;&quot;&quot;&quot; &amp; [.A303] &amp; &quot;&quot;&quot;&quot;" office:value-type="string" office:string-value="team1_id == 326 ~ &quot;Texas St.&quot;">
            <text:p>team1_id == 326 ~ "Texas St."</text:p>
          </table:table-cell>
          <table:table-cell table:number-columns-repeated="2"/>
          <table:table-cell table:formula="of:=&quot;team2_id == &quot; &amp;[.D303]&amp;&quot; ~ &quot; &amp; &quot;&quot;&quot;&quot; &amp; [.A303] &amp; &quot;&quot;&quot;&quot;" office:value-type="string" office:string-value="team2_id == 326 ~ &quot;Texas St.&quot;">
            <text:p>team2_id == 326 ~ "Texas St."</text:p>
          </table:table-cell>
        </table:table-row>
        <table:table-row table:style-name="ro1">
          <table:table-cell office:value-type="string">
            <text:p>Texas Tech</text:p>
          </table:table-cell>
          <table:table-cell office:value-type="float" office:value="490">
            <text:p>490</text:p>
          </table:table-cell>
          <table:table-cell office:value-type="string">
            <text:p>Texas Tech</text:p>
          </table:table-cell>
          <table:table-cell office:value-type="float" office:value="2641">
            <text:p>2641</text:p>
          </table:table-cell>
          <table:table-cell table:formula="of:=&quot;team1_id == &quot; &amp;[.D304]&amp;&quot; ~ &quot; &amp; &quot;&quot;&quot;&quot; &amp; [.A304] &amp; &quot;&quot;&quot;&quot;" office:value-type="string" office:string-value="team1_id == 2641 ~ &quot;Texas Tech&quot;">
            <text:p>team1_id == 2641 ~ "Texas Tech"</text:p>
          </table:table-cell>
          <table:table-cell table:number-columns-repeated="2"/>
          <table:table-cell table:formula="of:=&quot;team2_id == &quot; &amp;[.D304]&amp;&quot; ~ &quot; &amp; &quot;&quot;&quot;&quot; &amp; [.A304] &amp; &quot;&quot;&quot;&quot;" office:value-type="string" office:string-value="team2_id == 2641 ~ &quot;Texas Tech&quot;">
            <text:p>team2_id == 2641 ~ "Texas Tech"</text:p>
          </table:table-cell>
        </table:table-row>
        <table:table-row table:style-name="ro1">
          <table:table-cell office:value-type="string">
            <text:p>The Citadel</text:p>
          </table:table-cell>
          <table:table-cell office:value-type="float" office:value="420">
            <text:p>420</text:p>
          </table:table-cell>
          <table:table-cell office:value-type="string">
            <text:p>The Citadel</text:p>
          </table:table-cell>
          <table:table-cell office:value-type="float" office:value="2643">
            <text:p>2643</text:p>
          </table:table-cell>
          <table:table-cell table:formula="of:=&quot;team1_id == &quot; &amp;[.D305]&amp;&quot; ~ &quot; &amp; &quot;&quot;&quot;&quot; &amp; [.A305] &amp; &quot;&quot;&quot;&quot;" office:value-type="string" office:string-value="team1_id == 2643 ~ &quot;The Citadel&quot;">
            <text:p>team1_id == 2643 ~ "The Citadel"</text:p>
          </table:table-cell>
          <table:table-cell table:number-columns-repeated="2"/>
          <table:table-cell table:formula="of:=&quot;team2_id == &quot; &amp;[.D305]&amp;&quot; ~ &quot; &amp; &quot;&quot;&quot;&quot; &amp; [.A305] &amp; &quot;&quot;&quot;&quot;" office:value-type="string" office:string-value="team2_id == 2643 ~ &quot;The Citadel&quot;">
            <text:p>team2_id == 2643 ~ "The Citadel"</text:p>
          </table:table-cell>
        </table:table-row>
        <table:table-row table:style-name="ro1">
          <table:table-cell office:value-type="string">
            <text:p>Toledo</text:p>
          </table:table-cell>
          <table:table-cell office:value-type="float" office:value="474">
            <text:p>474</text:p>
          </table:table-cell>
          <table:table-cell office:value-type="string">
            <text:p>Toledo</text:p>
          </table:table-cell>
          <table:table-cell office:value-type="float" office:value="2649">
            <text:p>2649</text:p>
          </table:table-cell>
          <table:table-cell table:formula="of:=&quot;team1_id == &quot; &amp;[.D306]&amp;&quot; ~ &quot; &amp; &quot;&quot;&quot;&quot; &amp; [.A306] &amp; &quot;&quot;&quot;&quot;" office:value-type="string" office:string-value="team1_id == 2649 ~ &quot;Toledo&quot;">
            <text:p>team1_id == 2649 ~ "Toledo"</text:p>
          </table:table-cell>
          <table:table-cell table:number-columns-repeated="2"/>
          <table:table-cell table:formula="of:=&quot;team2_id == &quot; &amp;[.D306]&amp;&quot; ~ &quot; &amp; &quot;&quot;&quot;&quot; &amp; [.A306] &amp; &quot;&quot;&quot;&quot;" office:value-type="string" office:string-value="team2_id == 2649 ~ &quot;Toledo&quot;">
            <text:p>team2_id == 2649 ~ "Toledo"</text:p>
          </table:table-cell>
        </table:table-row>
        <table:table-row table:style-name="ro2">
          <table:table-cell office:value-type="string">
            <text:p>Towson</text:p>
          </table:table-cell>
          <table:table-cell office:value-type="float" office:value="459">
            <text:p>459</text:p>
          </table:table-cell>
          <table:table-cell office:value-type="string">
            <text:p>Towson</text:p>
          </table:table-cell>
          <table:table-cell office:value-type="float" office:value="119">
            <text:p>119</text:p>
          </table:table-cell>
          <table:table-cell table:formula="of:=&quot;team1_id == &quot; &amp;[.D307]&amp;&quot; ~ &quot; &amp; &quot;&quot;&quot;&quot; &amp; [.A307] &amp; &quot;&quot;&quot;&quot;" office:value-type="string" office:string-value="team1_id == 119 ~ &quot;Towson&quot;">
            <text:p>team1_id == 119 ~ "Towson"</text:p>
          </table:table-cell>
          <table:table-cell table:number-columns-repeated="2"/>
          <table:table-cell table:formula="of:=&quot;team2_id == &quot; &amp;[.D307]&amp;&quot; ~ &quot; &amp; &quot;&quot;&quot;&quot; &amp; [.A307] &amp; &quot;&quot;&quot;&quot;" office:value-type="string" office:string-value="team2_id == 119 ~ &quot;Towson&quot;">
            <text:p>team2_id == 119 ~ "Towson"</text:p>
          </table:table-cell>
        </table:table-row>
        <table:table-row table:style-name="ro1">
          <table:table-cell office:value-type="string">
            <text:p>Troy</text:p>
          </table:table-cell>
          <table:table-cell office:value-type="float" office:value="440">
            <text:p>440</text:p>
          </table:table-cell>
          <table:table-cell office:value-type="string">
            <text:p>Troy</text:p>
          </table:table-cell>
          <table:table-cell office:value-type="float" office:value="2653">
            <text:p>2653</text:p>
          </table:table-cell>
          <table:table-cell table:formula="of:=&quot;team1_id == &quot; &amp;[.D308]&amp;&quot; ~ &quot; &amp; &quot;&quot;&quot;&quot; &amp; [.A308] &amp; &quot;&quot;&quot;&quot;" office:value-type="string" office:string-value="team1_id == 2653 ~ &quot;Troy&quot;">
            <text:p>team1_id == 2653 ~ "Troy"</text:p>
          </table:table-cell>
          <table:table-cell table:number-columns-repeated="2"/>
          <table:table-cell table:formula="of:=&quot;team2_id == &quot; &amp;[.D308]&amp;&quot; ~ &quot; &amp; &quot;&quot;&quot;&quot; &amp; [.A308] &amp; &quot;&quot;&quot;&quot;" office:value-type="string" office:string-value="team2_id == 2653 ~ &quot;Troy&quot;">
            <text:p>team2_id == 2653 ~ "Troy"</text:p>
          </table:table-cell>
        </table:table-row>
        <table:table-row table:style-name="ro1">
          <table:table-cell office:value-type="string">
            <text:p>Tulane</text:p>
          </table:table-cell>
          <table:table-cell office:value-type="float" office:value="453">
            <text:p>453</text:p>
          </table:table-cell>
          <table:table-cell office:value-type="string">
            <text:p>Tulane</text:p>
          </table:table-cell>
          <table:table-cell office:value-type="float" office:value="2655">
            <text:p>2655</text:p>
          </table:table-cell>
          <table:table-cell table:formula="of:=&quot;team1_id == &quot; &amp;[.D309]&amp;&quot; ~ &quot; &amp; &quot;&quot;&quot;&quot; &amp; [.A309] &amp; &quot;&quot;&quot;&quot;" office:value-type="string" office:string-value="team1_id == 2655 ~ &quot;Tulane&quot;">
            <text:p>team1_id == 2655 ~ "Tulane"</text:p>
          </table:table-cell>
          <table:table-cell table:number-columns-repeated="2"/>
          <table:table-cell table:formula="of:=&quot;team2_id == &quot; &amp;[.D309]&amp;&quot; ~ &quot; &amp; &quot;&quot;&quot;&quot; &amp; [.A309] &amp; &quot;&quot;&quot;&quot;" office:value-type="string" office:string-value="team2_id == 2655 ~ &quot;Tulane&quot;">
            <text:p>team2_id == 2655 ~ "Tulane"</text:p>
          </table:table-cell>
        </table:table-row>
        <table:table-row table:style-name="ro1">
          <table:table-cell office:value-type="string">
            <text:p>Tulsa</text:p>
          </table:table-cell>
          <table:table-cell office:value-type="float" office:value="480">
            <text:p>480</text:p>
          </table:table-cell>
          <table:table-cell office:value-type="string">
            <text:p>Tulsa</text:p>
          </table:table-cell>
          <table:table-cell office:value-type="float" office:value="202">
            <text:p>202</text:p>
          </table:table-cell>
          <table:table-cell table:formula="of:=&quot;team1_id == &quot; &amp;[.D310]&amp;&quot; ~ &quot; &amp; &quot;&quot;&quot;&quot; &amp; [.A310] &amp; &quot;&quot;&quot;&quot;" office:value-type="string" office:string-value="team1_id == 202 ~ &quot;Tulsa&quot;">
            <text:p>team1_id == 202 ~ "Tulsa"</text:p>
          </table:table-cell>
          <table:table-cell table:number-columns-repeated="2"/>
          <table:table-cell table:formula="of:=&quot;team2_id == &quot; &amp;[.D310]&amp;&quot; ~ &quot; &amp; &quot;&quot;&quot;&quot; &amp; [.A310] &amp; &quot;&quot;&quot;&quot;" office:value-type="string" office:string-value="team2_id == 202 ~ &quot;Tulsa&quot;">
            <text:p>team2_id == 202 ~ "Tulsa"</text:p>
          </table:table-cell>
        </table:table-row>
        <table:table-row table:style-name="ro1">
          <table:table-cell office:value-type="string">
            <text:p>UAB</text:p>
          </table:table-cell>
          <table:table-cell office:value-type="float" office:value="478">
            <text:p>478</text:p>
          </table:table-cell>
          <table:table-cell office:value-type="string">
            <text:p>UAB</text:p>
          </table:table-cell>
          <table:table-cell office:value-type="float" office:value="5">
            <text:p>5</text:p>
          </table:table-cell>
          <table:table-cell table:formula="of:=&quot;team1_id == &quot; &amp;[.D311]&amp;&quot; ~ &quot; &amp; &quot;&quot;&quot;&quot; &amp; [.A311] &amp; &quot;&quot;&quot;&quot;" office:value-type="string" office:string-value="team1_id == 5 ~ &quot;UAB&quot;">
            <text:p>team1_id == 5 ~ "UAB"</text:p>
          </table:table-cell>
          <table:table-cell table:number-columns-repeated="2"/>
          <table:table-cell table:formula="of:=&quot;team2_id == &quot; &amp;[.D311]&amp;&quot; ~ &quot; &amp; &quot;&quot;&quot;&quot; &amp; [.A311] &amp; &quot;&quot;&quot;&quot;" office:value-type="string" office:string-value="team2_id == 5 ~ &quot;UAB&quot;">
            <text:p>team2_id == 5 ~ "UAB"</text:p>
          </table:table-cell>
        </table:table-row>
        <table:table-row table:style-name="ro1">
          <table:table-cell office:value-type="string">
            <text:p>UC Davis</text:p>
          </table:table-cell>
          <table:table-cell office:value-type="float" office:value="430">
            <text:p>430</text:p>
          </table:table-cell>
          <table:table-cell office:value-type="string">
            <text:p>UC Davis</text:p>
          </table:table-cell>
          <table:table-cell office:value-type="float" office:value="302">
            <text:p>302</text:p>
          </table:table-cell>
          <table:table-cell table:formula="of:=&quot;team1_id == &quot; &amp;[.D312]&amp;&quot; ~ &quot; &amp; &quot;&quot;&quot;&quot; &amp; [.A312] &amp; &quot;&quot;&quot;&quot;" office:value-type="string" office:string-value="team1_id == 302 ~ &quot;UC Davis&quot;">
            <text:p>team1_id == 302 ~ "UC Davis"</text:p>
          </table:table-cell>
          <table:table-cell table:number-columns-repeated="2"/>
          <table:table-cell table:formula="of:=&quot;team2_id == &quot; &amp;[.D312]&amp;&quot; ~ &quot; &amp; &quot;&quot;&quot;&quot; &amp; [.A312] &amp; &quot;&quot;&quot;&quot;" office:value-type="string" office:string-value="team2_id == 302 ~ &quot;UC Davis&quot;">
            <text:p>team2_id == 302 ~ "UC Davis"</text:p>
          </table:table-cell>
        </table:table-row>
        <table:table-row table:style-name="ro1">
          <table:table-cell office:value-type="string">
            <text:p>UC Irvine</text:p>
          </table:table-cell>
          <table:table-cell office:value-type="float" office:value="469">
            <text:p>469</text:p>
          </table:table-cell>
          <table:table-cell office:value-type="string">
            <text:p>UC Irvine</text:p>
          </table:table-cell>
          <table:table-cell office:value-type="float" office:value="300">
            <text:p>300</text:p>
          </table:table-cell>
          <table:table-cell table:formula="of:=&quot;team1_id == &quot; &amp;[.D313]&amp;&quot; ~ &quot; &amp; &quot;&quot;&quot;&quot; &amp; [.A313] &amp; &quot;&quot;&quot;&quot;" office:value-type="string" office:string-value="team1_id == 300 ~ &quot;UC Irvine&quot;">
            <text:p>team1_id == 300 ~ "UC Irvine"</text:p>
          </table:table-cell>
          <table:table-cell table:number-columns-repeated="2"/>
          <table:table-cell table:formula="of:=&quot;team2_id == &quot; &amp;[.D313]&amp;&quot; ~ &quot; &amp; &quot;&quot;&quot;&quot; &amp; [.A313] &amp; &quot;&quot;&quot;&quot;" office:value-type="string" office:string-value="team2_id == 300 ~ &quot;UC Irvine&quot;">
            <text:p>team2_id == 300 ~ "UC Irvine"</text:p>
          </table:table-cell>
        </table:table-row>
        <table:table-row table:style-name="ro1">
          <table:table-cell office:value-type="string">
            <text:p>UC Riverside</text:p>
          </table:table-cell>
          <table:table-cell office:value-type="float" office:value="422">
            <text:p>422</text:p>
          </table:table-cell>
          <table:table-cell office:value-type="string">
            <text:p>UC Riverside</text:p>
          </table:table-cell>
          <table:table-cell office:value-type="float" office:value="27">
            <text:p>27</text:p>
          </table:table-cell>
          <table:table-cell table:formula="of:=&quot;team1_id == &quot; &amp;[.D314]&amp;&quot; ~ &quot; &amp; &quot;&quot;&quot;&quot; &amp; [.A314] &amp; &quot;&quot;&quot;&quot;" office:value-type="string" office:string-value="team1_id == 27 ~ &quot;UC Riverside&quot;">
            <text:p>team1_id == 27 ~ "UC Riverside"</text:p>
          </table:table-cell>
          <table:table-cell table:number-columns-repeated="2"/>
          <table:table-cell table:formula="of:=&quot;team2_id == &quot; &amp;[.D314]&amp;&quot; ~ &quot; &amp; &quot;&quot;&quot;&quot; &amp; [.A314] &amp; &quot;&quot;&quot;&quot;" office:value-type="string" office:string-value="team2_id == 27 ~ &quot;UC Riverside&quot;">
            <text:p>team2_id == 27 ~ "UC Riverside"</text:p>
          </table:table-cell>
        </table:table-row>
        <table:table-row table:style-name="ro1">
          <table:table-cell office:value-type="string">
            <text:p>UC San Diego</text:p>
          </table:table-cell>
          <table:table-cell office:value-type="float" office:value="41">
            <text:p>41</text:p>
          </table:table-cell>
          <table:table-cell office:value-type="string">
            <text:p>UC San Diego</text:p>
          </table:table-cell>
          <table:table-cell office:value-type="float" office:value="28">
            <text:p>28</text:p>
          </table:table-cell>
          <table:table-cell table:formula="of:=&quot;team1_id == &quot; &amp;[.D315]&amp;&quot; ~ &quot; &amp; &quot;&quot;&quot;&quot; &amp; [.A315] &amp; &quot;&quot;&quot;&quot;" office:value-type="string" office:string-value="team1_id == 28 ~ &quot;UC San Diego&quot;">
            <text:p>team1_id == 28 ~ "UC San Diego"</text:p>
          </table:table-cell>
          <table:table-cell table:number-columns-repeated="2"/>
          <table:table-cell table:formula="of:=&quot;team2_id == &quot; &amp;[.D315]&amp;&quot; ~ &quot; &amp; &quot;&quot;&quot;&quot; &amp; [.A315] &amp; &quot;&quot;&quot;&quot;" office:value-type="string" office:string-value="team2_id == 28 ~ &quot;UC San Diego&quot;">
            <text:p>team2_id == 28 ~ "UC San Diego"</text:p>
          </table:table-cell>
        </table:table-row>
        <table:table-row table:style-name="ro1">
          <table:table-cell office:value-type="string">
            <text:p>UC Santa Barbara</text:p>
          </table:table-cell>
          <table:table-cell office:value-type="float" office:value="436">
            <text:p>436</text:p>
          </table:table-cell>
          <table:table-cell office:value-type="string">
            <text:p>UC Santa Barbara</text:p>
          </table:table-cell>
          <table:table-cell office:value-type="float" office:value="2540">
            <text:p>2540</text:p>
          </table:table-cell>
          <table:table-cell table:formula="of:=&quot;team1_id == &quot; &amp;[.D316]&amp;&quot; ~ &quot; &amp; &quot;&quot;&quot;&quot; &amp; [.A316] &amp; &quot;&quot;&quot;&quot;" office:value-type="string" office:string-value="team1_id == 2540 ~ &quot;UC Santa Barbara&quot;">
            <text:p>team1_id == 2540 ~ "UC Santa Barbara"</text:p>
          </table:table-cell>
          <table:table-cell table:number-columns-repeated="2"/>
          <table:table-cell table:formula="of:=&quot;team2_id == &quot; &amp;[.D316]&amp;&quot; ~ &quot; &amp; &quot;&quot;&quot;&quot; &amp; [.A316] &amp; &quot;&quot;&quot;&quot;" office:value-type="string" office:string-value="team2_id == 2540 ~ &quot;UC Santa Barbara&quot;">
            <text:p>team2_id == 2540 ~ "UC Santa Barbara"</text:p>
          </table:table-cell>
        </table:table-row>
        <table:table-row table:style-name="ro1">
          <table:table-cell office:value-type="string">
            <text:p>UCF</text:p>
          </table:table-cell>
          <table:table-cell office:value-type="float" office:value="455">
            <text:p>455</text:p>
          </table:table-cell>
          <table:table-cell office:value-type="string">
            <text:p>UCF</text:p>
          </table:table-cell>
          <table:table-cell office:value-type="float" office:value="2116">
            <text:p>2116</text:p>
          </table:table-cell>
          <table:table-cell table:formula="of:=&quot;team1_id == &quot; &amp;[.D317]&amp;&quot; ~ &quot; &amp; &quot;&quot;&quot;&quot; &amp; [.A317] &amp; &quot;&quot;&quot;&quot;" office:value-type="string" office:string-value="team1_id == 2116 ~ &quot;UCF&quot;">
            <text:p>team1_id == 2116 ~ "UCF"</text:p>
          </table:table-cell>
          <table:table-cell table:number-columns-repeated="2"/>
          <table:table-cell table:formula="of:=&quot;team2_id == &quot; &amp;[.D317]&amp;&quot; ~ &quot; &amp; &quot;&quot;&quot;&quot; &amp; [.A317] &amp; &quot;&quot;&quot;&quot;" office:value-type="string" office:string-value="team2_id == 2116 ~ &quot;UCF&quot;">
            <text:p>team2_id == 2116 ~ "UCF"</text:p>
          </table:table-cell>
        </table:table-row>
        <table:table-row table:style-name="ro1">
          <table:table-cell office:value-type="string">
            <text:p>UCLA</text:p>
          </table:table-cell>
          <table:table-cell office:value-type="float" office:value="510">
            <text:p>510</text:p>
          </table:table-cell>
          <table:table-cell office:value-type="string">
            <text:p>UCLA</text:p>
          </table:table-cell>
          <table:table-cell office:value-type="float" office:value="26">
            <text:p>26</text:p>
          </table:table-cell>
          <table:table-cell table:formula="of:=&quot;team1_id == &quot; &amp;[.D318]&amp;&quot; ~ &quot; &amp; &quot;&quot;&quot;&quot; &amp; [.A318] &amp; &quot;&quot;&quot;&quot;" office:value-type="string" office:string-value="team1_id == 26 ~ &quot;UCLA&quot;">
            <text:p>team1_id == 26 ~ "UCLA"</text:p>
          </table:table-cell>
          <table:table-cell table:number-columns-repeated="2"/>
          <table:table-cell table:formula="of:=&quot;team2_id == &quot; &amp;[.D318]&amp;&quot; ~ &quot; &amp; &quot;&quot;&quot;&quot; &amp; [.A318] &amp; &quot;&quot;&quot;&quot;" office:value-type="string" office:string-value="team2_id == 26 ~ &quot;UCLA&quot;">
            <text:p>team2_id == 26 ~ "UCLA"</text:p>
          </table:table-cell>
        </table:table-row>
        <table:table-row table:style-name="ro2">
          <table:table-cell office:value-type="string">
            <text:p>UMass Lowell</text:p>
          </table:table-cell>
          <table:table-cell office:value-type="float" office:value="254">
            <text:p>254</text:p>
          </table:table-cell>
          <table:table-cell office:value-type="string">
            <text:p>UMass Lowell</text:p>
          </table:table-cell>
          <table:table-cell office:value-type="float" office:value="2349">
            <text:p>2349</text:p>
          </table:table-cell>
          <table:table-cell table:formula="of:=&quot;team1_id == &quot; &amp;[.D319]&amp;&quot; ~ &quot; &amp; &quot;&quot;&quot;&quot; &amp; [.A319] &amp; &quot;&quot;&quot;&quot;" office:value-type="string" office:string-value="team1_id == 2349 ~ &quot;UMass Lowell&quot;">
            <text:p>team1_id == 2349 ~ "UMass Lowell"</text:p>
          </table:table-cell>
          <table:table-cell table:number-columns-repeated="2"/>
          <table:table-cell table:formula="of:=&quot;team2_id == &quot; &amp;[.D319]&amp;&quot; ~ &quot; &amp; &quot;&quot;&quot;&quot; &amp; [.A319] &amp; &quot;&quot;&quot;&quot;" office:value-type="string" office:string-value="team2_id == 2349 ~ &quot;UMass Lowell&quot;">
            <text:p>team2_id == 2349 ~ "UMass Lowell"</text:p>
          </table:table-cell>
        </table:table-row>
        <table:table-row table:style-name="ro1">
          <table:table-cell office:value-type="string">
            <text:p>UMBC</text:p>
          </table:table-cell>
          <table:table-cell office:value-type="float" office:value="447">
            <text:p>447</text:p>
          </table:table-cell>
          <table:table-cell office:value-type="string">
            <text:p>UMBC</text:p>
          </table:table-cell>
          <table:table-cell office:value-type="float" office:value="2378">
            <text:p>2378</text:p>
          </table:table-cell>
          <table:table-cell table:formula="of:=&quot;team1_id == &quot; &amp;[.D320]&amp;&quot; ~ &quot; &amp; &quot;&quot;&quot;&quot; &amp; [.A320] &amp; &quot;&quot;&quot;&quot;" office:value-type="string" office:string-value="team1_id == 2378 ~ &quot;UMBC&quot;">
            <text:p>team1_id == 2378 ~ "UMBC"</text:p>
          </table:table-cell>
          <table:table-cell table:number-columns-repeated="2"/>
          <table:table-cell table:formula="of:=&quot;team2_id == &quot; &amp;[.D320]&amp;&quot; ~ &quot; &amp; &quot;&quot;&quot;&quot; &amp; [.A320] &amp; &quot;&quot;&quot;&quot;" office:value-type="string" office:string-value="team2_id == 2378 ~ &quot;UMBC&quot;">
            <text:p>team2_id == 2378 ~ "UMBC"</text:p>
          </table:table-cell>
        </table:table-row>
        <table:table-row table:style-name="ro1">
          <table:table-cell office:value-type="string">
            <text:p>UMKC</text:p>
          </table:table-cell>
          <table:table-cell office:value-type="float" office:value="430">
            <text:p>430</text:p>
          </table:table-cell>
          <table:table-cell office:value-type="string">
            <text:p>Kansas City</text:p>
          </table:table-cell>
          <table:table-cell office:value-type="float" office:value="140">
            <text:p>140</text:p>
          </table:table-cell>
          <table:table-cell table:formula="of:=&quot;team1_id == &quot; &amp;[.D321]&amp;&quot; ~ &quot; &amp; &quot;&quot;&quot;&quot; &amp; [.A321] &amp; &quot;&quot;&quot;&quot;" office:value-type="string" office:string-value="team1_id == 140 ~ &quot;UMKC&quot;">
            <text:p>team1_id == 140 ~ "UMKC"</text:p>
          </table:table-cell>
          <table:table-cell table:number-columns-repeated="2"/>
          <table:table-cell table:formula="of:=&quot;team2_id == &quot; &amp;[.D321]&amp;&quot; ~ &quot; &amp; &quot;&quot;&quot;&quot; &amp; [.A321] &amp; &quot;&quot;&quot;&quot;" office:value-type="string" office:string-value="team2_id == 140 ~ &quot;UMKC&quot;">
            <text:p>team2_id == 140 ~ "UMKC"</text:p>
          </table:table-cell>
        </table:table-row>
        <table:table-row table:style-name="ro1">
          <table:table-cell office:value-type="string">
            <text:p>UNC Asheville</text:p>
          </table:table-cell>
          <table:table-cell office:value-type="float" office:value="434">
            <text:p>434</text:p>
          </table:table-cell>
          <table:table-cell office:value-type="string">
            <text:p>UNC Asheville</text:p>
          </table:table-cell>
          <table:table-cell office:value-type="float" office:value="2427">
            <text:p>2427</text:p>
          </table:table-cell>
          <table:table-cell table:formula="of:=&quot;team1_id == &quot; &amp;[.D322]&amp;&quot; ~ &quot; &amp; &quot;&quot;&quot;&quot; &amp; [.A322] &amp; &quot;&quot;&quot;&quot;" office:value-type="string" office:string-value="team1_id == 2427 ~ &quot;UNC Asheville&quot;">
            <text:p>team1_id == 2427 ~ "UNC Asheville"</text:p>
          </table:table-cell>
          <table:table-cell table:number-columns-repeated="2"/>
          <table:table-cell table:formula="of:=&quot;team2_id == &quot; &amp;[.D322]&amp;&quot; ~ &quot; &amp; &quot;&quot;&quot;&quot; &amp; [.A322] &amp; &quot;&quot;&quot;&quot;" office:value-type="string" office:string-value="team2_id == 2427 ~ &quot;UNC Asheville&quot;">
            <text:p>team2_id == 2427 ~ "UNC Asheville"</text:p>
          </table:table-cell>
        </table:table-row>
        <table:table-row table:style-name="ro1">
          <table:table-cell office:value-type="string">
            <text:p>UNC Greensboro</text:p>
          </table:table-cell>
          <table:table-cell office:value-type="float" office:value="461">
            <text:p>461</text:p>
          </table:table-cell>
          <table:table-cell office:value-type="string">
            <text:p>UNC Greensboro</text:p>
          </table:table-cell>
          <table:table-cell office:value-type="float" office:value="2430">
            <text:p>2430</text:p>
          </table:table-cell>
          <table:table-cell table:formula="of:=&quot;team1_id == &quot; &amp;[.D323]&amp;&quot; ~ &quot; &amp; &quot;&quot;&quot;&quot; &amp; [.A323] &amp; &quot;&quot;&quot;&quot;" office:value-type="string" office:string-value="team1_id == 2430 ~ &quot;UNC Greensboro&quot;">
            <text:p>team1_id == 2430 ~ "UNC Greensboro"</text:p>
          </table:table-cell>
          <table:table-cell table:number-columns-repeated="2"/>
          <table:table-cell table:formula="of:=&quot;team2_id == &quot; &amp;[.D323]&amp;&quot; ~ &quot; &amp; &quot;&quot;&quot;&quot; &amp; [.A323] &amp; &quot;&quot;&quot;&quot;" office:value-type="string" office:string-value="team2_id == 2430 ~ &quot;UNC Greensboro&quot;">
            <text:p>team2_id == 2430 ~ "UNC Greensboro"</text:p>
          </table:table-cell>
        </table:table-row>
        <table:table-row table:style-name="ro1">
          <table:table-cell office:value-type="string">
            <text:p>UNC Wilmington</text:p>
          </table:table-cell>
          <table:table-cell office:value-type="float" office:value="452">
            <text:p>452</text:p>
          </table:table-cell>
          <table:table-cell office:value-type="string">
            <text:p>UNC Wilmington</text:p>
          </table:table-cell>
          <table:table-cell office:value-type="float" office:value="350">
            <text:p>350</text:p>
          </table:table-cell>
          <table:table-cell table:formula="of:=&quot;team1_id == &quot; &amp;[.D324]&amp;&quot; ~ &quot; &amp; &quot;&quot;&quot;&quot; &amp; [.A324] &amp; &quot;&quot;&quot;&quot;" office:value-type="string" office:string-value="team1_id == 350 ~ &quot;UNC Wilmington&quot;">
            <text:p>team1_id == 350 ~ "UNC Wilmington"</text:p>
          </table:table-cell>
          <table:table-cell table:number-columns-repeated="2"/>
          <table:table-cell table:formula="of:=&quot;team2_id == &quot; &amp;[.D324]&amp;&quot; ~ &quot; &amp; &quot;&quot;&quot;&quot; &amp; [.A324] &amp; &quot;&quot;&quot;&quot;" office:value-type="string" office:string-value="team2_id == 350 ~ &quot;UNC Wilmington&quot;">
            <text:p>team2_id == 350 ~ "UNC Wilmington"</text:p>
          </table:table-cell>
        </table:table-row>
        <table:table-row table:style-name="ro1">
          <table:table-cell office:value-type="string">
            <text:p>UNLV</text:p>
          </table:table-cell>
          <table:table-cell office:value-type="float" office:value="478">
            <text:p>478</text:p>
          </table:table-cell>
          <table:table-cell office:value-type="string">
            <text:p>UNLV</text:p>
          </table:table-cell>
          <table:table-cell office:value-type="float" office:value="2439">
            <text:p>2439</text:p>
          </table:table-cell>
          <table:table-cell table:formula="of:=&quot;team1_id == &quot; &amp;[.D325]&amp;&quot; ~ &quot; &amp; &quot;&quot;&quot;&quot; &amp; [.A325] &amp; &quot;&quot;&quot;&quot;" office:value-type="string" office:string-value="team1_id == 2439 ~ &quot;UNLV&quot;">
            <text:p>team1_id == 2439 ~ "UNLV"</text:p>
          </table:table-cell>
          <table:table-cell table:number-columns-repeated="2"/>
          <table:table-cell table:formula="of:=&quot;team2_id == &quot; &amp;[.D325]&amp;&quot; ~ &quot; &amp; &quot;&quot;&quot;&quot; &amp; [.A325] &amp; &quot;&quot;&quot;&quot;" office:value-type="string" office:string-value="team2_id == 2439 ~ &quot;UNLV&quot;">
            <text:p>team2_id == 2439 ~ "UNLV"</text:p>
          </table:table-cell>
        </table:table-row>
        <table:table-row table:style-name="ro1">
          <table:table-cell office:value-type="string">
            <text:p>USC</text:p>
          </table:table-cell>
          <table:table-cell office:value-type="float" office:value="496">
            <text:p>496</text:p>
          </table:table-cell>
          <table:table-cell office:value-type="string">
            <text:p>USC</text:p>
          </table:table-cell>
          <table:table-cell office:value-type="float" office:value="30">
            <text:p>30</text:p>
          </table:table-cell>
          <table:table-cell table:formula="of:=&quot;team1_id == &quot; &amp;[.D326]&amp;&quot; ~ &quot; &amp; &quot;&quot;&quot;&quot; &amp; [.A326] &amp; &quot;&quot;&quot;&quot;" office:value-type="string" office:string-value="team1_id == 30 ~ &quot;USC&quot;">
            <text:p>team1_id == 30 ~ "USC"</text:p>
          </table:table-cell>
          <table:table-cell table:number-columns-repeated="2"/>
          <table:table-cell table:formula="of:=&quot;team2_id == &quot; &amp;[.D326]&amp;&quot; ~ &quot; &amp; &quot;&quot;&quot;&quot; &amp; [.A326] &amp; &quot;&quot;&quot;&quot;" office:value-type="string" office:string-value="team2_id == 30 ~ &quot;USC&quot;">
            <text:p>team2_id == 30 ~ "USC"</text:p>
          </table:table-cell>
        </table:table-row>
        <table:table-row table:style-name="ro1">
          <table:table-cell office:value-type="string">
            <text:p>USC Upstate</text:p>
          </table:table-cell>
          <table:table-cell office:value-type="float" office:value="441">
            <text:p>441</text:p>
          </table:table-cell>
          <table:table-cell office:value-type="string">
            <text:p>South Carolina Upstate</text:p>
          </table:table-cell>
          <table:table-cell office:value-type="float" office:value="2908">
            <text:p>2908</text:p>
          </table:table-cell>
          <table:table-cell table:formula="of:=&quot;team1_id == &quot; &amp;[.D327]&amp;&quot; ~ &quot; &amp; &quot;&quot;&quot;&quot; &amp; [.A327] &amp; &quot;&quot;&quot;&quot;" office:value-type="string" office:string-value="team1_id == 2908 ~ &quot;USC Upstate&quot;">
            <text:p>team1_id == 2908 ~ "USC Upstate"</text:p>
          </table:table-cell>
          <table:table-cell table:number-columns-repeated="2"/>
          <table:table-cell table:formula="of:=&quot;team2_id == &quot; &amp;[.D327]&amp;&quot; ~ &quot; &amp; &quot;&quot;&quot;&quot; &amp; [.A327] &amp; &quot;&quot;&quot;&quot;" office:value-type="string" office:string-value="team2_id == 2908 ~ &quot;USC Upstate&quot;">
            <text:p>team2_id == 2908 ~ "USC Upstate"</text:p>
          </table:table-cell>
        </table:table-row>
        <table:table-row table:style-name="ro1">
          <table:table-cell office:value-type="string">
            <text:p>UT Arlington</text:p>
          </table:table-cell>
          <table:table-cell office:value-type="float" office:value="444">
            <text:p>444</text:p>
          </table:table-cell>
          <table:table-cell office:value-type="string">
            <text:p>UT Arlington</text:p>
          </table:table-cell>
          <table:table-cell office:value-type="float" office:value="250">
            <text:p>250</text:p>
          </table:table-cell>
          <table:table-cell table:formula="of:=&quot;team1_id == &quot; &amp;[.D328]&amp;&quot; ~ &quot; &amp; &quot;&quot;&quot;&quot; &amp; [.A328] &amp; &quot;&quot;&quot;&quot;" office:value-type="string" office:string-value="team1_id == 250 ~ &quot;UT Arlington&quot;">
            <text:p>team1_id == 250 ~ "UT Arlington"</text:p>
          </table:table-cell>
          <table:table-cell table:number-columns-repeated="2"/>
          <table:table-cell table:formula="of:=&quot;team2_id == &quot; &amp;[.D328]&amp;&quot; ~ &quot; &amp; &quot;&quot;&quot;&quot; &amp; [.A328] &amp; &quot;&quot;&quot;&quot;" office:value-type="string" office:string-value="team2_id == 250 ~ &quot;UT Arlington&quot;">
            <text:p>team2_id == 250 ~ "UT Arlington"</text:p>
          </table:table-cell>
        </table:table-row>
        <table:table-row table:style-name="ro2">
          <table:table-cell office:value-type="string">
            <text:p>UT Rio Grande Valley</text:p>
          </table:table-cell>
          <table:table-cell office:value-type="float" office:value="417">
            <text:p>417</text:p>
          </table:table-cell>
          <table:table-cell office:value-type="string">
            <text:p>UT Rio Grande Valley</text:p>
          </table:table-cell>
          <table:table-cell office:value-type="float" office:value="292">
            <text:p>292</text:p>
          </table:table-cell>
          <table:table-cell table:formula="of:=&quot;team1_id == &quot; &amp;[.D329]&amp;&quot; ~ &quot; &amp; &quot;&quot;&quot;&quot; &amp; [.A329] &amp; &quot;&quot;&quot;&quot;" office:value-type="string" office:string-value="team1_id == 292 ~ &quot;UT Rio Grande Valley&quot;">
            <text:p>team1_id == 292 ~ "UT Rio Grande Valley"</text:p>
          </table:table-cell>
          <table:table-cell table:number-columns-repeated="2"/>
          <table:table-cell table:formula="of:=&quot;team2_id == &quot; &amp;[.D329]&amp;&quot; ~ &quot; &amp; &quot;&quot;&quot;&quot; &amp; [.A329] &amp; &quot;&quot;&quot;&quot;" office:value-type="string" office:string-value="team2_id == 292 ~ &quot;UT Rio Grande Valley&quot;">
            <text:p>team2_id == 292 ~ "UT Rio Grande Valley"</text:p>
          </table:table-cell>
        </table:table-row>
        <table:table-row table:style-name="ro1">
          <table:table-cell office:value-type="string">
            <text:p>Utah</text:p>
          </table:table-cell>
          <table:table-cell office:value-type="float" office:value="469">
            <text:p>469</text:p>
          </table:table-cell>
          <table:table-cell office:value-type="string">
            <text:p>Utah</text:p>
          </table:table-cell>
          <table:table-cell office:value-type="float" office:value="254">
            <text:p>254</text:p>
          </table:table-cell>
          <table:table-cell table:formula="of:=&quot;team1_id == &quot; &amp;[.D330]&amp;&quot; ~ &quot; &amp; &quot;&quot;&quot;&quot; &amp; [.A330] &amp; &quot;&quot;&quot;&quot;" office:value-type="string" office:string-value="team1_id == 254 ~ &quot;Utah&quot;">
            <text:p>team1_id == 254 ~ "Utah"</text:p>
          </table:table-cell>
          <table:table-cell table:number-columns-repeated="2"/>
          <table:table-cell table:formula="of:=&quot;team2_id == &quot; &amp;[.D330]&amp;&quot; ~ &quot; &amp; &quot;&quot;&quot;&quot; &amp; [.A330] &amp; &quot;&quot;&quot;&quot;" office:value-type="string" office:string-value="team2_id == 254 ~ &quot;Utah&quot;">
            <text:p>team2_id == 254 ~ "Utah"</text:p>
          </table:table-cell>
        </table:table-row>
        <table:table-row table:style-name="ro1">
          <table:table-cell office:value-type="string">
            <text:p>Utah St.</text:p>
          </table:table-cell>
          <table:table-cell office:value-type="float" office:value="481">
            <text:p>481</text:p>
          </table:table-cell>
          <table:table-cell office:value-type="string">
            <text:p>Utah State</text:p>
          </table:table-cell>
          <table:table-cell office:value-type="float" office:value="328">
            <text:p>328</text:p>
          </table:table-cell>
          <table:table-cell table:formula="of:=&quot;team1_id == &quot; &amp;[.D331]&amp;&quot; ~ &quot; &amp; &quot;&quot;&quot;&quot; &amp; [.A331] &amp; &quot;&quot;&quot;&quot;" office:value-type="string" office:string-value="team1_id == 328 ~ &quot;Utah St.&quot;">
            <text:p>team1_id == 328 ~ "Utah St."</text:p>
          </table:table-cell>
          <table:table-cell table:number-columns-repeated="2"/>
          <table:table-cell table:formula="of:=&quot;team2_id == &quot; &amp;[.D331]&amp;&quot; ~ &quot; &amp; &quot;&quot;&quot;&quot; &amp; [.A331] &amp; &quot;&quot;&quot;&quot;" office:value-type="string" office:string-value="team2_id == 328 ~ &quot;Utah St.&quot;">
            <text:p>team2_id == 328 ~ "Utah St."</text:p>
          </table:table-cell>
        </table:table-row>
        <table:table-row table:style-name="ro1">
          <table:table-cell office:value-type="string">
            <text:p>Utah Valley</text:p>
          </table:table-cell>
          <table:table-cell office:value-type="float" office:value="419">
            <text:p>419</text:p>
          </table:table-cell>
          <table:table-cell office:value-type="string">
            <text:p>Utah Valley</text:p>
          </table:table-cell>
          <table:table-cell office:value-type="float" office:value="3084">
            <text:p>3084</text:p>
          </table:table-cell>
          <table:table-cell table:formula="of:=&quot;team1_id == &quot; &amp;[.D332]&amp;&quot; ~ &quot; &amp; &quot;&quot;&quot;&quot; &amp; [.A332] &amp; &quot;&quot;&quot;&quot;" office:value-type="string" office:string-value="team1_id == 3084 ~ &quot;Utah Valley&quot;">
            <text:p>team1_id == 3084 ~ "Utah Valley"</text:p>
          </table:table-cell>
          <table:table-cell table:number-columns-repeated="2"/>
          <table:table-cell table:formula="of:=&quot;team2_id == &quot; &amp;[.D332]&amp;&quot; ~ &quot; &amp; &quot;&quot;&quot;&quot; &amp; [.A332] &amp; &quot;&quot;&quot;&quot;" office:value-type="string" office:string-value="team2_id == 3084 ~ &quot;Utah Valley&quot;">
            <text:p>team2_id == 3084 ~ "Utah Valley"</text:p>
          </table:table-cell>
        </table:table-row>
        <table:table-row table:style-name="ro1">
          <table:table-cell office:value-type="string">
            <text:p>UTEP</text:p>
          </table:table-cell>
          <table:table-cell office:value-type="float" office:value="468">
            <text:p>468</text:p>
          </table:table-cell>
          <table:table-cell office:value-type="string">
            <text:p>UTEP</text:p>
          </table:table-cell>
          <table:table-cell office:value-type="float" office:value="2638">
            <text:p>2638</text:p>
          </table:table-cell>
          <table:table-cell table:formula="of:=&quot;team1_id == &quot; &amp;[.D333]&amp;&quot; ~ &quot; &amp; &quot;&quot;&quot;&quot; &amp; [.A333] &amp; &quot;&quot;&quot;&quot;" office:value-type="string" office:string-value="team1_id == 2638 ~ &quot;UTEP&quot;">
            <text:p>team1_id == 2638 ~ "UTEP"</text:p>
          </table:table-cell>
          <table:table-cell table:number-columns-repeated="2"/>
          <table:table-cell table:formula="of:=&quot;team2_id == &quot; &amp;[.D333]&amp;&quot; ~ &quot; &amp; &quot;&quot;&quot;&quot; &amp; [.A333] &amp; &quot;&quot;&quot;&quot;" office:value-type="string" office:string-value="team2_id == 2638 ~ &quot;UTEP&quot;">
            <text:p>team2_id == 2638 ~ "UTEP"</text:p>
          </table:table-cell>
        </table:table-row>
        <table:table-row table:style-name="ro1">
          <table:table-cell office:value-type="string">
            <text:p>UTSA</text:p>
          </table:table-cell>
          <table:table-cell office:value-type="float" office:value="430">
            <text:p>430</text:p>
          </table:table-cell>
          <table:table-cell office:value-type="string">
            <text:p>UTSA</text:p>
          </table:table-cell>
          <table:table-cell office:value-type="float" office:value="2636">
            <text:p>2636</text:p>
          </table:table-cell>
          <table:table-cell table:formula="of:=&quot;team1_id == &quot; &amp;[.D334]&amp;&quot; ~ &quot; &amp; &quot;&quot;&quot;&quot; &amp; [.A334] &amp; &quot;&quot;&quot;&quot;" office:value-type="string" office:string-value="team1_id == 2636 ~ &quot;UTSA&quot;">
            <text:p>team1_id == 2636 ~ "UTSA"</text:p>
          </table:table-cell>
          <table:table-cell table:number-columns-repeated="2"/>
          <table:table-cell table:formula="of:=&quot;team2_id == &quot; &amp;[.D334]&amp;&quot; ~ &quot; &amp; &quot;&quot;&quot;&quot; &amp; [.A334] &amp; &quot;&quot;&quot;&quot;" office:value-type="string" office:string-value="team2_id == 2636 ~ &quot;UTSA&quot;">
            <text:p>team2_id == 2636 ~ "UTSA"</text:p>
          </table:table-cell>
        </table:table-row>
        <table:table-row table:style-name="ro1">
          <table:table-cell office:value-type="string">
            <text:p>Valparaiso</text:p>
          </table:table-cell>
          <table:table-cell office:value-type="float" office:value="470">
            <text:p>470</text:p>
          </table:table-cell>
          <table:table-cell office:value-type="string">
            <text:p>Valparaiso</text:p>
          </table:table-cell>
          <table:table-cell office:value-type="float" office:value="2674">
            <text:p>2674</text:p>
          </table:table-cell>
          <table:table-cell table:formula="of:=&quot;team1_id == &quot; &amp;[.D335]&amp;&quot; ~ &quot; &amp; &quot;&quot;&quot;&quot; &amp; [.A335] &amp; &quot;&quot;&quot;&quot;" office:value-type="string" office:string-value="team1_id == 2674 ~ &quot;Valparaiso&quot;">
            <text:p>team1_id == 2674 ~ "Valparaiso"</text:p>
          </table:table-cell>
          <table:table-cell table:number-columns-repeated="2"/>
          <table:table-cell table:formula="of:=&quot;team2_id == &quot; &amp;[.D335]&amp;&quot; ~ &quot; &amp; &quot;&quot;&quot;&quot; &amp; [.A335] &amp; &quot;&quot;&quot;&quot;" office:value-type="string" office:string-value="team2_id == 2674 ~ &quot;Valparaiso&quot;">
            <text:p>team2_id == 2674 ~ "Valparaiso"</text:p>
          </table:table-cell>
        </table:table-row>
        <table:table-row table:style-name="ro1">
          <table:table-cell office:value-type="string">
            <text:p>Vanderbilt</text:p>
          </table:table-cell>
          <table:table-cell office:value-type="float" office:value="490">
            <text:p>490</text:p>
          </table:table-cell>
          <table:table-cell office:value-type="string">
            <text:p>Vanderbilt</text:p>
          </table:table-cell>
          <table:table-cell office:value-type="float" office:value="238">
            <text:p>238</text:p>
          </table:table-cell>
          <table:table-cell table:formula="of:=&quot;team1_id == &quot; &amp;[.D336]&amp;&quot; ~ &quot; &amp; &quot;&quot;&quot;&quot; &amp; [.A336] &amp; &quot;&quot;&quot;&quot;" office:value-type="string" office:string-value="team1_id == 238 ~ &quot;Vanderbilt&quot;">
            <text:p>team1_id == 238 ~ "Vanderbilt"</text:p>
          </table:table-cell>
          <table:table-cell table:number-columns-repeated="2"/>
          <table:table-cell table:formula="of:=&quot;team2_id == &quot; &amp;[.D336]&amp;&quot; ~ &quot; &amp; &quot;&quot;&quot;&quot; &amp; [.A336] &amp; &quot;&quot;&quot;&quot;" office:value-type="string" office:string-value="team2_id == 238 ~ &quot;Vanderbilt&quot;">
            <text:p>team2_id == 238 ~ "Vanderbilt"</text:p>
          </table:table-cell>
        </table:table-row>
        <table:table-row table:style-name="ro1">
          <table:table-cell office:value-type="string">
            <text:p>VCU</text:p>
          </table:table-cell>
          <table:table-cell office:value-type="float" office:value="511">
            <text:p>511</text:p>
          </table:table-cell>
          <table:table-cell office:value-type="string">
            <text:p>VCU</text:p>
          </table:table-cell>
          <table:table-cell office:value-type="float" office:value="2670">
            <text:p>2670</text:p>
          </table:table-cell>
          <table:table-cell table:formula="of:=&quot;team1_id == &quot; &amp;[.D337]&amp;&quot; ~ &quot; &amp; &quot;&quot;&quot;&quot; &amp; [.A337] &amp; &quot;&quot;&quot;&quot;" office:value-type="string" office:string-value="team1_id == 2670 ~ &quot;VCU&quot;">
            <text:p>team1_id == 2670 ~ "VCU"</text:p>
          </table:table-cell>
          <table:table-cell table:number-columns-repeated="2"/>
          <table:table-cell table:formula="of:=&quot;team2_id == &quot; &amp;[.D337]&amp;&quot; ~ &quot; &amp; &quot;&quot;&quot;&quot; &amp; [.A337] &amp; &quot;&quot;&quot;&quot;" office:value-type="string" office:string-value="team2_id == 2670 ~ &quot;VCU&quot;">
            <text:p>team2_id == 2670 ~ "VCU"</text:p>
          </table:table-cell>
        </table:table-row>
        <table:table-row table:style-name="ro1">
          <table:table-cell office:value-type="string">
            <text:p>Vermont</text:p>
          </table:table-cell>
          <table:table-cell office:value-type="float" office:value="481">
            <text:p>481</text:p>
          </table:table-cell>
          <table:table-cell office:value-type="string">
            <text:p>Vermont</text:p>
          </table:table-cell>
          <table:table-cell office:value-type="float" office:value="261">
            <text:p>261</text:p>
          </table:table-cell>
          <table:table-cell table:formula="of:=&quot;team1_id == &quot; &amp;[.D338]&amp;&quot; ~ &quot; &amp; &quot;&quot;&quot;&quot; &amp; [.A338] &amp; &quot;&quot;&quot;&quot;" office:value-type="string" office:string-value="team1_id == 261 ~ &quot;Vermont&quot;">
            <text:p>team1_id == 261 ~ "Vermont"</text:p>
          </table:table-cell>
          <table:table-cell table:number-columns-repeated="2"/>
          <table:table-cell table:formula="of:=&quot;team2_id == &quot; &amp;[.D338]&amp;&quot; ~ &quot; &amp; &quot;&quot;&quot;&quot; &amp; [.A338] &amp; &quot;&quot;&quot;&quot;" office:value-type="string" office:string-value="team2_id == 261 ~ &quot;Vermont&quot;">
            <text:p>team2_id == 261 ~ "Vermont"</text:p>
          </table:table-cell>
        </table:table-row>
        <table:table-row table:style-name="ro2">
          <table:table-cell office:value-type="string">
            <text:p>Villanova</text:p>
          </table:table-cell>
          <table:table-cell office:value-type="float" office:value="520">
            <text:p>520</text:p>
          </table:table-cell>
          <table:table-cell office:value-type="string">
            <text:p>Villanova</text:p>
          </table:table-cell>
          <table:table-cell office:value-type="float" office:value="222">
            <text:p>222</text:p>
          </table:table-cell>
          <table:table-cell table:formula="of:=&quot;team1_id == &quot; &amp;[.D339]&amp;&quot; ~ &quot; &amp; &quot;&quot;&quot;&quot; &amp; [.A339] &amp; &quot;&quot;&quot;&quot;" office:value-type="string" office:string-value="team1_id == 222 ~ &quot;Villanova&quot;">
            <text:p>team1_id == 222 ~ "Villanova"</text:p>
          </table:table-cell>
          <table:table-cell table:number-columns-repeated="2"/>
          <table:table-cell table:formula="of:=&quot;team2_id == &quot; &amp;[.D339]&amp;&quot; ~ &quot; &amp; &quot;&quot;&quot;&quot; &amp; [.A339] &amp; &quot;&quot;&quot;&quot;" office:value-type="string" office:string-value="team2_id == 222 ~ &quot;Villanova&quot;">
            <text:p>team2_id == 222 ~ "Villanova"</text:p>
          </table:table-cell>
        </table:table-row>
        <table:table-row table:style-name="ro1">
          <table:table-cell office:value-type="string">
            <text:p>Virginia</text:p>
          </table:table-cell>
          <table:table-cell office:value-type="float" office:value="494">
            <text:p>494</text:p>
          </table:table-cell>
          <table:table-cell office:value-type="string">
            <text:p>Virginia</text:p>
          </table:table-cell>
          <table:table-cell office:value-type="float" office:value="258">
            <text:p>258</text:p>
          </table:table-cell>
          <table:table-cell table:formula="of:=&quot;team1_id == &quot; &amp;[.D340]&amp;&quot; ~ &quot; &amp; &quot;&quot;&quot;&quot; &amp; [.A340] &amp; &quot;&quot;&quot;&quot;" office:value-type="string" office:string-value="team1_id == 258 ~ &quot;Virginia&quot;">
            <text:p>team1_id == 258 ~ "Virginia"</text:p>
          </table:table-cell>
          <table:table-cell table:number-columns-repeated="2"/>
          <table:table-cell table:formula="of:=&quot;team2_id == &quot; &amp;[.D340]&amp;&quot; ~ &quot; &amp; &quot;&quot;&quot;&quot; &amp; [.A340] &amp; &quot;&quot;&quot;&quot;" office:value-type="string" office:string-value="team2_id == 258 ~ &quot;Virginia&quot;">
            <text:p>team2_id == 258 ~ "Virginia"</text:p>
          </table:table-cell>
        </table:table-row>
        <table:table-row table:style-name="ro1">
          <table:table-cell office:value-type="string">
            <text:p>Virginia Tech</text:p>
          </table:table-cell>
          <table:table-cell office:value-type="float" office:value="492">
            <text:p>492</text:p>
          </table:table-cell>
          <table:table-cell office:value-type="string">
            <text:p>Virginia Tech</text:p>
          </table:table-cell>
          <table:table-cell office:value-type="float" office:value="259">
            <text:p>259</text:p>
          </table:table-cell>
          <table:table-cell table:formula="of:=&quot;team1_id == &quot; &amp;[.D341]&amp;&quot; ~ &quot; &amp; &quot;&quot;&quot;&quot; &amp; [.A341] &amp; &quot;&quot;&quot;&quot;" office:value-type="string" office:string-value="team1_id == 259 ~ &quot;Virginia Tech&quot;">
            <text:p>team1_id == 259 ~ "Virginia Tech"</text:p>
          </table:table-cell>
          <table:table-cell table:number-columns-repeated="2"/>
          <table:table-cell table:formula="of:=&quot;team2_id == &quot; &amp;[.D341]&amp;&quot; ~ &quot; &amp; &quot;&quot;&quot;&quot; &amp; [.A341] &amp; &quot;&quot;&quot;&quot;" office:value-type="string" office:string-value="team2_id == 259 ~ &quot;Virginia Tech&quot;">
            <text:p>team2_id == 259 ~ "Virginia Tech"</text:p>
          </table:table-cell>
        </table:table-row>
        <table:table-row table:style-name="ro1">
          <table:table-cell office:value-type="string">
            <text:p>VMI</text:p>
          </table:table-cell>
          <table:table-cell office:value-type="float" office:value="415">
            <text:p>415</text:p>
          </table:table-cell>
          <table:table-cell office:value-type="string">
            <text:p>VMI</text:p>
          </table:table-cell>
          <table:table-cell office:value-type="float" office:value="2678">
            <text:p>2678</text:p>
          </table:table-cell>
          <table:table-cell table:formula="of:=&quot;team1_id == &quot; &amp;[.D342]&amp;&quot; ~ &quot; &amp; &quot;&quot;&quot;&quot; &amp; [.A342] &amp; &quot;&quot;&quot;&quot;" office:value-type="string" office:string-value="team1_id == 2678 ~ &quot;VMI&quot;">
            <text:p>team1_id == 2678 ~ "VMI"</text:p>
          </table:table-cell>
          <table:table-cell table:number-columns-repeated="2"/>
          <table:table-cell table:formula="of:=&quot;team2_id == &quot; &amp;[.D342]&amp;&quot; ~ &quot; &amp; &quot;&quot;&quot;&quot; &amp; [.A342] &amp; &quot;&quot;&quot;&quot;" office:value-type="string" office:string-value="team2_id == 2678 ~ &quot;VMI&quot;">
            <text:p>team2_id == 2678 ~ "VMI"</text:p>
          </table:table-cell>
        </table:table-row>
        <table:table-row table:style-name="ro1">
          <table:table-cell office:value-type="string">
            <text:p>Wagner</text:p>
          </table:table-cell>
          <table:table-cell office:value-type="float" office:value="437">
            <text:p>437</text:p>
          </table:table-cell>
          <table:table-cell office:value-type="string">
            <text:p>Wagner</text:p>
          </table:table-cell>
          <table:table-cell office:value-type="float" office:value="2681">
            <text:p>2681</text:p>
          </table:table-cell>
          <table:table-cell table:formula="of:=&quot;team1_id == &quot; &amp;[.D343]&amp;&quot; ~ &quot; &amp; &quot;&quot;&quot;&quot; &amp; [.A343] &amp; &quot;&quot;&quot;&quot;" office:value-type="string" office:string-value="team1_id == 2681 ~ &quot;Wagner&quot;">
            <text:p>team1_id == 2681 ~ "Wagner"</text:p>
          </table:table-cell>
          <table:table-cell table:number-columns-repeated="2"/>
          <table:table-cell table:formula="of:=&quot;team2_id == &quot; &amp;[.D343]&amp;&quot; ~ &quot; &amp; &quot;&quot;&quot;&quot; &amp; [.A343] &amp; &quot;&quot;&quot;&quot;" office:value-type="string" office:string-value="team2_id == 2681 ~ &quot;Wagner&quot;">
            <text:p>team2_id == 2681 ~ "Wagner"</text:p>
          </table:table-cell>
        </table:table-row>
        <table:table-row table:style-name="ro1">
          <table:table-cell office:value-type="string">
            <text:p>Wake Forest</text:p>
          </table:table-cell>
          <table:table-cell office:value-type="float" office:value="463">
            <text:p>463</text:p>
          </table:table-cell>
          <table:table-cell office:value-type="string">
            <text:p>Wake Forest</text:p>
          </table:table-cell>
          <table:table-cell office:value-type="float" office:value="154">
            <text:p>154</text:p>
          </table:table-cell>
          <table:table-cell table:formula="of:=&quot;team1_id == &quot; &amp;[.D344]&amp;&quot; ~ &quot; &amp; &quot;&quot;&quot;&quot; &amp; [.A344] &amp; &quot;&quot;&quot;&quot;" office:value-type="string" office:string-value="team1_id == 154 ~ &quot;Wake Forest&quot;">
            <text:p>team1_id == 154 ~ "Wake Forest"</text:p>
          </table:table-cell>
          <table:table-cell table:number-columns-repeated="2"/>
          <table:table-cell table:formula="of:=&quot;team2_id == &quot; &amp;[.D344]&amp;&quot; ~ &quot; &amp; &quot;&quot;&quot;&quot; &amp; [.A344] &amp; &quot;&quot;&quot;&quot;" office:value-type="string" office:string-value="team2_id == 154 ~ &quot;Wake Forest&quot;">
            <text:p>team2_id == 154 ~ "Wake Forest"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float" office:value="495">
            <text:p>495</text:p>
          </table:table-cell>
          <table:table-cell office:value-type="string">
            <text:p>Washington</text:p>
          </table:table-cell>
          <table:table-cell office:value-type="float" office:value="264">
            <text:p>264</text:p>
          </table:table-cell>
          <table:table-cell table:formula="of:=&quot;team1_id == &quot; &amp;[.D345]&amp;&quot; ~ &quot; &amp; &quot;&quot;&quot;&quot; &amp; [.A345] &amp; &quot;&quot;&quot;&quot;" office:value-type="string" office:string-value="team1_id == 264 ~ &quot;Washington&quot;">
            <text:p>team1_id == 264 ~ "Washington"</text:p>
          </table:table-cell>
          <table:table-cell table:number-columns-repeated="2"/>
          <table:table-cell table:formula="of:=&quot;team2_id == &quot; &amp;[.D345]&amp;&quot; ~ &quot; &amp; &quot;&quot;&quot;&quot; &amp; [.A345] &amp; &quot;&quot;&quot;&quot;" office:value-type="string" office:string-value="team2_id == 264 ~ &quot;Washington&quot;">
            <text:p>team2_id == 264 ~ "Washington"</text:p>
          </table:table-cell>
        </table:table-row>
        <table:table-row table:style-name="ro1">
          <table:table-cell office:value-type="string">
            <text:p>Washington St.</text:p>
          </table:table-cell>
          <table:table-cell office:value-type="float" office:value="481">
            <text:p>481</text:p>
          </table:table-cell>
          <table:table-cell office:value-type="string">
            <text:p>Washington State</text:p>
          </table:table-cell>
          <table:table-cell office:value-type="float" office:value="265">
            <text:p>265</text:p>
          </table:table-cell>
          <table:table-cell table:formula="of:=&quot;team1_id == &quot; &amp;[.D346]&amp;&quot; ~ &quot; &amp; &quot;&quot;&quot;&quot; &amp; [.A346] &amp; &quot;&quot;&quot;&quot;" office:value-type="string" office:string-value="team1_id == 265 ~ &quot;Washington St.&quot;">
            <text:p>team1_id == 265 ~ "Washington St."</text:p>
          </table:table-cell>
          <table:table-cell table:number-columns-repeated="2"/>
          <table:table-cell table:formula="of:=&quot;team2_id == &quot; &amp;[.D346]&amp;&quot; ~ &quot; &amp; &quot;&quot;&quot;&quot; &amp; [.A346] &amp; &quot;&quot;&quot;&quot;" office:value-type="string" office:string-value="team2_id == 265 ~ &quot;Washington St.&quot;">
            <text:p>team2_id == 265 ~ "Washington St."</text:p>
          </table:table-cell>
        </table:table-row>
        <table:table-row table:style-name="ro1">
          <table:table-cell office:value-type="string">
            <text:p>Weber St.</text:p>
          </table:table-cell>
          <table:table-cell office:value-type="float" office:value="441">
            <text:p>441</text:p>
          </table:table-cell>
          <table:table-cell office:value-type="string">
            <text:p>Weber State</text:p>
          </table:table-cell>
          <table:table-cell office:value-type="float" office:value="2692">
            <text:p>2692</text:p>
          </table:table-cell>
          <table:table-cell table:formula="of:=&quot;team1_id == &quot; &amp;[.D347]&amp;&quot; ~ &quot; &amp; &quot;&quot;&quot;&quot; &amp; [.A347] &amp; &quot;&quot;&quot;&quot;" office:value-type="string" office:string-value="team1_id == 2692 ~ &quot;Weber St.&quot;">
            <text:p>team1_id == 2692 ~ "Weber St."</text:p>
          </table:table-cell>
          <table:table-cell table:number-columns-repeated="2"/>
          <table:table-cell table:formula="of:=&quot;team2_id == &quot; &amp;[.D347]&amp;&quot; ~ &quot; &amp; &quot;&quot;&quot;&quot; &amp; [.A347] &amp; &quot;&quot;&quot;&quot;" office:value-type="string" office:string-value="team2_id == 2692 ~ &quot;Weber St.&quot;">
            <text:p>team2_id == 2692 ~ "Weber St."</text:p>
          </table:table-cell>
        </table:table-row>
        <table:table-row table:style-name="ro1">
          <table:table-cell office:value-type="string">
            <text:p>West Virginia</text:p>
          </table:table-cell>
          <table:table-cell office:value-type="float" office:value="513">
            <text:p>513</text:p>
          </table:table-cell>
          <table:table-cell office:value-type="string">
            <text:p>West Virginia</text:p>
          </table:table-cell>
          <table:table-cell office:value-type="float" office:value="277">
            <text:p>277</text:p>
          </table:table-cell>
          <table:table-cell table:formula="of:=&quot;team1_id == &quot; &amp;[.D348]&amp;&quot; ~ &quot; &amp; &quot;&quot;&quot;&quot; &amp; [.A348] &amp; &quot;&quot;&quot;&quot;" office:value-type="string" office:string-value="team1_id == 277 ~ &quot;West Virginia&quot;">
            <text:p>team1_id == 277 ~ "West Virginia"</text:p>
          </table:table-cell>
          <table:table-cell table:number-columns-repeated="2"/>
          <table:table-cell table:formula="of:=&quot;team2_id == &quot; &amp;[.D348]&amp;&quot; ~ &quot; &amp; &quot;&quot;&quot;&quot; &amp; [.A348] &amp; &quot;&quot;&quot;&quot;" office:value-type="string" office:string-value="team2_id == 277 ~ &quot;West Virginia&quot;">
            <text:p>team2_id == 277 ~ "West Virginia"</text:p>
          </table:table-cell>
        </table:table-row>
        <table:table-row table:style-name="ro1">
          <table:table-cell office:value-type="string">
            <text:p>Western Carolina</text:p>
          </table:table-cell>
          <table:table-cell office:value-type="float" office:value="454">
            <text:p>454</text:p>
          </table:table-cell>
          <table:table-cell office:value-type="string">
            <text:p>Western Carolina</text:p>
          </table:table-cell>
          <table:table-cell office:value-type="float" office:value="2717">
            <text:p>2717</text:p>
          </table:table-cell>
          <table:table-cell table:formula="of:=&quot;team1_id == &quot; &amp;[.D349]&amp;&quot; ~ &quot; &amp; &quot;&quot;&quot;&quot; &amp; [.A349] &amp; &quot;&quot;&quot;&quot;" office:value-type="string" office:string-value="team1_id == 2717 ~ &quot;Western Carolina&quot;">
            <text:p>team1_id == 2717 ~ "Western Carolina"</text:p>
          </table:table-cell>
          <table:table-cell table:number-columns-repeated="2"/>
          <table:table-cell table:formula="of:=&quot;team2_id == &quot; &amp;[.D349]&amp;&quot; ~ &quot; &amp; &quot;&quot;&quot;&quot; &amp; [.A349] &amp; &quot;&quot;&quot;&quot;" office:value-type="string" office:string-value="team2_id == 2717 ~ &quot;Western Carolina&quot;">
            <text:p>team2_id == 2717 ~ "Western Carolina"</text:p>
          </table:table-cell>
        </table:table-row>
        <table:table-row table:style-name="ro1">
          <table:table-cell office:value-type="string">
            <text:p>Western Illinois</text:p>
          </table:table-cell>
          <table:table-cell office:value-type="float" office:value="399">
            <text:p>399</text:p>
          </table:table-cell>
          <table:table-cell office:value-type="string">
            <text:p>Western Illinois</text:p>
          </table:table-cell>
          <table:table-cell office:value-type="float" office:value="2710">
            <text:p>2710</text:p>
          </table:table-cell>
          <table:table-cell table:formula="of:=&quot;team1_id == &quot; &amp;[.D350]&amp;&quot; ~ &quot; &amp; &quot;&quot;&quot;&quot; &amp; [.A350] &amp; &quot;&quot;&quot;&quot;" office:value-type="string" office:string-value="team1_id == 2710 ~ &quot;Western Illinois&quot;">
            <text:p>team1_id == 2710 ~ "Western Illinois"</text:p>
          </table:table-cell>
          <table:table-cell table:number-columns-repeated="2"/>
          <table:table-cell table:formula="of:=&quot;team2_id == &quot; &amp;[.D350]&amp;&quot; ~ &quot; &amp; &quot;&quot;&quot;&quot; &amp; [.A350] &amp; &quot;&quot;&quot;&quot;" office:value-type="string" office:string-value="team2_id == 2710 ~ &quot;Western Illinois&quot;">
            <text:p>team2_id == 2710 ~ "Western Illinois"</text:p>
          </table:table-cell>
        </table:table-row>
        <table:table-row table:style-name="ro1">
          <table:table-cell office:value-type="string">
            <text:p>Western Kentucky</text:p>
          </table:table-cell>
          <table:table-cell office:value-type="float" office:value="487">
            <text:p>487</text:p>
          </table:table-cell>
          <table:table-cell office:value-type="string">
            <text:p>Western Kentucky</text:p>
          </table:table-cell>
          <table:table-cell office:value-type="float" office:value="98">
            <text:p>98</text:p>
          </table:table-cell>
          <table:table-cell table:formula="of:=&quot;team1_id == &quot; &amp;[.D351]&amp;&quot; ~ &quot; &amp; &quot;&quot;&quot;&quot; &amp; [.A351] &amp; &quot;&quot;&quot;&quot;" office:value-type="string" office:string-value="team1_id == 98 ~ &quot;Western Kentucky&quot;">
            <text:p>team1_id == 98 ~ "Western Kentucky"</text:p>
          </table:table-cell>
          <table:table-cell table:number-columns-repeated="2"/>
          <table:table-cell table:formula="of:=&quot;team2_id == &quot; &amp;[.D351]&amp;&quot; ~ &quot; &amp; &quot;&quot;&quot;&quot; &amp; [.A351] &amp; &quot;&quot;&quot;&quot;" office:value-type="string" office:string-value="team2_id == 98 ~ &quot;Western Kentucky&quot;">
            <text:p>team2_id == 98 ~ "Western Kentucky"</text:p>
          </table:table-cell>
        </table:table-row>
        <table:table-row table:style-name="ro1">
          <table:table-cell office:value-type="string">
            <text:p>Western Michigan</text:p>
          </table:table-cell>
          <table:table-cell office:value-type="float" office:value="459">
            <text:p>459</text:p>
          </table:table-cell>
          <table:table-cell office:value-type="string">
            <text:p>Western Michigan</text:p>
          </table:table-cell>
          <table:table-cell office:value-type="float" office:value="2711">
            <text:p>2711</text:p>
          </table:table-cell>
          <table:table-cell table:formula="of:=&quot;team1_id == &quot; &amp;[.D352]&amp;&quot; ~ &quot; &amp; &quot;&quot;&quot;&quot; &amp; [.A352] &amp; &quot;&quot;&quot;&quot;" office:value-type="string" office:string-value="team1_id == 2711 ~ &quot;Western Michigan&quot;">
            <text:p>team1_id == 2711 ~ "Western Michigan"</text:p>
          </table:table-cell>
          <table:table-cell table:number-columns-repeated="2"/>
          <table:table-cell table:formula="of:=&quot;team2_id == &quot; &amp;[.D352]&amp;&quot; ~ &quot; &amp; &quot;&quot;&quot;&quot; &amp; [.A352] &amp; &quot;&quot;&quot;&quot;" office:value-type="string" office:string-value="team2_id == 2711 ~ &quot;Western Michigan&quot;">
            <text:p>team2_id == 2711 ~ "Western Michigan"</text:p>
          </table:table-cell>
        </table:table-row>
        <table:table-row table:style-name="ro1">
          <table:table-cell office:value-type="string">
            <text:p>Wichita St.</text:p>
          </table:table-cell>
          <table:table-cell office:value-type="float" office:value="492">
            <text:p>492</text:p>
          </table:table-cell>
          <table:table-cell office:value-type="string">
            <text:p>Wichita State</text:p>
          </table:table-cell>
          <table:table-cell office:value-type="float" office:value="2724">
            <text:p>2724</text:p>
          </table:table-cell>
          <table:table-cell table:formula="of:=&quot;team1_id == &quot; &amp;[.D353]&amp;&quot; ~ &quot; &amp; &quot;&quot;&quot;&quot; &amp; [.A353] &amp; &quot;&quot;&quot;&quot;" office:value-type="string" office:string-value="team1_id == 2724 ~ &quot;Wichita St.&quot;">
            <text:p>team1_id == 2724 ~ "Wichita St."</text:p>
          </table:table-cell>
          <table:table-cell table:number-columns-repeated="2"/>
          <table:table-cell table:formula="of:=&quot;team2_id == &quot; &amp;[.D353]&amp;&quot; ~ &quot; &amp; &quot;&quot;&quot;&quot; &amp; [.A353] &amp; &quot;&quot;&quot;&quot;" office:value-type="string" office:string-value="team2_id == 2724 ~ &quot;Wichita St.&quot;">
            <text:p>team2_id == 2724 ~ "Wichita St."</text:p>
          </table:table-cell>
        </table:table-row>
        <table:table-row table:style-name="ro1">
          <table:table-cell office:value-type="string">
            <text:p>William &amp; Mary</text:p>
          </table:table-cell>
          <table:table-cell office:value-type="float" office:value="439">
            <text:p>439</text:p>
          </table:table-cell>
          <table:table-cell office:value-type="string">
            <text:p>William &amp; Mary</text:p>
          </table:table-cell>
          <table:table-cell office:value-type="float" office:value="2729">
            <text:p>2729</text:p>
          </table:table-cell>
          <table:table-cell table:formula="of:=&quot;team1_id == &quot; &amp;[.D354]&amp;&quot; ~ &quot; &amp; &quot;&quot;&quot;&quot; &amp; [.A354] &amp; &quot;&quot;&quot;&quot;" office:value-type="string" office:string-value="team1_id == 2729 ~ &quot;William &amp; Mary&quot;">
            <text:p>team1_id == 2729 ~ "William &amp; Mary"</text:p>
          </table:table-cell>
          <table:table-cell table:number-columns-repeated="2"/>
          <table:table-cell table:formula="of:=&quot;team2_id == &quot; &amp;[.D354]&amp;&quot; ~ &quot; &amp; &quot;&quot;&quot;&quot; &amp; [.A354] &amp; &quot;&quot;&quot;&quot;" office:value-type="string" office:string-value="team2_id == 2729 ~ &quot;William &amp; Mary&quot;">
            <text:p>team2_id == 2729 ~ "William &amp; Mary"</text:p>
          </table:table-cell>
        </table:table-row>
        <table:table-row table:style-name="ro1">
          <table:table-cell office:value-type="string">
            <text:p>Winston Salem St.</text:p>
          </table:table-cell>
          <table:table-cell office:value-type="float" office:value="80">
            <text:p>80</text:p>
          </table:table-cell>
          <table:table-cell office:value-type="string">
            <text:p>Winston Salem</text:p>
          </table:table-cell>
          <table:table-cell office:value-type="float" office:value="2736">
            <text:p>2736</text:p>
          </table:table-cell>
          <table:table-cell table:formula="of:=&quot;team1_id == &quot; &amp;[.D355]&amp;&quot; ~ &quot; &amp; &quot;&quot;&quot;&quot; &amp; [.A355] &amp; &quot;&quot;&quot;&quot;" office:value-type="string" office:string-value="team1_id == 2736 ~ &quot;Winston Salem St.&quot;">
            <text:p>team1_id == 2736 ~ "Winston Salem St."</text:p>
          </table:table-cell>
          <table:table-cell table:number-columns-repeated="2"/>
          <table:table-cell table:formula="of:=&quot;team2_id == &quot; &amp;[.D355]&amp;&quot; ~ &quot; &amp; &quot;&quot;&quot;&quot; &amp; [.A355] &amp; &quot;&quot;&quot;&quot;" office:value-type="string" office:string-value="team2_id == 2736 ~ &quot;Winston Salem St.&quot;">
            <text:p>team2_id == 2736 ~ "Winston Salem St."</text:p>
          </table:table-cell>
        </table:table-row>
        <table:table-row table:style-name="ro1">
          <table:table-cell office:value-type="string">
            <text:p>Winthrop</text:p>
          </table:table-cell>
          <table:table-cell office:value-type="float" office:value="438">
            <text:p>438</text:p>
          </table:table-cell>
          <table:table-cell office:value-type="string">
            <text:p>Winthrop</text:p>
          </table:table-cell>
          <table:table-cell office:value-type="float" office:value="2737">
            <text:p>2737</text:p>
          </table:table-cell>
          <table:table-cell table:formula="of:=&quot;team1_id == &quot; &amp;[.D356]&amp;&quot; ~ &quot; &amp; &quot;&quot;&quot;&quot; &amp; [.A356] &amp; &quot;&quot;&quot;&quot;" office:value-type="string" office:string-value="team1_id == 2737 ~ &quot;Winthrop&quot;">
            <text:p>team1_id == 2737 ~ "Winthrop"</text:p>
          </table:table-cell>
          <table:table-cell table:number-columns-repeated="2"/>
          <table:table-cell table:formula="of:=&quot;team2_id == &quot; &amp;[.D356]&amp;&quot; ~ &quot; &amp; &quot;&quot;&quot;&quot; &amp; [.A356] &amp; &quot;&quot;&quot;&quot;" office:value-type="string" office:string-value="team2_id == 2737 ~ &quot;Winthrop&quot;">
            <text:p>team2_id == 2737 ~ "Winthrop"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float" office:value="518">
            <text:p>518</text:p>
          </table:table-cell>
          <table:table-cell office:value-type="string">
            <text:p>Wisconsin</text:p>
          </table:table-cell>
          <table:table-cell office:value-type="float" office:value="275">
            <text:p>275</text:p>
          </table:table-cell>
          <table:table-cell table:formula="of:=&quot;team1_id == &quot; &amp;[.D357]&amp;&quot; ~ &quot; &amp; &quot;&quot;&quot;&quot; &amp; [.A357] &amp; &quot;&quot;&quot;&quot;" office:value-type="string" office:string-value="team1_id == 275 ~ &quot;Wisconsin&quot;">
            <text:p>team1_id == 275 ~ "Wisconsin"</text:p>
          </table:table-cell>
          <table:table-cell table:number-columns-repeated="2"/>
          <table:table-cell table:formula="of:=&quot;team2_id == &quot; &amp;[.D357]&amp;&quot; ~ &quot; &amp; &quot;&quot;&quot;&quot; &amp; [.A357] &amp; &quot;&quot;&quot;&quot;" office:value-type="string" office:string-value="team2_id == 275 ~ &quot;Wisconsin&quot;">
            <text:p>team2_id == 275 ~ "Wisconsin"</text:p>
          </table:table-cell>
        </table:table-row>
        <table:table-row table:style-name="ro2">
          <table:table-cell office:value-type="string">
            <text:p>Wofford</text:p>
          </table:table-cell>
          <table:table-cell office:value-type="float" office:value="458">
            <text:p>458</text:p>
          </table:table-cell>
          <table:table-cell office:value-type="string">
            <text:p>Wofford</text:p>
          </table:table-cell>
          <table:table-cell office:value-type="float" office:value="2747">
            <text:p>2747</text:p>
          </table:table-cell>
          <table:table-cell table:formula="of:=&quot;team1_id == &quot; &amp;[.D358]&amp;&quot; ~ &quot; &amp; &quot;&quot;&quot;&quot; &amp; [.A358] &amp; &quot;&quot;&quot;&quot;" office:value-type="string" office:string-value="team1_id == 2747 ~ &quot;Wofford&quot;">
            <text:p>team1_id == 2747 ~ "Wofford"</text:p>
          </table:table-cell>
          <table:table-cell table:number-columns-repeated="2"/>
          <table:table-cell table:formula="of:=&quot;team2_id == &quot; &amp;[.D358]&amp;&quot; ~ &quot; &amp; &quot;&quot;&quot;&quot; &amp; [.A358] &amp; &quot;&quot;&quot;&quot;" office:value-type="string" office:string-value="team2_id == 2747 ~ &quot;Wofford&quot;">
            <text:p>team2_id == 2747 ~ "Wofford"</text:p>
          </table:table-cell>
        </table:table-row>
        <table:table-row table:style-name="ro1">
          <table:table-cell office:value-type="string">
            <text:p>Wright St.</text:p>
          </table:table-cell>
          <table:table-cell office:value-type="float" office:value="474">
            <text:p>474</text:p>
          </table:table-cell>
          <table:table-cell office:value-type="string">
            <text:p>Wright State</text:p>
          </table:table-cell>
          <table:table-cell office:value-type="float" office:value="2750">
            <text:p>2750</text:p>
          </table:table-cell>
          <table:table-cell table:formula="of:=&quot;team1_id == &quot; &amp;[.D359]&amp;&quot; ~ &quot; &amp; &quot;&quot;&quot;&quot; &amp; [.A359] &amp; &quot;&quot;&quot;&quot;" office:value-type="string" office:string-value="team1_id == 2750 ~ &quot;Wright St.&quot;">
            <text:p>team1_id == 2750 ~ "Wright St."</text:p>
          </table:table-cell>
          <table:table-cell table:number-columns-repeated="2"/>
          <table:table-cell table:formula="of:=&quot;team2_id == &quot; &amp;[.D359]&amp;&quot; ~ &quot; &amp; &quot;&quot;&quot;&quot; &amp; [.A359] &amp; &quot;&quot;&quot;&quot;" office:value-type="string" office:string-value="team2_id == 2750 ~ &quot;Wright St.&quot;">
            <text:p>team2_id == 2750 ~ "Wright St."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463">
            <text:p>463</text:p>
          </table:table-cell>
          <table:table-cell office:value-type="string">
            <text:p>Wyoming</text:p>
          </table:table-cell>
          <table:table-cell office:value-type="float" office:value="2751">
            <text:p>2751</text:p>
          </table:table-cell>
          <table:table-cell table:formula="of:=&quot;team1_id == &quot; &amp;[.D360]&amp;&quot; ~ &quot; &amp; &quot;&quot;&quot;&quot; &amp; [.A360] &amp; &quot;&quot;&quot;&quot;" office:value-type="string" office:string-value="team1_id == 2751 ~ &quot;Wyoming&quot;">
            <text:p>team1_id == 2751 ~ "Wyoming"</text:p>
          </table:table-cell>
          <table:table-cell table:number-columns-repeated="2"/>
          <table:table-cell table:formula="of:=&quot;team2_id == &quot; &amp;[.D360]&amp;&quot; ~ &quot; &amp; &quot;&quot;&quot;&quot; &amp; [.A360] &amp; &quot;&quot;&quot;&quot;" office:value-type="string" office:string-value="team2_id == 2751 ~ &quot;Wyoming&quot;">
            <text:p>team2_id == 2751 ~ "Wyoming"</text:p>
          </table:table-cell>
        </table:table-row>
        <table:table-row table:style-name="ro1">
          <table:table-cell office:value-type="string">
            <text:p>Xavier</text:p>
          </table:table-cell>
          <table:table-cell office:value-type="float" office:value="507">
            <text:p>507</text:p>
          </table:table-cell>
          <table:table-cell office:value-type="string">
            <text:p>Xavier</text:p>
          </table:table-cell>
          <table:table-cell office:value-type="float" office:value="2752">
            <text:p>2752</text:p>
          </table:table-cell>
          <table:table-cell table:formula="of:=&quot;team1_id == &quot; &amp;[.D361]&amp;&quot; ~ &quot; &amp; &quot;&quot;&quot;&quot; &amp; [.A361] &amp; &quot;&quot;&quot;&quot;" office:value-type="string" office:string-value="team1_id == 2752 ~ &quot;Xavier&quot;">
            <text:p>team1_id == 2752 ~ "Xavier"</text:p>
          </table:table-cell>
          <table:table-cell table:number-columns-repeated="2"/>
          <table:table-cell table:formula="of:=&quot;team2_id == &quot; &amp;[.D361]&amp;&quot; ~ &quot; &amp; &quot;&quot;&quot;&quot; &amp; [.A361] &amp; &quot;&quot;&quot;&quot;" office:value-type="string" office:string-value="team2_id == 2752 ~ &quot;Xavier&quot;">
            <text:p>team2_id == 2752 ~ "Xavier"</text:p>
          </table:table-cell>
        </table:table-row>
        <table:table-row table:style-name="ro1">
          <table:table-cell office:value-type="string">
            <text:p>Yale</text:p>
          </table:table-cell>
          <table:table-cell office:value-type="float" office:value="403">
            <text:p>403</text:p>
          </table:table-cell>
          <table:table-cell office:value-type="string">
            <text:p>Yale</text:p>
          </table:table-cell>
          <table:table-cell office:value-type="float" office:value="43">
            <text:p>43</text:p>
          </table:table-cell>
          <table:table-cell table:formula="of:=&quot;team1_id == &quot; &amp;[.D362]&amp;&quot; ~ &quot; &amp; &quot;&quot;&quot;&quot; &amp; [.A362] &amp; &quot;&quot;&quot;&quot;" office:value-type="string" office:string-value="team1_id == 43 ~ &quot;Yale&quot;">
            <text:p>team1_id == 43 ~ "Yale"</text:p>
          </table:table-cell>
          <table:table-cell table:number-columns-repeated="2"/>
          <table:table-cell table:formula="of:=&quot;team2_id == &quot; &amp;[.D362]&amp;&quot; ~ &quot; &amp; &quot;&quot;&quot;&quot; &amp; [.A362] &amp; &quot;&quot;&quot;&quot;" office:value-type="string" office:string-value="team2_id == 43 ~ &quot;Yale&quot;">
            <text:p>team2_id == 43 ~ "Yale"</text:p>
          </table:table-cell>
        </table:table-row>
        <table:table-row table:style-name="ro1">
          <table:table-cell office:value-type="string">
            <text:p>Youngstown St.</text:p>
          </table:table-cell>
          <table:table-cell office:value-type="float" office:value="438">
            <text:p>438</text:p>
          </table:table-cell>
          <table:table-cell office:value-type="string">
            <text:p>Youngstown State</text:p>
          </table:table-cell>
          <table:table-cell office:value-type="float" office:value="2754">
            <text:p>2754</text:p>
          </table:table-cell>
          <table:table-cell table:formula="of:=&quot;team1_id == &quot; &amp;[.D363]&amp;&quot; ~ &quot; &amp; &quot;&quot;&quot;&quot; &amp; [.A363] &amp; &quot;&quot;&quot;&quot;" office:value-type="string" office:string-value="team1_id == 2754 ~ &quot;Youngstown St.&quot;">
            <text:p>team1_id == 2754 ~ "Youngstown St."</text:p>
          </table:table-cell>
          <table:table-cell table:number-columns-repeated="2"/>
          <table:table-cell table:formula="of:=&quot;team2_id == &quot; &amp;[.D363]&amp;&quot; ~ &quot; &amp; &quot;&quot;&quot;&quot; &amp; [.A363] &amp; &quot;&quot;&quot;&quot;" office:value-type="string" office:string-value="team2_id == 2754 ~ &quot;Youngstown St.&quot;">
            <text:p>team2_id == 2754 ~ "Youngstown St.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5">01/25/2023</text:date>, <text:time>05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25T05:57:54.86</dc:date>
    <dc:creator>Colin Kohoutek</dc:creator>
    <meta:document-statistic meta:table-count="1" meta:cell-count="2176" meta:object-count="0"/>
    <meta:generator>OpenOffice/4.1.13$Win32 OpenOffice.org_project/4113m1$Build-9810</meta:generator>
  </office:meta>
</office:document-meta>
</file>